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4.23333333333333cm" style:use-optimal-column-width="true"/>
    </style:style>
    <style:style style:name="co2" style:family="table-column">
      <style:table-column-properties fo:break-before="auto" style:column-width="6.77333333333333cm" style:use-optimal-column-width="true"/>
    </style:style>
    <style:style style:name="co3" style:family="table-column">
      <style:table-column-properties fo:break-before="auto" style:column-width="4.841875cm" style:use-optimal-column-width="true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3.254375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4.683125cm" style:use-optimal-column-width="true"/>
    </style:style>
    <style:style style:name="co18" style:family="table-column">
      <style:table-column-properties fo:break-before="auto" style:column-width="1.21708333333333cm"/>
    </style:style>
    <style:style style:name="co19" style:family="table-column">
      <style:table-column-properties fo:break-before="auto" style:column-width="1.32291666666667cm"/>
    </style:style>
    <style:style style:name="co20" style:family="table-column">
      <style:table-column-properties fo:break-before="auto" style:column-width="5.02708333333333cm"/>
    </style:style>
    <style:style style:name="co21" style:family="table-column">
      <style:table-column-properties fo:break-before="auto" style:column-width="7.51416666666667cm" style:use-optimal-column-width="true"/>
    </style:style>
    <style:style style:name="co22" style:family="table-column">
      <style:table-column-properties fo:break-before="auto" style:column-width="7.3025cm" style:use-optimal-column-width="true"/>
    </style:style>
    <style:style style:name="co2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8" table:default-cell-style-name="ce1"/>
        <table:table-row table:style-name="ro1">
          <table:table-cell office:value-type="string" table:style-name="ce2">
            <text:p>File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Flairtext</text:p>
          </table:table-cell>
          <table:table-cell office:value-type="string" table:style-name="ce2">
            <text:p>Abbreviated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Sheet</text:p>
          </table:table-cell>
          <table:table-cell office:value-type="string" table:style-name="ce2">
            <text:p>Row</text:p>
          </table:table-cell>
          <table:table-cell office:value-type="string" table:style-name="ce2">
            <text:p>Col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Subsort</text:p>
          </table:table-cell>
          <table:table-cell office:value-type="string" table:style-name="ce2">
            <text:p>Division</text:p>
          </table:table-cell>
          <table:table-cell office:value-type="string" table:style-name="ce2">
            <text:p>Conference</text:p>
          </table:table-cell>
          <table:table-cell office:value-type="string" table:style-name="ce2">
            <text:p>Subconference</text:p>
          </table:table-cell>
          <table:table-cell office:value-type="string" table:style-name="ce2">
            <text:p>Conf</text:p>
          </table:table-cell>
          <table:table-cell office:value-type="string" table:style-name="ce2">
            <text:p>Confsort</text:p>
          </table:table-cell>
          <table:table-cell office:value-type="string" table:style-name="ce2">
            <text:p>Selectdisplay</text:p>
          </table:table-cell>
          <table:table-cell office:value-type="string" table:style-name="ce2">
            <text:p>Selectflair</text:p>
          </table:table-cell>
          <table:table-cell office:value-type="string" table:style-name="ce2">
            <text:p>Selectinline</text:p>
          </table:table-cell>
          <table:table-cell office:value-type="string" table:style-name="ce2">
            <text:p>Shortcutflair</text:p>
          </table:table-cell>
          <table:table-cell office:value-type="string" table:style-name="ce2">
            <text:p>Shortcutinline</text:p>
          </table:table-cell>
          <table:table-cell office:value-type="string" table:style-name="ce2">
            <text:p>Shortcutletter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Flair</text:p>
          </table:table-cell>
          <table:table-cell office:value-type="string" table:style-name="ce2">
            <text:p>Flair1</text:p>
          </table:table-cell>
          <table:table-cell office:value-type="string" table:style-name="ce2">
            <text:p>Flair2</text:p>
          </table:table-cell>
          <table:table-cell table:number-columns-repeated="16358" table:style-name="ce2"/>
        </table:table-row>
        <table:table-row table:style-name="ro2">
          <table:table-cell office:value-type="string" table:style-name="ce1">
            <text:p>albany</text:p>
          </table:table-cell>
          <table:table-cell office:value-type="string" table:style-name="ce1">
            <text:p>Albany Great Danes</text:p>
          </table:table-cell>
          <table:table-cell office:value-type="string" table:style-name="ce1">
            <text:p>Albany Great Danes</text:p>
          </table:table-cell>
          <table:table-cell office:value-type="string" table:style-name="ce1">
            <text:p>Alban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lbany</text:p>
          </table:table-cell>
          <table:table-cell office:value-type="string" table:style-name="ce1">
            <text:p>#f/alban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lbany" table:formula="of:=IF([.S2]=&quot;None&quot;;CONCATENATE([.A2];&quot;-sheet&quot;;[.F2];&quot;-row&quot;;TEXT([.G2];&quot;00&quot;);&quot;-col&quot;;TEXT([.H2];&quot;00&quot;));[.S2])" table:style-name="ce1">
            <text:p>albany</text:p>
          </table:table-cell>
          <table:table-cell office:value-type="string" office:string-value="albany-sheet1-row02-col01" table:formula="of:=CONCATENATE([.A2];&quot;-sheet&quot;;[.F2];&quot;-row&quot;;TEXT([.G2];&quot;00&quot;);&quot;-col&quot;;TEXT([.H2];&quot;00&quot;))" table:style-name="ce1">
            <text:p>albany-sheet1-row02-col01</text:p>
          </table:table-cell>
          <table:table-cell office:value-type="string" office:string-value="albany-2sht1-2rw02-2cl01" table:formula="of:=CONCATENATE([.A2];&quot;-2sht&quot;;[.F2];&quot;-2rw&quot;;TEXT([.G2];&quot;00&quot;);&quot;-2cl&quot;;TEXT([.H2];&quot;00&quot;))" table:style-name="ce1">
            <text:p>albany-2sht1-2rw02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inghamton</text:p>
          </table:table-cell>
          <table:table-cell office:value-type="string" table:style-name="ce1">
            <text:p>Binghamton Bearcats</text:p>
          </table:table-cell>
          <table:table-cell office:value-type="string" table:style-name="ce1">
            <text:p>Binghamton Bearcats</text:p>
          </table:table-cell>
          <table:table-cell office:value-type="string" table:style-name="ce1">
            <text:p>Bingham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inghamton</text:p>
          </table:table-cell>
          <table:table-cell office:value-type="string" table:style-name="ce1">
            <text:p>#f/binghamt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inghamton" table:formula="of:=IF([.S3]=&quot;None&quot;;CONCATENATE([.A3];&quot;-sheet&quot;;[.F3];&quot;-row&quot;;TEXT([.G3];&quot;00&quot;);&quot;-col&quot;;TEXT([.H3];&quot;00&quot;));[.S3])" table:style-name="ce1">
            <text:p>binghamton</text:p>
          </table:table-cell>
          <table:table-cell office:value-type="string" office:string-value="binghamton-sheet1-row02-col02" table:formula="of:=CONCATENATE([.A3];&quot;-sheet&quot;;[.F3];&quot;-row&quot;;TEXT([.G3];&quot;00&quot;);&quot;-col&quot;;TEXT([.H3];&quot;00&quot;))" table:style-name="ce1">
            <text:p>binghamton-sheet1-row02-col02</text:p>
          </table:table-cell>
          <table:table-cell office:value-type="string" office:string-value="binghamton-2sht1-2rw02-2cl02" table:formula="of:=CONCATENATE([.A3];&quot;-2sht&quot;;[.F3];&quot;-2rw&quot;;TEXT([.G3];&quot;00&quot;);&quot;-2cl&quot;;TEXT([.H3];&quot;00&quot;))" table:style-name="ce1">
            <text:p>binghamton-2sht1-2rw02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artford</text:p>
          </table:table-cell>
          <table:table-cell office:value-type="string" table:style-name="ce1">
            <text:p>Hartford Hawks</text:p>
          </table:table-cell>
          <table:table-cell office:value-type="string" table:style-name="ce1">
            <text:p>Hartford Hawks</text:p>
          </table:table-cell>
          <table:table-cell office:value-type="string" table:style-name="ce1">
            <text:p>Hartfo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hartford</text:p>
          </table:table-cell>
          <table:table-cell office:value-type="string" table:style-name="ce1">
            <text:p>#f/hartfor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artford" table:formula="of:=IF([.S4]=&quot;None&quot;;CONCATENATE([.A4];&quot;-sheet&quot;;[.F4];&quot;-row&quot;;TEXT([.G4];&quot;00&quot;);&quot;-col&quot;;TEXT([.H4];&quot;00&quot;));[.S4])" table:style-name="ce1">
            <text:p>hartford</text:p>
          </table:table-cell>
          <table:table-cell office:value-type="string" office:string-value="hartford-sheet1-row02-col03" table:formula="of:=CONCATENATE([.A4];&quot;-sheet&quot;;[.F4];&quot;-row&quot;;TEXT([.G4];&quot;00&quot;);&quot;-col&quot;;TEXT([.H4];&quot;00&quot;))" table:style-name="ce1">
            <text:p>hartford-sheet1-row02-col03</text:p>
          </table:table-cell>
          <table:table-cell office:value-type="string" office:string-value="hartford-2sht1-2rw02-2cl03" table:formula="of:=CONCATENATE([.A4];&quot;-2sht&quot;;[.F4];&quot;-2rw&quot;;TEXT([.G4];&quot;00&quot;);&quot;-2cl&quot;;TEXT([.H4];&quot;00&quot;))" table:style-name="ce1">
            <text:p>hartford-2sht1-2rw02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ine</text:p>
          </table:table-cell>
          <table:table-cell office:value-type="string" table:style-name="ce1">
            <text:p>Maine Black Bears</text:p>
          </table:table-cell>
          <table:table-cell office:value-type="string" table:style-name="ce1">
            <text:p>Maine Black Bears</text:p>
          </table:table-cell>
          <table:table-cell office:value-type="string" table:style-name="ce1">
            <text:p>Main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aine</text:p>
          </table:table-cell>
          <table:table-cell office:value-type="string" table:style-name="ce1">
            <text:p>#f/mai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ine" table:formula="of:=IF([.S5]=&quot;None&quot;;CONCATENATE([.A5];&quot;-sheet&quot;;[.F5];&quot;-row&quot;;TEXT([.G5];&quot;00&quot;);&quot;-col&quot;;TEXT([.H5];&quot;00&quot;));[.S5])" table:style-name="ce1">
            <text:p>maine</text:p>
          </table:table-cell>
          <table:table-cell office:value-type="string" office:string-value="maine-sheet1-row02-col04" table:formula="of:=CONCATENATE([.A5];&quot;-sheet&quot;;[.F5];&quot;-row&quot;;TEXT([.G5];&quot;00&quot;);&quot;-col&quot;;TEXT([.H5];&quot;00&quot;))" table:style-name="ce1">
            <text:p>maine-sheet1-row02-col04</text:p>
          </table:table-cell>
          <table:table-cell office:value-type="string" office:string-value="maine-2sht1-2rw02-2cl04" table:formula="of:=CONCATENATE([.A5];&quot;-2sht&quot;;[.F5];&quot;-2rw&quot;;TEXT([.G5];&quot;00&quot;);&quot;-2cl&quot;;TEXT([.H5];&quot;00&quot;))" table:style-name="ce1">
            <text:p>maine-2sht1-2rw02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mbc</text:p>
          </table:table-cell>
          <table:table-cell office:value-type="string" table:style-name="ce1">
            <text:p>UMBC Retrievers</text:p>
          </table:table-cell>
          <table:table-cell office:value-type="string" table:style-name="ce1">
            <text:p>UMBC Retrievers</text:p>
          </table:table-cell>
          <table:table-cell office:value-type="string" table:style-name="ce1">
            <text:p>UMB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mbc</text:p>
          </table:table-cell>
          <table:table-cell office:value-type="string" table:style-name="ce1">
            <text:p>#f/umb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mbc" table:formula="of:=IF([.S6]=&quot;None&quot;;CONCATENATE([.A6];&quot;-sheet&quot;;[.F6];&quot;-row&quot;;TEXT([.G6];&quot;00&quot;);&quot;-col&quot;;TEXT([.H6];&quot;00&quot;));[.S6])" table:style-name="ce1">
            <text:p>umbc</text:p>
          </table:table-cell>
          <table:table-cell office:value-type="string" office:string-value="umbc-sheet1-row02-col05" table:formula="of:=CONCATENATE([.A6];&quot;-sheet&quot;;[.F6];&quot;-row&quot;;TEXT([.G6];&quot;00&quot;);&quot;-col&quot;;TEXT([.H6];&quot;00&quot;))" table:style-name="ce1">
            <text:p>umbc-sheet1-row02-col05</text:p>
          </table:table-cell>
          <table:table-cell office:value-type="string" office:string-value="umbc-2sht1-2rw02-2cl05" table:formula="of:=CONCATENATE([.A6];&quot;-2sht&quot;;[.F6];&quot;-2rw&quot;;TEXT([.G6];&quot;00&quot;);&quot;-2cl&quot;;TEXT([.H6];&quot;00&quot;))" table:style-name="ce1">
            <text:p>umbc-2sht1-2rw02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whampshire</text:p>
          </table:table-cell>
          <table:table-cell office:value-type="string" table:style-name="ce1">
            <text:p>New Hampshire Wildcats</text:p>
          </table:table-cell>
          <table:table-cell office:value-type="string" table:style-name="ce1">
            <text:p>New Hampshire Wildcats</text:p>
          </table:table-cell>
          <table:table-cell office:value-type="string" table:style-name="ce1">
            <text:p>New Hampshir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ewhampshire</text:p>
          </table:table-cell>
          <table:table-cell office:value-type="string" table:style-name="ce1">
            <text:p>#f/newhampshir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ewhampshire" table:formula="of:=IF([.S7]=&quot;None&quot;;CONCATENATE([.A7];&quot;-sheet&quot;;[.F7];&quot;-row&quot;;TEXT([.G7];&quot;00&quot;);&quot;-col&quot;;TEXT([.H7];&quot;00&quot;));[.S7])" table:style-name="ce1">
            <text:p>newhampshire</text:p>
          </table:table-cell>
          <table:table-cell office:value-type="string" office:string-value="newhampshire-sheet1-row02-col06" table:formula="of:=CONCATENATE([.A7];&quot;-sheet&quot;;[.F7];&quot;-row&quot;;TEXT([.G7];&quot;00&quot;);&quot;-col&quot;;TEXT([.H7];&quot;00&quot;))" table:style-name="ce1">
            <text:p>newhampshire-sheet1-row02-col06</text:p>
          </table:table-cell>
          <table:table-cell office:value-type="string" office:string-value="newhampshire-2sht1-2rw02-2cl06" table:formula="of:=CONCATENATE([.A7];&quot;-2sht&quot;;[.F7];&quot;-2rw&quot;;TEXT([.G7];&quot;00&quot;);&quot;-2cl&quot;;TEXT([.H7];&quot;00&quot;))" table:style-name="ce1">
            <text:p>newhampshire-2sht1-2rw02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ssachusettslowell</text:p>
          </table:table-cell>
          <table:table-cell office:value-type="string" table:style-name="ce1">
            <text:p>UMass Lowell River Hawks</text:p>
          </table:table-cell>
          <table:table-cell office:value-type="string" table:style-name="ce1">
            <text:p>UMass River Hawks</text:p>
          </table:table-cell>
          <table:table-cell office:value-type="string" table:style-name="ce1">
            <text:p>UMass<text:s/>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mass</text:p>
          </table:table-cell>
          <table:table-cell office:value-type="string" table:style-name="ce1">
            <text:p>#f/umas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mass" table:formula="of:=IF([.S8]=&quot;None&quot;;CONCATENATE([.A8];&quot;-sheet&quot;;[.F8];&quot;-row&quot;;TEXT([.G8];&quot;00&quot;);&quot;-col&quot;;TEXT([.H8];&quot;00&quot;));[.S8])" table:style-name="ce1">
            <text:p>umass</text:p>
          </table:table-cell>
          <table:table-cell office:value-type="string" office:string-value="massachusettslowell-sheet1-row02-col07" table:formula="of:=CONCATENATE([.A8];&quot;-sheet&quot;;[.F8];&quot;-row&quot;;TEXT([.G8];&quot;00&quot;);&quot;-col&quot;;TEXT([.H8];&quot;00&quot;))" table:style-name="ce1">
            <text:p>massachusettslowell-sheet1-row02-col07</text:p>
          </table:table-cell>
          <table:table-cell office:value-type="string" office:string-value="massachusettslowell-2sht1-2rw02-2cl07" table:formula="of:=CONCATENATE([.A8];&quot;-2sht&quot;;[.F8];&quot;-2rw&quot;;TEXT([.G8];&quot;00&quot;);&quot;-2cl&quot;;TEXT([.H8];&quot;00&quot;))" table:style-name="ce1">
            <text:p>massachusettslowell-2sht1-2rw02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onybrook</text:p>
          </table:table-cell>
          <table:table-cell office:value-type="string" table:style-name="ce1">
            <text:p>Stony Brook Seawolves</text:p>
          </table:table-cell>
          <table:table-cell office:value-type="string" table:style-name="ce1">
            <text:p>Stony Brook Seawolves</text:p>
          </table:table-cell>
          <table:table-cell office:value-type="string" table:style-name="ce1">
            <text:p>Stony Brook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tonybrook</text:p>
          </table:table-cell>
          <table:table-cell office:value-type="string" table:style-name="ce1">
            <text:p>#f/stonybrook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onybrook" table:formula="of:=IF([.S9]=&quot;None&quot;;CONCATENATE([.A9];&quot;-sheet&quot;;[.F9];&quot;-row&quot;;TEXT([.G9];&quot;00&quot;);&quot;-col&quot;;TEXT([.H9];&quot;00&quot;));[.S9])" table:style-name="ce1">
            <text:p>stonybrook</text:p>
          </table:table-cell>
          <table:table-cell office:value-type="string" office:string-value="stonybrook-sheet1-row02-col08" table:formula="of:=CONCATENATE([.A9];&quot;-sheet&quot;;[.F9];&quot;-row&quot;;TEXT([.G9];&quot;00&quot;);&quot;-col&quot;;TEXT([.H9];&quot;00&quot;))" table:style-name="ce1">
            <text:p>stonybrook-sheet1-row02-col08</text:p>
          </table:table-cell>
          <table:table-cell office:value-type="string" office:string-value="stonybrook-2sht1-2rw02-2cl08" table:formula="of:=CONCATENATE([.A9];&quot;-2sht&quot;;[.F9];&quot;-2rw&quot;;TEXT([.G9];&quot;00&quot;);&quot;-2cl&quot;;TEXT([.H9];&quot;00&quot;))" table:style-name="ce1">
            <text:p>stonybrook-2sht1-2rw02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ermont</text:p>
          </table:table-cell>
          <table:table-cell office:value-type="string" table:style-name="ce1">
            <text:p>Vermont Catamounts</text:p>
          </table:table-cell>
          <table:table-cell office:value-type="string" table:style-name="ce1">
            <text:p>Vermont Catamounts</text:p>
          </table:table-cell>
          <table:table-cell office:value-type="string" table:style-name="ce1">
            <text:p>Vermon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vermont</text:p>
          </table:table-cell>
          <table:table-cell office:value-type="string" table:style-name="ce1">
            <text:p>#f/vermon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ermont" table:formula="of:=IF([.S10]=&quot;None&quot;;CONCATENATE([.A10];&quot;-sheet&quot;;[.F10];&quot;-row&quot;;TEXT([.G10];&quot;00&quot;);&quot;-col&quot;;TEXT([.H10];&quot;00&quot;));[.S10])" table:style-name="ce1">
            <text:p>vermont</text:p>
          </table:table-cell>
          <table:table-cell office:value-type="string" office:string-value="vermont-sheet1-row02-col09" table:formula="of:=CONCATENATE([.A10];&quot;-sheet&quot;;[.F10];&quot;-row&quot;;TEXT([.G10];&quot;00&quot;);&quot;-col&quot;;TEXT([.H10];&quot;00&quot;))" table:style-name="ce1">
            <text:p>vermont-sheet1-row02-col09</text:p>
          </table:table-cell>
          <table:table-cell office:value-type="string" office:string-value="vermont-2sht1-2rw02-2cl09" table:formula="of:=CONCATENATE([.A10];&quot;-2sht&quot;;[.F10];&quot;-2rw&quot;;TEXT([.G10];&quot;00&quot;);&quot;-2cl&quot;;TEXT([.H10];&quot;00&quot;))" table:style-name="ce1">
            <text:p>vermont-2sht1-2rw02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incinnati</text:p>
          </table:table-cell>
          <table:table-cell office:value-type="string" table:style-name="ce1">
            <text:p>Cincinnati Bearcats</text:p>
          </table:table-cell>
          <table:table-cell office:value-type="string" table:style-name="ce1">
            <text:p>Cincinnati Bearcats</text:p>
          </table:table-cell>
          <table:table-cell office:value-type="string" table:style-name="ce1">
            <text:p>Cincinnat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incinnati</text:p>
          </table:table-cell>
          <table:table-cell office:value-type="string" table:style-name="ce1">
            <text:p>#f/cincinnati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incinnati" table:formula="of:=IF([.S11]=&quot;None&quot;;CONCATENATE([.A11];&quot;-sheet&quot;;[.F11];&quot;-row&quot;;TEXT([.G11];&quot;00&quot;);&quot;-col&quot;;TEXT([.H11];&quot;00&quot;));[.S11])" table:style-name="ce1">
            <text:p>cincinnati</text:p>
          </table:table-cell>
          <table:table-cell office:value-type="string" office:string-value="cincinnati-sheet1-row03-col01" table:formula="of:=CONCATENATE([.A11];&quot;-sheet&quot;;[.F11];&quot;-row&quot;;TEXT([.G11];&quot;00&quot;);&quot;-col&quot;;TEXT([.H11];&quot;00&quot;))" table:style-name="ce1">
            <text:p>cincinnati-sheet1-row03-col01</text:p>
          </table:table-cell>
          <table:table-cell office:value-type="string" office:string-value="cincinnati-2sht1-2rw03-2cl01" table:formula="of:=CONCATENATE([.A11];&quot;-2sht&quot;;[.F11];&quot;-2rw&quot;;TEXT([.G11];&quot;00&quot;);&quot;-2cl&quot;;TEXT([.H11];&quot;00&quot;))" table:style-name="ce1">
            <text:p>cincinnati-2sht1-2rw03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nnecticut</text:p>
          </table:table-cell>
          <table:table-cell office:value-type="string" table:style-name="ce1">
            <text:p>Connecticut Huskies</text:p>
          </table:table-cell>
          <table:table-cell office:value-type="string" table:style-name="ce1">
            <text:p>Connecticut Huskies</text:p>
          </table:table-cell>
          <table:table-cell office:value-type="string" table:style-name="ce1">
            <text:p>Connecticu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onnecticut</text:p>
          </table:table-cell>
          <table:table-cell office:value-type="string" table:style-name="ce1">
            <text:p>#f/connecticu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nnecticut" table:formula="of:=IF([.S12]=&quot;None&quot;;CONCATENATE([.A12];&quot;-sheet&quot;;[.F12];&quot;-row&quot;;TEXT([.G12];&quot;00&quot;);&quot;-col&quot;;TEXT([.H12];&quot;00&quot;));[.S12])" table:style-name="ce1">
            <text:p>connecticut</text:p>
          </table:table-cell>
          <table:table-cell office:value-type="string" office:string-value="connecticut-sheet1-row03-col02" table:formula="of:=CONCATENATE([.A12];&quot;-sheet&quot;;[.F12];&quot;-row&quot;;TEXT([.G12];&quot;00&quot;);&quot;-col&quot;;TEXT([.H12];&quot;00&quot;))" table:style-name="ce1">
            <text:p>connecticut-sheet1-row03-col02</text:p>
          </table:table-cell>
          <table:table-cell office:value-type="string" office:string-value="connecticut-2sht1-2rw03-2cl02" table:formula="of:=CONCATENATE([.A12];&quot;-2sht&quot;;[.F12];&quot;-2rw&quot;;TEXT([.G12];&quot;00&quot;);&quot;-2cl&quot;;TEXT([.H12];&quot;00&quot;))" table:style-name="ce1">
            <text:p>connecticut-2sht1-2rw03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astcarolina</text:p>
          </table:table-cell>
          <table:table-cell office:value-type="string" table:style-name="ce1">
            <text:p>East Carolina Pirates</text:p>
          </table:table-cell>
          <table:table-cell office:value-type="string" table:style-name="ce1">
            <text:p>East Carolina Pirates</text:p>
          </table:table-cell>
          <table:table-cell office:value-type="string" table:style-name="ce1">
            <text:p>East Caroli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eastcarolina</text:p>
          </table:table-cell>
          <table:table-cell office:value-type="string" table:style-name="ce1">
            <text:p>#f/eastcaroli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astcarolina" table:formula="of:=IF([.S13]=&quot;None&quot;;CONCATENATE([.A13];&quot;-sheet&quot;;[.F13];&quot;-row&quot;;TEXT([.G13];&quot;00&quot;);&quot;-col&quot;;TEXT([.H13];&quot;00&quot;));[.S13])" table:style-name="ce1">
            <text:p>eastcarolina</text:p>
          </table:table-cell>
          <table:table-cell office:value-type="string" office:string-value="eastcarolina-sheet1-row03-col03" table:formula="of:=CONCATENATE([.A13];&quot;-sheet&quot;;[.F13];&quot;-row&quot;;TEXT([.G13];&quot;00&quot;);&quot;-col&quot;;TEXT([.H13];&quot;00&quot;))" table:style-name="ce1">
            <text:p>eastcarolina-sheet1-row03-col03</text:p>
          </table:table-cell>
          <table:table-cell office:value-type="string" office:string-value="eastcarolina-2sht1-2rw03-2cl03" table:formula="of:=CONCATENATE([.A13];&quot;-2sht&quot;;[.F13];&quot;-2rw&quot;;TEXT([.G13];&quot;00&quot;);&quot;-2cl&quot;;TEXT([.H13];&quot;00&quot;))" table:style-name="ce1">
            <text:p>eastcarolina-2sht1-2rw03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ouston</text:p>
          </table:table-cell>
          <table:table-cell office:value-type="string" table:style-name="ce1">
            <text:p>Houston Cougars</text:p>
          </table:table-cell>
          <table:table-cell office:value-type="string" table:style-name="ce1">
            <text:p>Houston Cougars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#f/houst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ouston" table:formula="of:=IF([.S14]=&quot;None&quot;;CONCATENATE([.A14];&quot;-sheet&quot;;[.F14];&quot;-row&quot;;TEXT([.G14];&quot;00&quot;);&quot;-col&quot;;TEXT([.H14];&quot;00&quot;));[.S14])" table:style-name="ce1">
            <text:p>houston</text:p>
          </table:table-cell>
          <table:table-cell office:value-type="string" office:string-value="houston-sheet1-row03-col04" table:formula="of:=CONCATENATE([.A14];&quot;-sheet&quot;;[.F14];&quot;-row&quot;;TEXT([.G14];&quot;00&quot;);&quot;-col&quot;;TEXT([.H14];&quot;00&quot;))" table:style-name="ce1">
            <text:p>houston-sheet1-row03-col04</text:p>
          </table:table-cell>
          <table:table-cell office:value-type="string" office:string-value="houston-2sht1-2rw03-2cl04" table:formula="of:=CONCATENATE([.A14];&quot;-2sht&quot;;[.F14];&quot;-2rw&quot;;TEXT([.G14];&quot;00&quot;);&quot;-2cl&quot;;TEXT([.H14];&quot;00&quot;))" table:style-name="ce1">
            <text:p>houston-2sht1-2rw03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emphis</text:p>
          </table:table-cell>
          <table:table-cell office:value-type="string" table:style-name="ce1">
            <text:p>Memphis Tigers</text:p>
          </table:table-cell>
          <table:table-cell office:value-type="string" table:style-name="ce1">
            <text:p>Memphis Tigers</text:p>
          </table:table-cell>
          <table:table-cell office:value-type="string" table:style-name="ce1">
            <text:p>Memph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emphis</text:p>
          </table:table-cell>
          <table:table-cell office:value-type="string" table:style-name="ce1">
            <text:p>#f/memphi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emphis" table:formula="of:=IF([.S15]=&quot;None&quot;;CONCATENATE([.A15];&quot;-sheet&quot;;[.F15];&quot;-row&quot;;TEXT([.G15];&quot;00&quot;);&quot;-col&quot;;TEXT([.H15];&quot;00&quot;));[.S15])" table:style-name="ce1">
            <text:p>memphis</text:p>
          </table:table-cell>
          <table:table-cell office:value-type="string" office:string-value="memphis-sheet1-row03-col05" table:formula="of:=CONCATENATE([.A15];&quot;-sheet&quot;;[.F15];&quot;-row&quot;;TEXT([.G15];&quot;00&quot;);&quot;-col&quot;;TEXT([.H15];&quot;00&quot;))" table:style-name="ce1">
            <text:p>memphis-sheet1-row03-col05</text:p>
          </table:table-cell>
          <table:table-cell office:value-type="string" office:string-value="memphis-2sht1-2rw03-2cl05" table:formula="of:=CONCATENATE([.A15];&quot;-2sht&quot;;[.F15];&quot;-2rw&quot;;TEXT([.G15];&quot;00&quot;);&quot;-2cl&quot;;TEXT([.H15];&quot;00&quot;))" table:style-name="ce1">
            <text:p>memphis-2sht1-2rw03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mu</text:p>
          </table:table-cell>
          <table:table-cell office:value-type="string" table:style-name="ce1">
            <text:p>SMU Mustangs</text:p>
          </table:table-cell>
          <table:table-cell office:value-type="string" table:style-name="ce1">
            <text:p>SMU Mustangs</text:p>
          </table:table-cell>
          <table:table-cell office:value-type="string" table:style-name="ce1">
            <text:p>SMU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mu</text:p>
          </table:table-cell>
          <table:table-cell office:value-type="string" table:style-name="ce1">
            <text:p>#f/smu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mu" table:formula="of:=IF([.S16]=&quot;None&quot;;CONCATENATE([.A16];&quot;-sheet&quot;;[.F16];&quot;-row&quot;;TEXT([.G16];&quot;00&quot;);&quot;-col&quot;;TEXT([.H16];&quot;00&quot;));[.S16])" table:style-name="ce1">
            <text:p>smu</text:p>
          </table:table-cell>
          <table:table-cell office:value-type="string" office:string-value="smu-sheet1-row03-col07" table:formula="of:=CONCATENATE([.A16];&quot;-sheet&quot;;[.F16];&quot;-row&quot;;TEXT([.G16];&quot;00&quot;);&quot;-col&quot;;TEXT([.H16];&quot;00&quot;))" table:style-name="ce1">
            <text:p>smu-sheet1-row03-col07</text:p>
          </table:table-cell>
          <table:table-cell office:value-type="string" office:string-value="smu-2sht1-2rw03-2cl07" table:formula="of:=CONCATENATE([.A16];&quot;-2sht&quot;;[.F16];&quot;-2rw&quot;;TEXT([.G16];&quot;00&quot;);&quot;-2cl&quot;;TEXT([.H16];&quot;00&quot;))" table:style-name="ce1">
            <text:p>smu-2sht1-2rw03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florida</text:p>
          </table:table-cell>
          <table:table-cell office:value-type="string" table:style-name="ce1">
            <text:p>South Florida Bulls</text:p>
          </table:table-cell>
          <table:table-cell office:value-type="string" table:style-name="ce1">
            <text:p>South Florida Bulls</text:p>
          </table:table-cell>
          <table:table-cell office:value-type="string" table:style-name="ce1">
            <text:p>South Florid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outhflorida</text:p>
          </table:table-cell>
          <table:table-cell office:value-type="string" table:style-name="ce1">
            <text:p>#f/southflorid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florida" table:formula="of:=IF([.S17]=&quot;None&quot;;CONCATENATE([.A17];&quot;-sheet&quot;;[.F17];&quot;-row&quot;;TEXT([.G17];&quot;00&quot;);&quot;-col&quot;;TEXT([.H17];&quot;00&quot;));[.S17])" table:style-name="ce1">
            <text:p>southflorida</text:p>
          </table:table-cell>
          <table:table-cell office:value-type="string" office:string-value="southflorida-sheet1-row03-col08" table:formula="of:=CONCATENATE([.A17];&quot;-sheet&quot;;[.F17];&quot;-row&quot;;TEXT([.G17];&quot;00&quot;);&quot;-col&quot;;TEXT([.H17];&quot;00&quot;))" table:style-name="ce1">
            <text:p>southflorida-sheet1-row03-col08</text:p>
          </table:table-cell>
          <table:table-cell office:value-type="string" office:string-value="southflorida-2sht1-2rw03-2cl08" table:formula="of:=CONCATENATE([.A17];&quot;-2sht&quot;;[.F17];&quot;-2rw&quot;;TEXT([.G17];&quot;00&quot;);&quot;-2cl&quot;;TEXT([.H17];&quot;00&quot;))" table:style-name="ce1">
            <text:p>southflorida-2sht1-2rw03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mple</text:p>
          </table:table-cell>
          <table:table-cell office:value-type="string" table:style-name="ce1">
            <text:p>Temple Owls</text:p>
          </table:table-cell>
          <table:table-cell office:value-type="string" table:style-name="ce1">
            <text:p>Temple Owls</text:p>
          </table:table-cell>
          <table:table-cell office:value-type="string" table:style-name="ce1">
            <text:p>Temp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emple</text:p>
          </table:table-cell>
          <table:table-cell office:value-type="string" table:style-name="ce1">
            <text:p>#f/templ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mple" table:formula="of:=IF([.S18]=&quot;None&quot;;CONCATENATE([.A18];&quot;-sheet&quot;;[.F18];&quot;-row&quot;;TEXT([.G18];&quot;00&quot;);&quot;-col&quot;;TEXT([.H18];&quot;00&quot;));[.S18])" table:style-name="ce1">
            <text:p>temple</text:p>
          </table:table-cell>
          <table:table-cell office:value-type="string" office:string-value="temple-sheet1-row03-col09" table:formula="of:=CONCATENATE([.A18];&quot;-sheet&quot;;[.F18];&quot;-row&quot;;TEXT([.G18];&quot;00&quot;);&quot;-col&quot;;TEXT([.H18];&quot;00&quot;))" table:style-name="ce1">
            <text:p>temple-sheet1-row03-col09</text:p>
          </table:table-cell>
          <table:table-cell office:value-type="string" office:string-value="temple-2sht1-2rw03-2cl09" table:formula="of:=CONCATENATE([.A18];&quot;-2sht&quot;;[.F18];&quot;-2rw&quot;;TEXT([.G18];&quot;00&quot;);&quot;-2cl&quot;;TEXT([.H18];&quot;00&quot;))" table:style-name="ce1">
            <text:p>temple-2sht1-2rw03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ulane</text:p>
          </table:table-cell>
          <table:table-cell office:value-type="string" table:style-name="ce1">
            <text:p>Tulane Green Wave</text:p>
          </table:table-cell>
          <table:table-cell office:value-type="string" table:style-name="ce1">
            <text:p>Tulane Green Wave</text:p>
          </table:table-cell>
          <table:table-cell office:value-type="string" table:style-name="ce1">
            <text:p>Tulan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ulane</text:p>
          </table:table-cell>
          <table:table-cell office:value-type="string" table:style-name="ce1">
            <text:p>#f/tula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ulane" table:formula="of:=IF([.S19]=&quot;None&quot;;CONCATENATE([.A19];&quot;-sheet&quot;;[.F19];&quot;-row&quot;;TEXT([.G19];&quot;00&quot;);&quot;-col&quot;;TEXT([.H19];&quot;00&quot;));[.S19])" table:style-name="ce1">
            <text:p>tulane</text:p>
          </table:table-cell>
          <table:table-cell office:value-type="string" office:string-value="tulane-sheet1-row03-col10" table:formula="of:=CONCATENATE([.A19];&quot;-sheet&quot;;[.F19];&quot;-row&quot;;TEXT([.G19];&quot;00&quot;);&quot;-col&quot;;TEXT([.H19];&quot;00&quot;))" table:style-name="ce1">
            <text:p>tulane-sheet1-row03-col10</text:p>
          </table:table-cell>
          <table:table-cell office:value-type="string" office:string-value="tulane-2sht1-2rw03-2cl10" table:formula="of:=CONCATENATE([.A19];&quot;-2sht&quot;;[.F19];&quot;-2rw&quot;;TEXT([.G19];&quot;00&quot;);&quot;-2cl&quot;;TEXT([.H19];&quot;00&quot;))" table:style-name="ce1">
            <text:p>tulane-2sht1-2rw03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ulsa</text:p>
          </table:table-cell>
          <table:table-cell office:value-type="string" table:style-name="ce1">
            <text:p>Tulsa Golden Hurricane</text:p>
          </table:table-cell>
          <table:table-cell office:value-type="string" table:style-name="ce1">
            <text:p>Tulsa Golden Hurricane</text:p>
          </table:table-cell>
          <table:table-cell office:value-type="string" table:style-name="ce1">
            <text:p>Tuls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ulsa</text:p>
          </table:table-cell>
          <table:table-cell office:value-type="string" table:style-name="ce1">
            <text:p>#f/tuls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ulsa" table:formula="of:=IF([.S20]=&quot;None&quot;;CONCATENATE([.A20];&quot;-sheet&quot;;[.F20];&quot;-row&quot;;TEXT([.G20];&quot;00&quot;);&quot;-col&quot;;TEXT([.H20];&quot;00&quot;));[.S20])" table:style-name="ce1">
            <text:p>tulsa</text:p>
          </table:table-cell>
          <table:table-cell office:value-type="string" office:string-value="tulsa-sheet1-row03-col11" table:formula="of:=CONCATENATE([.A20];&quot;-sheet&quot;;[.F20];&quot;-row&quot;;TEXT([.G20];&quot;00&quot;);&quot;-col&quot;;TEXT([.H20];&quot;00&quot;))" table:style-name="ce1">
            <text:p>tulsa-sheet1-row03-col11</text:p>
          </table:table-cell>
          <table:table-cell office:value-type="string" office:string-value="tulsa-2sht1-2rw03-2cl11" table:formula="of:=CONCATENATE([.A20];&quot;-2sht&quot;;[.F20];&quot;-2rw&quot;;TEXT([.G20];&quot;00&quot;);&quot;-2cl&quot;;TEXT([.H20];&quot;00&quot;))" table:style-name="ce1">
            <text:p>tulsa-2sht1-2rw03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cf</text:p>
          </table:table-cell>
          <table:table-cell office:value-type="string" table:style-name="ce1">
            <text:p>UCF Knights</text:p>
          </table:table-cell>
          <table:table-cell office:value-type="string" table:style-name="ce1">
            <text:p>UCF Knights</text:p>
          </table:table-cell>
          <table:table-cell office:value-type="string" table:style-name="ce1">
            <text:p>UCF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cf</text:p>
          </table:table-cell>
          <table:table-cell office:value-type="string" table:style-name="ce1">
            <text:p>#f/ucf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cf" table:formula="of:=IF([.S21]=&quot;None&quot;;CONCATENATE([.A21];&quot;-sheet&quot;;[.F21];&quot;-row&quot;;TEXT([.G21];&quot;00&quot;);&quot;-col&quot;;TEXT([.H21];&quot;00&quot;));[.S21])" table:style-name="ce1">
            <text:p>ucf</text:p>
          </table:table-cell>
          <table:table-cell office:value-type="string" office:string-value="ucf-sheet1-row03-col12" table:formula="of:=CONCATENATE([.A21];&quot;-sheet&quot;;[.F21];&quot;-row&quot;;TEXT([.G21];&quot;00&quot;);&quot;-col&quot;;TEXT([.H21];&quot;00&quot;))" table:style-name="ce1">
            <text:p>ucf-sheet1-row03-col12</text:p>
          </table:table-cell>
          <table:table-cell office:value-type="string" office:string-value="ucf-2sht1-2rw03-2cl12" table:formula="of:=CONCATENATE([.A21];&quot;-2sht&quot;;[.F21];&quot;-2rw&quot;;TEXT([.G21];&quot;00&quot;);&quot;-2cl&quot;;TEXT([.H21];&quot;00&quot;))" table:style-name="ce1">
            <text:p>ucf-2sht1-2rw03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ouston2</text:p>
          </table:table-cell>
          <table:table-cell office:value-type="string" table:style-name="ce1">
            <text:p>Houston Cougars Alternate</text:p>
          </table:table-cell>
          <table:table-cell office:value-type="string" table:style-name="ce1">
            <text:p>Houston Cougars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AC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1">
            <text:p>houston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ouston2" table:formula="of:=IF([.S22]=&quot;None&quot;;CONCATENATE([.A22];&quot;-sheet&quot;;[.F22];&quot;-row&quot;;TEXT([.G22];&quot;00&quot;);&quot;-col&quot;;TEXT([.H22];&quot;00&quot;));[.S22])" table:style-name="ce1">
            <text:p>houston2</text:p>
          </table:table-cell>
          <table:table-cell office:value-type="string" office:string-value="houston2-sheet1-row03-col13" table:formula="of:=CONCATENATE([.A22];&quot;-sheet&quot;;[.F22];&quot;-row&quot;;TEXT([.G22];&quot;00&quot;);&quot;-col&quot;;TEXT([.H22];&quot;00&quot;))" table:style-name="ce1">
            <text:p>houston2-sheet1-row03-col13</text:p>
          </table:table-cell>
          <table:table-cell office:value-type="string" office:string-value="houston2-2sht1-2rw03-2cl13" table:formula="of:=CONCATENATE([.A22];&quot;-2sht&quot;;[.F22];&quot;-2rw&quot;;TEXT([.G22];&quot;00&quot;);&quot;-2cl&quot;;TEXT([.H22];&quot;00&quot;))" table:style-name="ce1">
            <text:p>houston2-2sht1-2rw03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ostoncollege</text:p>
          </table:table-cell>
          <table:table-cell office:value-type="string" table:style-name="ce1">
            <text:p>Boston College Eagles</text:p>
          </table:table-cell>
          <table:table-cell office:value-type="string" table:style-name="ce1">
            <text:p>Boston College Eagles</text:p>
          </table:table-cell>
          <table:table-cell office:value-type="string" table:style-name="ce1">
            <text:p>Boston Colleg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ostoncollege</text:p>
          </table:table-cell>
          <table:table-cell office:value-type="string" table:style-name="ce1">
            <text:p>#f/bostoncolleg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ostoncollege" table:formula="of:=IF([.S23]=&quot;None&quot;;CONCATENATE([.A23];&quot;-sheet&quot;;[.F23];&quot;-row&quot;;TEXT([.G23];&quot;00&quot;);&quot;-col&quot;;TEXT([.H23];&quot;00&quot;));[.S23])" table:style-name="ce1">
            <text:p>bostoncollege</text:p>
          </table:table-cell>
          <table:table-cell office:value-type="string" office:string-value="bostoncollege-sheet1-row04-col01" table:formula="of:=CONCATENATE([.A23];&quot;-sheet&quot;;[.F23];&quot;-row&quot;;TEXT([.G23];&quot;00&quot;);&quot;-col&quot;;TEXT([.H23];&quot;00&quot;))" table:style-name="ce1">
            <text:p>bostoncollege-sheet1-row04-col01</text:p>
          </table:table-cell>
          <table:table-cell office:value-type="string" office:string-value="bostoncollege-2sht1-2rw04-2cl01" table:formula="of:=CONCATENATE([.A23];&quot;-2sht&quot;;[.F23];&quot;-2rw&quot;;TEXT([.G23];&quot;00&quot;);&quot;-2cl&quot;;TEXT([.H23];&quot;00&quot;))" table:style-name="ce1">
            <text:p>bostoncollege-2sht1-2rw04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lemson</text:p>
          </table:table-cell>
          <table:table-cell office:value-type="string" table:style-name="ce1">
            <text:p>Clemson Tigers</text:p>
          </table:table-cell>
          <table:table-cell office:value-type="string" table:style-name="ce1">
            <text:p>Clemson Tigers</text:p>
          </table:table-cell>
          <table:table-cell office:value-type="string" table:style-name="ce1">
            <text:p>Clems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lemson</text:p>
          </table:table-cell>
          <table:table-cell office:value-type="string" table:style-name="ce1">
            <text:p>#f/clems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lemson" table:formula="of:=IF([.S24]=&quot;None&quot;;CONCATENATE([.A24];&quot;-sheet&quot;;[.F24];&quot;-row&quot;;TEXT([.G24];&quot;00&quot;);&quot;-col&quot;;TEXT([.H24];&quot;00&quot;));[.S24])" table:style-name="ce1">
            <text:p>clemson</text:p>
          </table:table-cell>
          <table:table-cell office:value-type="string" office:string-value="clemson-sheet1-row04-col02" table:formula="of:=CONCATENATE([.A24];&quot;-sheet&quot;;[.F24];&quot;-row&quot;;TEXT([.G24];&quot;00&quot;);&quot;-col&quot;;TEXT([.H24];&quot;00&quot;))" table:style-name="ce1">
            <text:p>clemson-sheet1-row04-col02</text:p>
          </table:table-cell>
          <table:table-cell office:value-type="string" office:string-value="clemson-2sht1-2rw04-2cl02" table:formula="of:=CONCATENATE([.A24];&quot;-2sht&quot;;[.F24];&quot;-2rw&quot;;TEXT([.G24];&quot;00&quot;);&quot;-2cl&quot;;TEXT([.H24];&quot;00&quot;))" table:style-name="ce1">
            <text:p>clemson-2sht1-2rw04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uke</text:p>
          </table:table-cell>
          <table:table-cell office:value-type="string" table:style-name="ce1">
            <text:p>Duke Blue Devils</text:p>
          </table:table-cell>
          <table:table-cell office:value-type="string" table:style-name="ce1">
            <text:p>Duke Blue Devils</text:p>
          </table:table-cell>
          <table:table-cell office:value-type="string" table:style-name="ce1">
            <text:p>Duk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duke</text:p>
          </table:table-cell>
          <table:table-cell office:value-type="string" table:style-name="ce1">
            <text:p>#f/duk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uke" table:formula="of:=IF([.S25]=&quot;None&quot;;CONCATENATE([.A25];&quot;-sheet&quot;;[.F25];&quot;-row&quot;;TEXT([.G25];&quot;00&quot;);&quot;-col&quot;;TEXT([.H25];&quot;00&quot;));[.S25])" table:style-name="ce1">
            <text:p>duke</text:p>
          </table:table-cell>
          <table:table-cell office:value-type="string" office:string-value="duke-sheet1-row04-col03" table:formula="of:=CONCATENATE([.A25];&quot;-sheet&quot;;[.F25];&quot;-row&quot;;TEXT([.G25];&quot;00&quot;);&quot;-col&quot;;TEXT([.H25];&quot;00&quot;))" table:style-name="ce1">
            <text:p>duke-sheet1-row04-col03</text:p>
          </table:table-cell>
          <table:table-cell office:value-type="string" office:string-value="duke-2sht1-2rw04-2cl03" table:formula="of:=CONCATENATE([.A25];&quot;-2sht&quot;;[.F25];&quot;-2rw&quot;;TEXT([.G25];&quot;00&quot;);&quot;-2cl&quot;;TEXT([.H25];&quot;00&quot;))" table:style-name="ce1">
            <text:p>duke-2sht1-2rw04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loridastate</text:p>
          </table:table-cell>
          <table:table-cell office:value-type="string" table:style-name="ce1">
            <text:p>Florida State Seminoles</text:p>
          </table:table-cell>
          <table:table-cell office:value-type="string" table:style-name="ce1">
            <text:p>Florida State Seminoles</text:p>
          </table:table-cell>
          <table:table-cell office:value-type="string" table:style-name="ce1">
            <text:p>Florid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floridastate</text:p>
          </table:table-cell>
          <table:table-cell office:value-type="string" table:style-name="ce1">
            <text:p>#f/florid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loridastate" table:formula="of:=IF([.S26]=&quot;None&quot;;CONCATENATE([.A26];&quot;-sheet&quot;;[.F26];&quot;-row&quot;;TEXT([.G26];&quot;00&quot;);&quot;-col&quot;;TEXT([.H26];&quot;00&quot;));[.S26])" table:style-name="ce1">
            <text:p>floridastate</text:p>
          </table:table-cell>
          <table:table-cell office:value-type="string" office:string-value="floridastate-sheet1-row04-col04" table:formula="of:=CONCATENATE([.A26];&quot;-sheet&quot;;[.F26];&quot;-row&quot;;TEXT([.G26];&quot;00&quot;);&quot;-col&quot;;TEXT([.H26];&quot;00&quot;))" table:style-name="ce1">
            <text:p>floridastate-sheet1-row04-col04</text:p>
          </table:table-cell>
          <table:table-cell office:value-type="string" office:string-value="floridastate-2sht1-2rw04-2cl04" table:formula="of:=CONCATENATE([.A26];&quot;-2sht&quot;;[.F26];&quot;-2rw&quot;;TEXT([.G26];&quot;00&quot;);&quot;-2cl&quot;;TEXT([.H26];&quot;00&quot;))" table:style-name="ce1">
            <text:p>floridastate-2sht1-2rw04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eorgiatech</text:p>
          </table:table-cell>
          <table:table-cell office:value-type="string" table:style-name="ce1">
            <text:p>Georgia Tech Yellow Jackets</text:p>
          </table:table-cell>
          <table:table-cell office:value-type="string" table:style-name="ce1">
            <text:p>Georgia Tech Yellow Jackets</text:p>
          </table:table-cell>
          <table:table-cell office:value-type="string" table:style-name="ce1">
            <text:p>Georgia Tec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georgiatech</text:p>
          </table:table-cell>
          <table:table-cell office:value-type="string" table:style-name="ce1">
            <text:p>#f/georgiatec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eorgiatech" table:formula="of:=IF([.S27]=&quot;None&quot;;CONCATENATE([.A27];&quot;-sheet&quot;;[.F27];&quot;-row&quot;;TEXT([.G27];&quot;00&quot;);&quot;-col&quot;;TEXT([.H27];&quot;00&quot;));[.S27])" table:style-name="ce1">
            <text:p>georgiatech</text:p>
          </table:table-cell>
          <table:table-cell office:value-type="string" office:string-value="georgiatech-sheet1-row04-col05" table:formula="of:=CONCATENATE([.A27];&quot;-sheet&quot;;[.F27];&quot;-row&quot;;TEXT([.G27];&quot;00&quot;);&quot;-col&quot;;TEXT([.H27];&quot;00&quot;))" table:style-name="ce1">
            <text:p>georgiatech-sheet1-row04-col05</text:p>
          </table:table-cell>
          <table:table-cell office:value-type="string" office:string-value="georgiatech-2sht1-2rw04-2cl05" table:formula="of:=CONCATENATE([.A27];&quot;-2sht&quot;;[.F27];&quot;-2rw&quot;;TEXT([.G27];&quot;00&quot;);&quot;-2cl&quot;;TEXT([.H27];&quot;00&quot;))" table:style-name="ce1">
            <text:p>georgiatech-2sht1-2rw04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uisville</text:p>
          </table:table-cell>
          <table:table-cell office:value-type="string" table:style-name="ce1">
            <text:p>Louisville Cardinals</text:p>
          </table:table-cell>
          <table:table-cell office:value-type="string" table:style-name="ce1">
            <text:p>Louisville Cardinals</text:p>
          </table:table-cell>
          <table:table-cell office:value-type="string" table:style-name="ce1">
            <text:p>Louisvil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louisville</text:p>
          </table:table-cell>
          <table:table-cell office:value-type="string" table:style-name="ce1">
            <text:p>#f/louisvill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uisville" table:formula="of:=IF([.S28]=&quot;None&quot;;CONCATENATE([.A28];&quot;-sheet&quot;;[.F28];&quot;-row&quot;;TEXT([.G28];&quot;00&quot;);&quot;-col&quot;;TEXT([.H28];&quot;00&quot;));[.S28])" table:style-name="ce1">
            <text:p>louisville</text:p>
          </table:table-cell>
          <table:table-cell office:value-type="string" office:string-value="louisville-sheet1-row04-col06" table:formula="of:=CONCATENATE([.A28];&quot;-sheet&quot;;[.F28];&quot;-row&quot;;TEXT([.G28];&quot;00&quot;);&quot;-col&quot;;TEXT([.H28];&quot;00&quot;))" table:style-name="ce1">
            <text:p>louisville-sheet1-row04-col06</text:p>
          </table:table-cell>
          <table:table-cell office:value-type="string" office:string-value="louisville-2sht1-2rw04-2cl06" table:formula="of:=CONCATENATE([.A28];&quot;-2sht&quot;;[.F28];&quot;-2rw&quot;;TEXT([.G28];&quot;00&quot;);&quot;-2cl&quot;;TEXT([.H28];&quot;00&quot;))" table:style-name="ce1">
            <text:p>louisville-2sht1-2rw04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amifl</text:p>
          </table:table-cell>
          <table:table-cell office:value-type="string" table:style-name="ce1">
            <text:p>Miami Hurricanes</text:p>
          </table:table-cell>
          <table:table-cell office:value-type="string" table:style-name="ce1">
            <text:p>Miami Hurricanes</text:p>
          </table:table-cell>
          <table:table-cell office:value-type="string" table:style-name="ce1">
            <text:p>Miam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amifl</text:p>
          </table:table-cell>
          <table:table-cell office:value-type="string" table:style-name="ce1">
            <text:p>#f/miamifl</text:p>
          </table:table-cell>
          <table:table-cell office:value-type="string" table:style-name="ce1">
            <text:p>#f/u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amifl" table:formula="of:=IF([.S29]=&quot;None&quot;;CONCATENATE([.A29];&quot;-sheet&quot;;[.F29];&quot;-row&quot;;TEXT([.G29];&quot;00&quot;);&quot;-col&quot;;TEXT([.H29];&quot;00&quot;));[.S29])" table:style-name="ce1">
            <text:p>miamifl</text:p>
          </table:table-cell>
          <table:table-cell office:value-type="string" office:string-value="miamifl-sheet1-row04-col07" table:formula="of:=CONCATENATE([.A29];&quot;-sheet&quot;;[.F29];&quot;-row&quot;;TEXT([.G29];&quot;00&quot;);&quot;-col&quot;;TEXT([.H29];&quot;00&quot;))" table:style-name="ce1">
            <text:p>miamifl-sheet1-row04-col07</text:p>
          </table:table-cell>
          <table:table-cell office:value-type="string" office:string-value="miamifl-2sht1-2rw04-2cl07" table:formula="of:=CONCATENATE([.A29];&quot;-2sht&quot;;[.F29];&quot;-2rw&quot;;TEXT([.G29];&quot;00&quot;);&quot;-2cl&quot;;TEXT([.H29];&quot;00&quot;))" table:style-name="ce1">
            <text:p>miamifl-2sht1-2rw04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carolina</text:p>
          </table:table-cell>
          <table:table-cell office:value-type="string" table:style-name="ce1">
            <text:p>North Carolina Tar Heels</text:p>
          </table:table-cell>
          <table:table-cell office:value-type="string" table:style-name="ce1">
            <text:p>North Carolina Tar Heels</text:p>
          </table:table-cell>
          <table:table-cell office:value-type="string" table:style-name="ce1">
            <text:p>North Caroli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orthcarolina</text:p>
          </table:table-cell>
          <table:table-cell office:value-type="string" table:style-name="ce1">
            <text:p>#f/northcaroli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carolina" table:formula="of:=IF([.S30]=&quot;None&quot;;CONCATENATE([.A30];&quot;-sheet&quot;;[.F30];&quot;-row&quot;;TEXT([.G30];&quot;00&quot;);&quot;-col&quot;;TEXT([.H30];&quot;00&quot;));[.S30])" table:style-name="ce1">
            <text:p>northcarolina</text:p>
          </table:table-cell>
          <table:table-cell office:value-type="string" office:string-value="northcarolina-sheet1-row04-col08" table:formula="of:=CONCATENATE([.A30];&quot;-sheet&quot;;[.F30];&quot;-row&quot;;TEXT([.G30];&quot;00&quot;);&quot;-col&quot;;TEXT([.H30];&quot;00&quot;))" table:style-name="ce1">
            <text:p>northcarolina-sheet1-row04-col08</text:p>
          </table:table-cell>
          <table:table-cell office:value-type="string" office:string-value="northcarolina-2sht1-2rw04-2cl08" table:formula="of:=CONCATENATE([.A30];&quot;-2sht&quot;;[.F30];&quot;-2rw&quot;;TEXT([.G30];&quot;00&quot;);&quot;-2cl&quot;;TEXT([.H30];&quot;00&quot;))" table:style-name="ce1">
            <text:p>northcarolina-2sht1-2rw04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carolinastate</text:p>
          </table:table-cell>
          <table:table-cell office:value-type="string" table:style-name="ce1">
            <text:p>North Carolina State Wolfpack</text:p>
          </table:table-cell>
          <table:table-cell office:value-type="string" table:style-name="ce1">
            <text:p>North Carolina State Wolfpack</text:p>
          </table:table-cell>
          <table:table-cell office:value-type="string" table:style-name="ce1">
            <text:p>North Carolin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orthcarolinastate</text:p>
          </table:table-cell>
          <table:table-cell office:value-type="string" table:style-name="ce1">
            <text:p>#f/northcarolin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carolinastate" table:formula="of:=IF([.S31]=&quot;None&quot;;CONCATENATE([.A31];&quot;-sheet&quot;;[.F31];&quot;-row&quot;;TEXT([.G31];&quot;00&quot;);&quot;-col&quot;;TEXT([.H31];&quot;00&quot;));[.S31])" table:style-name="ce1">
            <text:p>northcarolinastate</text:p>
          </table:table-cell>
          <table:table-cell office:value-type="string" office:string-value="northcarolinastate-sheet1-row04-col09" table:formula="of:=CONCATENATE([.A31];&quot;-sheet&quot;;[.F31];&quot;-row&quot;;TEXT([.G31];&quot;00&quot;);&quot;-col&quot;;TEXT([.H31];&quot;00&quot;))" table:style-name="ce1">
            <text:p>northcarolinastate-sheet1-row04-col09</text:p>
          </table:table-cell>
          <table:table-cell office:value-type="string" office:string-value="northcarolinastate-2sht1-2rw04-2cl09" table:formula="of:=CONCATENATE([.A31];&quot;-2sht&quot;;[.F31];&quot;-2rw&quot;;TEXT([.G31];&quot;00&quot;);&quot;-2cl&quot;;TEXT([.H31];&quot;00&quot;))" table:style-name="ce1">
            <text:p>northcarolinastate-2sht1-2rw04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tredame</text:p>
          </table:table-cell>
          <table:table-cell office:value-type="string" table:style-name="ce1">
            <text:p>Notre Dame Fighting Irish</text:p>
          </table:table-cell>
          <table:table-cell office:value-type="string" table:style-name="ce1">
            <text:p>Notre Dame Fighting Irish</text:p>
          </table:table-cell>
          <table:table-cell office:value-type="string" table:style-name="ce1">
            <text:p>Notre Dam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otredame</text:p>
          </table:table-cell>
          <table:table-cell office:value-type="string" table:style-name="ce1">
            <text:p>#f/notredam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tredame" table:formula="of:=IF([.S32]=&quot;None&quot;;CONCATENATE([.A32];&quot;-sheet&quot;;[.F32];&quot;-row&quot;;TEXT([.G32];&quot;00&quot;);&quot;-col&quot;;TEXT([.H32];&quot;00&quot;));[.S32])" table:style-name="ce1">
            <text:p>notredame</text:p>
          </table:table-cell>
          <table:table-cell office:value-type="string" office:string-value="notredame-sheet1-row04-col10" table:formula="of:=CONCATENATE([.A32];&quot;-sheet&quot;;[.F32];&quot;-row&quot;;TEXT([.G32];&quot;00&quot;);&quot;-col&quot;;TEXT([.H32];&quot;00&quot;))" table:style-name="ce1">
            <text:p>notredame-sheet1-row04-col10</text:p>
          </table:table-cell>
          <table:table-cell office:value-type="string" office:string-value="notredame-2sht1-2rw04-2cl10" table:formula="of:=CONCATENATE([.A32];&quot;-2sht&quot;;[.F32];&quot;-2rw&quot;;TEXT([.G32];&quot;00&quot;);&quot;-2cl&quot;;TEXT([.H32];&quot;00&quot;))" table:style-name="ce1">
            <text:p>notredame-2sht1-2rw04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ittsburgh</text:p>
          </table:table-cell>
          <table:table-cell office:value-type="string" table:style-name="ce1">
            <text:p>Pittsburgh Panthers</text:p>
          </table:table-cell>
          <table:table-cell office:value-type="string" table:style-name="ce1">
            <text:p>Pittsburgh Panthers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pittsburgh</text:p>
          </table:table-cell>
          <table:table-cell office:value-type="string" table:style-name="ce1">
            <text:p>#f/pittsburg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ittsburgh" table:formula="of:=IF([.S33]=&quot;None&quot;;CONCATENATE([.A33];&quot;-sheet&quot;;[.F33];&quot;-row&quot;;TEXT([.G33];&quot;00&quot;);&quot;-col&quot;;TEXT([.H33];&quot;00&quot;));[.S33])" table:style-name="ce1">
            <text:p>pittsburgh</text:p>
          </table:table-cell>
          <table:table-cell office:value-type="string" office:string-value="pittsburgh-sheet1-row04-col11" table:formula="of:=CONCATENATE([.A33];&quot;-sheet&quot;;[.F33];&quot;-row&quot;;TEXT([.G33];&quot;00&quot;);&quot;-col&quot;;TEXT([.H33];&quot;00&quot;))" table:style-name="ce1">
            <text:p>pittsburgh-sheet1-row04-col11</text:p>
          </table:table-cell>
          <table:table-cell office:value-type="string" office:string-value="pittsburgh-2sht1-2rw04-2cl11" table:formula="of:=CONCATENATE([.A33];&quot;-2sht&quot;;[.F33];&quot;-2rw&quot;;TEXT([.G33];&quot;00&quot;);&quot;-2cl&quot;;TEXT([.H33];&quot;00&quot;))" table:style-name="ce1">
            <text:p>pittsburgh-2sht1-2rw04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yracuse</text:p>
          </table:table-cell>
          <table:table-cell office:value-type="string" table:style-name="ce1">
            <text:p>Syracuse Orange</text:p>
          </table:table-cell>
          <table:table-cell office:value-type="string" table:style-name="ce1">
            <text:p>Syracuse Orange</text:p>
          </table:table-cell>
          <table:table-cell office:value-type="string" table:style-name="ce1">
            <text:p>Syracus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yracuse</text:p>
          </table:table-cell>
          <table:table-cell office:value-type="string" table:style-name="ce1">
            <text:p>#f/syracus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yracuse" table:formula="of:=IF([.S34]=&quot;None&quot;;CONCATENATE([.A34];&quot;-sheet&quot;;[.F34];&quot;-row&quot;;TEXT([.G34];&quot;00&quot;);&quot;-col&quot;;TEXT([.H34];&quot;00&quot;));[.S34])" table:style-name="ce1">
            <text:p>syracuse</text:p>
          </table:table-cell>
          <table:table-cell office:value-type="string" office:string-value="syracuse-sheet1-row04-col12" table:formula="of:=CONCATENATE([.A34];&quot;-sheet&quot;;[.F34];&quot;-row&quot;;TEXT([.G34];&quot;00&quot;);&quot;-col&quot;;TEXT([.H34];&quot;00&quot;))" table:style-name="ce1">
            <text:p>syracuse-sheet1-row04-col12</text:p>
          </table:table-cell>
          <table:table-cell office:value-type="string" office:string-value="syracuse-2sht1-2rw04-2cl12" table:formula="of:=CONCATENATE([.A34];&quot;-2sht&quot;;[.F34];&quot;-2rw&quot;;TEXT([.G34];&quot;00&quot;);&quot;-2cl&quot;;TEXT([.H34];&quot;00&quot;))" table:style-name="ce1">
            <text:p>syracuse-2sht1-2rw04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irginia</text:p>
          </table:table-cell>
          <table:table-cell office:value-type="string" table:style-name="ce1">
            <text:p>Virginia Cavaliers</text:p>
          </table:table-cell>
          <table:table-cell office:value-type="string" table:style-name="ce1">
            <text:p>Virginia Cavaliers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#f/virgini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irginia" table:formula="of:=IF([.S35]=&quot;None&quot;;CONCATENATE([.A35];&quot;-sheet&quot;;[.F35];&quot;-row&quot;;TEXT([.G35];&quot;00&quot;);&quot;-col&quot;;TEXT([.H35];&quot;00&quot;));[.S35])" table:style-name="ce1">
            <text:p>virginia</text:p>
          </table:table-cell>
          <table:table-cell office:value-type="string" office:string-value="virginia-sheet1-row04-col13" table:formula="of:=CONCATENATE([.A35];&quot;-sheet&quot;;[.F35];&quot;-row&quot;;TEXT([.G35];&quot;00&quot;);&quot;-col&quot;;TEXT([.H35];&quot;00&quot;))" table:style-name="ce1">
            <text:p>virginia-sheet1-row04-col13</text:p>
          </table:table-cell>
          <table:table-cell office:value-type="string" office:string-value="virginia-2sht1-2rw04-2cl13" table:formula="of:=CONCATENATE([.A35];&quot;-2sht&quot;;[.F35];&quot;-2rw&quot;;TEXT([.G35];&quot;00&quot;);&quot;-2cl&quot;;TEXT([.H35];&quot;00&quot;))" table:style-name="ce1">
            <text:p>virginia-2sht1-2rw04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irginiatech</text:p>
          </table:table-cell>
          <table:table-cell office:value-type="string" table:style-name="ce1">
            <text:p>Virginia Tech Hokies</text:p>
          </table:table-cell>
          <table:table-cell office:value-type="string" table:style-name="ce1">
            <text:p>Virginia Tech Hokies</text:p>
          </table:table-cell>
          <table:table-cell office:value-type="string" table:style-name="ce1">
            <text:p>Virginia Tec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virginiatech</text:p>
          </table:table-cell>
          <table:table-cell office:value-type="string" table:style-name="ce1">
            <text:p>#f/virginiatec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irginiatech" table:formula="of:=IF([.S36]=&quot;None&quot;;CONCATENATE([.A36];&quot;-sheet&quot;;[.F36];&quot;-row&quot;;TEXT([.G36];&quot;00&quot;);&quot;-col&quot;;TEXT([.H36];&quot;00&quot;));[.S36])" table:style-name="ce1">
            <text:p>virginiatech</text:p>
          </table:table-cell>
          <table:table-cell office:value-type="string" office:string-value="virginiatech-sheet1-row04-col14" table:formula="of:=CONCATENATE([.A36];&quot;-sheet&quot;;[.F36];&quot;-row&quot;;TEXT([.G36];&quot;00&quot;);&quot;-col&quot;;TEXT([.H36];&quot;00&quot;))" table:style-name="ce1">
            <text:p>virginiatech-sheet1-row04-col14</text:p>
          </table:table-cell>
          <table:table-cell office:value-type="string" office:string-value="virginiatech-2sht1-2rw04-2cl14" table:formula="of:=CONCATENATE([.A36];&quot;-2sht&quot;;[.F36];&quot;-2rw&quot;;TEXT([.G36];&quot;00&quot;);&quot;-2cl&quot;;TEXT([.H36];&quot;00&quot;))" table:style-name="ce1">
            <text:p>virginiatech-2sht1-2rw04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akeforest</text:p>
          </table:table-cell>
          <table:table-cell office:value-type="string" table:style-name="ce1">
            <text:p>Wake Forest Demon Deacons</text:p>
          </table:table-cell>
          <table:table-cell office:value-type="string" table:style-name="ce1">
            <text:p>Wake Forest Demon Deacons</text:p>
          </table:table-cell>
          <table:table-cell office:value-type="string" table:style-name="ce1">
            <text:p>Wake Fore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akeforest</text:p>
          </table:table-cell>
          <table:table-cell office:value-type="string" table:style-name="ce1">
            <text:p>#f/wakefores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akeforest" table:formula="of:=IF([.S37]=&quot;None&quot;;CONCATENATE([.A37];&quot;-sheet&quot;;[.F37];&quot;-row&quot;;TEXT([.G37];&quot;00&quot;);&quot;-col&quot;;TEXT([.H37];&quot;00&quot;));[.S37])" table:style-name="ce1">
            <text:p>wakeforest</text:p>
          </table:table-cell>
          <table:table-cell office:value-type="string" office:string-value="wakeforest-sheet1-row04-col15" table:formula="of:=CONCATENATE([.A37];&quot;-sheet&quot;;[.F37];&quot;-row&quot;;TEXT([.G37];&quot;00&quot;);&quot;-col&quot;;TEXT([.H37];&quot;00&quot;))" table:style-name="ce1">
            <text:p>wakeforest-sheet1-row04-col15</text:p>
          </table:table-cell>
          <table:table-cell office:value-type="string" office:string-value="wakeforest-2sht1-2rw04-2cl15" table:formula="of:=CONCATENATE([.A37];&quot;-2sht&quot;;[.F37];&quot;-2rw&quot;;TEXT([.G37];&quot;00&quot;);&quot;-2cl&quot;;TEXT([.H37];&quot;00&quot;))" table:style-name="ce1">
            <text:p>wakeforest-2sht1-2rw04-2cl1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loridastate2</text:p>
          </table:table-cell>
          <table:table-cell office:value-type="string" table:style-name="ce1">
            <text:p>Florida State Seminoles Alternate</text:p>
          </table:table-cell>
          <table:table-cell office:value-type="string" table:style-name="ce1">
            <text:p>Florida State Seminoles</text:p>
          </table:table-cell>
          <table:table-cell office:value-type="string" table:style-name="ce1">
            <text:p>Florid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CC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1">
            <text:p>floridastate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loridastate2" table:formula="of:=IF([.S38]=&quot;None&quot;;CONCATENATE([.A38];&quot;-sheet&quot;;[.F38];&quot;-row&quot;;TEXT([.G38];&quot;00&quot;);&quot;-col&quot;;TEXT([.H38];&quot;00&quot;));[.S38])" table:style-name="ce1">
            <text:p>floridastate2</text:p>
          </table:table-cell>
          <table:table-cell office:value-type="string" office:string-value="floridastate2-sheet1-row04-col16" table:formula="of:=CONCATENATE([.A38];&quot;-sheet&quot;;[.F38];&quot;-row&quot;;TEXT([.G38];&quot;00&quot;);&quot;-col&quot;;TEXT([.H38];&quot;00&quot;))" table:style-name="ce1">
            <text:p>floridastate2-sheet1-row04-col16</text:p>
          </table:table-cell>
          <table:table-cell office:value-type="string" office:string-value="floridastate2-2sht1-2rw04-2cl16" table:formula="of:=CONCATENATE([.A38];&quot;-2sht&quot;;[.F38];&quot;-2rw&quot;;TEXT([.G38];&quot;00&quot;);&quot;-2cl&quot;;TEXT([.H38];&quot;00&quot;))" table:style-name="ce1">
            <text:p>floridastate2-2sht1-2rw04-2cl1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loridagulfcoast</text:p>
          </table:table-cell>
          <table:table-cell office:value-type="string" table:style-name="ce1">
            <text:p>Florida Gulf Coast Eagles</text:p>
          </table:table-cell>
          <table:table-cell office:value-type="string" table:style-name="ce1">
            <text:p>Florida Gulf Coast Eagles</text:p>
          </table:table-cell>
          <table:table-cell office:value-type="string" table:style-name="ce1">
            <text:p>Florida Gulf Coa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loridagulfcoast</text:p>
          </table:table-cell>
          <table:table-cell office:value-type="string" table:style-name="ce3">
            <text:p>#f/floridagulfcoast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loridagulfcoast" table:formula="of:=IF([.S39]=&quot;None&quot;;CONCATENATE([.A39];&quot;-sheet&quot;;[.F39];&quot;-row&quot;;TEXT([.G39];&quot;00&quot;);&quot;-col&quot;;TEXT([.H39];&quot;00&quot;));[.S39])" table:style-name="ce1">
            <text:p>floridagulfcoast</text:p>
          </table:table-cell>
          <table:table-cell office:value-type="string" office:string-value="floridagulfcoast-sheet1-row05-col01" table:formula="of:=CONCATENATE([.A39];&quot;-sheet&quot;;[.F39];&quot;-row&quot;;TEXT([.G39];&quot;00&quot;);&quot;-col&quot;;TEXT([.H39];&quot;00&quot;))" table:style-name="ce1">
            <text:p>floridagulfcoast-sheet1-row05-col01</text:p>
          </table:table-cell>
          <table:table-cell office:value-type="string" office:string-value="floridagulfcoast-2sht1-2rw05-2cl01" table:formula="of:=CONCATENATE([.A39];&quot;-2sht&quot;;[.F39];&quot;-2rw&quot;;TEXT([.G39];&quot;00&quot;);&quot;-2cl&quot;;TEXT([.H39];&quot;00&quot;))" table:style-name="ce1">
            <text:p>floridagulfcoast-2sht1-2rw05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jacksonville</text:p>
          </table:table-cell>
          <table:table-cell office:value-type="string" table:style-name="ce1">
            <text:p>Jacksonville Dolphins</text:p>
          </table:table-cell>
          <table:table-cell office:value-type="string" table:style-name="ce1">
            <text:p>Jacksonville Dolphins</text:p>
          </table:table-cell>
          <table:table-cell office:value-type="string" table:style-name="ce1">
            <text:p>Jacksonvil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jacksonville</text:p>
          </table:table-cell>
          <table:table-cell office:value-type="string" table:style-name="ce3">
            <text:p>#f/jacksonvill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jacksonville" table:formula="of:=IF([.S40]=&quot;None&quot;;CONCATENATE([.A40];&quot;-sheet&quot;;[.F40];&quot;-row&quot;;TEXT([.G40];&quot;00&quot;);&quot;-col&quot;;TEXT([.H40];&quot;00&quot;));[.S40])" table:style-name="ce1">
            <text:p>jacksonville</text:p>
          </table:table-cell>
          <table:table-cell office:value-type="string" office:string-value="jacksonville-sheet1-row05-col02" table:formula="of:=CONCATENATE([.A40];&quot;-sheet&quot;;[.F40];&quot;-row&quot;;TEXT([.G40];&quot;00&quot;);&quot;-col&quot;;TEXT([.H40];&quot;00&quot;))" table:style-name="ce1">
            <text:p>jacksonville-sheet1-row05-col02</text:p>
          </table:table-cell>
          <table:table-cell office:value-type="string" office:string-value="jacksonville-2sht1-2rw05-2cl02" table:formula="of:=CONCATENATE([.A40];&quot;-2sht&quot;;[.F40];&quot;-2rw&quot;;TEXT([.G40];&quot;00&quot;);&quot;-2cl&quot;;TEXT([.H40];&quot;00&quot;))" table:style-name="ce1">
            <text:p>jacksonville-2sht1-2rw05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kennesaw</text:p>
          </table:table-cell>
          <table:table-cell office:value-type="string" table:style-name="ce1">
            <text:p>Kennesaw State Owls</text:p>
          </table:table-cell>
          <table:table-cell office:value-type="string" table:style-name="ce1">
            <text:p>Kennesaw State Owls</text:p>
          </table:table-cell>
          <table:table-cell office:value-type="string" table:style-name="ce1">
            <text:p>Kennesaw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kennesaw</text:p>
          </table:table-cell>
          <table:table-cell office:value-type="string" table:style-name="ce3">
            <text:p>#f/kennesaw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kennesaw" table:formula="of:=IF([.S41]=&quot;None&quot;;CONCATENATE([.A41];&quot;-sheet&quot;;[.F41];&quot;-row&quot;;TEXT([.G41];&quot;00&quot;);&quot;-col&quot;;TEXT([.H41];&quot;00&quot;));[.S41])" table:style-name="ce1">
            <text:p>kennesaw</text:p>
          </table:table-cell>
          <table:table-cell office:value-type="string" office:string-value="kennesaw-sheet1-row05-col03" table:formula="of:=CONCATENATE([.A41];&quot;-sheet&quot;;[.F41];&quot;-row&quot;;TEXT([.G41];&quot;00&quot;);&quot;-col&quot;;TEXT([.H41];&quot;00&quot;))" table:style-name="ce1">
            <text:p>kennesaw-sheet1-row05-col03</text:p>
          </table:table-cell>
          <table:table-cell office:value-type="string" office:string-value="kennesaw-2sht1-2rw05-2cl03" table:formula="of:=CONCATENATE([.A41];&quot;-2sht&quot;;[.F41];&quot;-2rw&quot;;TEXT([.G41];&quot;00&quot;);&quot;-2cl&quot;;TEXT([.H41];&quot;00&quot;))" table:style-name="ce1">
            <text:p>kennesaw-2sht1-2rw05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ipscomb</text:p>
          </table:table-cell>
          <table:table-cell office:value-type="string" table:style-name="ce1">
            <text:p>Lipscomb Bisons</text:p>
          </table:table-cell>
          <table:table-cell office:value-type="string" table:style-name="ce1">
            <text:p>Lipscomb Bisons</text:p>
          </table:table-cell>
          <table:table-cell office:value-type="string" table:style-name="ce1">
            <text:p>Lipscomb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ipscomb</text:p>
          </table:table-cell>
          <table:table-cell office:value-type="string" table:style-name="ce3">
            <text:p>#f/lipscomb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ipscomb" table:formula="of:=IF([.S42]=&quot;None&quot;;CONCATENATE([.A42];&quot;-sheet&quot;;[.F42];&quot;-row&quot;;TEXT([.G42];&quot;00&quot;);&quot;-col&quot;;TEXT([.H42];&quot;00&quot;));[.S42])" table:style-name="ce1">
            <text:p>lipscomb</text:p>
          </table:table-cell>
          <table:table-cell office:value-type="string" office:string-value="lipscomb-sheet1-row05-col04" table:formula="of:=CONCATENATE([.A42];&quot;-sheet&quot;;[.F42];&quot;-row&quot;;TEXT([.G42];&quot;00&quot;);&quot;-col&quot;;TEXT([.H42];&quot;00&quot;))" table:style-name="ce1">
            <text:p>lipscomb-sheet1-row05-col04</text:p>
          </table:table-cell>
          <table:table-cell office:value-type="string" office:string-value="lipscomb-2sht1-2rw05-2cl04" table:formula="of:=CONCATENATE([.A42];&quot;-2sht&quot;;[.F42];&quot;-2rw&quot;;TEXT([.G42];&quot;00&quot;);&quot;-2cl&quot;;TEXT([.H42];&quot;00&quot;))" table:style-name="ce1">
            <text:p>lipscomb-2sht1-2rw05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jit</text:p>
          </table:table-cell>
          <table:table-cell office:value-type="string" table:style-name="ce1">
            <text:p>NJIT Highlanders</text:p>
          </table:table-cell>
          <table:table-cell office:value-type="string" table:style-name="ce1">
            <text:p>NJIT Highlanders</text:p>
          </table:table-cell>
          <table:table-cell office:value-type="string" table:style-name="ce1">
            <text:p>NJI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jit</text:p>
          </table:table-cell>
          <table:table-cell office:value-type="string" table:style-name="ce3">
            <text:p>#f/njit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jit" table:formula="of:=IF([.S43]=&quot;None&quot;;CONCATENATE([.A43];&quot;-sheet&quot;;[.F43];&quot;-row&quot;;TEXT([.G43];&quot;00&quot;);&quot;-col&quot;;TEXT([.H43];&quot;00&quot;));[.S43])" table:style-name="ce1">
            <text:p>njit</text:p>
          </table:table-cell>
          <table:table-cell office:value-type="string" office:string-value="njit-sheet1-row05-col05" table:formula="of:=CONCATENATE([.A43];&quot;-sheet&quot;;[.F43];&quot;-row&quot;;TEXT([.G43];&quot;00&quot;);&quot;-col&quot;;TEXT([.H43];&quot;00&quot;))" table:style-name="ce1">
            <text:p>njit-sheet1-row05-col05</text:p>
          </table:table-cell>
          <table:table-cell office:value-type="string" office:string-value="njit-2sht1-2rw05-2cl05" table:formula="of:=CONCATENATE([.A43];&quot;-2sht&quot;;[.F43];&quot;-2rw&quot;;TEXT([.G43];&quot;00&quot;);&quot;-2cl&quot;;TEXT([.H43];&quot;00&quot;))" table:style-name="ce1">
            <text:p>njit-2sht1-2rw05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florida</text:p>
          </table:table-cell>
          <table:table-cell office:value-type="string" table:style-name="ce1">
            <text:p>North Florida Ospreys</text:p>
          </table:table-cell>
          <table:table-cell office:value-type="string" table:style-name="ce1">
            <text:p>North Florida Ospreys</text:p>
          </table:table-cell>
          <table:table-cell office:value-type="string" table:style-name="ce1">
            <text:p>North Florid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florida</text:p>
          </table:table-cell>
          <table:table-cell office:value-type="string" table:style-name="ce3">
            <text:p>#f/northflorid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florida" table:formula="of:=IF([.S44]=&quot;None&quot;;CONCATENATE([.A44];&quot;-sheet&quot;;[.F44];&quot;-row&quot;;TEXT([.G44];&quot;00&quot;);&quot;-col&quot;;TEXT([.H44];&quot;00&quot;));[.S44])" table:style-name="ce1">
            <text:p>northflorida</text:p>
          </table:table-cell>
          <table:table-cell office:value-type="string" office:string-value="northflorida-sheet1-row05-col06" table:formula="of:=CONCATENATE([.A44];&quot;-sheet&quot;;[.F44];&quot;-row&quot;;TEXT([.G44];&quot;00&quot;);&quot;-col&quot;;TEXT([.H44];&quot;00&quot;))" table:style-name="ce1">
            <text:p>northflorida-sheet1-row05-col06</text:p>
          </table:table-cell>
          <table:table-cell office:value-type="string" office:string-value="northflorida-2sht1-2rw05-2cl06" table:formula="of:=CONCATENATE([.A44];&quot;-2sht&quot;;[.F44];&quot;-2rw&quot;;TEXT([.G44];&quot;00&quot;);&quot;-2cl&quot;;TEXT([.H44];&quot;00&quot;))" table:style-name="ce1">
            <text:p>northflorida-2sht1-2rw05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scupstate</text:p>
          </table:table-cell>
          <table:table-cell office:value-type="string" table:style-name="ce1">
            <text:p>USC Upstate Spartans</text:p>
          </table:table-cell>
          <table:table-cell office:value-type="string" table:style-name="ce1">
            <text:p>USC Upstate Spartans</text:p>
          </table:table-cell>
          <table:table-cell office:value-type="string" table:style-name="ce1">
            <text:p>USC Up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scupstate</text:p>
          </table:table-cell>
          <table:table-cell office:value-type="string" table:style-name="ce3">
            <text:p>#f/uscup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scupstate" table:formula="of:=IF([.S45]=&quot;None&quot;;CONCATENATE([.A45];&quot;-sheet&quot;;[.F45];&quot;-row&quot;;TEXT([.G45];&quot;00&quot;);&quot;-col&quot;;TEXT([.H45];&quot;00&quot;));[.S45])" table:style-name="ce1">
            <text:p>uscupstate</text:p>
          </table:table-cell>
          <table:table-cell office:value-type="string" office:string-value="uscupstate-sheet1-row05-col07" table:formula="of:=CONCATENATE([.A45];&quot;-sheet&quot;;[.F45];&quot;-row&quot;;TEXT([.G45];&quot;00&quot;);&quot;-col&quot;;TEXT([.H45];&quot;00&quot;))" table:style-name="ce1">
            <text:p>uscupstate-sheet1-row05-col07</text:p>
          </table:table-cell>
          <table:table-cell office:value-type="string" office:string-value="uscupstate-2sht1-2rw05-2cl07" table:formula="of:=CONCATENATE([.A45];&quot;-2sht&quot;;[.F45];&quot;-2rw&quot;;TEXT([.G45];&quot;00&quot;);&quot;-2cl&quot;;TEXT([.H45];&quot;00&quot;))" table:style-name="ce1">
            <text:p>uscupstate-2sht1-2rw05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etson</text:p>
          </table:table-cell>
          <table:table-cell office:value-type="string" table:style-name="ce1">
            <text:p>Stetson Hatters</text:p>
          </table:table-cell>
          <table:table-cell office:value-type="string" table:style-name="ce1">
            <text:p>Stetson Hatters</text:p>
          </table:table-cell>
          <table:table-cell office:value-type="string" table:style-name="ce1">
            <text:p>Stets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sun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etson</text:p>
          </table:table-cell>
          <table:table-cell office:value-type="string" table:style-name="ce3">
            <text:p>#f/stets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etson" table:formula="of:=IF([.S46]=&quot;None&quot;;CONCATENATE([.A46];&quot;-sheet&quot;;[.F46];&quot;-row&quot;;TEXT([.G46];&quot;00&quot;);&quot;-col&quot;;TEXT([.H46];&quot;00&quot;));[.S46])" table:style-name="ce1">
            <text:p>stetson</text:p>
          </table:table-cell>
          <table:table-cell office:value-type="string" office:string-value="stetson-sheet1-row05-col08" table:formula="of:=CONCATENATE([.A46];&quot;-sheet&quot;;[.F46];&quot;-row&quot;;TEXT([.G46];&quot;00&quot;);&quot;-col&quot;;TEXT([.H46];&quot;00&quot;))" table:style-name="ce1">
            <text:p>stetson-sheet1-row05-col08</text:p>
          </table:table-cell>
          <table:table-cell office:value-type="string" office:string-value="stetson-2sht1-2rw05-2cl08" table:formula="of:=CONCATENATE([.A46];&quot;-2sht&quot;;[.F46];&quot;-2rw&quot;;TEXT([.G46];&quot;00&quot;);&quot;-2cl&quot;;TEXT([.H46];&quot;00&quot;))" table:style-name="ce1">
            <text:p>stetson-2sht1-2rw05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avidson</text:p>
          </table:table-cell>
          <table:table-cell office:value-type="string" table:style-name="ce1">
            <text:p>Davidson Wildcats</text:p>
          </table:table-cell>
          <table:table-cell office:value-type="string" table:style-name="ce1">
            <text:p>Davidson Wildcats</text:p>
          </table:table-cell>
          <table:table-cell office:value-type="string" table:style-name="ce1">
            <text:p>Davids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avidson</text:p>
          </table:table-cell>
          <table:table-cell office:value-type="string" table:style-name="ce3">
            <text:p>#f/davids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avidson" table:formula="of:=IF([.S47]=&quot;None&quot;;CONCATENATE([.A47];&quot;-sheet&quot;;[.F47];&quot;-row&quot;;TEXT([.G47];&quot;00&quot;);&quot;-col&quot;;TEXT([.H47];&quot;00&quot;));[.S47])" table:style-name="ce1">
            <text:p>davidson</text:p>
          </table:table-cell>
          <table:table-cell office:value-type="string" office:string-value="davidson-sheet1-row06-col01" table:formula="of:=CONCATENATE([.A47];&quot;-sheet&quot;;[.F47];&quot;-row&quot;;TEXT([.G47];&quot;00&quot;);&quot;-col&quot;;TEXT([.H47];&quot;00&quot;))" table:style-name="ce1">
            <text:p>davidson-sheet1-row06-col01</text:p>
          </table:table-cell>
          <table:table-cell office:value-type="string" office:string-value="davidson-2sht1-2rw06-2cl01" table:formula="of:=CONCATENATE([.A47];&quot;-2sht&quot;;[.F47];&quot;-2rw&quot;;TEXT([.G47];&quot;00&quot;);&quot;-2cl&quot;;TEXT([.H47];&quot;00&quot;))" table:style-name="ce1">
            <text:p>davidson-2sht1-2rw06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ayton</text:p>
          </table:table-cell>
          <table:table-cell office:value-type="string" table:style-name="ce1">
            <text:p>Dayton Flyers</text:p>
          </table:table-cell>
          <table:table-cell office:value-type="string" table:style-name="ce1">
            <text:p>Dayton Flyers</text:p>
          </table:table-cell>
          <table:table-cell office:value-type="string" table:style-name="ce1">
            <text:p>Day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ayton</text:p>
          </table:table-cell>
          <table:table-cell office:value-type="string" table:style-name="ce3">
            <text:p>#f/dayt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ayton" table:formula="of:=IF([.S48]=&quot;None&quot;;CONCATENATE([.A48];&quot;-sheet&quot;;[.F48];&quot;-row&quot;;TEXT([.G48];&quot;00&quot;);&quot;-col&quot;;TEXT([.H48];&quot;00&quot;));[.S48])" table:style-name="ce1">
            <text:p>dayton</text:p>
          </table:table-cell>
          <table:table-cell office:value-type="string" office:string-value="dayton-sheet1-row06-col02" table:formula="of:=CONCATENATE([.A48];&quot;-sheet&quot;;[.F48];&quot;-row&quot;;TEXT([.G48];&quot;00&quot;);&quot;-col&quot;;TEXT([.H48];&quot;00&quot;))" table:style-name="ce1">
            <text:p>dayton-sheet1-row06-col02</text:p>
          </table:table-cell>
          <table:table-cell office:value-type="string" office:string-value="dayton-2sht1-2rw06-2cl02" table:formula="of:=CONCATENATE([.A48];&quot;-2sht&quot;;[.F48];&quot;-2rw&quot;;TEXT([.G48];&quot;00&quot;);&quot;-2cl&quot;;TEXT([.H48];&quot;00&quot;))" table:style-name="ce1">
            <text:p>dayton-2sht1-2rw06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uquesne</text:p>
          </table:table-cell>
          <table:table-cell office:value-type="string" table:style-name="ce1">
            <text:p>Duquesne Dukes</text:p>
          </table:table-cell>
          <table:table-cell office:value-type="string" table:style-name="ce1">
            <text:p>Duquesne Dukes</text:p>
          </table:table-cell>
          <table:table-cell office:value-type="string" table:style-name="ce1">
            <text:p>Duquesn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uquesne</text:p>
          </table:table-cell>
          <table:table-cell office:value-type="string" table:style-name="ce3">
            <text:p>#f/duquesn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uquesne" table:formula="of:=IF([.S49]=&quot;None&quot;;CONCATENATE([.A49];&quot;-sheet&quot;;[.F49];&quot;-row&quot;;TEXT([.G49];&quot;00&quot;);&quot;-col&quot;;TEXT([.H49];&quot;00&quot;));[.S49])" table:style-name="ce1">
            <text:p>duquesne</text:p>
          </table:table-cell>
          <table:table-cell office:value-type="string" office:string-value="duquesne-sheet1-row06-col03" table:formula="of:=CONCATENATE([.A49];&quot;-sheet&quot;;[.F49];&quot;-row&quot;;TEXT([.G49];&quot;00&quot;);&quot;-col&quot;;TEXT([.H49];&quot;00&quot;))" table:style-name="ce1">
            <text:p>duquesne-sheet1-row06-col03</text:p>
          </table:table-cell>
          <table:table-cell office:value-type="string" office:string-value="duquesne-2sht1-2rw06-2cl03" table:formula="of:=CONCATENATE([.A49];&quot;-2sht&quot;;[.F49];&quot;-2rw&quot;;TEXT([.G49];&quot;00&quot;);&quot;-2cl&quot;;TEXT([.H49];&quot;00&quot;))" table:style-name="ce1">
            <text:p>duquesne-2sht1-2rw06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ordham</text:p>
          </table:table-cell>
          <table:table-cell office:value-type="string" table:style-name="ce1">
            <text:p>Fordham Rams</text:p>
          </table:table-cell>
          <table:table-cell office:value-type="string" table:style-name="ce1">
            <text:p>Fordham Rams</text:p>
          </table:table-cell>
          <table:table-cell office:value-type="string" table:style-name="ce1">
            <text:p>Fordham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ordham</text:p>
          </table:table-cell>
          <table:table-cell office:value-type="string" table:style-name="ce3">
            <text:p>#f/fordham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ordham" table:formula="of:=IF([.S50]=&quot;None&quot;;CONCATENATE([.A50];&quot;-sheet&quot;;[.F50];&quot;-row&quot;;TEXT([.G50];&quot;00&quot;);&quot;-col&quot;;TEXT([.H50];&quot;00&quot;));[.S50])" table:style-name="ce1">
            <text:p>fordham</text:p>
          </table:table-cell>
          <table:table-cell office:value-type="string" office:string-value="fordham-sheet1-row06-col04" table:formula="of:=CONCATENATE([.A50];&quot;-sheet&quot;;[.F50];&quot;-row&quot;;TEXT([.G50];&quot;00&quot;);&quot;-col&quot;;TEXT([.H50];&quot;00&quot;))" table:style-name="ce1">
            <text:p>fordham-sheet1-row06-col04</text:p>
          </table:table-cell>
          <table:table-cell office:value-type="string" office:string-value="fordham-2sht1-2rw06-2cl04" table:formula="of:=CONCATENATE([.A50];&quot;-2sht&quot;;[.F50];&quot;-2rw&quot;;TEXT([.G50];&quot;00&quot;);&quot;-2cl&quot;;TEXT([.H50];&quot;00&quot;))" table:style-name="ce1">
            <text:p>fordham-2sht1-2rw06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eorgemason</text:p>
          </table:table-cell>
          <table:table-cell office:value-type="string" table:style-name="ce1">
            <text:p>George Mason Patriots</text:p>
          </table:table-cell>
          <table:table-cell office:value-type="string" table:style-name="ce1">
            <text:p>George Mason Patriots</text:p>
          </table:table-cell>
          <table:table-cell office:value-type="string" table:style-name="ce1">
            <text:p>George Mas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eorgemason</text:p>
          </table:table-cell>
          <table:table-cell office:value-type="string" table:style-name="ce3">
            <text:p>#f/georgemas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eorgemason" table:formula="of:=IF([.S51]=&quot;None&quot;;CONCATENATE([.A51];&quot;-sheet&quot;;[.F51];&quot;-row&quot;;TEXT([.G51];&quot;00&quot;);&quot;-col&quot;;TEXT([.H51];&quot;00&quot;));[.S51])" table:style-name="ce1">
            <text:p>georgemason</text:p>
          </table:table-cell>
          <table:table-cell office:value-type="string" office:string-value="georgemason-sheet1-row06-col05" table:formula="of:=CONCATENATE([.A51];&quot;-sheet&quot;;[.F51];&quot;-row&quot;;TEXT([.G51];&quot;00&quot;);&quot;-col&quot;;TEXT([.H51];&quot;00&quot;))" table:style-name="ce1">
            <text:p>georgemason-sheet1-row06-col05</text:p>
          </table:table-cell>
          <table:table-cell office:value-type="string" office:string-value="georgemason-2sht1-2rw06-2cl05" table:formula="of:=CONCATENATE([.A51];&quot;-2sht&quot;;[.F51];&quot;-2rw&quot;;TEXT([.G51];&quot;00&quot;);&quot;-2cl&quot;;TEXT([.H51];&quot;00&quot;))" table:style-name="ce1">
            <text:p>georgemason-2sht1-2rw06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eorgewashington</text:p>
          </table:table-cell>
          <table:table-cell office:value-type="string" table:style-name="ce1">
            <text:p>George Washington Colonials</text:p>
          </table:table-cell>
          <table:table-cell office:value-type="string" table:style-name="ce1">
            <text:p>George Washington Colonials</text:p>
          </table:table-cell>
          <table:table-cell office:value-type="string" table:style-name="ce1">
            <text:p>George Washing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eorgewashington</text:p>
          </table:table-cell>
          <table:table-cell office:value-type="string" table:style-name="ce3">
            <text:p>#f/georgewashingt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eorgewashington" table:formula="of:=IF([.S52]=&quot;None&quot;;CONCATENATE([.A52];&quot;-sheet&quot;;[.F52];&quot;-row&quot;;TEXT([.G52];&quot;00&quot;);&quot;-col&quot;;TEXT([.H52];&quot;00&quot;));[.S52])" table:style-name="ce1">
            <text:p>georgewashington</text:p>
          </table:table-cell>
          <table:table-cell office:value-type="string" office:string-value="georgewashington-sheet1-row06-col06" table:formula="of:=CONCATENATE([.A52];&quot;-sheet&quot;;[.F52];&quot;-row&quot;;TEXT([.G52];&quot;00&quot;);&quot;-col&quot;;TEXT([.H52];&quot;00&quot;))" table:style-name="ce1">
            <text:p>georgewashington-sheet1-row06-col06</text:p>
          </table:table-cell>
          <table:table-cell office:value-type="string" office:string-value="georgewashington-2sht1-2rw06-2cl06" table:formula="of:=CONCATENATE([.A52];&quot;-2sht&quot;;[.F52];&quot;-2rw&quot;;TEXT([.G52];&quot;00&quot;);&quot;-2cl&quot;;TEXT([.H52];&quot;00&quot;))" table:style-name="ce1">
            <text:p>georgewashington-2sht1-2rw06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asalle</text:p>
          </table:table-cell>
          <table:table-cell office:value-type="string" table:style-name="ce1">
            <text:p>La Salle Explorers</text:p>
          </table:table-cell>
          <table:table-cell office:value-type="string" table:style-name="ce1">
            <text:p>La Salle Explorers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asalle</text:p>
          </table:table-cell>
          <table:table-cell office:value-type="string" table:style-name="ce3">
            <text:p>#f/lasall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asalle" table:formula="of:=IF([.S53]=&quot;None&quot;;CONCATENATE([.A53];&quot;-sheet&quot;;[.F53];&quot;-row&quot;;TEXT([.G53];&quot;00&quot;);&quot;-col&quot;;TEXT([.H53];&quot;00&quot;));[.S53])" table:style-name="ce1">
            <text:p>lasalle</text:p>
          </table:table-cell>
          <table:table-cell office:value-type="string" office:string-value="lasalle-sheet1-row06-col07" table:formula="of:=CONCATENATE([.A53];&quot;-sheet&quot;;[.F53];&quot;-row&quot;;TEXT([.G53];&quot;00&quot;);&quot;-col&quot;;TEXT([.H53];&quot;00&quot;))" table:style-name="ce1">
            <text:p>lasalle-sheet1-row06-col07</text:p>
          </table:table-cell>
          <table:table-cell office:value-type="string" office:string-value="lasalle-2sht1-2rw06-2cl07" table:formula="of:=CONCATENATE([.A53];&quot;-2sht&quot;;[.F53];&quot;-2rw&quot;;TEXT([.G53];&quot;00&quot;);&quot;-2cl&quot;;TEXT([.H53];&quot;00&quot;))" table:style-name="ce1">
            <text:p>lasalle-2sht1-2rw06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mass</text:p>
          </table:table-cell>
          <table:table-cell office:value-type="string" table:style-name="ce1">
            <text:p>UMass Minutemen</text:p>
          </table:table-cell>
          <table:table-cell office:value-type="string" table:style-name="ce1">
            <text:p>UMass Minutemen</text:p>
          </table:table-cell>
          <table:table-cell office:value-type="string" table:style-name="ce1">
            <text:p>UMass<text:s/>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mass</text:p>
          </table:table-cell>
          <table:table-cell office:value-type="string" table:style-name="ce3">
            <text:p>#f/umass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mass" table:formula="of:=IF([.S54]=&quot;None&quot;;CONCATENATE([.A54];&quot;-sheet&quot;;[.F54];&quot;-row&quot;;TEXT([.G54];&quot;00&quot;);&quot;-col&quot;;TEXT([.H54];&quot;00&quot;));[.S54])" table:style-name="ce1">
            <text:p>umass</text:p>
          </table:table-cell>
          <table:table-cell office:value-type="string" office:string-value="umass-sheet1-row06-col08" table:formula="of:=CONCATENATE([.A54];&quot;-sheet&quot;;[.F54];&quot;-row&quot;;TEXT([.G54];&quot;00&quot;);&quot;-col&quot;;TEXT([.H54];&quot;00&quot;))" table:style-name="ce1">
            <text:p>umass-sheet1-row06-col08</text:p>
          </table:table-cell>
          <table:table-cell office:value-type="string" office:string-value="umass-2sht1-2rw06-2cl08" table:formula="of:=CONCATENATE([.A54];&quot;-2sht&quot;;[.F54];&quot;-2rw&quot;;TEXT([.G54];&quot;00&quot;);&quot;-2cl&quot;;TEXT([.H54];&quot;00&quot;))" table:style-name="ce1">
            <text:p>umass-2sht1-2rw06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rhodeisland</text:p>
          </table:table-cell>
          <table:table-cell office:value-type="string" table:style-name="ce1">
            <text:p>Rhode Island Rams</text:p>
          </table:table-cell>
          <table:table-cell office:value-type="string" table:style-name="ce1">
            <text:p>Rhode Island Rams</text:p>
          </table:table-cell>
          <table:table-cell office:value-type="string" table:style-name="ce1">
            <text:p>Rhode Islan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rhodeisland</text:p>
          </table:table-cell>
          <table:table-cell office:value-type="string" table:style-name="ce3">
            <text:p>#f/rhodeisland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rhodeisland" table:formula="of:=IF([.S55]=&quot;None&quot;;CONCATENATE([.A55];&quot;-sheet&quot;;[.F55];&quot;-row&quot;;TEXT([.G55];&quot;00&quot;);&quot;-col&quot;;TEXT([.H55];&quot;00&quot;));[.S55])" table:style-name="ce1">
            <text:p>rhodeisland</text:p>
          </table:table-cell>
          <table:table-cell office:value-type="string" office:string-value="rhodeisland-sheet1-row06-col09" table:formula="of:=CONCATENATE([.A55];&quot;-sheet&quot;;[.F55];&quot;-row&quot;;TEXT([.G55];&quot;00&quot;);&quot;-col&quot;;TEXT([.H55];&quot;00&quot;))" table:style-name="ce1">
            <text:p>rhodeisland-sheet1-row06-col09</text:p>
          </table:table-cell>
          <table:table-cell office:value-type="string" office:string-value="rhodeisland-2sht1-2rw06-2cl09" table:formula="of:=CONCATENATE([.A55];&quot;-2sht&quot;;[.F55];&quot;-2rw&quot;;TEXT([.G55];&quot;00&quot;);&quot;-2cl&quot;;TEXT([.H55];&quot;00&quot;))" table:style-name="ce1">
            <text:p>rhodeisland-2sht1-2rw06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richmond</text:p>
          </table:table-cell>
          <table:table-cell office:value-type="string" table:style-name="ce1">
            <text:p>Richmond Spiders</text:p>
          </table:table-cell>
          <table:table-cell office:value-type="string" table:style-name="ce1">
            <text:p>Richmond Spiders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richmond</text:p>
          </table:table-cell>
          <table:table-cell office:value-type="string" table:style-name="ce3">
            <text:p>#f/richmond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richmond" table:formula="of:=IF([.S56]=&quot;None&quot;;CONCATENATE([.A56];&quot;-sheet&quot;;[.F56];&quot;-row&quot;;TEXT([.G56];&quot;00&quot;);&quot;-col&quot;;TEXT([.H56];&quot;00&quot;));[.S56])" table:style-name="ce1">
            <text:p>richmond</text:p>
          </table:table-cell>
          <table:table-cell office:value-type="string" office:string-value="richmond-sheet1-row06-col10" table:formula="of:=CONCATENATE([.A56];&quot;-sheet&quot;;[.F56];&quot;-row&quot;;TEXT([.G56];&quot;00&quot;);&quot;-col&quot;;TEXT([.H56];&quot;00&quot;))" table:style-name="ce1">
            <text:p>richmond-sheet1-row06-col10</text:p>
          </table:table-cell>
          <table:table-cell office:value-type="string" office:string-value="richmond-2sht1-2rw06-2cl10" table:formula="of:=CONCATENATE([.A56];&quot;-2sht&quot;;[.F56];&quot;-2rw&quot;;TEXT([.G56];&quot;00&quot;);&quot;-2cl&quot;;TEXT([.H56];&quot;00&quot;))" table:style-name="ce1">
            <text:p>richmond-2sht1-2rw06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bonaventure</text:p>
          </table:table-cell>
          <table:table-cell office:value-type="string" table:style-name="ce1">
            <text:p>St. Bonaventure Bonnies</text:p>
          </table:table-cell>
          <table:table-cell office:value-type="string" table:style-name="ce1">
            <text:p>St. Bonaventure Bonnies</text:p>
          </table:table-cell>
          <table:table-cell office:value-type="string" table:style-name="ce1">
            <text:p>St. Bonaventur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bonaventure</text:p>
          </table:table-cell>
          <table:table-cell office:value-type="string" table:style-name="ce3">
            <text:p>#f/stbonaventur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bonaventure" table:formula="of:=IF([.S57]=&quot;None&quot;;CONCATENATE([.A57];&quot;-sheet&quot;;[.F57];&quot;-row&quot;;TEXT([.G57];&quot;00&quot;);&quot;-col&quot;;TEXT([.H57];&quot;00&quot;));[.S57])" table:style-name="ce1">
            <text:p>stbonaventure</text:p>
          </table:table-cell>
          <table:table-cell office:value-type="string" office:string-value="stbonaventure-sheet1-row06-col11" table:formula="of:=CONCATENATE([.A57];&quot;-sheet&quot;;[.F57];&quot;-row&quot;;TEXT([.G57];&quot;00&quot;);&quot;-col&quot;;TEXT([.H57];&quot;00&quot;))" table:style-name="ce1">
            <text:p>stbonaventure-sheet1-row06-col11</text:p>
          </table:table-cell>
          <table:table-cell office:value-type="string" office:string-value="stbonaventure-2sht1-2rw06-2cl11" table:formula="of:=CONCATENATE([.A57];&quot;-2sht&quot;;[.F57];&quot;-2rw&quot;;TEXT([.G57];&quot;00&quot;);&quot;-2cl&quot;;TEXT([.H57];&quot;00&quot;))" table:style-name="ce1">
            <text:p>stbonaventure-2sht1-2rw06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josephspa</text:p>
          </table:table-cell>
          <table:table-cell office:value-type="string" table:style-name="ce1">
            <text:p>St. Joseph's Hawks</text:p>
          </table:table-cell>
          <table:table-cell office:value-type="string" table:style-name="ce1">
            <text:p>St. Joseph's Hawks</text:p>
          </table:table-cell>
          <table:table-cell office:value-type="string" table:style-name="ce1">
            <text:p>St. Joseph'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josephspa</text:p>
          </table:table-cell>
          <table:table-cell office:value-type="string" table:style-name="ce3">
            <text:p>#f/stjosephsp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josephspa" table:formula="of:=IF([.S58]=&quot;None&quot;;CONCATENATE([.A58];&quot;-sheet&quot;;[.F58];&quot;-row&quot;;TEXT([.G58];&quot;00&quot;);&quot;-col&quot;;TEXT([.H58];&quot;00&quot;));[.S58])" table:style-name="ce1">
            <text:p>stjosephspa</text:p>
          </table:table-cell>
          <table:table-cell office:value-type="string" office:string-value="stjosephspa-sheet1-row06-col12" table:formula="of:=CONCATENATE([.A58];&quot;-sheet&quot;;[.F58];&quot;-row&quot;;TEXT([.G58];&quot;00&quot;);&quot;-col&quot;;TEXT([.H58];&quot;00&quot;))" table:style-name="ce1">
            <text:p>stjosephspa-sheet1-row06-col12</text:p>
          </table:table-cell>
          <table:table-cell office:value-type="string" office:string-value="stjosephspa-2sht1-2rw06-2cl12" table:formula="of:=CONCATENATE([.A58];&quot;-2sht&quot;;[.F58];&quot;-2rw&quot;;TEXT([.G58];&quot;00&quot;);&quot;-2cl&quot;;TEXT([.H58];&quot;00&quot;))" table:style-name="ce1">
            <text:p>stjosephspa-2sht1-2rw06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louis</text:p>
          </table:table-cell>
          <table:table-cell office:value-type="string" table:style-name="ce1">
            <text:p>St. Louis Billikens</text:p>
          </table:table-cell>
          <table:table-cell office:value-type="string" table:style-name="ce1">
            <text:p>St. Louis Billikens</text:p>
          </table:table-cell>
          <table:table-cell office:value-type="string" table:style-name="ce1">
            <text:p>St. Lou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louis</text:p>
          </table:table-cell>
          <table:table-cell office:value-type="string" table:style-name="ce3">
            <text:p>#f/stlouis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louis" table:formula="of:=IF([.S59]=&quot;None&quot;;CONCATENATE([.A59];&quot;-sheet&quot;;[.F59];&quot;-row&quot;;TEXT([.G59];&quot;00&quot;);&quot;-col&quot;;TEXT([.H59];&quot;00&quot;));[.S59])" table:style-name="ce1">
            <text:p>stlouis</text:p>
          </table:table-cell>
          <table:table-cell office:value-type="string" office:string-value="stlouis-sheet1-row06-col13" table:formula="of:=CONCATENATE([.A59];&quot;-sheet&quot;;[.F59];&quot;-row&quot;;TEXT([.G59];&quot;00&quot;);&quot;-col&quot;;TEXT([.H59];&quot;00&quot;))" table:style-name="ce1">
            <text:p>stlouis-sheet1-row06-col13</text:p>
          </table:table-cell>
          <table:table-cell office:value-type="string" office:string-value="stlouis-2sht1-2rw06-2cl13" table:formula="of:=CONCATENATE([.A59];&quot;-2sht&quot;;[.F59];&quot;-2rw&quot;;TEXT([.G59];&quot;00&quot;);&quot;-2cl&quot;;TEXT([.H59];&quot;00&quot;))" table:style-name="ce1">
            <text:p>stlouis-2sht1-2rw06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cu</text:p>
          </table:table-cell>
          <table:table-cell office:value-type="string" table:style-name="ce1">
            <text:p>VCU Rams</text:p>
          </table:table-cell>
          <table:table-cell office:value-type="string" table:style-name="ce1">
            <text:p>VCU Rams</text:p>
          </table:table-cell>
          <table:table-cell office:value-type="string" table:style-name="ce1">
            <text:p>VCU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vcu</text:p>
          </table:table-cell>
          <table:table-cell office:value-type="string" table:style-name="ce3">
            <text:p>#f/vcu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cu" table:formula="of:=IF([.S60]=&quot;None&quot;;CONCATENATE([.A60];&quot;-sheet&quot;;[.F60];&quot;-row&quot;;TEXT([.G60];&quot;00&quot;);&quot;-col&quot;;TEXT([.H60];&quot;00&quot;));[.S60])" table:style-name="ce1">
            <text:p>vcu</text:p>
          </table:table-cell>
          <table:table-cell office:value-type="string" office:string-value="vcu-sheet1-row06-col14" table:formula="of:=CONCATENATE([.A60];&quot;-sheet&quot;;[.F60];&quot;-row&quot;;TEXT([.G60];&quot;00&quot;);&quot;-col&quot;;TEXT([.H60];&quot;00&quot;))" table:style-name="ce1">
            <text:p>vcu-sheet1-row06-col14</text:p>
          </table:table-cell>
          <table:table-cell office:value-type="string" office:string-value="vcu-2sht1-2rw06-2cl14" table:formula="of:=CONCATENATE([.A60];&quot;-2sht&quot;;[.F60];&quot;-2rw&quot;;TEXT([.G60];&quot;00&quot;);&quot;-2cl&quot;;TEXT([.H60];&quot;00&quot;))" table:style-name="ce1">
            <text:p>vcu-2sht1-2rw06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utler</text:p>
          </table:table-cell>
          <table:table-cell office:value-type="string" table:style-name="ce1">
            <text:p>Butler Bulldogs</text:p>
          </table:table-cell>
          <table:table-cell office:value-type="string" table:style-name="ce1">
            <text:p>Butler Bulldogs</text:p>
          </table:table-cell>
          <table:table-cell office:value-type="string" table:style-name="ce1">
            <text:p>Butle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utler</text:p>
          </table:table-cell>
          <table:table-cell office:value-type="string" table:style-name="ce3">
            <text:p>#f/butler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utler" table:formula="of:=IF([.S61]=&quot;None&quot;;CONCATENATE([.A61];&quot;-sheet&quot;;[.F61];&quot;-row&quot;;TEXT([.G61];&quot;00&quot;);&quot;-col&quot;;TEXT([.H61];&quot;00&quot;));[.S61])" table:style-name="ce1">
            <text:p>butler</text:p>
          </table:table-cell>
          <table:table-cell office:value-type="string" office:string-value="butler-sheet1-row07-col01" table:formula="of:=CONCATENATE([.A61];&quot;-sheet&quot;;[.F61];&quot;-row&quot;;TEXT([.G61];&quot;00&quot;);&quot;-col&quot;;TEXT([.H61];&quot;00&quot;))" table:style-name="ce1">
            <text:p>butler-sheet1-row07-col01</text:p>
          </table:table-cell>
          <table:table-cell office:value-type="string" office:string-value="butler-2sht1-2rw07-2cl01" table:formula="of:=CONCATENATE([.A61];&quot;-2sht&quot;;[.F61];&quot;-2rw&quot;;TEXT([.G61];&quot;00&quot;);&quot;-2cl&quot;;TEXT([.H61];&quot;00&quot;))" table:style-name="ce1">
            <text:p>butler-2sht1-2rw07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reighton</text:p>
          </table:table-cell>
          <table:table-cell office:value-type="string" table:style-name="ce1">
            <text:p>Creighton Bluejays</text:p>
          </table:table-cell>
          <table:table-cell office:value-type="string" table:style-name="ce1">
            <text:p>Creighton Bluejays</text:p>
          </table:table-cell>
          <table:table-cell office:value-type="string" table:style-name="ce1">
            <text:p>Creigh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reighton</text:p>
          </table:table-cell>
          <table:table-cell office:value-type="string" table:style-name="ce3">
            <text:p>#f/creight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reighton" table:formula="of:=IF([.S62]=&quot;None&quot;;CONCATENATE([.A62];&quot;-sheet&quot;;[.F62];&quot;-row&quot;;TEXT([.G62];&quot;00&quot;);&quot;-col&quot;;TEXT([.H62];&quot;00&quot;));[.S62])" table:style-name="ce1">
            <text:p>creighton</text:p>
          </table:table-cell>
          <table:table-cell office:value-type="string" office:string-value="creighton-sheet1-row07-col02" table:formula="of:=CONCATENATE([.A62];&quot;-sheet&quot;;[.F62];&quot;-row&quot;;TEXT([.G62];&quot;00&quot;);&quot;-col&quot;;TEXT([.H62];&quot;00&quot;))" table:style-name="ce1">
            <text:p>creighton-sheet1-row07-col02</text:p>
          </table:table-cell>
          <table:table-cell office:value-type="string" office:string-value="creighton-2sht1-2rw07-2cl02" table:formula="of:=CONCATENATE([.A62];&quot;-2sht&quot;;[.F62];&quot;-2rw&quot;;TEXT([.G62];&quot;00&quot;);&quot;-2cl&quot;;TEXT([.H62];&quot;00&quot;))" table:style-name="ce1">
            <text:p>creighton-2sht1-2rw07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epaul</text:p>
          </table:table-cell>
          <table:table-cell office:value-type="string" table:style-name="ce1">
            <text:p>DePaul Blue Demons</text:p>
          </table:table-cell>
          <table:table-cell office:value-type="string" table:style-name="ce1">
            <text:p>DePaul Blue Demons</text:p>
          </table:table-cell>
          <table:table-cell office:value-type="string" table:style-name="ce1">
            <text:p>DePau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epaul</text:p>
          </table:table-cell>
          <table:table-cell office:value-type="string" table:style-name="ce3">
            <text:p>#f/depaul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epaul" table:formula="of:=IF([.S63]=&quot;None&quot;;CONCATENATE([.A63];&quot;-sheet&quot;;[.F63];&quot;-row&quot;;TEXT([.G63];&quot;00&quot;);&quot;-col&quot;;TEXT([.H63];&quot;00&quot;));[.S63])" table:style-name="ce1">
            <text:p>depaul</text:p>
          </table:table-cell>
          <table:table-cell office:value-type="string" office:string-value="depaul-sheet1-row07-col03" table:formula="of:=CONCATENATE([.A63];&quot;-sheet&quot;;[.F63];&quot;-row&quot;;TEXT([.G63];&quot;00&quot;);&quot;-col&quot;;TEXT([.H63];&quot;00&quot;))" table:style-name="ce1">
            <text:p>depaul-sheet1-row07-col03</text:p>
          </table:table-cell>
          <table:table-cell office:value-type="string" office:string-value="depaul-2sht1-2rw07-2cl03" table:formula="of:=CONCATENATE([.A63];&quot;-2sht&quot;;[.F63];&quot;-2rw&quot;;TEXT([.G63];&quot;00&quot;);&quot;-2cl&quot;;TEXT([.H63];&quot;00&quot;))" table:style-name="ce1">
            <text:p>depaul-2sht1-2rw07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eorgetown</text:p>
          </table:table-cell>
          <table:table-cell office:value-type="string" table:style-name="ce1">
            <text:p>Georgetown Hoyas</text:p>
          </table:table-cell>
          <table:table-cell office:value-type="string" table:style-name="ce1">
            <text:p>Georgetown Hoyas</text:p>
          </table:table-cell>
          <table:table-cell office:value-type="string" table:style-name="ce1">
            <text:p>Georgetow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eorgetown</text:p>
          </table:table-cell>
          <table:table-cell office:value-type="string" table:style-name="ce3">
            <text:p>#f/georgetow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eorgetown" table:formula="of:=IF([.S64]=&quot;None&quot;;CONCATENATE([.A64];&quot;-sheet&quot;;[.F64];&quot;-row&quot;;TEXT([.G64];&quot;00&quot;);&quot;-col&quot;;TEXT([.H64];&quot;00&quot;));[.S64])" table:style-name="ce1">
            <text:p>georgetown</text:p>
          </table:table-cell>
          <table:table-cell office:value-type="string" office:string-value="georgetown-sheet1-row07-col04" table:formula="of:=CONCATENATE([.A64];&quot;-sheet&quot;;[.F64];&quot;-row&quot;;TEXT([.G64];&quot;00&quot;);&quot;-col&quot;;TEXT([.H64];&quot;00&quot;))" table:style-name="ce1">
            <text:p>georgetown-sheet1-row07-col04</text:p>
          </table:table-cell>
          <table:table-cell office:value-type="string" office:string-value="georgetown-2sht1-2rw07-2cl04" table:formula="of:=CONCATENATE([.A64];&quot;-2sht&quot;;[.F64];&quot;-2rw&quot;;TEXT([.G64];&quot;00&quot;);&quot;-2cl&quot;;TEXT([.H64];&quot;00&quot;))" table:style-name="ce1">
            <text:p>georgetown-2sht1-2rw07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rquette</text:p>
          </table:table-cell>
          <table:table-cell office:value-type="string" table:style-name="ce1">
            <text:p>Marquette Golden Eagles</text:p>
          </table:table-cell>
          <table:table-cell office:value-type="string" table:style-name="ce1">
            <text:p>Marquette Golden Eagles</text:p>
          </table:table-cell>
          <table:table-cell office:value-type="string" table:style-name="ce1">
            <text:p>Marquet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arquette</text:p>
          </table:table-cell>
          <table:table-cell office:value-type="string" table:style-name="ce3">
            <text:p>#f/marquet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rquette" table:formula="of:=IF([.S65]=&quot;None&quot;;CONCATENATE([.A65];&quot;-sheet&quot;;[.F65];&quot;-row&quot;;TEXT([.G65];&quot;00&quot;);&quot;-col&quot;;TEXT([.H65];&quot;00&quot;));[.S65])" table:style-name="ce1">
            <text:p>marquette</text:p>
          </table:table-cell>
          <table:table-cell office:value-type="string" office:string-value="marquette-sheet1-row07-col05" table:formula="of:=CONCATENATE([.A65];&quot;-sheet&quot;;[.F65];&quot;-row&quot;;TEXT([.G65];&quot;00&quot;);&quot;-col&quot;;TEXT([.H65];&quot;00&quot;))" table:style-name="ce1">
            <text:p>marquette-sheet1-row07-col05</text:p>
          </table:table-cell>
          <table:table-cell office:value-type="string" office:string-value="marquette-2sht1-2rw07-2cl05" table:formula="of:=CONCATENATE([.A65];&quot;-2sht&quot;;[.F65];&quot;-2rw&quot;;TEXT([.G65];&quot;00&quot;);&quot;-2cl&quot;;TEXT([.H65];&quot;00&quot;))" table:style-name="ce1">
            <text:p>marquette-2sht1-2rw07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rovidence</text:p>
          </table:table-cell>
          <table:table-cell office:value-type="string" table:style-name="ce1">
            <text:p>Providence Friars</text:p>
          </table:table-cell>
          <table:table-cell office:value-type="string" table:style-name="ce1">
            <text:p>Providence Friars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rovidence</text:p>
          </table:table-cell>
          <table:table-cell office:value-type="string" table:style-name="ce3">
            <text:p>#f/providenc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rovidence" table:formula="of:=IF([.S66]=&quot;None&quot;;CONCATENATE([.A66];&quot;-sheet&quot;;[.F66];&quot;-row&quot;;TEXT([.G66];&quot;00&quot;);&quot;-col&quot;;TEXT([.H66];&quot;00&quot;));[.S66])" table:style-name="ce1">
            <text:p>providence</text:p>
          </table:table-cell>
          <table:table-cell office:value-type="string" office:string-value="providence-sheet1-row07-col06" table:formula="of:=CONCATENATE([.A66];&quot;-sheet&quot;;[.F66];&quot;-row&quot;;TEXT([.G66];&quot;00&quot;);&quot;-col&quot;;TEXT([.H66];&quot;00&quot;))" table:style-name="ce1">
            <text:p>providence-sheet1-row07-col06</text:p>
          </table:table-cell>
          <table:table-cell office:value-type="string" office:string-value="providence-2sht1-2rw07-2cl06" table:formula="of:=CONCATENATE([.A66];&quot;-2sht&quot;;[.F66];&quot;-2rw&quot;;TEXT([.G66];&quot;00&quot;);&quot;-2cl&quot;;TEXT([.H66];&quot;00&quot;))" table:style-name="ce1">
            <text:p>providence-2sht1-2rw07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johnsny</text:p>
          </table:table-cell>
          <table:table-cell office:value-type="string" table:style-name="ce1">
            <text:p>St. John's Red Storm</text:p>
          </table:table-cell>
          <table:table-cell office:value-type="string" table:style-name="ce1">
            <text:p>St. John's Red Storm</text:p>
          </table:table-cell>
          <table:table-cell office:value-type="string" table:style-name="ce1">
            <text:p>St. John'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johnsny</text:p>
          </table:table-cell>
          <table:table-cell office:value-type="string" table:style-name="ce3">
            <text:p>#f/stjohnsny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johnsny" table:formula="of:=IF([.S67]=&quot;None&quot;;CONCATENATE([.A67];&quot;-sheet&quot;;[.F67];&quot;-row&quot;;TEXT([.G67];&quot;00&quot;);&quot;-col&quot;;TEXT([.H67];&quot;00&quot;));[.S67])" table:style-name="ce1">
            <text:p>stjohnsny</text:p>
          </table:table-cell>
          <table:table-cell office:value-type="string" office:string-value="stjohnsny-sheet1-row07-col07" table:formula="of:=CONCATENATE([.A67];&quot;-sheet&quot;;[.F67];&quot;-row&quot;;TEXT([.G67];&quot;00&quot;);&quot;-col&quot;;TEXT([.H67];&quot;00&quot;))" table:style-name="ce1">
            <text:p>stjohnsny-sheet1-row07-col07</text:p>
          </table:table-cell>
          <table:table-cell office:value-type="string" office:string-value="stjohnsny-2sht1-2rw07-2cl07" table:formula="of:=CONCATENATE([.A67];&quot;-2sht&quot;;[.F67];&quot;-2rw&quot;;TEXT([.G67];&quot;00&quot;);&quot;-2cl&quot;;TEXT([.H67];&quot;00&quot;))" table:style-name="ce1">
            <text:p>stjohnsny-2sht1-2rw07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etonhall</text:p>
          </table:table-cell>
          <table:table-cell office:value-type="string" table:style-name="ce1">
            <text:p>Seton Hall Pirates</text:p>
          </table:table-cell>
          <table:table-cell office:value-type="string" table:style-name="ce1">
            <text:p>Seton Hall Pirates</text:p>
          </table:table-cell>
          <table:table-cell office:value-type="string" table:style-name="ce1">
            <text:p>Seton Hal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etonhall</text:p>
          </table:table-cell>
          <table:table-cell office:value-type="string" table:style-name="ce3">
            <text:p>#f/setonhall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etonhall" table:formula="of:=IF([.S68]=&quot;None&quot;;CONCATENATE([.A68];&quot;-sheet&quot;;[.F68];&quot;-row&quot;;TEXT([.G68];&quot;00&quot;);&quot;-col&quot;;TEXT([.H68];&quot;00&quot;));[.S68])" table:style-name="ce1">
            <text:p>setonhall</text:p>
          </table:table-cell>
          <table:table-cell office:value-type="string" office:string-value="setonhall-sheet1-row07-col08" table:formula="of:=CONCATENATE([.A68];&quot;-sheet&quot;;[.F68];&quot;-row&quot;;TEXT([.G68];&quot;00&quot;);&quot;-col&quot;;TEXT([.H68];&quot;00&quot;))" table:style-name="ce1">
            <text:p>setonhall-sheet1-row07-col08</text:p>
          </table:table-cell>
          <table:table-cell office:value-type="string" office:string-value="setonhall-2sht1-2rw07-2cl08" table:formula="of:=CONCATENATE([.A68];&quot;-2sht&quot;;[.F68];&quot;-2rw&quot;;TEXT([.G68];&quot;00&quot;);&quot;-2cl&quot;;TEXT([.H68];&quot;00&quot;))" table:style-name="ce1">
            <text:p>setonhall-2sht1-2rw07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illanova</text:p>
          </table:table-cell>
          <table:table-cell office:value-type="string" table:style-name="ce1">
            <text:p>Villanova Wildcats</text:p>
          </table:table-cell>
          <table:table-cell office:value-type="string" table:style-name="ce1">
            <text:p>Villanova Wildcats</text:p>
          </table:table-cell>
          <table:table-cell office:value-type="string" table:style-name="ce1">
            <text:p>Villanov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villanova</text:p>
          </table:table-cell>
          <table:table-cell office:value-type="string" table:style-name="ce3">
            <text:p>#f/villanov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illanova" table:formula="of:=IF([.S69]=&quot;None&quot;;CONCATENATE([.A69];&quot;-sheet&quot;;[.F69];&quot;-row&quot;;TEXT([.G69];&quot;00&quot;);&quot;-col&quot;;TEXT([.H69];&quot;00&quot;));[.S69])" table:style-name="ce1">
            <text:p>villanova</text:p>
          </table:table-cell>
          <table:table-cell office:value-type="string" office:string-value="villanova-sheet1-row07-col09" table:formula="of:=CONCATENATE([.A69];&quot;-sheet&quot;;[.F69];&quot;-row&quot;;TEXT([.G69];&quot;00&quot;);&quot;-col&quot;;TEXT([.H69];&quot;00&quot;))" table:style-name="ce1">
            <text:p>villanova-sheet1-row07-col09</text:p>
          </table:table-cell>
          <table:table-cell office:value-type="string" office:string-value="villanova-2sht1-2rw07-2cl09" table:formula="of:=CONCATENATE([.A69];&quot;-2sht&quot;;[.F69];&quot;-2rw&quot;;TEXT([.G69];&quot;00&quot;);&quot;-2cl&quot;;TEXT([.H69];&quot;00&quot;))" table:style-name="ce1">
            <text:p>villanova-2sht1-2rw07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xavier</text:p>
          </table:table-cell>
          <table:table-cell office:value-type="string" table:style-name="ce1">
            <text:p>Xavier Musketeers</text:p>
          </table:table-cell>
          <table:table-cell office:value-type="string" table:style-name="ce1">
            <text:p>Xavier Musketeers</text:p>
          </table:table-cell>
          <table:table-cell office:value-type="string" table:style-name="ce1">
            <text:p>Xavie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E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xavier</text:p>
          </table:table-cell>
          <table:table-cell office:value-type="string" table:style-name="ce3">
            <text:p>#f/xavier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xavier" table:formula="of:=IF([.S70]=&quot;None&quot;;CONCATENATE([.A70];&quot;-sheet&quot;;[.F70];&quot;-row&quot;;TEXT([.G70];&quot;00&quot;);&quot;-col&quot;;TEXT([.H70];&quot;00&quot;));[.S70])" table:style-name="ce1">
            <text:p>xavier</text:p>
          </table:table-cell>
          <table:table-cell office:value-type="string" office:string-value="xavier-sheet1-row07-col10" table:formula="of:=CONCATENATE([.A70];&quot;-sheet&quot;;[.F70];&quot;-row&quot;;TEXT([.G70];&quot;00&quot;);&quot;-col&quot;;TEXT([.H70];&quot;00&quot;))" table:style-name="ce1">
            <text:p>xavier-sheet1-row07-col10</text:p>
          </table:table-cell>
          <table:table-cell office:value-type="string" office:string-value="xavier-2sht1-2rw07-2cl10" table:formula="of:=CONCATENATE([.A70];&quot;-2sht&quot;;[.F70];&quot;-2rw&quot;;TEXT([.G70];&quot;00&quot;);&quot;-2cl&quot;;TEXT([.H70];&quot;00&quot;))" table:style-name="ce1">
            <text:p>xavier-2sht1-2rw07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asternwashington</text:p>
          </table:table-cell>
          <table:table-cell office:value-type="string" table:style-name="ce1">
            <text:p>Eastern Washington Eagles</text:p>
          </table:table-cell>
          <table:table-cell office:value-type="string" table:style-name="ce1">
            <text:p>Eastern Washington Eagles</text:p>
          </table:table-cell>
          <table:table-cell office:value-type="string" table:style-name="ce1">
            <text:p>Eastern Washing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asternwashington</text:p>
          </table:table-cell>
          <table:table-cell office:value-type="string" table:style-name="ce3">
            <text:p>#f/easternwashingt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asternwashington" table:formula="of:=IF([.S71]=&quot;None&quot;;CONCATENATE([.A71];&quot;-sheet&quot;;[.F71];&quot;-row&quot;;TEXT([.G71];&quot;00&quot;);&quot;-col&quot;;TEXT([.H71];&quot;00&quot;));[.S71])" table:style-name="ce1">
            <text:p>easternwashington</text:p>
          </table:table-cell>
          <table:table-cell office:value-type="string" office:string-value="easternwashington-sheet1-row08-col01" table:formula="of:=CONCATENATE([.A71];&quot;-sheet&quot;;[.F71];&quot;-row&quot;;TEXT([.G71];&quot;00&quot;);&quot;-col&quot;;TEXT([.H71];&quot;00&quot;))" table:style-name="ce1">
            <text:p>easternwashington-sheet1-row08-col01</text:p>
          </table:table-cell>
          <table:table-cell office:value-type="string" office:string-value="easternwashington-2sht1-2rw08-2cl01" table:formula="of:=CONCATENATE([.A71];&quot;-2sht&quot;;[.F71];&quot;-2rw&quot;;TEXT([.G71];&quot;00&quot;);&quot;-2cl&quot;;TEXT([.H71];&quot;00&quot;))" table:style-name="ce1">
            <text:p>easternwashington-2sht1-2rw08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daho</text:p>
          </table:table-cell>
          <table:table-cell office:value-type="string" table:style-name="ce1">
            <text:p>Idaho Vandals</text:p>
          </table:table-cell>
          <table:table-cell office:value-type="string" table:style-name="ce1">
            <text:p>Idaho Vandals</text:p>
          </table:table-cell>
          <table:table-cell office:value-type="string" table:style-name="ce1">
            <text:p>Idah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idaho</text:p>
          </table:table-cell>
          <table:table-cell office:value-type="string" table:style-name="ce1">
            <text:p>#f/idaho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IF([.#REF!]=&quot;None&quot;;CONCATENATE([.#REF!];&quot;-sheet&quot;;[.F72];&quot;-row&quot;;TEXT([.G72];&quot;00&quot;);&quot;-col&quot;;TEXT([.H72];&quot;00&quot;));[.#REF!])" table:style-name="ce1">
            <text:p>#REF!</text:p>
          </table:table-cell>
          <table:table-cell office:value-type="float" office:value="0" table:formula="of:=CONCATENATE([.#REF!];&quot;-sheet&quot;;[.F72];&quot;-row&quot;;TEXT([.G72];&quot;00&quot;);&quot;-col&quot;;TEXT([.H72];&quot;00&quot;))" table:style-name="ce1">
            <text:p>#REF!</text:p>
          </table:table-cell>
          <table:table-cell office:value-type="float" office:value="0" table:formula="of:=CONCATENATE([.#REF!];&quot;-2sht&quot;;[.F72];&quot;-2rw&quot;;TEXT([.G72];&quot;00&quot;);&quot;-2cl&quot;;TEXT([.H72];&quot;00&quot;))" table:style-name="ce1">
            <text:p>#REF!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dahostate</text:p>
          </table:table-cell>
          <table:table-cell office:value-type="string" table:style-name="ce1">
            <text:p>Idaho State Bengals</text:p>
          </table:table-cell>
          <table:table-cell office:value-type="string" table:style-name="ce1">
            <text:p>Idaho State Bengals</text:p>
          </table:table-cell>
          <table:table-cell office:value-type="string" table:style-name="ce1">
            <text:p>Idah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dahostate</text:p>
          </table:table-cell>
          <table:table-cell office:value-type="string" table:style-name="ce3">
            <text:p>#f/idaho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dahostate" table:formula="of:=IF([.S73]=&quot;None&quot;;CONCATENATE([.A73];&quot;-sheet&quot;;[.F73];&quot;-row&quot;;TEXT([.G73];&quot;00&quot;);&quot;-col&quot;;TEXT([.H73];&quot;00&quot;));[.S73])" table:style-name="ce1">
            <text:p>idahostate</text:p>
          </table:table-cell>
          <table:table-cell office:value-type="string" office:string-value="idahostate-sheet1-row08-col03" table:formula="of:=CONCATENATE([.A73];&quot;-sheet&quot;;[.F73];&quot;-row&quot;;TEXT([.G73];&quot;00&quot;);&quot;-col&quot;;TEXT([.H73];&quot;00&quot;))" table:style-name="ce1">
            <text:p>idahostate-sheet1-row08-col03</text:p>
          </table:table-cell>
          <table:table-cell office:value-type="string" office:string-value="idahostate-2sht1-2rw08-2cl03" table:formula="of:=CONCATENATE([.A73];&quot;-2sht&quot;;[.F73];&quot;-2rw&quot;;TEXT([.G73];&quot;00&quot;);&quot;-2cl&quot;;TEXT([.H73];&quot;00&quot;))" table:style-name="ce1">
            <text:p>idahostate-2sht1-2rw08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ontana</text:p>
          </table:table-cell>
          <table:table-cell office:value-type="string" table:style-name="ce1">
            <text:p>Montana Grizzlies</text:p>
          </table:table-cell>
          <table:table-cell office:value-type="string" table:style-name="ce1">
            <text:p>Montana Grizzlies</text:p>
          </table:table-cell>
          <table:table-cell office:value-type="string" table:style-name="ce1">
            <text:p>Monta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ontana</text:p>
          </table:table-cell>
          <table:table-cell office:value-type="string" table:style-name="ce3">
            <text:p>#f/montan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ontana" table:formula="of:=IF([.S74]=&quot;None&quot;;CONCATENATE([.A74];&quot;-sheet&quot;;[.F74];&quot;-row&quot;;TEXT([.G74];&quot;00&quot;);&quot;-col&quot;;TEXT([.H74];&quot;00&quot;));[.S74])" table:style-name="ce1">
            <text:p>montana</text:p>
          </table:table-cell>
          <table:table-cell office:value-type="string" office:string-value="montana-sheet1-row08-col04" table:formula="of:=CONCATENATE([.A74];&quot;-sheet&quot;;[.F74];&quot;-row&quot;;TEXT([.G74];&quot;00&quot;);&quot;-col&quot;;TEXT([.H74];&quot;00&quot;))" table:style-name="ce1">
            <text:p>montana-sheet1-row08-col04</text:p>
          </table:table-cell>
          <table:table-cell office:value-type="string" office:string-value="montana-2sht1-2rw08-2cl04" table:formula="of:=CONCATENATE([.A74];&quot;-2sht&quot;;[.F74];&quot;-2rw&quot;;TEXT([.G74];&quot;00&quot;);&quot;-2cl&quot;;TEXT([.H74];&quot;00&quot;))" table:style-name="ce1">
            <text:p>montana-2sht1-2rw08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ontanastate</text:p>
          </table:table-cell>
          <table:table-cell office:value-type="string" table:style-name="ce1">
            <text:p>Montana State Bobcats</text:p>
          </table:table-cell>
          <table:table-cell office:value-type="string" table:style-name="ce1">
            <text:p>Montana State Bobcats</text:p>
          </table:table-cell>
          <table:table-cell office:value-type="string" table:style-name="ce1">
            <text:p>Montan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ontanastate</text:p>
          </table:table-cell>
          <table:table-cell office:value-type="string" table:style-name="ce3">
            <text:p>#f/montana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ontanastate" table:formula="of:=IF([.S75]=&quot;None&quot;;CONCATENATE([.A75];&quot;-sheet&quot;;[.F75];&quot;-row&quot;;TEXT([.G75];&quot;00&quot;);&quot;-col&quot;;TEXT([.H75];&quot;00&quot;));[.S75])" table:style-name="ce1">
            <text:p>montanastate</text:p>
          </table:table-cell>
          <table:table-cell office:value-type="string" office:string-value="montanastate-sheet1-row08-col05" table:formula="of:=CONCATENATE([.A75];&quot;-sheet&quot;;[.F75];&quot;-row&quot;;TEXT([.G75];&quot;00&quot;);&quot;-col&quot;;TEXT([.H75];&quot;00&quot;))" table:style-name="ce1">
            <text:p>montanastate-sheet1-row08-col05</text:p>
          </table:table-cell>
          <table:table-cell office:value-type="string" office:string-value="montanastate-2sht1-2rw08-2cl05" table:formula="of:=CONCATENATE([.A75];&quot;-2sht&quot;;[.F75];&quot;-2rw&quot;;TEXT([.G75];&quot;00&quot;);&quot;-2cl&quot;;TEXT([.H75];&quot;00&quot;))" table:style-name="ce1">
            <text:p>montanastate-2sht1-2rw08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dakota</text:p>
          </table:table-cell>
          <table:table-cell office:value-type="string" table:style-name="ce1">
            <text:p>North Dakota Fighting Hawks</text:p>
          </table:table-cell>
          <table:table-cell office:value-type="string" table:style-name="ce1">
            <text:p>North Dakota Fighting Hawks</text:p>
          </table:table-cell>
          <table:table-cell office:value-type="string" table:style-name="ce1">
            <text:p>North Dakot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dakota</text:p>
          </table:table-cell>
          <table:table-cell office:value-type="string" table:style-name="ce3">
            <text:p>#f/northdakot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dakota" table:formula="of:=IF([.S76]=&quot;None&quot;;CONCATENATE([.A76];&quot;-sheet&quot;;[.F76];&quot;-row&quot;;TEXT([.G76];&quot;00&quot;);&quot;-col&quot;;TEXT([.H76];&quot;00&quot;));[.S76])" table:style-name="ce1">
            <text:p>northdakota</text:p>
          </table:table-cell>
          <table:table-cell office:value-type="string" office:string-value="northdakota-sheet1-row08-col06" table:formula="of:=CONCATENATE([.A76];&quot;-sheet&quot;;[.F76];&quot;-row&quot;;TEXT([.G76];&quot;00&quot;);&quot;-col&quot;;TEXT([.H76];&quot;00&quot;))" table:style-name="ce1">
            <text:p>northdakota-sheet1-row08-col06</text:p>
          </table:table-cell>
          <table:table-cell office:value-type="string" office:string-value="northdakota-2sht1-2rw08-2cl06" table:formula="of:=CONCATENATE([.A76];&quot;-2sht&quot;;[.F76];&quot;-2rw&quot;;TEXT([.G76];&quot;00&quot;);&quot;-2cl&quot;;TEXT([.H76];&quot;00&quot;))" table:style-name="ce1">
            <text:p>northdakota-2sht1-2rw08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ernarizona</text:p>
          </table:table-cell>
          <table:table-cell office:value-type="string" table:style-name="ce1">
            <text:p>Northern Arizona Lumberjacks</text:p>
          </table:table-cell>
          <table:table-cell office:value-type="string" table:style-name="ce1">
            <text:p>Northern Arizona Lumberjacks</text:p>
          </table:table-cell>
          <table:table-cell office:value-type="string" table:style-name="ce1">
            <text:p>Northern Arizo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ernarizona</text:p>
          </table:table-cell>
          <table:table-cell office:value-type="string" table:style-name="ce3">
            <text:p>#f/northernarizon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ernarizona" table:formula="of:=IF([.S77]=&quot;None&quot;;CONCATENATE([.A77];&quot;-sheet&quot;;[.F77];&quot;-row&quot;;TEXT([.G77];&quot;00&quot;);&quot;-col&quot;;TEXT([.H77];&quot;00&quot;));[.S77])" table:style-name="ce1">
            <text:p>northernarizona</text:p>
          </table:table-cell>
          <table:table-cell office:value-type="string" office:string-value="northernarizona-sheet1-row08-col07" table:formula="of:=CONCATENATE([.A77];&quot;-sheet&quot;;[.F77];&quot;-row&quot;;TEXT([.G77];&quot;00&quot;);&quot;-col&quot;;TEXT([.H77];&quot;00&quot;))" table:style-name="ce1">
            <text:p>northernarizona-sheet1-row08-col07</text:p>
          </table:table-cell>
          <table:table-cell office:value-type="string" office:string-value="northernarizona-2sht1-2rw08-2cl07" table:formula="of:=CONCATENATE([.A77];&quot;-2sht&quot;;[.F77];&quot;-2rw&quot;;TEXT([.G77];&quot;00&quot;);&quot;-2cl&quot;;TEXT([.H77];&quot;00&quot;))" table:style-name="ce1">
            <text:p>northernarizona-2sht1-2rw08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erncolorado</text:p>
          </table:table-cell>
          <table:table-cell office:value-type="string" table:style-name="ce1">
            <text:p>Northern Colorado Bears</text:p>
          </table:table-cell>
          <table:table-cell office:value-type="string" table:style-name="ce1">
            <text:p>Northern Colorado Bears</text:p>
          </table:table-cell>
          <table:table-cell office:value-type="string" table:style-name="ce1">
            <text:p>Northern Colorad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erncolorado</text:p>
          </table:table-cell>
          <table:table-cell office:value-type="string" table:style-name="ce3">
            <text:p>#f/northerncolorado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erncolorado" table:formula="of:=IF([.S78]=&quot;None&quot;;CONCATENATE([.A78];&quot;-sheet&quot;;[.F78];&quot;-row&quot;;TEXT([.G78];&quot;00&quot;);&quot;-col&quot;;TEXT([.H78];&quot;00&quot;));[.S78])" table:style-name="ce1">
            <text:p>northerncolorado</text:p>
          </table:table-cell>
          <table:table-cell office:value-type="string" office:string-value="northerncolorado-sheet1-row08-col08" table:formula="of:=CONCATENATE([.A78];&quot;-sheet&quot;;[.F78];&quot;-row&quot;;TEXT([.G78];&quot;00&quot;);&quot;-col&quot;;TEXT([.H78];&quot;00&quot;))" table:style-name="ce1">
            <text:p>northerncolorado-sheet1-row08-col08</text:p>
          </table:table-cell>
          <table:table-cell office:value-type="string" office:string-value="northerncolorado-2sht1-2rw08-2cl08" table:formula="of:=CONCATENATE([.A78];&quot;-2sht&quot;;[.F78];&quot;-2rw&quot;;TEXT([.G78];&quot;00&quot;);&quot;-2cl&quot;;TEXT([.H78];&quot;00&quot;))" table:style-name="ce1">
            <text:p>northerncolorado-2sht1-2rw08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ortlandstate</text:p>
          </table:table-cell>
          <table:table-cell office:value-type="string" table:style-name="ce1">
            <text:p>Portland State Vikings</text:p>
          </table:table-cell>
          <table:table-cell office:value-type="string" table:style-name="ce1">
            <text:p>Portland State Vikings</text:p>
          </table:table-cell>
          <table:table-cell office:value-type="string" table:style-name="ce1">
            <text:p>Portland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ortlandstate</text:p>
          </table:table-cell>
          <table:table-cell office:value-type="string" table:style-name="ce3">
            <text:p>#f/portland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ortlandstate" table:formula="of:=IF([.S79]=&quot;None&quot;;CONCATENATE([.A79];&quot;-sheet&quot;;[.F79];&quot;-row&quot;;TEXT([.G79];&quot;00&quot;);&quot;-col&quot;;TEXT([.H79];&quot;00&quot;));[.S79])" table:style-name="ce1">
            <text:p>portlandstate</text:p>
          </table:table-cell>
          <table:table-cell office:value-type="string" office:string-value="portlandstate-sheet1-row08-col09" table:formula="of:=CONCATENATE([.A79];&quot;-sheet&quot;;[.F79];&quot;-row&quot;;TEXT([.G79];&quot;00&quot;);&quot;-col&quot;;TEXT([.H79];&quot;00&quot;))" table:style-name="ce1">
            <text:p>portlandstate-sheet1-row08-col09</text:p>
          </table:table-cell>
          <table:table-cell office:value-type="string" office:string-value="portlandstate-2sht1-2rw08-2cl09" table:formula="of:=CONCATENATE([.A79];&quot;-2sht&quot;;[.F79];&quot;-2rw&quot;;TEXT([.G79];&quot;00&quot;);&quot;-2cl&quot;;TEXT([.H79];&quot;00&quot;))" table:style-name="ce1">
            <text:p>portlandstate-2sht1-2rw08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cramentostate</text:p>
          </table:table-cell>
          <table:table-cell office:value-type="string" table:style-name="ce1">
            <text:p>Sacramento State Hornets</text:p>
          </table:table-cell>
          <table:table-cell office:value-type="string" table:style-name="ce1">
            <text:p>Sacramento State Hornets</text:p>
          </table:table-cell>
          <table:table-cell office:value-type="string" table:style-name="ce1">
            <text:p>Sacrament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cramentostate</text:p>
          </table:table-cell>
          <table:table-cell office:value-type="string" table:style-name="ce3">
            <text:p>#f/sacramento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cramentostate" table:formula="of:=IF([.S80]=&quot;None&quot;;CONCATENATE([.A80];&quot;-sheet&quot;;[.F80];&quot;-row&quot;;TEXT([.G80];&quot;00&quot;);&quot;-col&quot;;TEXT([.H80];&quot;00&quot;));[.S80])" table:style-name="ce1">
            <text:p>sacramentostate</text:p>
          </table:table-cell>
          <table:table-cell office:value-type="string" office:string-value="sacramentostate-sheet1-row08-col10" table:formula="of:=CONCATENATE([.A80];&quot;-sheet&quot;;[.F80];&quot;-row&quot;;TEXT([.G80];&quot;00&quot;);&quot;-col&quot;;TEXT([.H80];&quot;00&quot;))" table:style-name="ce1">
            <text:p>sacramentostate-sheet1-row08-col10</text:p>
          </table:table-cell>
          <table:table-cell office:value-type="string" office:string-value="sacramentostate-2sht1-2rw08-2cl10" table:formula="of:=CONCATENATE([.A80];&quot;-2sht&quot;;[.F80];&quot;-2rw&quot;;TEXT([.G80];&quot;00&quot;);&quot;-2cl&quot;;TEXT([.H80];&quot;00&quot;))" table:style-name="ce1">
            <text:p>sacramentostate-2sht1-2rw08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ernutah</text:p>
          </table:table-cell>
          <table:table-cell office:value-type="string" table:style-name="ce1">
            <text:p>Southern Utah Thunderbirds</text:p>
          </table:table-cell>
          <table:table-cell office:value-type="string" table:style-name="ce1">
            <text:p>Southern Utah Thunderbirds</text:p>
          </table:table-cell>
          <table:table-cell office:value-type="string" table:style-name="ce1">
            <text:p>Southern Uta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ernutah</text:p>
          </table:table-cell>
          <table:table-cell office:value-type="string" table:style-name="ce3">
            <text:p>#f/southernutah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ernutah" table:formula="of:=IF([.S81]=&quot;None&quot;;CONCATENATE([.A81];&quot;-sheet&quot;;[.F81];&quot;-row&quot;;TEXT([.G81];&quot;00&quot;);&quot;-col&quot;;TEXT([.H81];&quot;00&quot;));[.S81])" table:style-name="ce1">
            <text:p>southernutah</text:p>
          </table:table-cell>
          <table:table-cell office:value-type="string" office:string-value="southernutah-sheet1-row08-col11" table:formula="of:=CONCATENATE([.A81];&quot;-sheet&quot;;[.F81];&quot;-row&quot;;TEXT([.G81];&quot;00&quot;);&quot;-col&quot;;TEXT([.H81];&quot;00&quot;))" table:style-name="ce1">
            <text:p>southernutah-sheet1-row08-col11</text:p>
          </table:table-cell>
          <table:table-cell office:value-type="string" office:string-value="southernutah-2sht1-2rw08-2cl11" table:formula="of:=CONCATENATE([.A81];&quot;-2sht&quot;;[.F81];&quot;-2rw&quot;;TEXT([.G81];&quot;00&quot;);&quot;-2cl&quot;;TEXT([.H81];&quot;00&quot;))" table:style-name="ce1">
            <text:p>southernutah-2sht1-2rw08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eberstate</text:p>
          </table:table-cell>
          <table:table-cell office:value-type="string" table:style-name="ce1">
            <text:p>Weber State Wildcats</text:p>
          </table:table-cell>
          <table:table-cell office:value-type="string" table:style-name="ce1">
            <text:p>Weber State Wildcats</text:p>
          </table:table-cell>
          <table:table-cell office:value-type="string" table:style-name="ce1">
            <text:p>Weber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k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eberstate</text:p>
          </table:table-cell>
          <table:table-cell office:value-type="string" table:style-name="ce3">
            <text:p>#f/weber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eberstate" table:formula="of:=IF([.S82]=&quot;None&quot;;CONCATENATE([.A82];&quot;-sheet&quot;;[.F82];&quot;-row&quot;;TEXT([.G82];&quot;00&quot;);&quot;-col&quot;;TEXT([.H82];&quot;00&quot;));[.S82])" table:style-name="ce1">
            <text:p>weberstate</text:p>
          </table:table-cell>
          <table:table-cell office:value-type="string" office:string-value="weberstate-sheet1-row08-col12" table:formula="of:=CONCATENATE([.A82];&quot;-sheet&quot;;[.F82];&quot;-row&quot;;TEXT([.G82];&quot;00&quot;);&quot;-col&quot;;TEXT([.H82];&quot;00&quot;))" table:style-name="ce1">
            <text:p>weberstate-sheet1-row08-col12</text:p>
          </table:table-cell>
          <table:table-cell office:value-type="string" office:string-value="weberstate-2sht1-2rw08-2cl12" table:formula="of:=CONCATENATE([.A82];&quot;-2sht&quot;;[.F82];&quot;-2rw&quot;;TEXT([.G82];&quot;00&quot;);&quot;-2cl&quot;;TEXT([.H82];&quot;00&quot;))" table:style-name="ce1">
            <text:p>weberstate-2sht1-2rw08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ampbell</text:p>
          </table:table-cell>
          <table:table-cell office:value-type="string" table:style-name="ce1">
            <text:p>Campbell Fighting Camels</text:p>
          </table:table-cell>
          <table:table-cell office:value-type="string" table:style-name="ce1">
            <text:p>Campbell Fighting Camels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ampbell</text:p>
          </table:table-cell>
          <table:table-cell office:value-type="string" table:style-name="ce3">
            <text:p>#f/campbell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ampbell" table:formula="of:=IF([.S83]=&quot;None&quot;;CONCATENATE([.A83];&quot;-sheet&quot;;[.F83];&quot;-row&quot;;TEXT([.G83];&quot;00&quot;);&quot;-col&quot;;TEXT([.H83];&quot;00&quot;));[.S83])" table:style-name="ce1">
            <text:p>campbell</text:p>
          </table:table-cell>
          <table:table-cell office:value-type="string" office:string-value="campbell-sheet1-row09-col01" table:formula="of:=CONCATENATE([.A83];&quot;-sheet&quot;;[.F83];&quot;-row&quot;;TEXT([.G83];&quot;00&quot;);&quot;-col&quot;;TEXT([.H83];&quot;00&quot;))" table:style-name="ce1">
            <text:p>campbell-sheet1-row09-col01</text:p>
          </table:table-cell>
          <table:table-cell office:value-type="string" office:string-value="campbell-2sht1-2rw09-2cl01" table:formula="of:=CONCATENATE([.A83];&quot;-2sht&quot;;[.F83];&quot;-2rw&quot;;TEXT([.G83];&quot;00&quot;);&quot;-2cl&quot;;TEXT([.H83];&quot;00&quot;))" table:style-name="ce1">
            <text:p>campbell-2sht1-2rw09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harlestonsouthern</text:p>
          </table:table-cell>
          <table:table-cell office:value-type="string" table:style-name="ce1">
            <text:p>Charleston Southern Buccaneers</text:p>
          </table:table-cell>
          <table:table-cell office:value-type="string" table:style-name="ce1">
            <text:p>Charleston Southern Buccaneers</text:p>
          </table:table-cell>
          <table:table-cell office:value-type="string" table:style-name="ce1">
            <text:p>Charleston Southe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harlestonsouthern</text:p>
          </table:table-cell>
          <table:table-cell office:value-type="string" table:style-name="ce3">
            <text:p>#f/charlestonsouther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harlestonsouthern" table:formula="of:=IF([.S84]=&quot;None&quot;;CONCATENATE([.A84];&quot;-sheet&quot;;[.F84];&quot;-row&quot;;TEXT([.G84];&quot;00&quot;);&quot;-col&quot;;TEXT([.H84];&quot;00&quot;));[.S84])" table:style-name="ce1">
            <text:p>charlestonsouthern</text:p>
          </table:table-cell>
          <table:table-cell office:value-type="string" office:string-value="charlestonsouthern-sheet1-row09-col02" table:formula="of:=CONCATENATE([.A84];&quot;-sheet&quot;;[.F84];&quot;-row&quot;;TEXT([.G84];&quot;00&quot;);&quot;-col&quot;;TEXT([.H84];&quot;00&quot;))" table:style-name="ce1">
            <text:p>charlestonsouthern-sheet1-row09-col02</text:p>
          </table:table-cell>
          <table:table-cell office:value-type="string" office:string-value="charlestonsouthern-2sht1-2rw09-2cl02" table:formula="of:=CONCATENATE([.A84];&quot;-2sht&quot;;[.F84];&quot;-2rw&quot;;TEXT([.G84];&quot;00&quot;);&quot;-2cl&quot;;TEXT([.H84];&quot;00&quot;))" table:style-name="ce1">
            <text:p>charlestonsouthern-2sht1-2rw09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astalcarolina</text:p>
          </table:table-cell>
          <table:table-cell office:value-type="string" table:style-name="ce1">
            <text:p>Coastal Carolina Chanticleers</text:p>
          </table:table-cell>
          <table:table-cell office:value-type="string" table:style-name="ce1">
            <text:p>Coastal Carolina Chanticleers</text:p>
          </table:table-cell>
          <table:table-cell office:value-type="string" table:style-name="ce1">
            <text:p>Coastal Caroli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oastalcarolina</text:p>
          </table:table-cell>
          <table:table-cell office:value-type="string" table:style-name="ce3">
            <text:p>#f/coastalcarolin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astalcarolina" table:formula="of:=IF([.S85]=&quot;None&quot;;CONCATENATE([.A85];&quot;-sheet&quot;;[.F85];&quot;-row&quot;;TEXT([.G85];&quot;00&quot;);&quot;-col&quot;;TEXT([.H85];&quot;00&quot;));[.S85])" table:style-name="ce1">
            <text:p>coastalcarolina</text:p>
          </table:table-cell>
          <table:table-cell office:value-type="string" office:string-value="coastalcarolina-sheet1-row09-col03" table:formula="of:=CONCATENATE([.A85];&quot;-sheet&quot;;[.F85];&quot;-row&quot;;TEXT([.G85];&quot;00&quot;);&quot;-col&quot;;TEXT([.H85];&quot;00&quot;))" table:style-name="ce1">
            <text:p>coastalcarolina-sheet1-row09-col03</text:p>
          </table:table-cell>
          <table:table-cell office:value-type="string" office:string-value="coastalcarolina-2sht1-2rw09-2cl03" table:formula="of:=CONCATENATE([.A85];&quot;-2sht&quot;;[.F85];&quot;-2rw&quot;;TEXT([.G85];&quot;00&quot;);&quot;-2cl&quot;;TEXT([.H85];&quot;00&quot;))" table:style-name="ce1">
            <text:p>coastalcarolina-2sht1-2rw09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ardnerwebb</text:p>
          </table:table-cell>
          <table:table-cell office:value-type="string" table:style-name="ce1">
            <text:p>Gardner-Webb Runnin' Bulldogs</text:p>
          </table:table-cell>
          <table:table-cell office:value-type="string" table:style-name="ce1">
            <text:p>Gardner-Webb Runnin' Bulldogs</text:p>
          </table:table-cell>
          <table:table-cell office:value-type="string" table:style-name="ce1">
            <text:p>Gardner-Webb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ardnerwebb</text:p>
          </table:table-cell>
          <table:table-cell office:value-type="string" table:style-name="ce3">
            <text:p>#f/gardnerwebb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ardnerwebb" table:formula="of:=IF([.S86]=&quot;None&quot;;CONCATENATE([.A86];&quot;-sheet&quot;;[.F86];&quot;-row&quot;;TEXT([.G86];&quot;00&quot;);&quot;-col&quot;;TEXT([.H86];&quot;00&quot;));[.S86])" table:style-name="ce1">
            <text:p>gardnerwebb</text:p>
          </table:table-cell>
          <table:table-cell office:value-type="string" office:string-value="gardnerwebb-sheet1-row09-col04" table:formula="of:=CONCATENATE([.A86];&quot;-sheet&quot;;[.F86];&quot;-row&quot;;TEXT([.G86];&quot;00&quot;);&quot;-col&quot;;TEXT([.H86];&quot;00&quot;))" table:style-name="ce1">
            <text:p>gardnerwebb-sheet1-row09-col04</text:p>
          </table:table-cell>
          <table:table-cell office:value-type="string" office:string-value="gardnerwebb-2sht1-2rw09-2cl04" table:formula="of:=CONCATENATE([.A86];&quot;-2sht&quot;;[.F86];&quot;-2rw&quot;;TEXT([.G86];&quot;00&quot;);&quot;-2cl&quot;;TEXT([.H86];&quot;00&quot;))" table:style-name="ce1">
            <text:p>gardnerwebb-2sht1-2rw09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ighpoint</text:p>
          </table:table-cell>
          <table:table-cell office:value-type="string" table:style-name="ce1">
            <text:p>High Point Panthers</text:p>
          </table:table-cell>
          <table:table-cell office:value-type="string" table:style-name="ce1">
            <text:p>High Point Panthers</text:p>
          </table:table-cell>
          <table:table-cell office:value-type="string" table:style-name="ce1">
            <text:p>High Poin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ighpoint</text:p>
          </table:table-cell>
          <table:table-cell office:value-type="string" table:style-name="ce3">
            <text:p>#f/highpoint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ighpoint" table:formula="of:=IF([.S87]=&quot;None&quot;;CONCATENATE([.A87];&quot;-sheet&quot;;[.F87];&quot;-row&quot;;TEXT([.G87];&quot;00&quot;);&quot;-col&quot;;TEXT([.H87];&quot;00&quot;));[.S87])" table:style-name="ce1">
            <text:p>highpoint</text:p>
          </table:table-cell>
          <table:table-cell office:value-type="string" office:string-value="highpoint-sheet1-row09-col05" table:formula="of:=CONCATENATE([.A87];&quot;-sheet&quot;;[.F87];&quot;-row&quot;;TEXT([.G87];&quot;00&quot;);&quot;-col&quot;;TEXT([.H87];&quot;00&quot;))" table:style-name="ce1">
            <text:p>highpoint-sheet1-row09-col05</text:p>
          </table:table-cell>
          <table:table-cell office:value-type="string" office:string-value="highpoint-2sht1-2rw09-2cl05" table:formula="of:=CONCATENATE([.A87];&quot;-2sht&quot;;[.F87];&quot;-2rw&quot;;TEXT([.G87];&quot;00&quot;);&quot;-2cl&quot;;TEXT([.H87];&quot;00&quot;))" table:style-name="ce1">
            <text:p>highpoint-2sht1-2rw09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iberty</text:p>
          </table:table-cell>
          <table:table-cell office:value-type="string" table:style-name="ce1">
            <text:p>Liberty Flames</text:p>
          </table:table-cell>
          <table:table-cell office:value-type="string" table:style-name="ce1">
            <text:p>Liberty Flames</text:p>
          </table:table-cell>
          <table:table-cell office:value-type="string" table:style-name="ce1">
            <text:p>Libert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iberty</text:p>
          </table:table-cell>
          <table:table-cell office:value-type="string" table:style-name="ce3">
            <text:p>#f/liberty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iberty" table:formula="of:=IF([.S88]=&quot;None&quot;;CONCATENATE([.A88];&quot;-sheet&quot;;[.F88];&quot;-row&quot;;TEXT([.G88];&quot;00&quot;);&quot;-col&quot;;TEXT([.H88];&quot;00&quot;));[.S88])" table:style-name="ce1">
            <text:p>liberty</text:p>
          </table:table-cell>
          <table:table-cell office:value-type="string" office:string-value="liberty-sheet1-row09-col06" table:formula="of:=CONCATENATE([.A88];&quot;-sheet&quot;;[.F88];&quot;-row&quot;;TEXT([.G88];&quot;00&quot;);&quot;-col&quot;;TEXT([.H88];&quot;00&quot;))" table:style-name="ce1">
            <text:p>liberty-sheet1-row09-col06</text:p>
          </table:table-cell>
          <table:table-cell office:value-type="string" office:string-value="liberty-2sht1-2rw09-2cl06" table:formula="of:=CONCATENATE([.A88];&quot;-2sht&quot;;[.F88];&quot;-2rw&quot;;TEXT([.G88];&quot;00&quot;);&quot;-2cl&quot;;TEXT([.H88];&quot;00&quot;))" table:style-name="ce1">
            <text:p>liberty-2sht1-2rw09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ngwood</text:p>
          </table:table-cell>
          <table:table-cell office:value-type="string" table:style-name="ce1">
            <text:p>Longwood Lancers</text:p>
          </table:table-cell>
          <table:table-cell office:value-type="string" table:style-name="ce1">
            <text:p>Longwood Lancers</text:p>
          </table:table-cell>
          <table:table-cell office:value-type="string" table:style-name="ce1">
            <text:p>Longwoo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ongwood</text:p>
          </table:table-cell>
          <table:table-cell office:value-type="string" table:style-name="ce3">
            <text:p>#f/longwood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ngwood" table:formula="of:=IF([.S89]=&quot;None&quot;;CONCATENATE([.A89];&quot;-sheet&quot;;[.F89];&quot;-row&quot;;TEXT([.G89];&quot;00&quot;);&quot;-col&quot;;TEXT([.H89];&quot;00&quot;));[.S89])" table:style-name="ce1">
            <text:p>longwood</text:p>
          </table:table-cell>
          <table:table-cell office:value-type="string" office:string-value="longwood-sheet1-row09-col07" table:formula="of:=CONCATENATE([.A89];&quot;-sheet&quot;;[.F89];&quot;-row&quot;;TEXT([.G89];&quot;00&quot;);&quot;-col&quot;;TEXT([.H89];&quot;00&quot;))" table:style-name="ce1">
            <text:p>longwood-sheet1-row09-col07</text:p>
          </table:table-cell>
          <table:table-cell office:value-type="string" office:string-value="longwood-2sht1-2rw09-2cl07" table:formula="of:=CONCATENATE([.A89];&quot;-2sht&quot;;[.F89];&quot;-2rw&quot;;TEXT([.G89];&quot;00&quot;);&quot;-2cl&quot;;TEXT([.H89];&quot;00&quot;))" table:style-name="ce1">
            <text:p>longwood-2sht1-2rw09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resbyterian</text:p>
          </table:table-cell>
          <table:table-cell office:value-type="string" table:style-name="ce1">
            <text:p>Presbyterian Blue Hose</text:p>
          </table:table-cell>
          <table:table-cell office:value-type="string" table:style-name="ce1">
            <text:p>Presbyterian Blue Hose</text:p>
          </table:table-cell>
          <table:table-cell office:value-type="string" table:style-name="ce1">
            <text:p>Presbyteri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resbyterian</text:p>
          </table:table-cell>
          <table:table-cell office:value-type="string" table:style-name="ce3">
            <text:p>#f/presbyteria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resbyterian" table:formula="of:=IF([.S90]=&quot;None&quot;;CONCATENATE([.A90];&quot;-sheet&quot;;[.F90];&quot;-row&quot;;TEXT([.G90];&quot;00&quot;);&quot;-col&quot;;TEXT([.H90];&quot;00&quot;));[.S90])" table:style-name="ce1">
            <text:p>presbyterian</text:p>
          </table:table-cell>
          <table:table-cell office:value-type="string" office:string-value="presbyterian-sheet1-row09-col08" table:formula="of:=CONCATENATE([.A90];&quot;-sheet&quot;;[.F90];&quot;-row&quot;;TEXT([.G90];&quot;00&quot;);&quot;-col&quot;;TEXT([.H90];&quot;00&quot;))" table:style-name="ce1">
            <text:p>presbyterian-sheet1-row09-col08</text:p>
          </table:table-cell>
          <table:table-cell office:value-type="string" office:string-value="presbyterian-2sht1-2rw09-2cl08" table:formula="of:=CONCATENATE([.A90];&quot;-2sht&quot;;[.F90];&quot;-2rw&quot;;TEXT([.G90];&quot;00&quot;);&quot;-2cl&quot;;TEXT([.H90];&quot;00&quot;))" table:style-name="ce1">
            <text:p>presbyterian-2sht1-2rw09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radford</text:p>
          </table:table-cell>
          <table:table-cell office:value-type="string" table:style-name="ce1">
            <text:p>Radford Highlanders</text:p>
          </table:table-cell>
          <table:table-cell office:value-type="string" table:style-name="ce1">
            <text:p>Radford Highlanders</text:p>
          </table:table-cell>
          <table:table-cell office:value-type="string" table:style-name="ce1">
            <text:p>Radfo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radford</text:p>
          </table:table-cell>
          <table:table-cell office:value-type="string" table:style-name="ce3">
            <text:p>#f/radford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radford" table:formula="of:=IF([.S91]=&quot;None&quot;;CONCATENATE([.A91];&quot;-sheet&quot;;[.F91];&quot;-row&quot;;TEXT([.G91];&quot;00&quot;);&quot;-col&quot;;TEXT([.H91];&quot;00&quot;));[.S91])" table:style-name="ce1">
            <text:p>radford</text:p>
          </table:table-cell>
          <table:table-cell office:value-type="string" office:string-value="radford-sheet1-row09-col09" table:formula="of:=CONCATENATE([.A91];&quot;-sheet&quot;;[.F91];&quot;-row&quot;;TEXT([.G91];&quot;00&quot;);&quot;-col&quot;;TEXT([.H91];&quot;00&quot;))" table:style-name="ce1">
            <text:p>radford-sheet1-row09-col09</text:p>
          </table:table-cell>
          <table:table-cell office:value-type="string" office:string-value="radford-2sht1-2rw09-2cl09" table:formula="of:=CONCATENATE([.A91];&quot;-2sht&quot;;[.F91];&quot;-2rw&quot;;TEXT([.G91];&quot;00&quot;);&quot;-2cl&quot;;TEXT([.H91];&quot;00&quot;))" table:style-name="ce1">
            <text:p>radford-2sht1-2rw09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ncasheville</text:p>
          </table:table-cell>
          <table:table-cell office:value-type="string" table:style-name="ce1">
            <text:p>UNC Asheville Bulldogs</text:p>
          </table:table-cell>
          <table:table-cell office:value-type="string" table:style-name="ce1">
            <text:p>UNC Asheville Bulldogs</text:p>
          </table:table-cell>
          <table:table-cell office:value-type="string" table:style-name="ce1">
            <text:p>UNC Ashevil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ncasheville</text:p>
          </table:table-cell>
          <table:table-cell office:value-type="string" table:style-name="ce3">
            <text:p>#f/uncashevill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ncasheville" table:formula="of:=IF([.S92]=&quot;None&quot;;CONCATENATE([.A92];&quot;-sheet&quot;;[.F92];&quot;-row&quot;;TEXT([.G92];&quot;00&quot;);&quot;-col&quot;;TEXT([.H92];&quot;00&quot;));[.S92])" table:style-name="ce1">
            <text:p>uncasheville</text:p>
          </table:table-cell>
          <table:table-cell office:value-type="string" office:string-value="uncasheville-sheet1-row09-col10" table:formula="of:=CONCATENATE([.A92];&quot;-sheet&quot;;[.F92];&quot;-row&quot;;TEXT([.G92];&quot;00&quot;);&quot;-col&quot;;TEXT([.H92];&quot;00&quot;))" table:style-name="ce1">
            <text:p>uncasheville-sheet1-row09-col10</text:p>
          </table:table-cell>
          <table:table-cell office:value-type="string" office:string-value="uncasheville-2sht1-2rw09-2cl10" table:formula="of:=CONCATENATE([.A92];&quot;-2sht&quot;;[.F92];&quot;-2rw&quot;;TEXT([.G92];&quot;00&quot;);&quot;-2cl&quot;;TEXT([.H92];&quot;00&quot;))" table:style-name="ce1">
            <text:p>uncasheville-2sht1-2rw09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inthrop</text:p>
          </table:table-cell>
          <table:table-cell office:value-type="string" table:style-name="ce1">
            <text:p>Winthrop Eagles</text:p>
          </table:table-cell>
          <table:table-cell office:value-type="string" table:style-name="ce1">
            <text:p>Winthrop Eagles</text:p>
          </table:table-cell>
          <table:table-cell office:value-type="string" table:style-name="ce1">
            <text:p>Winthrop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inthrop</text:p>
          </table:table-cell>
          <table:table-cell office:value-type="string" table:style-name="ce3">
            <text:p>#f/winthrop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inthrop" table:formula="of:=IF([.S93]=&quot;None&quot;;CONCATENATE([.A93];&quot;-sheet&quot;;[.F93];&quot;-row&quot;;TEXT([.G93];&quot;00&quot;);&quot;-col&quot;;TEXT([.H93];&quot;00&quot;));[.S93])" table:style-name="ce1">
            <text:p>winthrop</text:p>
          </table:table-cell>
          <table:table-cell office:value-type="string" office:string-value="winthrop-sheet1-row09-col11" table:formula="of:=CONCATENATE([.A93];&quot;-sheet&quot;;[.F93];&quot;-row&quot;;TEXT([.G93];&quot;00&quot;);&quot;-col&quot;;TEXT([.H93];&quot;00&quot;))" table:style-name="ce1">
            <text:p>winthrop-sheet1-row09-col11</text:p>
          </table:table-cell>
          <table:table-cell office:value-type="string" office:string-value="winthrop-2sht1-2rw09-2cl11" table:formula="of:=CONCATENATE([.A93];&quot;-2sht&quot;;[.F93];&quot;-2rw&quot;;TEXT([.G93];&quot;00&quot;);&quot;-2cl&quot;;TEXT([.H93];&quot;00&quot;))" table:style-name="ce1">
            <text:p>winthrop-2sht1-2rw09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llinois</text:p>
          </table:table-cell>
          <table:table-cell office:value-type="string" table:style-name="ce1">
            <text:p>Illinois Fighting Illini</text:p>
          </table:table-cell>
          <table:table-cell office:value-type="string" table:style-name="ce1">
            <text:p>Illinois Fighting Illini</text:p>
          </table:table-cell>
          <table:table-cell office:value-type="string" table:style-name="ce1">
            <text:p>Illino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illinois</text:p>
          </table:table-cell>
          <table:table-cell office:value-type="string" table:style-name="ce1">
            <text:p>#f/illinois</text:p>
          </table:table-cell>
          <table:table-cell office:value-type="string" table:style-name="ce1">
            <text:p>#f/i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llinois" table:formula="of:=IF([.S94]=&quot;None&quot;;CONCATENATE([.A94];&quot;-sheet&quot;;[.F94];&quot;-row&quot;;TEXT([.G94];&quot;00&quot;);&quot;-col&quot;;TEXT([.H94];&quot;00&quot;));[.S94])" table:style-name="ce1">
            <text:p>illinois</text:p>
          </table:table-cell>
          <table:table-cell office:value-type="string" office:string-value="illinois-sheet1-row10-col01" table:formula="of:=CONCATENATE([.A94];&quot;-sheet&quot;;[.F94];&quot;-row&quot;;TEXT([.G94];&quot;00&quot;);&quot;-col&quot;;TEXT([.H94];&quot;00&quot;))" table:style-name="ce1">
            <text:p>illinois-sheet1-row10-col01</text:p>
          </table:table-cell>
          <table:table-cell office:value-type="string" office:string-value="illinois-2sht1-2rw10-2cl01" table:formula="of:=CONCATENATE([.A94];&quot;-2sht&quot;;[.F94];&quot;-2rw&quot;;TEXT([.G94];&quot;00&quot;);&quot;-2cl&quot;;TEXT([.H94];&quot;00&quot;))" table:style-name="ce1">
            <text:p>illinois-2sht1-2rw10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ndiana</text:p>
          </table:table-cell>
          <table:table-cell office:value-type="string" table:style-name="ce1">
            <text:p>Indiana Hoosiers</text:p>
          </table:table-cell>
          <table:table-cell office:value-type="string" table:style-name="ce1">
            <text:p>Indiana Hoosiers</text:p>
          </table:table-cell>
          <table:table-cell office:value-type="string" table:style-name="ce1">
            <text:p>India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indiana</text:p>
          </table:table-cell>
          <table:table-cell office:value-type="string" table:style-name="ce1">
            <text:p>#f/india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ndiana" table:formula="of:=IF([.S95]=&quot;None&quot;;CONCATENATE([.A95];&quot;-sheet&quot;;[.F95];&quot;-row&quot;;TEXT([.G95];&quot;00&quot;);&quot;-col&quot;;TEXT([.H95];&quot;00&quot;));[.S95])" table:style-name="ce1">
            <text:p>indiana</text:p>
          </table:table-cell>
          <table:table-cell office:value-type="string" office:string-value="indiana-sheet1-row10-col02" table:formula="of:=CONCATENATE([.A95];&quot;-sheet&quot;;[.F95];&quot;-row&quot;;TEXT([.G95];&quot;00&quot;);&quot;-col&quot;;TEXT([.H95];&quot;00&quot;))" table:style-name="ce1">
            <text:p>indiana-sheet1-row10-col02</text:p>
          </table:table-cell>
          <table:table-cell office:value-type="string" office:string-value="indiana-2sht1-2rw10-2cl02" table:formula="of:=CONCATENATE([.A95];&quot;-2sht&quot;;[.F95];&quot;-2rw&quot;;TEXT([.G95];&quot;00&quot;);&quot;-2cl&quot;;TEXT([.H95];&quot;00&quot;))" table:style-name="ce1">
            <text:p>indiana-2sht1-2rw10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owa</text:p>
          </table:table-cell>
          <table:table-cell office:value-type="string" table:style-name="ce1">
            <text:p>Iowa Hawkeyes</text:p>
          </table:table-cell>
          <table:table-cell office:value-type="string" table:style-name="ce1">
            <text:p>Iowa Hawkeyes</text:p>
          </table:table-cell>
          <table:table-cell office:value-type="string" table:style-name="ce1">
            <text:p>Iow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iowa</text:p>
          </table:table-cell>
          <table:table-cell office:value-type="string" table:style-name="ce1">
            <text:p>#f/iow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owa" table:formula="of:=IF([.S96]=&quot;None&quot;;CONCATENATE([.A96];&quot;-sheet&quot;;[.F96];&quot;-row&quot;;TEXT([.G96];&quot;00&quot;);&quot;-col&quot;;TEXT([.H96];&quot;00&quot;));[.S96])" table:style-name="ce1">
            <text:p>iowa</text:p>
          </table:table-cell>
          <table:table-cell office:value-type="string" office:string-value="iowa-sheet1-row10-col03" table:formula="of:=CONCATENATE([.A96];&quot;-sheet&quot;;[.F96];&quot;-row&quot;;TEXT([.G96];&quot;00&quot;);&quot;-col&quot;;TEXT([.H96];&quot;00&quot;))" table:style-name="ce1">
            <text:p>iowa-sheet1-row10-col03</text:p>
          </table:table-cell>
          <table:table-cell office:value-type="string" office:string-value="iowa-2sht1-2rw10-2cl03" table:formula="of:=CONCATENATE([.A96];&quot;-2sht&quot;;[.F96];&quot;-2rw&quot;;TEXT([.G96];&quot;00&quot;);&quot;-2cl&quot;;TEXT([.H96];&quot;00&quot;))" table:style-name="ce1">
            <text:p>iowa-2sht1-2rw10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ryland</text:p>
          </table:table-cell>
          <table:table-cell office:value-type="string" table:style-name="ce1">
            <text:p>Maryland Terrapins</text:p>
          </table:table-cell>
          <table:table-cell office:value-type="string" table:style-name="ce1">
            <text:p>Maryland Terrapins</text:p>
          </table:table-cell>
          <table:table-cell office:value-type="string" table:style-name="ce1">
            <text:p>Marylan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aryland</text:p>
          </table:table-cell>
          <table:table-cell office:value-type="string" table:style-name="ce1">
            <text:p>#f/marylan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ryland" table:formula="of:=IF([.S97]=&quot;None&quot;;CONCATENATE([.A97];&quot;-sheet&quot;;[.F97];&quot;-row&quot;;TEXT([.G97];&quot;00&quot;);&quot;-col&quot;;TEXT([.H97];&quot;00&quot;));[.S97])" table:style-name="ce1">
            <text:p>maryland</text:p>
          </table:table-cell>
          <table:table-cell office:value-type="string" office:string-value="maryland-sheet1-row10-col04" table:formula="of:=CONCATENATE([.A97];&quot;-sheet&quot;;[.F97];&quot;-row&quot;;TEXT([.G97];&quot;00&quot;);&quot;-col&quot;;TEXT([.H97];&quot;00&quot;))" table:style-name="ce1">
            <text:p>maryland-sheet1-row10-col04</text:p>
          </table:table-cell>
          <table:table-cell office:value-type="string" office:string-value="maryland-2sht1-2rw10-2cl04" table:formula="of:=CONCATENATE([.A97];&quot;-2sht&quot;;[.F97];&quot;-2rw&quot;;TEXT([.G97];&quot;00&quot;);&quot;-2cl&quot;;TEXT([.H97];&quot;00&quot;))" table:style-name="ce1">
            <text:p>maryland-2sht1-2rw10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chigan</text:p>
          </table:table-cell>
          <table:table-cell office:value-type="string" table:style-name="ce1">
            <text:p>Michigan Wolverines</text:p>
          </table:table-cell>
          <table:table-cell office:value-type="string" table:style-name="ce1">
            <text:p>Michigan Wolverines</text:p>
          </table:table-cell>
          <table:table-cell office:value-type="string" table:style-name="ce1">
            <text:p>Michig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chigan</text:p>
          </table:table-cell>
          <table:table-cell office:value-type="string" table:style-name="ce1">
            <text:p>#f/michig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chigan" table:formula="of:=IF([.S98]=&quot;None&quot;;CONCATENATE([.A98];&quot;-sheet&quot;;[.F98];&quot;-row&quot;;TEXT([.G98];&quot;00&quot;);&quot;-col&quot;;TEXT([.H98];&quot;00&quot;));[.S98])" table:style-name="ce1">
            <text:p>michigan</text:p>
          </table:table-cell>
          <table:table-cell office:value-type="string" office:string-value="michigan-sheet1-row10-col05" table:formula="of:=CONCATENATE([.A98];&quot;-sheet&quot;;[.F98];&quot;-row&quot;;TEXT([.G98];&quot;00&quot;);&quot;-col&quot;;TEXT([.H98];&quot;00&quot;))" table:style-name="ce1">
            <text:p>michigan-sheet1-row10-col05</text:p>
          </table:table-cell>
          <table:table-cell office:value-type="string" office:string-value="michigan-2sht1-2rw10-2cl05" table:formula="of:=CONCATENATE([.A98];&quot;-2sht&quot;;[.F98];&quot;-2rw&quot;;TEXT([.G98];&quot;00&quot;);&quot;-2cl&quot;;TEXT([.H98];&quot;00&quot;))" table:style-name="ce1">
            <text:p>michigan-2sht1-2rw10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chiganstate</text:p>
          </table:table-cell>
          <table:table-cell office:value-type="string" table:style-name="ce1">
            <text:p>Michigan State Spartans</text:p>
          </table:table-cell>
          <table:table-cell office:value-type="string" table:style-name="ce1">
            <text:p>Michigan State Spartans</text:p>
          </table:table-cell>
          <table:table-cell office:value-type="string" table:style-name="ce1">
            <text:p>Michiga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chiganstate</text:p>
          </table:table-cell>
          <table:table-cell office:value-type="string" table:style-name="ce1">
            <text:p>#f/michiga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chiganstate" table:formula="of:=IF([.S99]=&quot;None&quot;;CONCATENATE([.A99];&quot;-sheet&quot;;[.F99];&quot;-row&quot;;TEXT([.G99];&quot;00&quot;);&quot;-col&quot;;TEXT([.H99];&quot;00&quot;));[.S99])" table:style-name="ce1">
            <text:p>michiganstate</text:p>
          </table:table-cell>
          <table:table-cell office:value-type="string" office:string-value="michiganstate-sheet1-row10-col06" table:formula="of:=CONCATENATE([.A99];&quot;-sheet&quot;;[.F99];&quot;-row&quot;;TEXT([.G99];&quot;00&quot;);&quot;-col&quot;;TEXT([.H99];&quot;00&quot;))" table:style-name="ce1">
            <text:p>michiganstate-sheet1-row10-col06</text:p>
          </table:table-cell>
          <table:table-cell office:value-type="string" office:string-value="michiganstate-2sht1-2rw10-2cl06" table:formula="of:=CONCATENATE([.A99];&quot;-2sht&quot;;[.F99];&quot;-2rw&quot;;TEXT([.G99];&quot;00&quot;);&quot;-2cl&quot;;TEXT([.H99];&quot;00&quot;))" table:style-name="ce1">
            <text:p>michiganstate-2sht1-2rw10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nnesota</text:p>
          </table:table-cell>
          <table:table-cell office:value-type="string" table:style-name="ce1">
            <text:p>Minnesota Golden Gophers</text:p>
          </table:table-cell>
          <table:table-cell office:value-type="string" table:style-name="ce1">
            <text:p>Minnesota Golden Gophers</text:p>
          </table:table-cell>
          <table:table-cell office:value-type="string" table:style-name="ce1">
            <text:p>Minnesot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nnesota</text:p>
          </table:table-cell>
          <table:table-cell office:value-type="string" table:style-name="ce1">
            <text:p>#f/minnesot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nnesota" table:formula="of:=IF([.S100]=&quot;None&quot;;CONCATENATE([.A100];&quot;-sheet&quot;;[.F100];&quot;-row&quot;;TEXT([.G100];&quot;00&quot;);&quot;-col&quot;;TEXT([.H100];&quot;00&quot;));[.S100])" table:style-name="ce1">
            <text:p>minnesota</text:p>
          </table:table-cell>
          <table:table-cell office:value-type="string" office:string-value="minnesota-sheet1-row10-col07" table:formula="of:=CONCATENATE([.A100];&quot;-sheet&quot;;[.F100];&quot;-row&quot;;TEXT([.G100];&quot;00&quot;);&quot;-col&quot;;TEXT([.H100];&quot;00&quot;))" table:style-name="ce1">
            <text:p>minnesota-sheet1-row10-col07</text:p>
          </table:table-cell>
          <table:table-cell office:value-type="string" office:string-value="minnesota-2sht1-2rw10-2cl07" table:formula="of:=CONCATENATE([.A100];&quot;-2sht&quot;;[.F100];&quot;-2rw&quot;;TEXT([.G100];&quot;00&quot;);&quot;-2cl&quot;;TEXT([.H100];&quot;00&quot;))" table:style-name="ce1">
            <text:p>minnesota-2sht1-2rw10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braska</text:p>
          </table:table-cell>
          <table:table-cell office:value-type="string" table:style-name="ce1">
            <text:p>Nebraska Cornhuskers</text:p>
          </table:table-cell>
          <table:table-cell office:value-type="string" table:style-name="ce1">
            <text:p>Nebraska Cornhuskers</text:p>
          </table:table-cell>
          <table:table-cell office:value-type="string" table:style-name="ce1">
            <text:p>Nebrask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ebraska</text:p>
          </table:table-cell>
          <table:table-cell office:value-type="string" table:style-name="ce1">
            <text:p>#f/nebrask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ebraska" table:formula="of:=IF([.S101]=&quot;None&quot;;CONCATENATE([.A101];&quot;-sheet&quot;;[.F101];&quot;-row&quot;;TEXT([.G101];&quot;00&quot;);&quot;-col&quot;;TEXT([.H101];&quot;00&quot;));[.S101])" table:style-name="ce1">
            <text:p>nebraska</text:p>
          </table:table-cell>
          <table:table-cell office:value-type="string" office:string-value="nebraska-sheet1-row10-col08" table:formula="of:=CONCATENATE([.A101];&quot;-sheet&quot;;[.F101];&quot;-row&quot;;TEXT([.G101];&quot;00&quot;);&quot;-col&quot;;TEXT([.H101];&quot;00&quot;))" table:style-name="ce1">
            <text:p>nebraska-sheet1-row10-col08</text:p>
          </table:table-cell>
          <table:table-cell office:value-type="string" office:string-value="nebraska-2sht1-2rw10-2cl08" table:formula="of:=CONCATENATE([.A101];&quot;-2sht&quot;;[.F101];&quot;-2rw&quot;;TEXT([.G101];&quot;00&quot;);&quot;-2cl&quot;;TEXT([.H101];&quot;00&quot;))" table:style-name="ce1">
            <text:p>nebraska-2sht1-2rw10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western</text:p>
          </table:table-cell>
          <table:table-cell office:value-type="string" table:style-name="ce1">
            <text:p>Northwestern Wildcats</text:p>
          </table:table-cell>
          <table:table-cell office:value-type="string" table:style-name="ce1">
            <text:p>Northwestern Wildcats</text:p>
          </table:table-cell>
          <table:table-cell office:value-type="string" table:style-name="ce1">
            <text:p>Northweste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orthwestern</text:p>
          </table:table-cell>
          <table:table-cell office:value-type="string" table:style-name="ce1">
            <text:p>#f/northwestern</text:p>
          </table:table-cell>
          <table:table-cell office:value-type="string" table:style-name="ce1">
            <text:p>#f/n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western" table:formula="of:=IF([.S102]=&quot;None&quot;;CONCATENATE([.A102];&quot;-sheet&quot;;[.F102];&quot;-row&quot;;TEXT([.G102];&quot;00&quot;);&quot;-col&quot;;TEXT([.H102];&quot;00&quot;));[.S102])" table:style-name="ce1">
            <text:p>northwestern</text:p>
          </table:table-cell>
          <table:table-cell office:value-type="string" office:string-value="northwestern-sheet1-row10-col09" table:formula="of:=CONCATENATE([.A102];&quot;-sheet&quot;;[.F102];&quot;-row&quot;;TEXT([.G102];&quot;00&quot;);&quot;-col&quot;;TEXT([.H102];&quot;00&quot;))" table:style-name="ce1">
            <text:p>northwestern-sheet1-row10-col09</text:p>
          </table:table-cell>
          <table:table-cell office:value-type="string" office:string-value="northwestern-2sht1-2rw10-2cl09" table:formula="of:=CONCATENATE([.A102];&quot;-2sht&quot;;[.F102];&quot;-2rw&quot;;TEXT([.G102];&quot;00&quot;);&quot;-2cl&quot;;TEXT([.H102];&quot;00&quot;))" table:style-name="ce1">
            <text:p>northwestern-2sht1-2rw10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hiostate</text:p>
          </table:table-cell>
          <table:table-cell office:value-type="string" table:style-name="ce1">
            <text:p>Ohio State Buckeyes</text:p>
          </table:table-cell>
          <table:table-cell office:value-type="string" table:style-name="ce1">
            <text:p>Ohio State Buckeyes</text:p>
          </table:table-cell>
          <table:table-cell office:value-type="string" table:style-name="ce1">
            <text:p>Ohi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hiostate</text:p>
          </table:table-cell>
          <table:table-cell office:value-type="string" table:style-name="ce1">
            <text:p>#f/ohiostate</text:p>
          </table:table-cell>
          <table:table-cell office:value-type="string" table:style-name="ce1">
            <text:p>#f/o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hiostate" table:formula="of:=IF([.S103]=&quot;None&quot;;CONCATENATE([.A103];&quot;-sheet&quot;;[.F103];&quot;-row&quot;;TEXT([.G103];&quot;00&quot;);&quot;-col&quot;;TEXT([.H103];&quot;00&quot;));[.S103])" table:style-name="ce1">
            <text:p>ohiostate</text:p>
          </table:table-cell>
          <table:table-cell office:value-type="string" office:string-value="ohiostate-sheet1-row10-col10" table:formula="of:=CONCATENATE([.A103];&quot;-sheet&quot;;[.F103];&quot;-row&quot;;TEXT([.G103];&quot;00&quot;);&quot;-col&quot;;TEXT([.H103];&quot;00&quot;))" table:style-name="ce1">
            <text:p>ohiostate-sheet1-row10-col10</text:p>
          </table:table-cell>
          <table:table-cell office:value-type="string" office:string-value="ohiostate-2sht1-2rw10-2cl10" table:formula="of:=CONCATENATE([.A103];&quot;-2sht&quot;;[.F103];&quot;-2rw&quot;;TEXT([.G103];&quot;00&quot;);&quot;-2cl&quot;;TEXT([.H103];&quot;00&quot;))" table:style-name="ce1">
            <text:p>ohiostate-2sht1-2rw10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ennstate</text:p>
          </table:table-cell>
          <table:table-cell office:value-type="string" table:style-name="ce1">
            <text:p>Penn State Nittany Lions</text:p>
          </table:table-cell>
          <table:table-cell office:value-type="string" table:style-name="ce1">
            <text:p>Penn State Nittany Lions</text:p>
          </table:table-cell>
          <table:table-cell office:value-type="string" table:style-name="ce1">
            <text:p>Pen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pennstate</text:p>
          </table:table-cell>
          <table:table-cell office:value-type="string" table:style-name="ce1">
            <text:p>#f/pen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ennstate" table:formula="of:=IF([.S104]=&quot;None&quot;;CONCATENATE([.A104];&quot;-sheet&quot;;[.F104];&quot;-row&quot;;TEXT([.G104];&quot;00&quot;);&quot;-col&quot;;TEXT([.H104];&quot;00&quot;));[.S104])" table:style-name="ce1">
            <text:p>pennstate</text:p>
          </table:table-cell>
          <table:table-cell office:value-type="string" office:string-value="pennstate-sheet1-row10-col11" table:formula="of:=CONCATENATE([.A104];&quot;-sheet&quot;;[.F104];&quot;-row&quot;;TEXT([.G104];&quot;00&quot;);&quot;-col&quot;;TEXT([.H104];&quot;00&quot;))" table:style-name="ce1">
            <text:p>pennstate-sheet1-row10-col11</text:p>
          </table:table-cell>
          <table:table-cell office:value-type="string" office:string-value="pennstate-2sht1-2rw10-2cl11" table:formula="of:=CONCATENATE([.A104];&quot;-2sht&quot;;[.F104];&quot;-2rw&quot;;TEXT([.G104];&quot;00&quot;);&quot;-2cl&quot;;TEXT([.H104];&quot;00&quot;))" table:style-name="ce1">
            <text:p>pennstate-2sht1-2rw10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urdue</text:p>
          </table:table-cell>
          <table:table-cell office:value-type="string" table:style-name="ce1">
            <text:p>Purdue Boilermakers</text:p>
          </table:table-cell>
          <table:table-cell office:value-type="string" table:style-name="ce1">
            <text:p>Purdue Boilermakers</text:p>
          </table:table-cell>
          <table:table-cell office:value-type="string" table:style-name="ce1">
            <text:p>Purdu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purdue</text:p>
          </table:table-cell>
          <table:table-cell office:value-type="string" table:style-name="ce1">
            <text:p>#f/purdue</text:p>
          </table:table-cell>
          <table:table-cell office:value-type="string" table:style-name="ce1">
            <text:p>#f/p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urdue" table:formula="of:=IF([.S105]=&quot;None&quot;;CONCATENATE([.A105];&quot;-sheet&quot;;[.F105];&quot;-row&quot;;TEXT([.G105];&quot;00&quot;);&quot;-col&quot;;TEXT([.H105];&quot;00&quot;));[.S105])" table:style-name="ce1">
            <text:p>purdue</text:p>
          </table:table-cell>
          <table:table-cell office:value-type="string" office:string-value="purdue-sheet1-row10-col12" table:formula="of:=CONCATENATE([.A105];&quot;-sheet&quot;;[.F105];&quot;-row&quot;;TEXT([.G105];&quot;00&quot;);&quot;-col&quot;;TEXT([.H105];&quot;00&quot;))" table:style-name="ce1">
            <text:p>purdue-sheet1-row10-col12</text:p>
          </table:table-cell>
          <table:table-cell office:value-type="string" office:string-value="purdue-2sht1-2rw10-2cl12" table:formula="of:=CONCATENATE([.A105];&quot;-2sht&quot;;[.F105];&quot;-2rw&quot;;TEXT([.G105];&quot;00&quot;);&quot;-2cl&quot;;TEXT([.H105];&quot;00&quot;))" table:style-name="ce1">
            <text:p>purdue-2sht1-2rw10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rutgers</text:p>
          </table:table-cell>
          <table:table-cell office:value-type="string" table:style-name="ce1">
            <text:p>Rutgers Scarlet Knights</text:p>
          </table:table-cell>
          <table:table-cell office:value-type="string" table:style-name="ce1">
            <text:p>Rutgers Scarlet Knights</text:p>
          </table:table-cell>
          <table:table-cell office:value-type="string" table:style-name="ce1">
            <text:p>Rutger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rutgers</text:p>
          </table:table-cell>
          <table:table-cell office:value-type="string" table:style-name="ce1">
            <text:p>#f/rutger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rutgers" table:formula="of:=IF([.S106]=&quot;None&quot;;CONCATENATE([.A106];&quot;-sheet&quot;;[.F106];&quot;-row&quot;;TEXT([.G106];&quot;00&quot;);&quot;-col&quot;;TEXT([.H106];&quot;00&quot;));[.S106])" table:style-name="ce1">
            <text:p>rutgers</text:p>
          </table:table-cell>
          <table:table-cell office:value-type="string" office:string-value="rutgers-sheet1-row10-col13" table:formula="of:=CONCATENATE([.A106];&quot;-sheet&quot;;[.F106];&quot;-row&quot;;TEXT([.G106];&quot;00&quot;);&quot;-col&quot;;TEXT([.H106];&quot;00&quot;))" table:style-name="ce1">
            <text:p>rutgers-sheet1-row10-col13</text:p>
          </table:table-cell>
          <table:table-cell office:value-type="string" office:string-value="rutgers-2sht1-2rw10-2cl13" table:formula="of:=CONCATENATE([.A106];&quot;-2sht&quot;;[.F106];&quot;-2rw&quot;;TEXT([.G106];&quot;00&quot;);&quot;-2cl&quot;;TEXT([.H106];&quot;00&quot;))" table:style-name="ce1">
            <text:p>rutgers-2sht1-2rw10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isconsin</text:p>
          </table:table-cell>
          <table:table-cell office:value-type="string" table:style-name="ce1">
            <text:p>Wisconsin Badgers</text:p>
          </table:table-cell>
          <table:table-cell office:value-type="string" table:style-name="ce1">
            <text:p>Wisconsin Badgers</text:p>
          </table:table-cell>
          <table:table-cell office:value-type="string" table:style-name="ce1">
            <text:p>Wisconsi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0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isconsin</text:p>
          </table:table-cell>
          <table:table-cell office:value-type="string" table:style-name="ce1">
            <text:p>#f/wisconsi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isconsin" table:formula="of:=IF([.S107]=&quot;None&quot;;CONCATENATE([.A107];&quot;-sheet&quot;;[.F107];&quot;-row&quot;;TEXT([.G107];&quot;00&quot;);&quot;-col&quot;;TEXT([.H107];&quot;00&quot;));[.S107])" table:style-name="ce1">
            <text:p>wisconsin</text:p>
          </table:table-cell>
          <table:table-cell office:value-type="string" office:string-value="wisconsin-sheet1-row10-col14" table:formula="of:=CONCATENATE([.A107];&quot;-sheet&quot;;[.F107];&quot;-row&quot;;TEXT([.G107];&quot;00&quot;);&quot;-col&quot;;TEXT([.H107];&quot;00&quot;))" table:style-name="ce1">
            <text:p>wisconsin-sheet1-row10-col14</text:p>
          </table:table-cell>
          <table:table-cell office:value-type="string" office:string-value="wisconsin-2sht1-2rw10-2cl14" table:formula="of:=CONCATENATE([.A107];&quot;-2sht&quot;;[.F107];&quot;-2rw&quot;;TEXT([.G107];&quot;00&quot;);&quot;-2cl&quot;;TEXT([.H107];&quot;00&quot;))" table:style-name="ce1">
            <text:p>wisconsin-2sht1-2rw10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aylor</text:p>
          </table:table-cell>
          <table:table-cell office:value-type="string" table:style-name="ce1">
            <text:p>Baylor Bears</text:p>
          </table:table-cell>
          <table:table-cell office:value-type="string" table:style-name="ce1">
            <text:p>Baylor Bears</text:p>
          </table:table-cell>
          <table:table-cell office:value-type="string" table:style-name="ce1">
            <text:p>Baylo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aylor</text:p>
          </table:table-cell>
          <table:table-cell office:value-type="string" table:style-name="ce1">
            <text:p>#f/baylor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aylor" table:formula="of:=IF([.S108]=&quot;None&quot;;CONCATENATE([.A108];&quot;-sheet&quot;;[.F108];&quot;-row&quot;;TEXT([.G108];&quot;00&quot;);&quot;-col&quot;;TEXT([.H108];&quot;00&quot;));[.S108])" table:style-name="ce1">
            <text:p>baylor</text:p>
          </table:table-cell>
          <table:table-cell office:value-type="string" office:string-value="baylor-sheet1-row11-col01" table:formula="of:=CONCATENATE([.A108];&quot;-sheet&quot;;[.F108];&quot;-row&quot;;TEXT([.G108];&quot;00&quot;);&quot;-col&quot;;TEXT([.H108];&quot;00&quot;))" table:style-name="ce1">
            <text:p>baylor-sheet1-row11-col01</text:p>
          </table:table-cell>
          <table:table-cell office:value-type="string" office:string-value="baylor-2sht1-2rw11-2cl01" table:formula="of:=CONCATENATE([.A108];&quot;-2sht&quot;;[.F108];&quot;-2rw&quot;;TEXT([.G108];&quot;00&quot;);&quot;-2cl&quot;;TEXT([.H108];&quot;00&quot;))" table:style-name="ce1">
            <text:p>baylor-2sht1-2rw11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owastate</text:p>
          </table:table-cell>
          <table:table-cell office:value-type="string" table:style-name="ce1">
            <text:p>Iowa State Cyclones</text:p>
          </table:table-cell>
          <table:table-cell office:value-type="string" table:style-name="ce1">
            <text:p>Iowa State Cyclones</text:p>
          </table:table-cell>
          <table:table-cell office:value-type="string" table:style-name="ce1">
            <text:p>Iow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iowastate</text:p>
          </table:table-cell>
          <table:table-cell office:value-type="string" table:style-name="ce1">
            <text:p>#f/iow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owastate" table:formula="of:=IF([.S109]=&quot;None&quot;;CONCATENATE([.A109];&quot;-sheet&quot;;[.F109];&quot;-row&quot;;TEXT([.G109];&quot;00&quot;);&quot;-col&quot;;TEXT([.H109];&quot;00&quot;));[.S109])" table:style-name="ce1">
            <text:p>iowastate</text:p>
          </table:table-cell>
          <table:table-cell office:value-type="string" office:string-value="iowastate-sheet1-row11-col02" table:formula="of:=CONCATENATE([.A109];&quot;-sheet&quot;;[.F109];&quot;-row&quot;;TEXT([.G109];&quot;00&quot;);&quot;-col&quot;;TEXT([.H109];&quot;00&quot;))" table:style-name="ce1">
            <text:p>iowastate-sheet1-row11-col02</text:p>
          </table:table-cell>
          <table:table-cell office:value-type="string" office:string-value="iowastate-2sht1-2rw11-2cl02" table:formula="of:=CONCATENATE([.A109];&quot;-2sht&quot;;[.F109];&quot;-2rw&quot;;TEXT([.G109];&quot;00&quot;);&quot;-2cl&quot;;TEXT([.H109];&quot;00&quot;))" table:style-name="ce1">
            <text:p>iowastate-2sht1-2rw11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kansas</text:p>
          </table:table-cell>
          <table:table-cell office:value-type="string" table:style-name="ce1">
            <text:p>Kansas Jayhawks</text:p>
          </table:table-cell>
          <table:table-cell office:value-type="string" table:style-name="ce1">
            <text:p>Kansas Jayhawks</text:p>
          </table:table-cell>
          <table:table-cell office:value-type="string" table:style-name="ce1">
            <text:p>Kansa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kansas</text:p>
          </table:table-cell>
          <table:table-cell office:value-type="string" table:style-name="ce1">
            <text:p>#f/kansa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kansas" table:formula="of:=IF([.S110]=&quot;None&quot;;CONCATENATE([.A110];&quot;-sheet&quot;;[.F110];&quot;-row&quot;;TEXT([.G110];&quot;00&quot;);&quot;-col&quot;;TEXT([.H110];&quot;00&quot;));[.S110])" table:style-name="ce1">
            <text:p>kansas</text:p>
          </table:table-cell>
          <table:table-cell office:value-type="string" office:string-value="kansas-sheet1-row11-col03" table:formula="of:=CONCATENATE([.A110];&quot;-sheet&quot;;[.F110];&quot;-row&quot;;TEXT([.G110];&quot;00&quot;);&quot;-col&quot;;TEXT([.H110];&quot;00&quot;))" table:style-name="ce1">
            <text:p>kansas-sheet1-row11-col03</text:p>
          </table:table-cell>
          <table:table-cell office:value-type="string" office:string-value="kansas-2sht1-2rw11-2cl03" table:formula="of:=CONCATENATE([.A110];&quot;-2sht&quot;;[.F110];&quot;-2rw&quot;;TEXT([.G110];&quot;00&quot;);&quot;-2cl&quot;;TEXT([.H110];&quot;00&quot;))" table:style-name="ce1">
            <text:p>kansas-2sht1-2rw11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kansasstate</text:p>
          </table:table-cell>
          <table:table-cell office:value-type="string" table:style-name="ce1">
            <text:p>Kansas State Wildcats</text:p>
          </table:table-cell>
          <table:table-cell office:value-type="string" table:style-name="ce1">
            <text:p>Kansas State Wildcats</text:p>
          </table:table-cell>
          <table:table-cell office:value-type="string" table:style-name="ce1">
            <text:p>Kansas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kansasstate</text:p>
          </table:table-cell>
          <table:table-cell office:value-type="string" table:style-name="ce1">
            <text:p>#f/kansas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kansasstate" table:formula="of:=IF([.S111]=&quot;None&quot;;CONCATENATE([.A111];&quot;-sheet&quot;;[.F111];&quot;-row&quot;;TEXT([.G111];&quot;00&quot;);&quot;-col&quot;;TEXT([.H111];&quot;00&quot;));[.S111])" table:style-name="ce1">
            <text:p>kansasstate</text:p>
          </table:table-cell>
          <table:table-cell office:value-type="string" office:string-value="kansasstate-sheet1-row11-col04" table:formula="of:=CONCATENATE([.A111];&quot;-sheet&quot;;[.F111];&quot;-row&quot;;TEXT([.G111];&quot;00&quot;);&quot;-col&quot;;TEXT([.H111];&quot;00&quot;))" table:style-name="ce1">
            <text:p>kansasstate-sheet1-row11-col04</text:p>
          </table:table-cell>
          <table:table-cell office:value-type="string" office:string-value="kansasstate-2sht1-2rw11-2cl04" table:formula="of:=CONCATENATE([.A111];&quot;-2sht&quot;;[.F111];&quot;-2rw&quot;;TEXT([.G111];&quot;00&quot;);&quot;-2cl&quot;;TEXT([.H111];&quot;00&quot;))" table:style-name="ce1">
            <text:p>kansasstate-2sht1-2rw11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klahoma</text:p>
          </table:table-cell>
          <table:table-cell office:value-type="string" table:style-name="ce1">
            <text:p>Oklahoma Sooners</text:p>
          </table:table-cell>
          <table:table-cell office:value-type="string" table:style-name="ce1">
            <text:p>Oklahoma Sooners</text:p>
          </table:table-cell>
          <table:table-cell office:value-type="string" table:style-name="ce1">
            <text:p>Oklahom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klahoma</text:p>
          </table:table-cell>
          <table:table-cell office:value-type="string" table:style-name="ce1">
            <text:p>#f/oklahom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klahoma" table:formula="of:=IF([.S112]=&quot;None&quot;;CONCATENATE([.A112];&quot;-sheet&quot;;[.F112];&quot;-row&quot;;TEXT([.G112];&quot;00&quot;);&quot;-col&quot;;TEXT([.H112];&quot;00&quot;));[.S112])" table:style-name="ce1">
            <text:p>oklahoma</text:p>
          </table:table-cell>
          <table:table-cell office:value-type="string" office:string-value="oklahoma-sheet1-row11-col05" table:formula="of:=CONCATENATE([.A112];&quot;-sheet&quot;;[.F112];&quot;-row&quot;;TEXT([.G112];&quot;00&quot;);&quot;-col&quot;;TEXT([.H112];&quot;00&quot;))" table:style-name="ce1">
            <text:p>oklahoma-sheet1-row11-col05</text:p>
          </table:table-cell>
          <table:table-cell office:value-type="string" office:string-value="oklahoma-2sht1-2rw11-2cl05" table:formula="of:=CONCATENATE([.A112];&quot;-2sht&quot;;[.F112];&quot;-2rw&quot;;TEXT([.G112];&quot;00&quot;);&quot;-2cl&quot;;TEXT([.H112];&quot;00&quot;))" table:style-name="ce1">
            <text:p>oklahoma-2sht1-2rw11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klahomastate</text:p>
          </table:table-cell>
          <table:table-cell office:value-type="string" table:style-name="ce1">
            <text:p>Oklahoma State Cowboys</text:p>
          </table:table-cell>
          <table:table-cell office:value-type="string" table:style-name="ce1">
            <text:p>Oklahoma State Cowboys</text:p>
          </table:table-cell>
          <table:table-cell office:value-type="string" table:style-name="ce1">
            <text:p>Oklahom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klahomastate</text:p>
          </table:table-cell>
          <table:table-cell office:value-type="string" table:style-name="ce1">
            <text:p>#f/oklahom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klahomastate" table:formula="of:=IF([.S113]=&quot;None&quot;;CONCATENATE([.A113];&quot;-sheet&quot;;[.F113];&quot;-row&quot;;TEXT([.G113];&quot;00&quot;);&quot;-col&quot;;TEXT([.H113];&quot;00&quot;));[.S113])" table:style-name="ce1">
            <text:p>oklahomastate</text:p>
          </table:table-cell>
          <table:table-cell office:value-type="string" office:string-value="oklahomastate-sheet1-row11-col06" table:formula="of:=CONCATENATE([.A113];&quot;-sheet&quot;;[.F113];&quot;-row&quot;;TEXT([.G113];&quot;00&quot;);&quot;-col&quot;;TEXT([.H113];&quot;00&quot;))" table:style-name="ce1">
            <text:p>oklahomastate-sheet1-row11-col06</text:p>
          </table:table-cell>
          <table:table-cell office:value-type="string" office:string-value="oklahomastate-2sht1-2rw11-2cl06" table:formula="of:=CONCATENATE([.A113];&quot;-2sht&quot;;[.F113];&quot;-2rw&quot;;TEXT([.G113];&quot;00&quot;);&quot;-2cl&quot;;TEXT([.H113];&quot;00&quot;))" table:style-name="ce1">
            <text:p>oklahomastate-2sht1-2rw11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cu</text:p>
          </table:table-cell>
          <table:table-cell office:value-type="string" table:style-name="ce1">
            <text:p>TCU Horned Frogs</text:p>
          </table:table-cell>
          <table:table-cell office:value-type="string" table:style-name="ce1">
            <text:p>TCU Horned Frogs</text:p>
          </table:table-cell>
          <table:table-cell office:value-type="string" table:style-name="ce1">
            <text:p>TCU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cu</text:p>
          </table:table-cell>
          <table:table-cell office:value-type="string" table:style-name="ce1">
            <text:p>#f/tcu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cu" table:formula="of:=IF([.S114]=&quot;None&quot;;CONCATENATE([.A114];&quot;-sheet&quot;;[.F114];&quot;-row&quot;;TEXT([.G114];&quot;00&quot;);&quot;-col&quot;;TEXT([.H114];&quot;00&quot;));[.S114])" table:style-name="ce1">
            <text:p>tcu</text:p>
          </table:table-cell>
          <table:table-cell office:value-type="string" office:string-value="tcu-sheet1-row11-col07" table:formula="of:=CONCATENATE([.A114];&quot;-sheet&quot;;[.F114];&quot;-row&quot;;TEXT([.G114];&quot;00&quot;);&quot;-col&quot;;TEXT([.H114];&quot;00&quot;))" table:style-name="ce1">
            <text:p>tcu-sheet1-row11-col07</text:p>
          </table:table-cell>
          <table:table-cell office:value-type="string" office:string-value="tcu-2sht1-2rw11-2cl07" table:formula="of:=CONCATENATE([.A114];&quot;-2sht&quot;;[.F114];&quot;-2rw&quot;;TEXT([.G114];&quot;00&quot;);&quot;-2cl&quot;;TEXT([.H114];&quot;00&quot;))" table:style-name="ce1">
            <text:p>tcu-2sht1-2rw11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</text:p>
          </table:table-cell>
          <table:table-cell office:value-type="string" table:style-name="ce1">
            <text:p>Texas Longhorns</text:p>
          </table:table-cell>
          <table:table-cell office:value-type="string" table:style-name="ce1">
            <text:p>Texas Longhorns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#f/texa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" table:formula="of:=IF([.S115]=&quot;None&quot;;CONCATENATE([.A115];&quot;-sheet&quot;;[.F115];&quot;-row&quot;;TEXT([.G115];&quot;00&quot;);&quot;-col&quot;;TEXT([.H115];&quot;00&quot;));[.S115])" table:style-name="ce1">
            <text:p>texas</text:p>
          </table:table-cell>
          <table:table-cell office:value-type="string" office:string-value="texas-sheet1-row11-col08" table:formula="of:=CONCATENATE([.A115];&quot;-sheet&quot;;[.F115];&quot;-row&quot;;TEXT([.G115];&quot;00&quot;);&quot;-col&quot;;TEXT([.H115];&quot;00&quot;))" table:style-name="ce1">
            <text:p>texas-sheet1-row11-col08</text:p>
          </table:table-cell>
          <table:table-cell office:value-type="string" office:string-value="texas-2sht1-2rw11-2cl08" table:formula="of:=CONCATENATE([.A115];&quot;-2sht&quot;;[.F115];&quot;-2rw&quot;;TEXT([.G115];&quot;00&quot;);&quot;-2cl&quot;;TEXT([.H115];&quot;00&quot;))" table:style-name="ce1">
            <text:p>texas-2sht1-2rw11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tech</text:p>
          </table:table-cell>
          <table:table-cell office:value-type="string" table:style-name="ce1">
            <text:p>Texas Tech Red Raiders</text:p>
          </table:table-cell>
          <table:table-cell office:value-type="string" table:style-name="ce1">
            <text:p>Texas Tech Red Raiders</text:p>
          </table:table-cell>
          <table:table-cell office:value-type="string" table:style-name="ce1">
            <text:p>Texas Tec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exastech</text:p>
          </table:table-cell>
          <table:table-cell office:value-type="string" table:style-name="ce1">
            <text:p>#f/texastec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tech" table:formula="of:=IF([.S116]=&quot;None&quot;;CONCATENATE([.A116];&quot;-sheet&quot;;[.F116];&quot;-row&quot;;TEXT([.G116];&quot;00&quot;);&quot;-col&quot;;TEXT([.H116];&quot;00&quot;));[.S116])" table:style-name="ce1">
            <text:p>texastech</text:p>
          </table:table-cell>
          <table:table-cell office:value-type="string" office:string-value="texastech-sheet1-row11-col09" table:formula="of:=CONCATENATE([.A116];&quot;-sheet&quot;;[.F116];&quot;-row&quot;;TEXT([.G116];&quot;00&quot;);&quot;-col&quot;;TEXT([.H116];&quot;00&quot;))" table:style-name="ce1">
            <text:p>texastech-sheet1-row11-col09</text:p>
          </table:table-cell>
          <table:table-cell office:value-type="string" office:string-value="texastech-2sht1-2rw11-2cl09" table:formula="of:=CONCATENATE([.A116];&quot;-2sht&quot;;[.F116];&quot;-2rw&quot;;TEXT([.G116];&quot;00&quot;);&quot;-2cl&quot;;TEXT([.H116];&quot;00&quot;))" table:style-name="ce1">
            <text:p>texastech-2sht1-2rw11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estvirginia</text:p>
          </table:table-cell>
          <table:table-cell office:value-type="string" table:style-name="ce1">
            <text:p>West Virginia Mountaineers</text:p>
          </table:table-cell>
          <table:table-cell office:value-type="string" table:style-name="ce1">
            <text:p>West Virginia Mountaineers</text:p>
          </table:table-cell>
          <table:table-cell office:value-type="string" table:style-name="ce1">
            <text:p>West Virgini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estvirginia</text:p>
          </table:table-cell>
          <table:table-cell office:value-type="string" table:style-name="ce1">
            <text:p>#f/westvirgini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estvirginia" table:formula="of:=IF([.S117]=&quot;None&quot;;CONCATENATE([.A117];&quot;-sheet&quot;;[.F117];&quot;-row&quot;;TEXT([.G117];&quot;00&quot;);&quot;-col&quot;;TEXT([.H117];&quot;00&quot;));[.S117])" table:style-name="ce1">
            <text:p>westvirginia</text:p>
          </table:table-cell>
          <table:table-cell office:value-type="string" office:string-value="westvirginia-sheet1-row11-col10" table:formula="of:=CONCATENATE([.A117];&quot;-sheet&quot;;[.F117];&quot;-row&quot;;TEXT([.G117];&quot;00&quot;);&quot;-col&quot;;TEXT([.H117];&quot;00&quot;))" table:style-name="ce1">
            <text:p>westvirginia-sheet1-row11-col10</text:p>
          </table:table-cell>
          <table:table-cell office:value-type="string" office:string-value="westvirginia-2sht1-2rw11-2cl10" table:formula="of:=CONCATENATE([.A117];&quot;-2sht&quot;;[.F117];&quot;-2rw&quot;;TEXT([.G117];&quot;00&quot;);&quot;-2cl&quot;;TEXT([.H117];&quot;00&quot;))" table:style-name="ce1">
            <text:p>westvirginia-2sht1-2rw11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2</text:p>
          </table:table-cell>
          <table:table-cell office:value-type="string" table:style-name="ce1">
            <text:p>Texas Longhorns Alternate</text:p>
          </table:table-cell>
          <table:table-cell office:value-type="string" table:style-name="ce1">
            <text:p>Texas Longhorns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1">
            <text:p>texa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2" table:formula="of:=IF([.S118]=&quot;None&quot;;CONCATENATE([.A118];&quot;-sheet&quot;;[.F118];&quot;-row&quot;;TEXT([.G118];&quot;00&quot;);&quot;-col&quot;;TEXT([.H118];&quot;00&quot;));[.S118])" table:style-name="ce1">
            <text:p>texas2</text:p>
          </table:table-cell>
          <table:table-cell office:value-type="string" office:string-value="texas2-sheet1-row11-col11" table:formula="of:=CONCATENATE([.A118];&quot;-sheet&quot;;[.F118];&quot;-row&quot;;TEXT([.G118];&quot;00&quot;);&quot;-col&quot;;TEXT([.H118];&quot;00&quot;))" table:style-name="ce1">
            <text:p>texas2-sheet1-row11-col11</text:p>
          </table:table-cell>
          <table:table-cell office:value-type="string" office:string-value="texas2-2sht1-2rw11-2cl11" table:formula="of:=CONCATENATE([.A118];&quot;-2sht&quot;;[.F118];&quot;-2rw&quot;;TEXT([.G118];&quot;00&quot;);&quot;-2cl&quot;;TEXT([.H118];&quot;00&quot;))" table:style-name="ce1">
            <text:p>texas2-2sht1-2rw11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tech2</text:p>
          </table:table-cell>
          <table:table-cell office:value-type="string" table:style-name="ce1">
            <text:p>Texas Tech Red Raiders Alternate</text:p>
          </table:table-cell>
          <table:table-cell office:value-type="string" table:style-name="ce1">
            <text:p>Texas Tech Red Raiders</text:p>
          </table:table-cell>
          <table:table-cell office:value-type="string" table:style-name="ce1">
            <text:p>Texas Tec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1">
            <text:p>texastech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tech2" table:formula="of:=IF([.S119]=&quot;None&quot;;CONCATENATE([.A119];&quot;-sheet&quot;;[.F119];&quot;-row&quot;;TEXT([.G119];&quot;00&quot;);&quot;-col&quot;;TEXT([.H119];&quot;00&quot;));[.S119])" table:style-name="ce1">
            <text:p>texastech2</text:p>
          </table:table-cell>
          <table:table-cell office:value-type="string" office:string-value="texastech2-sheet1-row11-col12" table:formula="of:=CONCATENATE([.A119];&quot;-sheet&quot;;[.F119];&quot;-row&quot;;TEXT([.G119];&quot;00&quot;);&quot;-col&quot;;TEXT([.H119];&quot;00&quot;))" table:style-name="ce1">
            <text:p>texastech2-sheet1-row11-col12</text:p>
          </table:table-cell>
          <table:table-cell office:value-type="string" office:string-value="texastech2-2sht1-2rw11-2cl12" table:formula="of:=CONCATENATE([.A119];&quot;-2sht&quot;;[.F119];&quot;-2rw&quot;;TEXT([.G119];&quot;00&quot;);&quot;-2cl&quot;;TEXT([.H119];&quot;00&quot;))" table:style-name="ce1">
            <text:p>texastech2-2sht1-2rw11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3</text:p>
          </table:table-cell>
          <table:table-cell office:value-type="string" table:style-name="ce1">
            <text:p>Texas Longhorns Trophy</text:p>
          </table:table-cell>
          <table:table-cell office:value-type="string" table:style-name="ce1">
            <text:p>Texas Longhorns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1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FALSE</text:p>
          </table:table-cell>
          <table:table-cell office:value-type="string" table:style-name="ce1">
            <text:p>texas3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3" table:formula="of:=IF([.S120]=&quot;None&quot;;CONCATENATE([.A120];&quot;-sheet&quot;;[.F120];&quot;-row&quot;;TEXT([.G120];&quot;00&quot;);&quot;-col&quot;;TEXT([.H120];&quot;00&quot;));[.S120])" table:style-name="ce1">
            <text:p>texas3</text:p>
          </table:table-cell>
          <table:table-cell office:value-type="string" office:string-value="texas3-sheet1-row11-col13" table:formula="of:=CONCATENATE([.A120];&quot;-sheet&quot;;[.F120];&quot;-row&quot;;TEXT([.G120];&quot;00&quot;);&quot;-col&quot;;TEXT([.H120];&quot;00&quot;))" table:style-name="ce1">
            <text:p>texas3-sheet1-row11-col13</text:p>
          </table:table-cell>
          <table:table-cell office:value-type="string" office:string-value="texas3-2sht1-2rw11-2cl13" table:formula="of:=CONCATENATE([.A120];&quot;-2sht&quot;;[.F120];&quot;-2rw&quot;;TEXT([.G120];&quot;00&quot;);&quot;-2cl&quot;;TEXT([.H120];&quot;00&quot;))" table:style-name="ce1">
            <text:p>texas3-2sht1-2rw11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alpoly</text:p>
          </table:table-cell>
          <table:table-cell office:value-type="string" table:style-name="ce1">
            <text:p>Cal Poly Mustangs</text:p>
          </table:table-cell>
          <table:table-cell office:value-type="string" table:style-name="ce1">
            <text:p>Cal Poly Mustangs</text:p>
          </table:table-cell>
          <table:table-cell office:value-type="string" table:style-name="ce1">
            <text:p>Cal Pol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alpoly</text:p>
          </table:table-cell>
          <table:table-cell office:value-type="string" table:style-name="ce3">
            <text:p>#f/calpol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alpoly" table:formula="of:=IF([.S121]=&quot;None&quot;;CONCATENATE([.A121];&quot;-sheet&quot;;[.F121];&quot;-row&quot;;TEXT([.G121];&quot;00&quot;);&quot;-col&quot;;TEXT([.H121];&quot;00&quot;));[.S121])" table:style-name="ce1">
            <text:p>calpoly</text:p>
          </table:table-cell>
          <table:table-cell office:value-type="string" office:string-value="calpoly-sheet1-row12-col01" table:formula="of:=CONCATENATE([.A121];&quot;-sheet&quot;;[.F121];&quot;-row&quot;;TEXT([.G121];&quot;00&quot;);&quot;-col&quot;;TEXT([.H121];&quot;00&quot;))" table:style-name="ce1">
            <text:p>calpoly-sheet1-row12-col01</text:p>
          </table:table-cell>
          <table:table-cell office:value-type="string" office:string-value="calpoly-2sht1-2rw12-2cl01" table:formula="of:=CONCATENATE([.A121];&quot;-2sht&quot;;[.F121];&quot;-2rw&quot;;TEXT([.G121];&quot;00&quot;);&quot;-2cl&quot;;TEXT([.H121];&quot;00&quot;))" table:style-name="ce1">
            <text:p>calpoly-2sht1-2rw12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sufullerton</text:p>
          </table:table-cell>
          <table:table-cell office:value-type="string" table:style-name="ce1">
            <text:p>Cal State Fullerton Titans</text:p>
          </table:table-cell>
          <table:table-cell office:value-type="string" table:style-name="ce1">
            <text:p>Cal State Fullerton Titans</text:p>
          </table:table-cell>
          <table:table-cell office:value-type="string" table:style-name="ce1">
            <text:p>Cal State Fuller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alstatefullerton</text:p>
          </table:table-cell>
          <table:table-cell office:value-type="string" table:style-name="ce3">
            <text:p>#f/calstatefullert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alstatefullerton" table:formula="of:=IF([.S122]=&quot;None&quot;;CONCATENATE([.A122];&quot;-sheet&quot;;[.F122];&quot;-row&quot;;TEXT([.G122];&quot;00&quot;);&quot;-col&quot;;TEXT([.H122];&quot;00&quot;));[.S122])" table:style-name="ce1">
            <text:p>calstatefullerton</text:p>
          </table:table-cell>
          <table:table-cell office:value-type="string" office:string-value="csufullerton-sheet1-row12-col02" table:formula="of:=CONCATENATE([.A122];&quot;-sheet&quot;;[.F122];&quot;-row&quot;;TEXT([.G122];&quot;00&quot;);&quot;-col&quot;;TEXT([.H122];&quot;00&quot;))" table:style-name="ce1">
            <text:p>csufullerton-sheet1-row12-col02</text:p>
          </table:table-cell>
          <table:table-cell office:value-type="string" office:string-value="csufullerton-2sht1-2rw12-2cl02" table:formula="of:=CONCATENATE([.A122];&quot;-2sht&quot;;[.F122];&quot;-2rw&quot;;TEXT([.G122];&quot;00&quot;);&quot;-2cl&quot;;TEXT([.H122];&quot;00&quot;))" table:style-name="ce1">
            <text:p>csufullerton-2sht1-2rw12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alstatenorthridge</text:p>
          </table:table-cell>
          <table:table-cell office:value-type="string" table:style-name="ce1">
            <text:p>Cal State Northridge Matadors</text:p>
          </table:table-cell>
          <table:table-cell office:value-type="string" table:style-name="ce1">
            <text:p>Cal State Northridge Matadors</text:p>
          </table:table-cell>
          <table:table-cell office:value-type="string" table:style-name="ce1">
            <text:p>Cal State Northridg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alstatenorthridge</text:p>
          </table:table-cell>
          <table:table-cell office:value-type="string" table:style-name="ce3">
            <text:p>#f/calstatenorthridg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alstatenorthridge" table:formula="of:=IF([.S123]=&quot;None&quot;;CONCATENATE([.A123];&quot;-sheet&quot;;[.F123];&quot;-row&quot;;TEXT([.G123];&quot;00&quot;);&quot;-col&quot;;TEXT([.H123];&quot;00&quot;));[.S123])" table:style-name="ce1">
            <text:p>calstatenorthridge</text:p>
          </table:table-cell>
          <table:table-cell office:value-type="string" office:string-value="calstatenorthridge-sheet1-row12-col03" table:formula="of:=CONCATENATE([.A123];&quot;-sheet&quot;;[.F123];&quot;-row&quot;;TEXT([.G123];&quot;00&quot;);&quot;-col&quot;;TEXT([.H123];&quot;00&quot;))" table:style-name="ce1">
            <text:p>calstatenorthridge-sheet1-row12-col03</text:p>
          </table:table-cell>
          <table:table-cell office:value-type="string" office:string-value="calstatenorthridge-2sht1-2rw12-2cl03" table:formula="of:=CONCATENATE([.A123];&quot;-2sht&quot;;[.F123];&quot;-2rw&quot;;TEXT([.G123];&quot;00&quot;);&quot;-2cl&quot;;TEXT([.H123];&quot;00&quot;))" table:style-name="ce1">
            <text:p>calstatenorthridge-2sht1-2rw12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awaii</text:p>
          </table:table-cell>
          <table:table-cell office:value-type="string" table:style-name="ce1">
            <text:p>Hawai'i Rainbow Warriors</text:p>
          </table:table-cell>
          <table:table-cell office:value-type="string" table:style-name="ce1">
            <text:p>Hawai'i Rainbow Warriors</text:p>
          </table:table-cell>
          <table:table-cell office:value-type="string" table:style-name="ce1">
            <text:p>Hawai'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hawaii</text:p>
          </table:table-cell>
          <table:table-cell office:value-type="string" table:style-name="ce1">
            <text:p>#f/hawaii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awaii" table:formula="of:=IF([.S124]=&quot;None&quot;;CONCATENATE([.#REF!];&quot;-sheet&quot;;[.F124];&quot;-row&quot;;TEXT([.G124];&quot;00&quot;);&quot;-col&quot;;TEXT([.H124];&quot;00&quot;));[.S124])" table:style-name="ce1">
            <text:p>hawaii</text:p>
          </table:table-cell>
          <table:table-cell office:value-type="float" office:value="0" table:formula="of:=CONCATENATE([.#REF!];&quot;-sheet&quot;;[.F124];&quot;-row&quot;;TEXT([.G124];&quot;00&quot;);&quot;-col&quot;;TEXT([.H124];&quot;00&quot;))" table:style-name="ce1">
            <text:p>#REF!</text:p>
          </table:table-cell>
          <table:table-cell office:value-type="float" office:value="0" table:formula="of:=CONCATENATE([.#REF!];&quot;-2sht&quot;;[.F124];&quot;-2rw&quot;;TEXT([.G124];&quot;00&quot;);&quot;-2cl&quot;;TEXT([.H124];&quot;00&quot;))" table:style-name="ce1">
            <text:p>#REF!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ngbeachstate</text:p>
          </table:table-cell>
          <table:table-cell office:value-type="string" table:style-name="ce1">
            <text:p>Long Beach State 49ers</text:p>
          </table:table-cell>
          <table:table-cell office:value-type="string" table:style-name="ce1">
            <text:p>Long Beach State 49ers</text:p>
          </table:table-cell>
          <table:table-cell office:value-type="string" table:style-name="ce1">
            <text:p>Long Beach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ongbeachstate</text:p>
          </table:table-cell>
          <table:table-cell office:value-type="string" table:style-name="ce3">
            <text:p>#f/longbeach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ngbeachstate" table:formula="of:=IF([.S125]=&quot;None&quot;;CONCATENATE([.A125];&quot;-sheet&quot;;[.F125];&quot;-row&quot;;TEXT([.G125];&quot;00&quot;);&quot;-col&quot;;TEXT([.H125];&quot;00&quot;));[.S125])" table:style-name="ce1">
            <text:p>longbeachstate</text:p>
          </table:table-cell>
          <table:table-cell office:value-type="string" office:string-value="longbeachstate-sheet1-row12-col05" table:formula="of:=CONCATENATE([.A125];&quot;-sheet&quot;;[.F125];&quot;-row&quot;;TEXT([.G125];&quot;00&quot;);&quot;-col&quot;;TEXT([.H125];&quot;00&quot;))" table:style-name="ce1">
            <text:p>longbeachstate-sheet1-row12-col05</text:p>
          </table:table-cell>
          <table:table-cell office:value-type="string" office:string-value="longbeachstate-2sht1-2rw12-2cl05" table:formula="of:=CONCATENATE([.A125];&quot;-2sht&quot;;[.F125];&quot;-2rw&quot;;TEXT([.G125];&quot;00&quot;);&quot;-2cl&quot;;TEXT([.H125];&quot;00&quot;))" table:style-name="ce1">
            <text:p>longbeachstate-2sht1-2rw12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cdavis</text:p>
          </table:table-cell>
          <table:table-cell office:value-type="string" table:style-name="ce1">
            <text:p>UC Davis Aggies</text:p>
          </table:table-cell>
          <table:table-cell office:value-type="string" table:style-name="ce1">
            <text:p>UC Davis Aggies</text:p>
          </table:table-cell>
          <table:table-cell office:value-type="string" table:style-name="ce1">
            <text:p>UC Dav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cdavis</text:p>
          </table:table-cell>
          <table:table-cell office:value-type="string" table:style-name="ce3">
            <text:p>#f/ucdavi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cdavis" table:formula="of:=IF([.S126]=&quot;None&quot;;CONCATENATE([.A126];&quot;-sheet&quot;;[.F126];&quot;-row&quot;;TEXT([.G126];&quot;00&quot;);&quot;-col&quot;;TEXT([.H126];&quot;00&quot;));[.S126])" table:style-name="ce1">
            <text:p>ucdavis</text:p>
          </table:table-cell>
          <table:table-cell office:value-type="string" office:string-value="ucdavis-sheet1-row12-col06" table:formula="of:=CONCATENATE([.A126];&quot;-sheet&quot;;[.F126];&quot;-row&quot;;TEXT([.G126];&quot;00&quot;);&quot;-col&quot;;TEXT([.H126];&quot;00&quot;))" table:style-name="ce1">
            <text:p>ucdavis-sheet1-row12-col06</text:p>
          </table:table-cell>
          <table:table-cell office:value-type="string" office:string-value="ucdavis-2sht1-2rw12-2cl06" table:formula="of:=CONCATENATE([.A126];&quot;-2sht&quot;;[.F126];&quot;-2rw&quot;;TEXT([.G126];&quot;00&quot;);&quot;-2cl&quot;;TEXT([.H126];&quot;00&quot;))" table:style-name="ce1">
            <text:p>ucdavis-2sht1-2rw12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cirvine</text:p>
          </table:table-cell>
          <table:table-cell office:value-type="string" table:style-name="ce1">
            <text:p>UC Irvine Anteaters</text:p>
          </table:table-cell>
          <table:table-cell office:value-type="string" table:style-name="ce1">
            <text:p>UC Irvine Anteaters</text:p>
          </table:table-cell>
          <table:table-cell office:value-type="string" table:style-name="ce1">
            <text:p>UC Irvin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cirvine</text:p>
          </table:table-cell>
          <table:table-cell office:value-type="string" table:style-name="ce3">
            <text:p>#f/ucirvi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cirvine" table:formula="of:=IF([.S127]=&quot;None&quot;;CONCATENATE([.A127];&quot;-sheet&quot;;[.F127];&quot;-row&quot;;TEXT([.G127];&quot;00&quot;);&quot;-col&quot;;TEXT([.H127];&quot;00&quot;));[.S127])" table:style-name="ce1">
            <text:p>ucirvine</text:p>
          </table:table-cell>
          <table:table-cell office:value-type="string" office:string-value="ucirvine-sheet1-row12-col07" table:formula="of:=CONCATENATE([.A127];&quot;-sheet&quot;;[.F127];&quot;-row&quot;;TEXT([.G127];&quot;00&quot;);&quot;-col&quot;;TEXT([.H127];&quot;00&quot;))" table:style-name="ce1">
            <text:p>ucirvine-sheet1-row12-col07</text:p>
          </table:table-cell>
          <table:table-cell office:value-type="string" office:string-value="ucirvine-2sht1-2rw12-2cl07" table:formula="of:=CONCATENATE([.A127];&quot;-2sht&quot;;[.F127];&quot;-2rw&quot;;TEXT([.G127];&quot;00&quot;);&quot;-2cl&quot;;TEXT([.H127];&quot;00&quot;))" table:style-name="ce1">
            <text:p>ucirvine-2sht1-2rw12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criverside</text:p>
          </table:table-cell>
          <table:table-cell office:value-type="string" table:style-name="ce1">
            <text:p>UC Riverside Highlanders</text:p>
          </table:table-cell>
          <table:table-cell office:value-type="string" table:style-name="ce1">
            <text:p>UC Riverside Highlanders</text:p>
          </table:table-cell>
          <table:table-cell office:value-type="string" table:style-name="ce1">
            <text:p>UC Riversid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criverside</text:p>
          </table:table-cell>
          <table:table-cell office:value-type="string" table:style-name="ce3">
            <text:p>#f/ucriversid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criverside" table:formula="of:=IF([.S128]=&quot;None&quot;;CONCATENATE([.A128];&quot;-sheet&quot;;[.F128];&quot;-row&quot;;TEXT([.G128];&quot;00&quot;);&quot;-col&quot;;TEXT([.H128];&quot;00&quot;));[.S128])" table:style-name="ce1">
            <text:p>ucriverside</text:p>
          </table:table-cell>
          <table:table-cell office:value-type="string" office:string-value="ucriverside-sheet1-row12-col08" table:formula="of:=CONCATENATE([.A128];&quot;-sheet&quot;;[.F128];&quot;-row&quot;;TEXT([.G128];&quot;00&quot;);&quot;-col&quot;;TEXT([.H128];&quot;00&quot;))" table:style-name="ce1">
            <text:p>ucriverside-sheet1-row12-col08</text:p>
          </table:table-cell>
          <table:table-cell office:value-type="string" office:string-value="ucriverside-2sht1-2rw12-2cl08" table:formula="of:=CONCATENATE([.A128];&quot;-2sht&quot;;[.F128];&quot;-2rw&quot;;TEXT([.G128];&quot;00&quot;);&quot;-2cl&quot;;TEXT([.H128];&quot;00&quot;))" table:style-name="ce1">
            <text:p>ucriverside-2sht1-2rw12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csb</text:p>
          </table:table-cell>
          <table:table-cell office:value-type="string" table:style-name="ce1">
            <text:p>UC Santa Barbara Gauchos</text:p>
          </table:table-cell>
          <table:table-cell office:value-type="string" table:style-name="ce1">
            <text:p>UC Santa Barbara Gauchos</text:p>
          </table:table-cell>
          <table:table-cell office:value-type="string" table:style-name="ce1">
            <text:p>UC Santa Barbar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BW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csb</text:p>
          </table:table-cell>
          <table:table-cell office:value-type="string" table:style-name="ce3">
            <text:p>#f/ucsb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csb" table:formula="of:=IF([.S129]=&quot;None&quot;;CONCATENATE([.A129];&quot;-sheet&quot;;[.F129];&quot;-row&quot;;TEXT([.G129];&quot;00&quot;);&quot;-col&quot;;TEXT([.H129];&quot;00&quot;));[.S129])" table:style-name="ce1">
            <text:p>ucsb</text:p>
          </table:table-cell>
          <table:table-cell office:value-type="string" office:string-value="ucsb-sheet1-row12-col09" table:formula="of:=CONCATENATE([.A129];&quot;-sheet&quot;;[.F129];&quot;-row&quot;;TEXT([.G129];&quot;00&quot;);&quot;-col&quot;;TEXT([.H129];&quot;00&quot;))" table:style-name="ce1">
            <text:p>ucsb-sheet1-row12-col09</text:p>
          </table:table-cell>
          <table:table-cell office:value-type="string" office:string-value="ucsb-2sht1-2rw12-2cl09" table:formula="of:=CONCATENATE([.A129];&quot;-2sht&quot;;[.F129];&quot;-2rw&quot;;TEXT([.G129];&quot;00&quot;);&quot;-2cl&quot;;TEXT([.H129];&quot;00&quot;))" table:style-name="ce1">
            <text:p>ucsb-2sht1-2rw12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harleston</text:p>
          </table:table-cell>
          <table:table-cell office:value-type="string" table:style-name="ce1">
            <text:p>College of Charleston Cougars</text:p>
          </table:table-cell>
          <table:table-cell office:value-type="string" table:style-name="ce1">
            <text:p>College of Charleston Cougars</text:p>
          </table:table-cell>
          <table:table-cell office:value-type="string" table:style-name="ce1">
            <text:p>Charles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harleston</text:p>
          </table:table-cell>
          <table:table-cell office:value-type="string" table:style-name="ce3">
            <text:p>#f/charlest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harleston" table:formula="of:=IF([.S130]=&quot;None&quot;;CONCATENATE([.A130];&quot;-sheet&quot;;[.F130];&quot;-row&quot;;TEXT([.G130];&quot;00&quot;);&quot;-col&quot;;TEXT([.H130];&quot;00&quot;));[.S130])" table:style-name="ce1">
            <text:p>charleston</text:p>
          </table:table-cell>
          <table:table-cell office:value-type="string" office:string-value="charleston-sheet1-row13-col01" table:formula="of:=CONCATENATE([.A130];&quot;-sheet&quot;;[.F130];&quot;-row&quot;;TEXT([.G130];&quot;00&quot;);&quot;-col&quot;;TEXT([.H130];&quot;00&quot;))" table:style-name="ce1">
            <text:p>charleston-sheet1-row13-col01</text:p>
          </table:table-cell>
          <table:table-cell office:value-type="string" office:string-value="charleston-2sht1-2rw13-2cl01" table:formula="of:=CONCATENATE([.A130];&quot;-2sht&quot;;[.F130];&quot;-2rw&quot;;TEXT([.G130];&quot;00&quot;);&quot;-2cl&quot;;TEXT([.H130];&quot;00&quot;))" table:style-name="ce1">
            <text:p>charleston-2sht1-2rw13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elaware</text:p>
          </table:table-cell>
          <table:table-cell office:value-type="string" table:style-name="ce1">
            <text:p>Delaware Fightin' Blue Hens</text:p>
          </table:table-cell>
          <table:table-cell office:value-type="string" table:style-name="ce1">
            <text:p>Delaware Fightin' Blue Hens</text:p>
          </table:table-cell>
          <table:table-cell office:value-type="string" table:style-name="ce1">
            <text:p>Delawar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elaware</text:p>
          </table:table-cell>
          <table:table-cell office:value-type="string" table:style-name="ce3">
            <text:p>#f/delawar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elaware" table:formula="of:=IF([.S131]=&quot;None&quot;;CONCATENATE([.A131];&quot;-sheet&quot;;[.F131];&quot;-row&quot;;TEXT([.G131];&quot;00&quot;);&quot;-col&quot;;TEXT([.H131];&quot;00&quot;));[.S131])" table:style-name="ce1">
            <text:p>delaware</text:p>
          </table:table-cell>
          <table:table-cell office:value-type="string" office:string-value="delaware-sheet1-row13-col02" table:formula="of:=CONCATENATE([.A131];&quot;-sheet&quot;;[.F131];&quot;-row&quot;;TEXT([.G131];&quot;00&quot;);&quot;-col&quot;;TEXT([.H131];&quot;00&quot;))" table:style-name="ce1">
            <text:p>delaware-sheet1-row13-col02</text:p>
          </table:table-cell>
          <table:table-cell office:value-type="string" office:string-value="delaware-2sht1-2rw13-2cl02" table:formula="of:=CONCATENATE([.A131];&quot;-2sht&quot;;[.F131];&quot;-2rw&quot;;TEXT([.G131];&quot;00&quot;);&quot;-2cl&quot;;TEXT([.H131];&quot;00&quot;))" table:style-name="ce1">
            <text:p>delaware-2sht1-2rw13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rexel</text:p>
          </table:table-cell>
          <table:table-cell office:value-type="string" table:style-name="ce1">
            <text:p>Drexel Dragons</text:p>
          </table:table-cell>
          <table:table-cell office:value-type="string" table:style-name="ce1">
            <text:p>Drexel Dragons</text:p>
          </table:table-cell>
          <table:table-cell office:value-type="string" table:style-name="ce1">
            <text:p>Drexe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rexel</text:p>
          </table:table-cell>
          <table:table-cell office:value-type="string" table:style-name="ce3">
            <text:p>#f/drexel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rexel" table:formula="of:=IF([.S132]=&quot;None&quot;;CONCATENATE([.A132];&quot;-sheet&quot;;[.F132];&quot;-row&quot;;TEXT([.G132];&quot;00&quot;);&quot;-col&quot;;TEXT([.H132];&quot;00&quot;));[.S132])" table:style-name="ce1">
            <text:p>drexel</text:p>
          </table:table-cell>
          <table:table-cell office:value-type="string" office:string-value="drexel-sheet1-row13-col03" table:formula="of:=CONCATENATE([.A132];&quot;-sheet&quot;;[.F132];&quot;-row&quot;;TEXT([.G132];&quot;00&quot;);&quot;-col&quot;;TEXT([.H132];&quot;00&quot;))" table:style-name="ce1">
            <text:p>drexel-sheet1-row13-col03</text:p>
          </table:table-cell>
          <table:table-cell office:value-type="string" office:string-value="drexel-2sht1-2rw13-2cl03" table:formula="of:=CONCATENATE([.A132];&quot;-2sht&quot;;[.F132];&quot;-2rw&quot;;TEXT([.G132];&quot;00&quot;);&quot;-2cl&quot;;TEXT([.H132];&quot;00&quot;))" table:style-name="ce1">
            <text:p>drexel-2sht1-2rw13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lon</text:p>
          </table:table-cell>
          <table:table-cell office:value-type="string" table:style-name="ce1">
            <text:p>Elon Phoenix</text:p>
          </table:table-cell>
          <table:table-cell office:value-type="string" table:style-name="ce1">
            <text:p>Elon Phoenix</text:p>
          </table:table-cell>
          <table:table-cell office:value-type="string" table:style-name="ce1">
            <text:p>El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lon</text:p>
          </table:table-cell>
          <table:table-cell office:value-type="string" table:style-name="ce3">
            <text:p>#f/el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lon" table:formula="of:=IF([.S133]=&quot;None&quot;;CONCATENATE([.A133];&quot;-sheet&quot;;[.F133];&quot;-row&quot;;TEXT([.G133];&quot;00&quot;);&quot;-col&quot;;TEXT([.H133];&quot;00&quot;));[.S133])" table:style-name="ce1">
            <text:p>elon</text:p>
          </table:table-cell>
          <table:table-cell office:value-type="string" office:string-value="elon-sheet1-row13-col04" table:formula="of:=CONCATENATE([.A133];&quot;-sheet&quot;;[.F133];&quot;-row&quot;;TEXT([.G133];&quot;00&quot;);&quot;-col&quot;;TEXT([.H133];&quot;00&quot;))" table:style-name="ce1">
            <text:p>elon-sheet1-row13-col04</text:p>
          </table:table-cell>
          <table:table-cell office:value-type="string" office:string-value="elon-2sht1-2rw13-2cl04" table:formula="of:=CONCATENATE([.A133];&quot;-2sht&quot;;[.F133];&quot;-2rw&quot;;TEXT([.G133];&quot;00&quot;);&quot;-2cl&quot;;TEXT([.H133];&quot;00&quot;))" table:style-name="ce1">
            <text:p>elon-2sht1-2rw13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ofstra</text:p>
          </table:table-cell>
          <table:table-cell office:value-type="string" table:style-name="ce1">
            <text:p>Hofstra Pride</text:p>
          </table:table-cell>
          <table:table-cell office:value-type="string" table:style-name="ce1">
            <text:p>Hofstra Pride</text:p>
          </table:table-cell>
          <table:table-cell office:value-type="string" table:style-name="ce1">
            <text:p>Hofstr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ofstra</text:p>
          </table:table-cell>
          <table:table-cell office:value-type="string" table:style-name="ce3">
            <text:p>#f/hofstr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ofstra" table:formula="of:=IF([.S134]=&quot;None&quot;;CONCATENATE([.A134];&quot;-sheet&quot;;[.F134];&quot;-row&quot;;TEXT([.G134];&quot;00&quot;);&quot;-col&quot;;TEXT([.H134];&quot;00&quot;));[.S134])" table:style-name="ce1">
            <text:p>hofstra</text:p>
          </table:table-cell>
          <table:table-cell office:value-type="string" office:string-value="hofstra-sheet1-row13-col05" table:formula="of:=CONCATENATE([.A134];&quot;-sheet&quot;;[.F134];&quot;-row&quot;;TEXT([.G134];&quot;00&quot;);&quot;-col&quot;;TEXT([.H134];&quot;00&quot;))" table:style-name="ce1">
            <text:p>hofstra-sheet1-row13-col05</text:p>
          </table:table-cell>
          <table:table-cell office:value-type="string" office:string-value="hofstra-2sht1-2rw13-2cl05" table:formula="of:=CONCATENATE([.A134];&quot;-2sht&quot;;[.F134];&quot;-2rw&quot;;TEXT([.G134];&quot;00&quot;);&quot;-2cl&quot;;TEXT([.H134];&quot;00&quot;))" table:style-name="ce1">
            <text:p>hofstra-2sht1-2rw13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jamesmadison</text:p>
          </table:table-cell>
          <table:table-cell office:value-type="string" table:style-name="ce1">
            <text:p>James Madison Dukes</text:p>
          </table:table-cell>
          <table:table-cell office:value-type="string" table:style-name="ce1">
            <text:p>James Madison Dukes</text:p>
          </table:table-cell>
          <table:table-cell office:value-type="string" table:style-name="ce1">
            <text:p>James Madis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jamesmadison</text:p>
          </table:table-cell>
          <table:table-cell office:value-type="string" table:style-name="ce3">
            <text:p>#f/jamesmadis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jamesmadison" table:formula="of:=IF([.S135]=&quot;None&quot;;CONCATENATE([.A135];&quot;-sheet&quot;;[.F135];&quot;-row&quot;;TEXT([.G135];&quot;00&quot;);&quot;-col&quot;;TEXT([.H135];&quot;00&quot;));[.S135])" table:style-name="ce1">
            <text:p>jamesmadison</text:p>
          </table:table-cell>
          <table:table-cell office:value-type="string" office:string-value="jamesmadison-sheet1-row13-col06" table:formula="of:=CONCATENATE([.A135];&quot;-sheet&quot;;[.F135];&quot;-row&quot;;TEXT([.G135];&quot;00&quot;);&quot;-col&quot;;TEXT([.H135];&quot;00&quot;))" table:style-name="ce1">
            <text:p>jamesmadison-sheet1-row13-col06</text:p>
          </table:table-cell>
          <table:table-cell office:value-type="string" office:string-value="jamesmadison-2sht1-2rw13-2cl06" table:formula="of:=CONCATENATE([.A135];&quot;-2sht&quot;;[.F135];&quot;-2rw&quot;;TEXT([.G135];&quot;00&quot;);&quot;-2cl&quot;;TEXT([.H135];&quot;00&quot;))" table:style-name="ce1">
            <text:p>jamesmadison-2sht1-2rw13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eastern</text:p>
          </table:table-cell>
          <table:table-cell office:value-type="string" table:style-name="ce1">
            <text:p>Northeastern Huskies</text:p>
          </table:table-cell>
          <table:table-cell office:value-type="string" table:style-name="ce1">
            <text:p>Northeastern Huskies</text:p>
          </table:table-cell>
          <table:table-cell office:value-type="string" table:style-name="ce1">
            <text:p>Northeaste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eastern</text:p>
          </table:table-cell>
          <table:table-cell office:value-type="string" table:style-name="ce3">
            <text:p>#f/northeaster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eastern" table:formula="of:=IF([.S136]=&quot;None&quot;;CONCATENATE([.A136];&quot;-sheet&quot;;[.F136];&quot;-row&quot;;TEXT([.G136];&quot;00&quot;);&quot;-col&quot;;TEXT([.H136];&quot;00&quot;));[.S136])" table:style-name="ce1">
            <text:p>northeastern</text:p>
          </table:table-cell>
          <table:table-cell office:value-type="string" office:string-value="northeastern-sheet1-row13-col07" table:formula="of:=CONCATENATE([.A136];&quot;-sheet&quot;;[.F136];&quot;-row&quot;;TEXT([.G136];&quot;00&quot;);&quot;-col&quot;;TEXT([.H136];&quot;00&quot;))" table:style-name="ce1">
            <text:p>northeastern-sheet1-row13-col07</text:p>
          </table:table-cell>
          <table:table-cell office:value-type="string" office:string-value="northeastern-2sht1-2rw13-2cl07" table:formula="of:=CONCATENATE([.A136];&quot;-2sht&quot;;[.F136];&quot;-2rw&quot;;TEXT([.G136];&quot;00&quot;);&quot;-2cl&quot;;TEXT([.H136];&quot;00&quot;))" table:style-name="ce1">
            <text:p>northeastern-2sht1-2rw13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owson</text:p>
          </table:table-cell>
          <table:table-cell office:value-type="string" table:style-name="ce1">
            <text:p>Towson Tigers</text:p>
          </table:table-cell>
          <table:table-cell office:value-type="string" table:style-name="ce1">
            <text:p>Towson Tigers</text:p>
          </table:table-cell>
          <table:table-cell office:value-type="string" table:style-name="ce1">
            <text:p>Tows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owson</text:p>
          </table:table-cell>
          <table:table-cell office:value-type="string" table:style-name="ce3">
            <text:p>#f/tows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owson" table:formula="of:=IF([.S137]=&quot;None&quot;;CONCATENATE([.A137];&quot;-sheet&quot;;[.F137];&quot;-row&quot;;TEXT([.G137];&quot;00&quot;);&quot;-col&quot;;TEXT([.H137];&quot;00&quot;));[.S137])" table:style-name="ce1">
            <text:p>towson</text:p>
          </table:table-cell>
          <table:table-cell office:value-type="string" office:string-value="towson-sheet1-row13-col08" table:formula="of:=CONCATENATE([.A137];&quot;-sheet&quot;;[.F137];&quot;-row&quot;;TEXT([.G137];&quot;00&quot;);&quot;-col&quot;;TEXT([.H137];&quot;00&quot;))" table:style-name="ce1">
            <text:p>towson-sheet1-row13-col08</text:p>
          </table:table-cell>
          <table:table-cell office:value-type="string" office:string-value="towson-2sht1-2rw13-2cl08" table:formula="of:=CONCATENATE([.A137];&quot;-2sht&quot;;[.F137];&quot;-2rw&quot;;TEXT([.G137];&quot;00&quot;);&quot;-2cl&quot;;TEXT([.H137];&quot;00&quot;))" table:style-name="ce1">
            <text:p>towson-2sht1-2rw13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ncwilmington</text:p>
          </table:table-cell>
          <table:table-cell office:value-type="string" table:style-name="ce1">
            <text:p>UNC Wilmington Seahawks</text:p>
          </table:table-cell>
          <table:table-cell office:value-type="string" table:style-name="ce1">
            <text:p>UNC Wilmington Seahawks</text:p>
          </table:table-cell>
          <table:table-cell office:value-type="string" table:style-name="ce1">
            <text:p>UNC Wilming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ncwilmington</text:p>
          </table:table-cell>
          <table:table-cell office:value-type="string" table:style-name="ce3">
            <text:p>#f/uncwilmingt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ncwilmington" table:formula="of:=IF([.S138]=&quot;None&quot;;CONCATENATE([.A138];&quot;-sheet&quot;;[.F138];&quot;-row&quot;;TEXT([.G138];&quot;00&quot;);&quot;-col&quot;;TEXT([.H138];&quot;00&quot;));[.S138])" table:style-name="ce1">
            <text:p>uncwilmington</text:p>
          </table:table-cell>
          <table:table-cell office:value-type="string" office:string-value="uncwilmington-sheet1-row13-col09" table:formula="of:=CONCATENATE([.A138];&quot;-sheet&quot;;[.F138];&quot;-row&quot;;TEXT([.G138];&quot;00&quot;);&quot;-col&quot;;TEXT([.H138];&quot;00&quot;))" table:style-name="ce1">
            <text:p>uncwilmington-sheet1-row13-col09</text:p>
          </table:table-cell>
          <table:table-cell office:value-type="string" office:string-value="uncwilmington-2sht1-2rw13-2cl09" table:formula="of:=CONCATENATE([.A138];&quot;-2sht&quot;;[.F138];&quot;-2rw&quot;;TEXT([.G138];&quot;00&quot;);&quot;-2cl&quot;;TEXT([.H138];&quot;00&quot;))" table:style-name="ce1">
            <text:p>uncwilmington-2sht1-2rw13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illiammary</text:p>
          </table:table-cell>
          <table:table-cell office:value-type="string" table:style-name="ce1">
            <text:p>William &amp; Mary Tribe</text:p>
          </table:table-cell>
          <table:table-cell office:value-type="string" table:style-name="ce1">
            <text:p>William &amp; Mary Tribe</text:p>
          </table:table-cell>
          <table:table-cell office:value-type="string" table:style-name="ce1">
            <text:p>William &amp; Mar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illiammary</text:p>
          </table:table-cell>
          <table:table-cell office:value-type="string" table:style-name="ce3">
            <text:p>#f/williammar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illiammary" table:formula="of:=IF([.S139]=&quot;None&quot;;CONCATENATE([.A139];&quot;-sheet&quot;;[.F139];&quot;-row&quot;;TEXT([.G139];&quot;00&quot;);&quot;-col&quot;;TEXT([.H139];&quot;00&quot;));[.S139])" table:style-name="ce1">
            <text:p>williammary</text:p>
          </table:table-cell>
          <table:table-cell office:value-type="string" office:string-value="williammary-sheet1-row13-col10" table:formula="of:=CONCATENATE([.A139];&quot;-sheet&quot;;[.F139];&quot;-row&quot;;TEXT([.G139];&quot;00&quot;);&quot;-col&quot;;TEXT([.H139];&quot;00&quot;))" table:style-name="ce1">
            <text:p>williammary-sheet1-row13-col10</text:p>
          </table:table-cell>
          <table:table-cell office:value-type="string" office:string-value="williammary-2sht1-2rw13-2cl10" table:formula="of:=CONCATENATE([.A139];&quot;-2sht&quot;;[.F139];&quot;-2rw&quot;;TEXT([.G139];&quot;00&quot;);&quot;-2cl&quot;;TEXT([.H139];&quot;00&quot;))" table:style-name="ce1">
            <text:p>williammary-2sht1-2rw13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harlotte</text:p>
          </table:table-cell>
          <table:table-cell office:value-type="string" table:style-name="ce1">
            <text:p>Charlotte 49ers</text:p>
          </table:table-cell>
          <table:table-cell office:value-type="string" table:style-name="ce1">
            <text:p>Charlotte 49er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#f/charlot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harlotte" table:formula="of:=IF([.S140]=&quot;None&quot;;CONCATENATE([.A140];&quot;-sheet&quot;;[.F140];&quot;-row&quot;;TEXT([.G140];&quot;00&quot;);&quot;-col&quot;;TEXT([.H140];&quot;00&quot;));[.S140])" table:style-name="ce1">
            <text:p>charlotte</text:p>
          </table:table-cell>
          <table:table-cell office:value-type="string" office:string-value="charlotte-sheet1-row14-col01" table:formula="of:=CONCATENATE([.A140];&quot;-sheet&quot;;[.F140];&quot;-row&quot;;TEXT([.G140];&quot;00&quot;);&quot;-col&quot;;TEXT([.H140];&quot;00&quot;))" table:style-name="ce1">
            <text:p>charlotte-sheet1-row14-col01</text:p>
          </table:table-cell>
          <table:table-cell office:value-type="string" office:string-value="charlotte-2sht1-2rw14-2cl01" table:formula="of:=CONCATENATE([.A140];&quot;-2sht&quot;;[.F140];&quot;-2rw&quot;;TEXT([.G140];&quot;00&quot;);&quot;-2cl&quot;;TEXT([.H140];&quot;00&quot;))" table:style-name="ce1">
            <text:p>charlotte-2sht1-2rw14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loridaatlantic</text:p>
          </table:table-cell>
          <table:table-cell office:value-type="string" table:style-name="ce1">
            <text:p>Florida Atlantic Owls</text:p>
          </table:table-cell>
          <table:table-cell office:value-type="string" table:style-name="ce1">
            <text:p>Florida Atlantic Owls</text:p>
          </table:table-cell>
          <table:table-cell office:value-type="string" table:style-name="ce1">
            <text:p>Florida Atlanti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floridaatlantic</text:p>
          </table:table-cell>
          <table:table-cell office:value-type="string" table:style-name="ce1">
            <text:p>#f/floridaatlanti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loridaatlantic" table:formula="of:=IF([.S141]=&quot;None&quot;;CONCATENATE([.A141];&quot;-sheet&quot;;[.F141];&quot;-row&quot;;TEXT([.G141];&quot;00&quot;);&quot;-col&quot;;TEXT([.H141];&quot;00&quot;));[.S141])" table:style-name="ce1">
            <text:p>floridaatlantic</text:p>
          </table:table-cell>
          <table:table-cell office:value-type="string" office:string-value="floridaatlantic-sheet1-row14-col02" table:formula="of:=CONCATENATE([.A141];&quot;-sheet&quot;;[.F141];&quot;-row&quot;;TEXT([.G141];&quot;00&quot;);&quot;-col&quot;;TEXT([.H141];&quot;00&quot;))" table:style-name="ce1">
            <text:p>floridaatlantic-sheet1-row14-col02</text:p>
          </table:table-cell>
          <table:table-cell office:value-type="string" office:string-value="floridaatlantic-2sht1-2rw14-2cl02" table:formula="of:=CONCATENATE([.A141];&quot;-2sht&quot;;[.F141];&quot;-2rw&quot;;TEXT([.G141];&quot;00&quot;);&quot;-2cl&quot;;TEXT([.H141];&quot;00&quot;))" table:style-name="ce1">
            <text:p>floridaatlantic-2sht1-2rw14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loridainternational</text:p>
          </table:table-cell>
          <table:table-cell office:value-type="string" table:style-name="ce1">
            <text:p>Florida International Golden Panthers</text:p>
          </table:table-cell>
          <table:table-cell office:value-type="string" table:style-name="ce1">
            <text:p>Florida International Golden Panthers</text:p>
          </table:table-cell>
          <table:table-cell office:value-type="string" table:style-name="ce1">
            <text:p>Florida Internationa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floridainternational</text:p>
          </table:table-cell>
          <table:table-cell office:value-type="string" table:style-name="ce1">
            <text:p>#f/floridainternational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loridainternational" table:formula="of:=IF([.S142]=&quot;None&quot;;CONCATENATE([.A142];&quot;-sheet&quot;;[.F142];&quot;-row&quot;;TEXT([.G142];&quot;00&quot;);&quot;-col&quot;;TEXT([.H142];&quot;00&quot;));[.S142])" table:style-name="ce1">
            <text:p>floridainternational</text:p>
          </table:table-cell>
          <table:table-cell office:value-type="string" office:string-value="floridainternational-sheet1-row14-col03" table:formula="of:=CONCATENATE([.A142];&quot;-sheet&quot;;[.F142];&quot;-row&quot;;TEXT([.G142];&quot;00&quot;);&quot;-col&quot;;TEXT([.H142];&quot;00&quot;))" table:style-name="ce1">
            <text:p>floridainternational-sheet1-row14-col03</text:p>
          </table:table-cell>
          <table:table-cell office:value-type="string" office:string-value="floridainternational-2sht1-2rw14-2cl03" table:formula="of:=CONCATENATE([.A142];&quot;-2sht&quot;;[.F142];&quot;-2rw&quot;;TEXT([.G142];&quot;00&quot;);&quot;-2cl&quot;;TEXT([.H142];&quot;00&quot;))" table:style-name="ce1">
            <text:p>floridainternational-2sht1-2rw14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uisianatech</text:p>
          </table:table-cell>
          <table:table-cell office:value-type="string" table:style-name="ce1">
            <text:p>Louisiana Tech Bulldogs</text:p>
          </table:table-cell>
          <table:table-cell office:value-type="string" table:style-name="ce1">
            <text:p>Louisiana Tech Bulldogs</text:p>
          </table:table-cell>
          <table:table-cell office:value-type="string" table:style-name="ce1">
            <text:p>Louisiana Tec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louisianatech</text:p>
          </table:table-cell>
          <table:table-cell office:value-type="string" table:style-name="ce1">
            <text:p>#f/louisianatec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uisianatech" table:formula="of:=IF([.S143]=&quot;None&quot;;CONCATENATE([.A143];&quot;-sheet&quot;;[.F143];&quot;-row&quot;;TEXT([.G143];&quot;00&quot;);&quot;-col&quot;;TEXT([.H143];&quot;00&quot;));[.S143])" table:style-name="ce1">
            <text:p>louisianatech</text:p>
          </table:table-cell>
          <table:table-cell office:value-type="string" office:string-value="louisianatech-sheet1-row14-col04" table:formula="of:=CONCATENATE([.A143];&quot;-sheet&quot;;[.F143];&quot;-row&quot;;TEXT([.G143];&quot;00&quot;);&quot;-col&quot;;TEXT([.H143];&quot;00&quot;))" table:style-name="ce1">
            <text:p>louisianatech-sheet1-row14-col04</text:p>
          </table:table-cell>
          <table:table-cell office:value-type="string" office:string-value="louisianatech-2sht1-2rw14-2cl04" table:formula="of:=CONCATENATE([.A143];&quot;-2sht&quot;;[.F143];&quot;-2rw&quot;;TEXT([.G143];&quot;00&quot;);&quot;-2cl&quot;;TEXT([.H143];&quot;00&quot;))" table:style-name="ce1">
            <text:p>louisianatech-2sht1-2rw14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rshall</text:p>
          </table:table-cell>
          <table:table-cell office:value-type="string" table:style-name="ce1">
            <text:p>Marshall Thundering Herd</text:p>
          </table:table-cell>
          <table:table-cell office:value-type="string" table:style-name="ce1">
            <text:p>Marshall Thundering Herd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#f/marshall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rshall" table:formula="of:=IF([.S144]=&quot;None&quot;;CONCATENATE([.A144];&quot;-sheet&quot;;[.F144];&quot;-row&quot;;TEXT([.G144];&quot;00&quot;);&quot;-col&quot;;TEXT([.H144];&quot;00&quot;));[.S144])" table:style-name="ce1">
            <text:p>marshall</text:p>
          </table:table-cell>
          <table:table-cell office:value-type="string" office:string-value="marshall-sheet1-row14-col05" table:formula="of:=CONCATENATE([.A144];&quot;-sheet&quot;;[.F144];&quot;-row&quot;;TEXT([.G144];&quot;00&quot;);&quot;-col&quot;;TEXT([.H144];&quot;00&quot;))" table:style-name="ce1">
            <text:p>marshall-sheet1-row14-col05</text:p>
          </table:table-cell>
          <table:table-cell office:value-type="string" office:string-value="marshall-2sht1-2rw14-2cl05" table:formula="of:=CONCATENATE([.A144];&quot;-2sht&quot;;[.F144];&quot;-2rw&quot;;TEXT([.G144];&quot;00&quot;);&quot;-2cl&quot;;TEXT([.H144];&quot;00&quot;))" table:style-name="ce1">
            <text:p>marshall-2sht1-2rw14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ddletennessee</text:p>
          </table:table-cell>
          <table:table-cell office:value-type="string" table:style-name="ce1">
            <text:p>Middle Tennessee Blue Raiders</text:p>
          </table:table-cell>
          <table:table-cell office:value-type="string" table:style-name="ce1">
            <text:p>Middle Tennessee Blue Raiders</text:p>
          </table:table-cell>
          <table:table-cell office:value-type="string" table:style-name="ce1">
            <text:p>Middle Tennesse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ddletennessee</text:p>
          </table:table-cell>
          <table:table-cell office:value-type="string" table:style-name="ce1">
            <text:p>#f/middletennesse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ddletennessee" table:formula="of:=IF([.S145]=&quot;None&quot;;CONCATENATE([.A145];&quot;-sheet&quot;;[.F145];&quot;-row&quot;;TEXT([.G145];&quot;00&quot;);&quot;-col&quot;;TEXT([.H145];&quot;00&quot;));[.S145])" table:style-name="ce1">
            <text:p>middletennessee</text:p>
          </table:table-cell>
          <table:table-cell office:value-type="string" office:string-value="middletennessee-sheet1-row14-col06" table:formula="of:=CONCATENATE([.A145];&quot;-sheet&quot;;[.F145];&quot;-row&quot;;TEXT([.G145];&quot;00&quot;);&quot;-col&quot;;TEXT([.H145];&quot;00&quot;))" table:style-name="ce1">
            <text:p>middletennessee-sheet1-row14-col06</text:p>
          </table:table-cell>
          <table:table-cell office:value-type="string" office:string-value="middletennessee-2sht1-2rw14-2cl06" table:formula="of:=CONCATENATE([.A145];&quot;-2sht&quot;;[.F145];&quot;-2rw&quot;;TEXT([.G145];&quot;00&quot;);&quot;-2cl&quot;;TEXT([.H145];&quot;00&quot;))" table:style-name="ce1">
            <text:p>middletennessee-2sht1-2rw14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texas</text:p>
          </table:table-cell>
          <table:table-cell office:value-type="string" table:style-name="ce1">
            <text:p>North Texas Mean Green</text:p>
          </table:table-cell>
          <table:table-cell office:value-type="string" table:style-name="ce1">
            <text:p>North Texas Mean Green</text:p>
          </table:table-cell>
          <table:table-cell office:value-type="string" table:style-name="ce1">
            <text:p>North Texa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orthtexas</text:p>
          </table:table-cell>
          <table:table-cell office:value-type="string" table:style-name="ce1">
            <text:p>#f/northtexa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texas" table:formula="of:=IF([.S146]=&quot;None&quot;;CONCATENATE([.A146];&quot;-sheet&quot;;[.F146];&quot;-row&quot;;TEXT([.G146];&quot;00&quot;);&quot;-col&quot;;TEXT([.H146];&quot;00&quot;));[.S146])" table:style-name="ce1">
            <text:p>northtexas</text:p>
          </table:table-cell>
          <table:table-cell office:value-type="string" office:string-value="northtexas-sheet1-row14-col07" table:formula="of:=CONCATENATE([.A146];&quot;-sheet&quot;;[.F146];&quot;-row&quot;;TEXT([.G146];&quot;00&quot;);&quot;-col&quot;;TEXT([.H146];&quot;00&quot;))" table:style-name="ce1">
            <text:p>northtexas-sheet1-row14-col07</text:p>
          </table:table-cell>
          <table:table-cell office:value-type="string" office:string-value="northtexas-2sht1-2rw14-2cl07" table:formula="of:=CONCATENATE([.A146];&quot;-2sht&quot;;[.F146];&quot;-2rw&quot;;TEXT([.G146];&quot;00&quot;);&quot;-2cl&quot;;TEXT([.H146];&quot;00&quot;))" table:style-name="ce1">
            <text:p>northtexas-2sht1-2rw14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lddominion</text:p>
          </table:table-cell>
          <table:table-cell office:value-type="string" table:style-name="ce1">
            <text:p>Old Dominion Monarchs</text:p>
          </table:table-cell>
          <table:table-cell office:value-type="string" table:style-name="ce1">
            <text:p>Old Dominion Monarchs</text:p>
          </table:table-cell>
          <table:table-cell office:value-type="string" table:style-name="ce1">
            <text:p>Old Domini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lddominion</text:p>
          </table:table-cell>
          <table:table-cell office:value-type="string" table:style-name="ce1">
            <text:p>#f/olddomini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lddominion" table:formula="of:=IF([.S147]=&quot;None&quot;;CONCATENATE([.A147];&quot;-sheet&quot;;[.F147];&quot;-row&quot;;TEXT([.G147];&quot;00&quot;);&quot;-col&quot;;TEXT([.H147];&quot;00&quot;));[.S147])" table:style-name="ce1">
            <text:p>olddominion</text:p>
          </table:table-cell>
          <table:table-cell office:value-type="string" office:string-value="olddominion-sheet1-row14-col08" table:formula="of:=CONCATENATE([.A147];&quot;-sheet&quot;;[.F147];&quot;-row&quot;;TEXT([.G147];&quot;00&quot;);&quot;-col&quot;;TEXT([.H147];&quot;00&quot;))" table:style-name="ce1">
            <text:p>olddominion-sheet1-row14-col08</text:p>
          </table:table-cell>
          <table:table-cell office:value-type="string" office:string-value="olddominion-2sht1-2rw14-2cl08" table:formula="of:=CONCATENATE([.A147];&quot;-2sht&quot;;[.F147];&quot;-2rw&quot;;TEXT([.G147];&quot;00&quot;);&quot;-2cl&quot;;TEXT([.H147];&quot;00&quot;))" table:style-name="ce1">
            <text:p>olddominion-2sht1-2rw14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rice</text:p>
          </table:table-cell>
          <table:table-cell office:value-type="string" table:style-name="ce1">
            <text:p>Rice Owls</text:p>
          </table:table-cell>
          <table:table-cell office:value-type="string" table:style-name="ce1">
            <text:p>Rice Owls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#f/rice</text:p>
          </table:table-cell>
          <table:table-cell office:value-type="string" table:style-name="ce1">
            <text:p>#f/r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rice" table:formula="of:=IF([.S148]=&quot;None&quot;;CONCATENATE([.A148];&quot;-sheet&quot;;[.F148];&quot;-row&quot;;TEXT([.G148];&quot;00&quot;);&quot;-col&quot;;TEXT([.H148];&quot;00&quot;));[.S148])" table:style-name="ce1">
            <text:p>rice</text:p>
          </table:table-cell>
          <table:table-cell office:value-type="string" office:string-value="rice-sheet1-row14-col09" table:formula="of:=CONCATENATE([.A148];&quot;-sheet&quot;;[.F148];&quot;-row&quot;;TEXT([.G148];&quot;00&quot;);&quot;-col&quot;;TEXT([.H148];&quot;00&quot;))" table:style-name="ce1">
            <text:p>rice-sheet1-row14-col09</text:p>
          </table:table-cell>
          <table:table-cell office:value-type="string" office:string-value="rice-2sht1-2rw14-2cl09" table:formula="of:=CONCATENATE([.A148];&quot;-2sht&quot;;[.F148];&quot;-2rw&quot;;TEXT([.G148];&quot;00&quot;);&quot;-2cl&quot;;TEXT([.H148];&quot;00&quot;))" table:style-name="ce1">
            <text:p>rice-2sht1-2rw14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ernmiss</text:p>
          </table:table-cell>
          <table:table-cell office:value-type="string" table:style-name="ce1">
            <text:p>Southern Miss Golden Eagles</text:p>
          </table:table-cell>
          <table:table-cell office:value-type="string" table:style-name="ce1">
            <text:p>Southern Miss Golden Eagles</text:p>
          </table:table-cell>
          <table:table-cell office:value-type="string" table:style-name="ce1">
            <text:p>Southern Mis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outhernmiss</text:p>
          </table:table-cell>
          <table:table-cell office:value-type="string" table:style-name="ce1">
            <text:p>#f/southernmis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ernmiss" table:formula="of:=IF([.S149]=&quot;None&quot;;CONCATENATE([.A149];&quot;-sheet&quot;;[.F149];&quot;-row&quot;;TEXT([.G149];&quot;00&quot;);&quot;-col&quot;;TEXT([.H149];&quot;00&quot;));[.S149])" table:style-name="ce1">
            <text:p>southernmiss</text:p>
          </table:table-cell>
          <table:table-cell office:value-type="string" office:string-value="southernmiss-sheet1-row14-col10" table:formula="of:=CONCATENATE([.A149];&quot;-sheet&quot;;[.F149];&quot;-row&quot;;TEXT([.G149];&quot;00&quot;);&quot;-col&quot;;TEXT([.H149];&quot;00&quot;))" table:style-name="ce1">
            <text:p>southernmiss-sheet1-row14-col10</text:p>
          </table:table-cell>
          <table:table-cell office:value-type="string" office:string-value="southernmiss-2sht1-2rw14-2cl10" table:formula="of:=CONCATENATE([.A149];&quot;-2sht&quot;;[.F149];&quot;-2rw&quot;;TEXT([.G149];&quot;00&quot;);&quot;-2cl&quot;;TEXT([.H149];&quot;00&quot;))" table:style-name="ce1">
            <text:p>southernmiss-2sht1-2rw14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ab</text:p>
          </table:table-cell>
          <table:table-cell office:value-type="string" table:style-name="ce1">
            <text:p>UAB Blazers</text:p>
          </table:table-cell>
          <table:table-cell office:value-type="string" table:style-name="ce1">
            <text:p>UAB Blazers</text:p>
          </table:table-cell>
          <table:table-cell office:value-type="string" table:style-name="ce1">
            <text:p>UAB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ab</text:p>
          </table:table-cell>
          <table:table-cell office:value-type="string" table:style-name="ce3">
            <text:p>#f/uab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ab" table:formula="of:=IF([.S150]=&quot;None&quot;;CONCATENATE([.A150];&quot;-sheet&quot;;[.F150];&quot;-row&quot;;TEXT([.G150];&quot;00&quot;);&quot;-col&quot;;TEXT([.H150];&quot;00&quot;));[.S150])" table:style-name="ce1">
            <text:p>uab</text:p>
          </table:table-cell>
          <table:table-cell office:value-type="string" office:string-value="uab-sheet1-row14-col11" table:formula="of:=CONCATENATE([.A150];&quot;-sheet&quot;;[.F150];&quot;-row&quot;;TEXT([.G150];&quot;00&quot;);&quot;-col&quot;;TEXT([.H150];&quot;00&quot;))" table:style-name="ce1">
            <text:p>uab-sheet1-row14-col11</text:p>
          </table:table-cell>
          <table:table-cell office:value-type="string" office:string-value="uab-2sht1-2rw14-2cl11" table:formula="of:=CONCATENATE([.A150];&quot;-2sht&quot;;[.F150];&quot;-2rw&quot;;TEXT([.G150];&quot;00&quot;);&quot;-2cl&quot;;TEXT([.H150];&quot;00&quot;))" table:style-name="ce1">
            <text:p>uab-2sht1-2rw14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tep</text:p>
          </table:table-cell>
          <table:table-cell office:value-type="string" table:style-name="ce1">
            <text:p>UTEP Miners</text:p>
          </table:table-cell>
          <table:table-cell office:value-type="string" table:style-name="ce1">
            <text:p>UTEP Miners</text:p>
          </table:table-cell>
          <table:table-cell office:value-type="string" table:style-name="ce1">
            <text:p>UTEP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tep</text:p>
          </table:table-cell>
          <table:table-cell office:value-type="string" table:style-name="ce1">
            <text:p>#f/utep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tep" table:formula="of:=IF([.S151]=&quot;None&quot;;CONCATENATE([.A151];&quot;-sheet&quot;;[.F151];&quot;-row&quot;;TEXT([.G151];&quot;00&quot;);&quot;-col&quot;;TEXT([.H151];&quot;00&quot;));[.S151])" table:style-name="ce1">
            <text:p>utep</text:p>
          </table:table-cell>
          <table:table-cell office:value-type="string" office:string-value="utep-sheet1-row14-col12" table:formula="of:=CONCATENATE([.A151];&quot;-sheet&quot;;[.F151];&quot;-row&quot;;TEXT([.G151];&quot;00&quot;);&quot;-col&quot;;TEXT([.H151];&quot;00&quot;))" table:style-name="ce1">
            <text:p>utep-sheet1-row14-col12</text:p>
          </table:table-cell>
          <table:table-cell office:value-type="string" office:string-value="utep-2sht1-2rw14-2cl12" table:formula="of:=CONCATENATE([.A151];&quot;-2sht&quot;;[.F151];&quot;-2rw&quot;;TEXT([.G151];&quot;00&quot;);&quot;-2cl&quot;;TEXT([.H151];&quot;00&quot;))" table:style-name="ce1">
            <text:p>utep-2sht1-2rw14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tsa</text:p>
          </table:table-cell>
          <table:table-cell office:value-type="string" table:style-name="ce1">
            <text:p>UTSA Roadrunners</text:p>
          </table:table-cell>
          <table:table-cell office:value-type="string" table:style-name="ce1">
            <text:p>UTSA Roadrunners</text:p>
          </table:table-cell>
          <table:table-cell office:value-type="string" table:style-name="ce1">
            <text:p>UTS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tsa</text:p>
          </table:table-cell>
          <table:table-cell office:value-type="string" table:style-name="ce1">
            <text:p>#f/uts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tsa" table:formula="of:=IF([.S152]=&quot;None&quot;;CONCATENATE([.A152];&quot;-sheet&quot;;[.F152];&quot;-row&quot;;TEXT([.G152];&quot;00&quot;);&quot;-col&quot;;TEXT([.H152];&quot;00&quot;));[.S152])" table:style-name="ce1">
            <text:p>utsa</text:p>
          </table:table-cell>
          <table:table-cell office:value-type="string" office:string-value="utsa-sheet1-row14-col13" table:formula="of:=CONCATENATE([.A152];&quot;-sheet&quot;;[.F152];&quot;-row&quot;;TEXT([.G152];&quot;00&quot;);&quot;-col&quot;;TEXT([.H152];&quot;00&quot;))" table:style-name="ce1">
            <text:p>utsa-sheet1-row14-col13</text:p>
          </table:table-cell>
          <table:table-cell office:value-type="string" office:string-value="utsa-2sht1-2rw14-2cl13" table:formula="of:=CONCATENATE([.A152];&quot;-2sht&quot;;[.F152];&quot;-2rw&quot;;TEXT([.G152];&quot;00&quot;);&quot;-2cl&quot;;TEXT([.H152];&quot;00&quot;))" table:style-name="ce1">
            <text:p>utsa-2sht1-2rw14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esternkentucky</text:p>
          </table:table-cell>
          <table:table-cell office:value-type="string" table:style-name="ce1">
            <text:p>Western Kentucky Hilltoppers</text:p>
          </table:table-cell>
          <table:table-cell office:value-type="string" table:style-name="ce1">
            <text:p>Western Kentucky Hilltoppers</text:p>
          </table:table-cell>
          <table:table-cell office:value-type="string" table:style-name="ce1">
            <text:p>Western Kentuck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us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esternkentucky</text:p>
          </table:table-cell>
          <table:table-cell office:value-type="string" table:style-name="ce1">
            <text:p>#f/westernkentuck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esternkentucky" table:formula="of:=IF([.S153]=&quot;None&quot;;CONCATENATE([.A153];&quot;-sheet&quot;;[.F153];&quot;-row&quot;;TEXT([.G153];&quot;00&quot;);&quot;-col&quot;;TEXT([.H153];&quot;00&quot;));[.S153])" table:style-name="ce1">
            <text:p>westernkentucky</text:p>
          </table:table-cell>
          <table:table-cell office:value-type="string" office:string-value="westernkentucky-sheet1-row14-col14" table:formula="of:=CONCATENATE([.A153];&quot;-sheet&quot;;[.F153];&quot;-row&quot;;TEXT([.G153];&quot;00&quot;);&quot;-col&quot;;TEXT([.H153];&quot;00&quot;))" table:style-name="ce1">
            <text:p>westernkentucky-sheet1-row14-col14</text:p>
          </table:table-cell>
          <table:table-cell office:value-type="string" office:string-value="westernkentucky-2sht1-2rw14-2cl14" table:formula="of:=CONCATENATE([.A153];&quot;-2sht&quot;;[.F153];&quot;-2rw&quot;;TEXT([.G153];&quot;00&quot;);&quot;-2cl&quot;;TEXT([.H153];&quot;00&quot;))" table:style-name="ce1">
            <text:p>westernkentucky-2sht1-2rw14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levelandstate</text:p>
          </table:table-cell>
          <table:table-cell office:value-type="string" table:style-name="ce1">
            <text:p>Cleveland State Vikings</text:p>
          </table:table-cell>
          <table:table-cell office:value-type="string" table:style-name="ce1">
            <text:p>Cleveland State Vikings</text:p>
          </table:table-cell>
          <table:table-cell office:value-type="string" table:style-name="ce1">
            <text:p>Cleveland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levelandstate</text:p>
          </table:table-cell>
          <table:table-cell office:value-type="string" table:style-name="ce3">
            <text:p>#f/cleveland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levelandstate" table:formula="of:=IF([.S154]=&quot;None&quot;;CONCATENATE([.A154];&quot;-sheet&quot;;[.F154];&quot;-row&quot;;TEXT([.G154];&quot;00&quot;);&quot;-col&quot;;TEXT([.H154];&quot;00&quot;));[.S154])" table:style-name="ce1">
            <text:p>clevelandstate</text:p>
          </table:table-cell>
          <table:table-cell office:value-type="string" office:string-value="clevelandstate-sheet1-row15-col01" table:formula="of:=CONCATENATE([.A154];&quot;-sheet&quot;;[.F154];&quot;-row&quot;;TEXT([.G154];&quot;00&quot;);&quot;-col&quot;;TEXT([.H154];&quot;00&quot;))" table:style-name="ce1">
            <text:p>clevelandstate-sheet1-row15-col01</text:p>
          </table:table-cell>
          <table:table-cell office:value-type="string" office:string-value="clevelandstate-2sht1-2rw15-2cl01" table:formula="of:=CONCATENATE([.A154];&quot;-2sht&quot;;[.F154];&quot;-2rw&quot;;TEXT([.G154];&quot;00&quot;);&quot;-2cl&quot;;TEXT([.H154];&quot;00&quot;))" table:style-name="ce1">
            <text:p>clevelandstate-2sht1-2rw15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etroit</text:p>
          </table:table-cell>
          <table:table-cell office:value-type="string" table:style-name="ce1">
            <text:p>Detroit Titans</text:p>
          </table:table-cell>
          <table:table-cell office:value-type="string" table:style-name="ce1">
            <text:p>Detroit Titans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etroit</text:p>
          </table:table-cell>
          <table:table-cell office:value-type="string" table:style-name="ce3">
            <text:p>#f/detroi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etroit" table:formula="of:=IF([.S155]=&quot;None&quot;;CONCATENATE([.A155];&quot;-sheet&quot;;[.F155];&quot;-row&quot;;TEXT([.G155];&quot;00&quot;);&quot;-col&quot;;TEXT([.H155];&quot;00&quot;));[.S155])" table:style-name="ce1">
            <text:p>detroit</text:p>
          </table:table-cell>
          <table:table-cell office:value-type="string" office:string-value="detroit-sheet1-row15-col02" table:formula="of:=CONCATENATE([.A155];&quot;-sheet&quot;;[.F155];&quot;-row&quot;;TEXT([.G155];&quot;00&quot;);&quot;-col&quot;;TEXT([.H155];&quot;00&quot;))" table:style-name="ce1">
            <text:p>detroit-sheet1-row15-col02</text:p>
          </table:table-cell>
          <table:table-cell office:value-type="string" office:string-value="detroit-2sht1-2rw15-2cl02" table:formula="of:=CONCATENATE([.A155];&quot;-2sht&quot;;[.F155];&quot;-2rw&quot;;TEXT([.G155];&quot;00&quot;);&quot;-2cl&quot;;TEXT([.H155];&quot;00&quot;))" table:style-name="ce1">
            <text:p>detroit-2sht1-2rw15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lwaukee</text:p>
          </table:table-cell>
          <table:table-cell office:value-type="string" table:style-name="ce1">
            <text:p>Milwaukee Panthers</text:p>
          </table:table-cell>
          <table:table-cell office:value-type="string" table:style-name="ce1">
            <text:p>Milwaukee Panthers</text:p>
          </table:table-cell>
          <table:table-cell office:value-type="string" table:style-name="ce1">
            <text:p>Milwauke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ilwaukee</text:p>
          </table:table-cell>
          <table:table-cell office:value-type="string" table:style-name="ce3">
            <text:p>#f/milwauke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lwaukee" table:formula="of:=IF([.S156]=&quot;None&quot;;CONCATENATE([.A156];&quot;-sheet&quot;;[.F156];&quot;-row&quot;;TEXT([.G156];&quot;00&quot;);&quot;-col&quot;;TEXT([.H156];&quot;00&quot;));[.S156])" table:style-name="ce1">
            <text:p>milwaukee</text:p>
          </table:table-cell>
          <table:table-cell office:value-type="string" office:string-value="milwaukee-sheet1-row15-col03" table:formula="of:=CONCATENATE([.A156];&quot;-sheet&quot;;[.F156];&quot;-row&quot;;TEXT([.G156];&quot;00&quot;);&quot;-col&quot;;TEXT([.H156];&quot;00&quot;))" table:style-name="ce1">
            <text:p>milwaukee-sheet1-row15-col03</text:p>
          </table:table-cell>
          <table:table-cell office:value-type="string" office:string-value="milwaukee-2sht1-2rw15-2cl03" table:formula="of:=CONCATENATE([.A156];&quot;-2sht&quot;;[.F156];&quot;-2rw&quot;;TEXT([.G156];&quot;00&quot;);&quot;-2cl&quot;;TEXT([.H156];&quot;00&quot;))" table:style-name="ce1">
            <text:p>milwaukee-2sht1-2rw15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ernkentucky</text:p>
          </table:table-cell>
          <table:table-cell office:value-type="string" table:style-name="ce1">
            <text:p>Northern Kentucky Norse</text:p>
          </table:table-cell>
          <table:table-cell office:value-type="string" table:style-name="ce1">
            <text:p>Northern Kentucky Norse</text:p>
          </table:table-cell>
          <table:table-cell office:value-type="string" table:style-name="ce1">
            <text:p>Northern Kentuck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ernkentucky</text:p>
          </table:table-cell>
          <table:table-cell office:value-type="string" table:style-name="ce3">
            <text:p>#f/northernkentuck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ernkentucky" table:formula="of:=IF([.S157]=&quot;None&quot;;CONCATENATE([.A157];&quot;-sheet&quot;;[.F157];&quot;-row&quot;;TEXT([.G157];&quot;00&quot;);&quot;-col&quot;;TEXT([.H157];&quot;00&quot;));[.S157])" table:style-name="ce1">
            <text:p>northernkentucky</text:p>
          </table:table-cell>
          <table:table-cell office:value-type="string" office:string-value="northernkentucky-sheet1-row15-col04" table:formula="of:=CONCATENATE([.A157];&quot;-sheet&quot;;[.F157];&quot;-row&quot;;TEXT([.G157];&quot;00&quot;);&quot;-col&quot;;TEXT([.H157];&quot;00&quot;))" table:style-name="ce1">
            <text:p>northernkentucky-sheet1-row15-col04</text:p>
          </table:table-cell>
          <table:table-cell office:value-type="string" office:string-value="northernkentucky-2sht1-2rw15-2cl04" table:formula="of:=CONCATENATE([.A157];&quot;-2sht&quot;;[.F157];&quot;-2rw&quot;;TEXT([.G157];&quot;00&quot;);&quot;-2cl&quot;;TEXT([.H157];&quot;00&quot;))" table:style-name="ce1">
            <text:p>northernkentucky-2sht1-2rw15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akland</text:p>
          </table:table-cell>
          <table:table-cell office:value-type="string" table:style-name="ce1">
            <text:p>Oakland Golden Grizzlies</text:p>
          </table:table-cell>
          <table:table-cell office:value-type="string" table:style-name="ce1">
            <text:p>Oakland Golden Grizzlies</text:p>
          </table:table-cell>
          <table:table-cell office:value-type="string" table:style-name="ce1">
            <text:p>Oaklan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oakland</text:p>
          </table:table-cell>
          <table:table-cell office:value-type="string" table:style-name="ce3">
            <text:p>#f/oakland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akland" table:formula="of:=IF([.S158]=&quot;None&quot;;CONCATENATE([.A158];&quot;-sheet&quot;;[.F158];&quot;-row&quot;;TEXT([.G158];&quot;00&quot;);&quot;-col&quot;;TEXT([.H158];&quot;00&quot;));[.S158])" table:style-name="ce1">
            <text:p>oakland</text:p>
          </table:table-cell>
          <table:table-cell office:value-type="string" office:string-value="oakland-sheet1-row15-col05" table:formula="of:=CONCATENATE([.A158];&quot;-sheet&quot;;[.F158];&quot;-row&quot;;TEXT([.G158];&quot;00&quot;);&quot;-col&quot;;TEXT([.H158];&quot;00&quot;))" table:style-name="ce1">
            <text:p>oakland-sheet1-row15-col05</text:p>
          </table:table-cell>
          <table:table-cell office:value-type="string" office:string-value="oakland-2sht1-2rw15-2cl05" table:formula="of:=CONCATENATE([.A158];&quot;-2sht&quot;;[.F158];&quot;-2rw&quot;;TEXT([.G158];&quot;00&quot;);&quot;-2cl&quot;;TEXT([.H158];&quot;00&quot;))" table:style-name="ce1">
            <text:p>oakland-2sht1-2rw15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ic</text:p>
          </table:table-cell>
          <table:table-cell office:value-type="string" table:style-name="ce1">
            <text:p>UIC Flames</text:p>
          </table:table-cell>
          <table:table-cell office:value-type="string" table:style-name="ce1">
            <text:p>UIC Flames</text:p>
          </table:table-cell>
          <table:table-cell office:value-type="string" table:style-name="ce1">
            <text:p>UI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ic</text:p>
          </table:table-cell>
          <table:table-cell office:value-type="string" table:style-name="ce3">
            <text:p>#f/ui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ic" table:formula="of:=IF([.S159]=&quot;None&quot;;CONCATENATE([.A159];&quot;-sheet&quot;;[.F159];&quot;-row&quot;;TEXT([.G159];&quot;00&quot;);&quot;-col&quot;;TEXT([.H159];&quot;00&quot;));[.S159])" table:style-name="ce1">
            <text:p>uic</text:p>
          </table:table-cell>
          <table:table-cell office:value-type="string" office:string-value="uic-sheet1-row15-col06" table:formula="of:=CONCATENATE([.A159];&quot;-sheet&quot;;[.F159];&quot;-row&quot;;TEXT([.G159];&quot;00&quot;);&quot;-col&quot;;TEXT([.H159];&quot;00&quot;))" table:style-name="ce1">
            <text:p>uic-sheet1-row15-col06</text:p>
          </table:table-cell>
          <table:table-cell office:value-type="string" office:string-value="uic-2sht1-2rw15-2cl06" table:formula="of:=CONCATENATE([.A159];&quot;-2sht&quot;;[.F159];&quot;-2rw&quot;;TEXT([.G159];&quot;00&quot;);&quot;-2cl&quot;;TEXT([.H159];&quot;00&quot;))" table:style-name="ce1">
            <text:p>uic-2sht1-2rw15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reenbay</text:p>
          </table:table-cell>
          <table:table-cell office:value-type="string" table:style-name="ce1">
            <text:p>Green Bay Phoenix</text:p>
          </table:table-cell>
          <table:table-cell office:value-type="string" table:style-name="ce1">
            <text:p>Green Bay Phoenix</text:p>
          </table:table-cell>
          <table:table-cell office:value-type="string" table:style-name="ce1">
            <text:p>Green Ba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reenbay</text:p>
          </table:table-cell>
          <table:table-cell office:value-type="string" table:style-name="ce3">
            <text:p>#f/greenbay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reenbay" table:formula="of:=IF([.S160]=&quot;None&quot;;CONCATENATE([.A160];&quot;-sheet&quot;;[.F160];&quot;-row&quot;;TEXT([.G160];&quot;00&quot;);&quot;-col&quot;;TEXT([.H160];&quot;00&quot;));[.S160])" table:style-name="ce1">
            <text:p>greenbay</text:p>
          </table:table-cell>
          <table:table-cell office:value-type="string" office:string-value="greenbay-sheet1-row15-col07" table:formula="of:=CONCATENATE([.A160];&quot;-sheet&quot;;[.F160];&quot;-row&quot;;TEXT([.G160];&quot;00&quot;);&quot;-col&quot;;TEXT([.H160];&quot;00&quot;))" table:style-name="ce1">
            <text:p>greenbay-sheet1-row15-col07</text:p>
          </table:table-cell>
          <table:table-cell office:value-type="string" office:string-value="greenbay-2sht1-2rw15-2cl07" table:formula="of:=CONCATENATE([.A160];&quot;-2sht&quot;;[.F160];&quot;-2rw&quot;;TEXT([.G160];&quot;00&quot;);&quot;-2cl&quot;;TEXT([.H160];&quot;00&quot;))" table:style-name="ce1">
            <text:p>greenbay-2sht1-2rw15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alparaiso</text:p>
          </table:table-cell>
          <table:table-cell office:value-type="string" table:style-name="ce1">
            <text:p>Valparaiso Crusaders</text:p>
          </table:table-cell>
          <table:table-cell office:value-type="string" table:style-name="ce1">
            <text:p>Valparaiso Crusaders</text:p>
          </table:table-cell>
          <table:table-cell office:value-type="string" table:style-name="ce1">
            <text:p>Valparais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valparaiso</text:p>
          </table:table-cell>
          <table:table-cell office:value-type="string" table:style-name="ce3">
            <text:p>#f/valparais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alparaiso" table:formula="of:=IF([.S161]=&quot;None&quot;;CONCATENATE([.A161];&quot;-sheet&quot;;[.F161];&quot;-row&quot;;TEXT([.G161];&quot;00&quot;);&quot;-col&quot;;TEXT([.H161];&quot;00&quot;));[.S161])" table:style-name="ce1">
            <text:p>valparaiso</text:p>
          </table:table-cell>
          <table:table-cell office:value-type="string" office:string-value="valparaiso-sheet1-row15-col08" table:formula="of:=CONCATENATE([.A161];&quot;-sheet&quot;;[.F161];&quot;-row&quot;;TEXT([.G161];&quot;00&quot;);&quot;-col&quot;;TEXT([.H161];&quot;00&quot;))" table:style-name="ce1">
            <text:p>valparaiso-sheet1-row15-col08</text:p>
          </table:table-cell>
          <table:table-cell office:value-type="string" office:string-value="valparaiso-2sht1-2rw15-2cl08" table:formula="of:=CONCATENATE([.A161];&quot;-2sht&quot;;[.F161];&quot;-2rw&quot;;TEXT([.G161];&quot;00&quot;);&quot;-2cl&quot;;TEXT([.H161];&quot;00&quot;))" table:style-name="ce1">
            <text:p>valparaiso-2sht1-2rw15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rightstate</text:p>
          </table:table-cell>
          <table:table-cell office:value-type="string" table:style-name="ce1">
            <text:p>Wright State Raiders</text:p>
          </table:table-cell>
          <table:table-cell office:value-type="string" table:style-name="ce1">
            <text:p>Wright State Raiders</text:p>
          </table:table-cell>
          <table:table-cell office:value-type="string" table:style-name="ce1">
            <text:p>Wright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rightstate</text:p>
          </table:table-cell>
          <table:table-cell office:value-type="string" table:style-name="ce3">
            <text:p>#f/wright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rightstate" table:formula="of:=IF([.S162]=&quot;None&quot;;CONCATENATE([.A162];&quot;-sheet&quot;;[.F162];&quot;-row&quot;;TEXT([.G162];&quot;00&quot;);&quot;-col&quot;;TEXT([.H162];&quot;00&quot;));[.S162])" table:style-name="ce1">
            <text:p>wrightstate</text:p>
          </table:table-cell>
          <table:table-cell office:value-type="string" office:string-value="wrightstate-sheet1-row15-col09" table:formula="of:=CONCATENATE([.A162];&quot;-sheet&quot;;[.F162];&quot;-row&quot;;TEXT([.G162];&quot;00&quot;);&quot;-col&quot;;TEXT([.H162];&quot;00&quot;))" table:style-name="ce1">
            <text:p>wrightstate-sheet1-row15-col09</text:p>
          </table:table-cell>
          <table:table-cell office:value-type="string" office:string-value="wrightstate-2sht1-2rw15-2cl09" table:formula="of:=CONCATENATE([.A162];&quot;-2sht&quot;;[.F162];&quot;-2rw&quot;;TEXT([.G162];&quot;00&quot;);&quot;-2cl&quot;;TEXT([.H162];&quot;00&quot;))" table:style-name="ce1">
            <text:p>wrightstate-2sht1-2rw15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youngstownstate</text:p>
          </table:table-cell>
          <table:table-cell office:value-type="string" table:style-name="ce1">
            <text:p>Youngstown State Penguins</text:p>
          </table:table-cell>
          <table:table-cell office:value-type="string" table:style-name="ce1">
            <text:p>Youngstown State Penguins</text:p>
          </table:table-cell>
          <table:table-cell office:value-type="string" table:style-name="ce1">
            <text:p>Youngstow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L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youngstownstate</text:p>
          </table:table-cell>
          <table:table-cell office:value-type="string" table:style-name="ce3">
            <text:p>#f/youngstow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youngstownstate" table:formula="of:=IF([.S163]=&quot;None&quot;;CONCATENATE([.A163];&quot;-sheet&quot;;[.F163];&quot;-row&quot;;TEXT([.G163];&quot;00&quot;);&quot;-col&quot;;TEXT([.H163];&quot;00&quot;));[.S163])" table:style-name="ce1">
            <text:p>youngstownstate</text:p>
          </table:table-cell>
          <table:table-cell office:value-type="string" office:string-value="youngstownstate-sheet1-row15-col10" table:formula="of:=CONCATENATE([.A163];&quot;-sheet&quot;;[.F163];&quot;-row&quot;;TEXT([.G163];&quot;00&quot;);&quot;-col&quot;;TEXT([.H163];&quot;00&quot;))" table:style-name="ce1">
            <text:p>youngstownstate-sheet1-row15-col10</text:p>
          </table:table-cell>
          <table:table-cell office:value-type="string" office:string-value="youngstownstate-2sht1-2rw15-2cl10" table:formula="of:=CONCATENATE([.A163];&quot;-2sht&quot;;[.F163];&quot;-2rw&quot;;TEXT([.G163];&quot;00&quot;);&quot;-2cl&quot;;TEXT([.H163];&quot;00&quot;))" table:style-name="ce1">
            <text:p>youngstownstate-2sht1-2rw15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rown</text:p>
          </table:table-cell>
          <table:table-cell office:value-type="string" table:style-name="ce1">
            <text:p>Brown Bears</text:p>
          </table:table-cell>
          <table:table-cell office:value-type="string" table:style-name="ce1">
            <text:p>Brown Bears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#f/brow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rown" table:formula="of:=IF([.S164]=&quot;None&quot;;CONCATENATE([.A164];&quot;-sheet&quot;;[.F164];&quot;-row&quot;;TEXT([.G164];&quot;00&quot;);&quot;-col&quot;;TEXT([.H164];&quot;00&quot;));[.S164])" table:style-name="ce1">
            <text:p>brown</text:p>
          </table:table-cell>
          <table:table-cell office:value-type="string" office:string-value="brown-sheet1-row16-col01" table:formula="of:=CONCATENATE([.A164];&quot;-sheet&quot;;[.F164];&quot;-row&quot;;TEXT([.G164];&quot;00&quot;);&quot;-col&quot;;TEXT([.H164];&quot;00&quot;))" table:style-name="ce1">
            <text:p>brown-sheet1-row16-col01</text:p>
          </table:table-cell>
          <table:table-cell office:value-type="string" office:string-value="brown-2sht1-2rw16-2cl01" table:formula="of:=CONCATENATE([.A164];&quot;-2sht&quot;;[.F164];&quot;-2rw&quot;;TEXT([.G164];&quot;00&quot;);&quot;-2cl&quot;;TEXT([.H164];&quot;00&quot;))" table:style-name="ce1">
            <text:p>brown-2sht1-2rw16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lumbia</text:p>
          </table:table-cell>
          <table:table-cell office:value-type="string" table:style-name="ce1">
            <text:p>Columbia Lions</text:p>
          </table:table-cell>
          <table:table-cell office:value-type="string" table:style-name="ce1">
            <text:p>Columbia Lions</text:p>
          </table:table-cell>
          <table:table-cell office:value-type="string" table:style-name="ce1">
            <text:p>Columbi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olumbia</text:p>
          </table:table-cell>
          <table:table-cell office:value-type="string" table:style-name="ce3">
            <text:p>#f/columbi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lumbia" table:formula="of:=IF([.S165]=&quot;None&quot;;CONCATENATE([.A165];&quot;-sheet&quot;;[.F165];&quot;-row&quot;;TEXT([.G165];&quot;00&quot;);&quot;-col&quot;;TEXT([.H165];&quot;00&quot;));[.S165])" table:style-name="ce1">
            <text:p>columbia</text:p>
          </table:table-cell>
          <table:table-cell office:value-type="string" office:string-value="columbia-sheet1-row16-col02" table:formula="of:=CONCATENATE([.A165];&quot;-sheet&quot;;[.F165];&quot;-row&quot;;TEXT([.G165];&quot;00&quot;);&quot;-col&quot;;TEXT([.H165];&quot;00&quot;))" table:style-name="ce1">
            <text:p>columbia-sheet1-row16-col02</text:p>
          </table:table-cell>
          <table:table-cell office:value-type="string" office:string-value="columbia-2sht1-2rw16-2cl02" table:formula="of:=CONCATENATE([.A165];&quot;-2sht&quot;;[.F165];&quot;-2rw&quot;;TEXT([.G165];&quot;00&quot;);&quot;-2cl&quot;;TEXT([.H165];&quot;00&quot;))" table:style-name="ce1">
            <text:p>columbia-2sht1-2rw16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rnell</text:p>
          </table:table-cell>
          <table:table-cell office:value-type="string" table:style-name="ce1">
            <text:p>Cornell Big Red</text:p>
          </table:table-cell>
          <table:table-cell office:value-type="string" table:style-name="ce1">
            <text:p>Cornell Big Red</text:p>
          </table:table-cell>
          <table:table-cell office:value-type="string" table:style-name="ce1">
            <text:p>Cornel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ornell</text:p>
          </table:table-cell>
          <table:table-cell office:value-type="string" table:style-name="ce3">
            <text:p>#f/cornell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rnell" table:formula="of:=IF([.S166]=&quot;None&quot;;CONCATENATE([.A166];&quot;-sheet&quot;;[.F166];&quot;-row&quot;;TEXT([.G166];&quot;00&quot;);&quot;-col&quot;;TEXT([.H166];&quot;00&quot;));[.S166])" table:style-name="ce1">
            <text:p>cornell</text:p>
          </table:table-cell>
          <table:table-cell office:value-type="string" office:string-value="cornell-sheet1-row16-col03" table:formula="of:=CONCATENATE([.A166];&quot;-sheet&quot;;[.F166];&quot;-row&quot;;TEXT([.G166];&quot;00&quot;);&quot;-col&quot;;TEXT([.H166];&quot;00&quot;))" table:style-name="ce1">
            <text:p>cornell-sheet1-row16-col03</text:p>
          </table:table-cell>
          <table:table-cell office:value-type="string" office:string-value="cornell-2sht1-2rw16-2cl03" table:formula="of:=CONCATENATE([.A166];&quot;-2sht&quot;;[.F166];&quot;-2rw&quot;;TEXT([.G166];&quot;00&quot;);&quot;-2cl&quot;;TEXT([.H166];&quot;00&quot;))" table:style-name="ce1">
            <text:p>cornell-2sht1-2rw16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artmouth</text:p>
          </table:table-cell>
          <table:table-cell office:value-type="string" table:style-name="ce1">
            <text:p>Dartmouth Big Green</text:p>
          </table:table-cell>
          <table:table-cell office:value-type="string" table:style-name="ce1">
            <text:p>Dartmouth Big Green</text:p>
          </table:table-cell>
          <table:table-cell office:value-type="string" table:style-name="ce1">
            <text:p>Dartmout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artmouth</text:p>
          </table:table-cell>
          <table:table-cell office:value-type="string" table:style-name="ce3">
            <text:p>#f/dartmout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artmouth" table:formula="of:=IF([.S167]=&quot;None&quot;;CONCATENATE([.A167];&quot;-sheet&quot;;[.F167];&quot;-row&quot;;TEXT([.G167];&quot;00&quot;);&quot;-col&quot;;TEXT([.H167];&quot;00&quot;));[.S167])" table:style-name="ce1">
            <text:p>dartmouth</text:p>
          </table:table-cell>
          <table:table-cell office:value-type="string" office:string-value="dartmouth-sheet1-row16-col04" table:formula="of:=CONCATENATE([.A167];&quot;-sheet&quot;;[.F167];&quot;-row&quot;;TEXT([.G167];&quot;00&quot;);&quot;-col&quot;;TEXT([.H167];&quot;00&quot;))" table:style-name="ce1">
            <text:p>dartmouth-sheet1-row16-col04</text:p>
          </table:table-cell>
          <table:table-cell office:value-type="string" office:string-value="dartmouth-2sht1-2rw16-2cl04" table:formula="of:=CONCATENATE([.A167];&quot;-2sht&quot;;[.F167];&quot;-2rw&quot;;TEXT([.G167];&quot;00&quot;);&quot;-2cl&quot;;TEXT([.H167];&quot;00&quot;))" table:style-name="ce1">
            <text:p>dartmouth-2sht1-2rw16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arvard</text:p>
          </table:table-cell>
          <table:table-cell office:value-type="string" table:style-name="ce1">
            <text:p>Harvard Crimson</text:p>
          </table:table-cell>
          <table:table-cell office:value-type="string" table:style-name="ce1">
            <text:p>Harvard Crimson</text:p>
          </table:table-cell>
          <table:table-cell office:value-type="string" table:style-name="ce1">
            <text:p>Harva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arvard</text:p>
          </table:table-cell>
          <table:table-cell office:value-type="string" table:style-name="ce3">
            <text:p>#f/harvar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arvard" table:formula="of:=IF([.S168]=&quot;None&quot;;CONCATENATE([.A168];&quot;-sheet&quot;;[.F168];&quot;-row&quot;;TEXT([.G168];&quot;00&quot;);&quot;-col&quot;;TEXT([.H168];&quot;00&quot;));[.S168])" table:style-name="ce1">
            <text:p>harvard</text:p>
          </table:table-cell>
          <table:table-cell office:value-type="string" office:string-value="harvard-sheet1-row16-col05" table:formula="of:=CONCATENATE([.A168];&quot;-sheet&quot;;[.F168];&quot;-row&quot;;TEXT([.G168];&quot;00&quot;);&quot;-col&quot;;TEXT([.H168];&quot;00&quot;))" table:style-name="ce1">
            <text:p>harvard-sheet1-row16-col05</text:p>
          </table:table-cell>
          <table:table-cell office:value-type="string" office:string-value="harvard-2sht1-2rw16-2cl05" table:formula="of:=CONCATENATE([.A168];&quot;-2sht&quot;;[.F168];&quot;-2rw&quot;;TEXT([.G168];&quot;00&quot;);&quot;-2cl&quot;;TEXT([.H168];&quot;00&quot;))" table:style-name="ce1">
            <text:p>harvard-2sht1-2rw16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ennsylvania</text:p>
          </table:table-cell>
          <table:table-cell office:value-type="string" table:style-name="ce1">
            <text:p>Penn Quakers</text:p>
          </table:table-cell>
          <table:table-cell office:value-type="string" table:style-name="ce1">
            <text:p>Penn Quakers</text:p>
          </table:table-cell>
          <table:table-cell office:value-type="string" table:style-name="ce1">
            <text:p>Pen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ennsylvania</text:p>
          </table:table-cell>
          <table:table-cell office:value-type="string" table:style-name="ce3">
            <text:p>#f/pennsylvani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ennsylvania" table:formula="of:=IF([.S169]=&quot;None&quot;;CONCATENATE([.A169];&quot;-sheet&quot;;[.F169];&quot;-row&quot;;TEXT([.G169];&quot;00&quot;);&quot;-col&quot;;TEXT([.H169];&quot;00&quot;));[.S169])" table:style-name="ce1">
            <text:p>pennsylvania</text:p>
          </table:table-cell>
          <table:table-cell office:value-type="string" office:string-value="pennsylvania-sheet1-row16-col06" table:formula="of:=CONCATENATE([.A169];&quot;-sheet&quot;;[.F169];&quot;-row&quot;;TEXT([.G169];&quot;00&quot;);&quot;-col&quot;;TEXT([.H169];&quot;00&quot;))" table:style-name="ce1">
            <text:p>pennsylvania-sheet1-row16-col06</text:p>
          </table:table-cell>
          <table:table-cell office:value-type="string" office:string-value="pennsylvania-2sht1-2rw16-2cl06" table:formula="of:=CONCATENATE([.A169];&quot;-2sht&quot;;[.F169];&quot;-2rw&quot;;TEXT([.G169];&quot;00&quot;);&quot;-2cl&quot;;TEXT([.H169];&quot;00&quot;))" table:style-name="ce1">
            <text:p>pennsylvania-2sht1-2rw16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rinceton</text:p>
          </table:table-cell>
          <table:table-cell office:value-type="string" table:style-name="ce1">
            <text:p>Princeton Tigers</text:p>
          </table:table-cell>
          <table:table-cell office:value-type="string" table:style-name="ce1">
            <text:p>Princeton Tigers</text:p>
          </table:table-cell>
          <table:table-cell office:value-type="string" table:style-name="ce1">
            <text:p>Prince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rinceton</text:p>
          </table:table-cell>
          <table:table-cell office:value-type="string" table:style-name="ce3">
            <text:p>#f/princet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rinceton" table:formula="of:=IF([.S170]=&quot;None&quot;;CONCATENATE([.A170];&quot;-sheet&quot;;[.F170];&quot;-row&quot;;TEXT([.G170];&quot;00&quot;);&quot;-col&quot;;TEXT([.H170];&quot;00&quot;));[.S170])" table:style-name="ce1">
            <text:p>princeton</text:p>
          </table:table-cell>
          <table:table-cell office:value-type="string" office:string-value="princeton-sheet1-row16-col07" table:formula="of:=CONCATENATE([.A170];&quot;-sheet&quot;;[.F170];&quot;-row&quot;;TEXT([.G170];&quot;00&quot;);&quot;-col&quot;;TEXT([.H170];&quot;00&quot;))" table:style-name="ce1">
            <text:p>princeton-sheet1-row16-col07</text:p>
          </table:table-cell>
          <table:table-cell office:value-type="string" office:string-value="princeton-2sht1-2rw16-2cl07" table:formula="of:=CONCATENATE([.A170];&quot;-2sht&quot;;[.F170];&quot;-2rw&quot;;TEXT([.G170];&quot;00&quot;);&quot;-2cl&quot;;TEXT([.H170];&quot;00&quot;))" table:style-name="ce1">
            <text:p>princeton-2sht1-2rw16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yale</text:p>
          </table:table-cell>
          <table:table-cell office:value-type="string" table:style-name="ce1">
            <text:p>Yale Bulldogs</text:p>
          </table:table-cell>
          <table:table-cell office:value-type="string" table:style-name="ce1">
            <text:p>Yale Bulldogs</text:p>
          </table:table-cell>
          <table:table-cell office:value-type="string" table:style-name="ce1">
            <text:p>Ya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ivy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yale</text:p>
          </table:table-cell>
          <table:table-cell office:value-type="string" table:style-name="ce3">
            <text:p>#f/yal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yale" table:formula="of:=IF([.S171]=&quot;None&quot;;CONCATENATE([.A171];&quot;-sheet&quot;;[.F171];&quot;-row&quot;;TEXT([.G171];&quot;00&quot;);&quot;-col&quot;;TEXT([.H171];&quot;00&quot;));[.S171])" table:style-name="ce1">
            <text:p>yale</text:p>
          </table:table-cell>
          <table:table-cell office:value-type="string" office:string-value="yale-sheet1-row16-col08" table:formula="of:=CONCATENATE([.A171];&quot;-sheet&quot;;[.F171];&quot;-row&quot;;TEXT([.G171];&quot;00&quot;);&quot;-col&quot;;TEXT([.H171];&quot;00&quot;))" table:style-name="ce1">
            <text:p>yale-sheet1-row16-col08</text:p>
          </table:table-cell>
          <table:table-cell office:value-type="string" office:string-value="yale-2sht1-2rw16-2cl08" table:formula="of:=CONCATENATE([.A171];&quot;-2sht&quot;;[.F171];&quot;-2rw&quot;;TEXT([.G171];&quot;00&quot;);&quot;-2cl&quot;;TEXT([.H171];&quot;00&quot;))" table:style-name="ce1">
            <text:p>yale-2sht1-2rw16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anisius</text:p>
          </table:table-cell>
          <table:table-cell office:value-type="string" table:style-name="ce1">
            <text:p>Canisius Golden Griffins</text:p>
          </table:table-cell>
          <table:table-cell office:value-type="string" table:style-name="ce1">
            <text:p>Canisius Golden Griffins</text:p>
          </table:table-cell>
          <table:table-cell office:value-type="string" table:style-name="ce1">
            <text:p>Canisiu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anisius</text:p>
          </table:table-cell>
          <table:table-cell office:value-type="string" table:style-name="ce3">
            <text:p>#f/canisiu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anisius" table:formula="of:=IF([.S172]=&quot;None&quot;;CONCATENATE([.A172];&quot;-sheet&quot;;[.F172];&quot;-row&quot;;TEXT([.G172];&quot;00&quot;);&quot;-col&quot;;TEXT([.H172];&quot;00&quot;));[.S172])" table:style-name="ce1">
            <text:p>canisius</text:p>
          </table:table-cell>
          <table:table-cell office:value-type="string" office:string-value="canisius-sheet1-row17-col01" table:formula="of:=CONCATENATE([.A172];&quot;-sheet&quot;;[.F172];&quot;-row&quot;;TEXT([.G172];&quot;00&quot;);&quot;-col&quot;;TEXT([.H172];&quot;00&quot;))" table:style-name="ce1">
            <text:p>canisius-sheet1-row17-col01</text:p>
          </table:table-cell>
          <table:table-cell office:value-type="string" office:string-value="canisius-2sht1-2rw17-2cl01" table:formula="of:=CONCATENATE([.A172];&quot;-2sht&quot;;[.F172];&quot;-2rw&quot;;TEXT([.G172];&quot;00&quot;);&quot;-2cl&quot;;TEXT([.H172];&quot;00&quot;))" table:style-name="ce1">
            <text:p>canisius-2sht1-2rw17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airfield</text:p>
          </table:table-cell>
          <table:table-cell office:value-type="string" table:style-name="ce1">
            <text:p>Fairfield Stags</text:p>
          </table:table-cell>
          <table:table-cell office:value-type="string" table:style-name="ce1">
            <text:p>Fairfield Stags</text:p>
          </table:table-cell>
          <table:table-cell office:value-type="string" table:style-name="ce1">
            <text:p>Fairfiel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irfield</text:p>
          </table:table-cell>
          <table:table-cell office:value-type="string" table:style-name="ce3">
            <text:p>#f/fairfiel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airfield" table:formula="of:=IF([.S173]=&quot;None&quot;;CONCATENATE([.A173];&quot;-sheet&quot;;[.F173];&quot;-row&quot;;TEXT([.G173];&quot;00&quot;);&quot;-col&quot;;TEXT([.H173];&quot;00&quot;));[.S173])" table:style-name="ce1">
            <text:p>fairfield</text:p>
          </table:table-cell>
          <table:table-cell office:value-type="string" office:string-value="fairfield-sheet1-row17-col02" table:formula="of:=CONCATENATE([.A173];&quot;-sheet&quot;;[.F173];&quot;-row&quot;;TEXT([.G173];&quot;00&quot;);&quot;-col&quot;;TEXT([.H173];&quot;00&quot;))" table:style-name="ce1">
            <text:p>fairfield-sheet1-row17-col02</text:p>
          </table:table-cell>
          <table:table-cell office:value-type="string" office:string-value="fairfield-2sht1-2rw17-2cl02" table:formula="of:=CONCATENATE([.A173];&quot;-2sht&quot;;[.F173];&quot;-2rw&quot;;TEXT([.G173];&quot;00&quot;);&quot;-2cl&quot;;TEXT([.H173];&quot;00&quot;))" table:style-name="ce1">
            <text:p>fairfield-2sht1-2rw17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ona</text:p>
          </table:table-cell>
          <table:table-cell office:value-type="string" table:style-name="ce1">
            <text:p>Iona Gaels</text:p>
          </table:table-cell>
          <table:table-cell office:value-type="string" table:style-name="ce1">
            <text:p>Iona Gaels</text:p>
          </table:table-cell>
          <table:table-cell office:value-type="string" table:style-name="ce1">
            <text:p>Io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ona</text:p>
          </table:table-cell>
          <table:table-cell office:value-type="string" table:style-name="ce3">
            <text:p>#f/io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ona" table:formula="of:=IF([.S174]=&quot;None&quot;;CONCATENATE([.A174];&quot;-sheet&quot;;[.F174];&quot;-row&quot;;TEXT([.G174];&quot;00&quot;);&quot;-col&quot;;TEXT([.H174];&quot;00&quot;));[.S174])" table:style-name="ce1">
            <text:p>iona</text:p>
          </table:table-cell>
          <table:table-cell office:value-type="string" office:string-value="iona-sheet1-row17-col03" table:formula="of:=CONCATENATE([.A174];&quot;-sheet&quot;;[.F174];&quot;-row&quot;;TEXT([.G174];&quot;00&quot;);&quot;-col&quot;;TEXT([.H174];&quot;00&quot;))" table:style-name="ce1">
            <text:p>iona-sheet1-row17-col03</text:p>
          </table:table-cell>
          <table:table-cell office:value-type="string" office:string-value="iona-2sht1-2rw17-2cl03" table:formula="of:=CONCATENATE([.A174];&quot;-2sht&quot;;[.F174];&quot;-2rw&quot;;TEXT([.G174];&quot;00&quot;);&quot;-2cl&quot;;TEXT([.H174];&quot;00&quot;))" table:style-name="ce1">
            <text:p>iona-2sht1-2rw17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nhattan</text:p>
          </table:table-cell>
          <table:table-cell office:value-type="string" table:style-name="ce1">
            <text:p>Manhattan Jaspers</text:p>
          </table:table-cell>
          <table:table-cell office:value-type="string" table:style-name="ce1">
            <text:p>Manhattan Jaspers</text:p>
          </table:table-cell>
          <table:table-cell office:value-type="string" table:style-name="ce1">
            <text:p>Manhatt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anhattan</text:p>
          </table:table-cell>
          <table:table-cell office:value-type="string" table:style-name="ce3">
            <text:p>#f/manhatt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nhattan" table:formula="of:=IF([.S175]=&quot;None&quot;;CONCATENATE([.A175];&quot;-sheet&quot;;[.F175];&quot;-row&quot;;TEXT([.G175];&quot;00&quot;);&quot;-col&quot;;TEXT([.H175];&quot;00&quot;));[.S175])" table:style-name="ce1">
            <text:p>manhattan</text:p>
          </table:table-cell>
          <table:table-cell office:value-type="string" office:string-value="manhattan-sheet1-row17-col04" table:formula="of:=CONCATENATE([.A175];&quot;-sheet&quot;;[.F175];&quot;-row&quot;;TEXT([.G175];&quot;00&quot;);&quot;-col&quot;;TEXT([.H175];&quot;00&quot;))" table:style-name="ce1">
            <text:p>manhattan-sheet1-row17-col04</text:p>
          </table:table-cell>
          <table:table-cell office:value-type="string" office:string-value="manhattan-2sht1-2rw17-2cl04" table:formula="of:=CONCATENATE([.A175];&quot;-2sht&quot;;[.F175];&quot;-2rw&quot;;TEXT([.G175];&quot;00&quot;);&quot;-2cl&quot;;TEXT([.H175];&quot;00&quot;))" table:style-name="ce1">
            <text:p>manhattan-2sht1-2rw17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rist</text:p>
          </table:table-cell>
          <table:table-cell office:value-type="string" table:style-name="ce1">
            <text:p>Marist Red Foxes</text:p>
          </table:table-cell>
          <table:table-cell office:value-type="string" table:style-name="ce1">
            <text:p>Marist Red Foxes</text:p>
          </table:table-cell>
          <table:table-cell office:value-type="string" table:style-name="ce1">
            <text:p>Mari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arist</text:p>
          </table:table-cell>
          <table:table-cell office:value-type="string" table:style-name="ce3">
            <text:p>#f/maris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rist" table:formula="of:=IF([.S176]=&quot;None&quot;;CONCATENATE([.A176];&quot;-sheet&quot;;[.F176];&quot;-row&quot;;TEXT([.G176];&quot;00&quot;);&quot;-col&quot;;TEXT([.H176];&quot;00&quot;));[.S176])" table:style-name="ce1">
            <text:p>marist</text:p>
          </table:table-cell>
          <table:table-cell office:value-type="string" office:string-value="marist-sheet1-row17-col05" table:formula="of:=CONCATENATE([.A176];&quot;-sheet&quot;;[.F176];&quot;-row&quot;;TEXT([.G176];&quot;00&quot;);&quot;-col&quot;;TEXT([.H176];&quot;00&quot;))" table:style-name="ce1">
            <text:p>marist-sheet1-row17-col05</text:p>
          </table:table-cell>
          <table:table-cell office:value-type="string" office:string-value="marist-2sht1-2rw17-2cl05" table:formula="of:=CONCATENATE([.A176];&quot;-2sht&quot;;[.F176];&quot;-2rw&quot;;TEXT([.G176];&quot;00&quot;);&quot;-2cl&quot;;TEXT([.H176];&quot;00&quot;))" table:style-name="ce1">
            <text:p>marist-2sht1-2rw17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onmouth</text:p>
          </table:table-cell>
          <table:table-cell office:value-type="string" table:style-name="ce1">
            <text:p>Monmouth Hawks</text:p>
          </table:table-cell>
          <table:table-cell office:value-type="string" table:style-name="ce1">
            <text:p>Monmouth Hawks</text:p>
          </table:table-cell>
          <table:table-cell office:value-type="string" table:style-name="ce1">
            <text:p>Monmout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onmouth</text:p>
          </table:table-cell>
          <table:table-cell office:value-type="string" table:style-name="ce3">
            <text:p>#f/monmout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onmouth" table:formula="of:=IF([.S177]=&quot;None&quot;;CONCATENATE([.A177];&quot;-sheet&quot;;[.F177];&quot;-row&quot;;TEXT([.G177];&quot;00&quot;);&quot;-col&quot;;TEXT([.H177];&quot;00&quot;));[.S177])" table:style-name="ce1">
            <text:p>monmouth</text:p>
          </table:table-cell>
          <table:table-cell office:value-type="string" office:string-value="monmouth-sheet1-row17-col06" table:formula="of:=CONCATENATE([.A177];&quot;-sheet&quot;;[.F177];&quot;-row&quot;;TEXT([.G177];&quot;00&quot;);&quot;-col&quot;;TEXT([.H177];&quot;00&quot;))" table:style-name="ce1">
            <text:p>monmouth-sheet1-row17-col06</text:p>
          </table:table-cell>
          <table:table-cell office:value-type="string" office:string-value="monmouth-2sht1-2rw17-2cl06" table:formula="of:=CONCATENATE([.A177];&quot;-2sht&quot;;[.F177];&quot;-2rw&quot;;TEXT([.G177];&quot;00&quot;);&quot;-2cl&quot;;TEXT([.H177];&quot;00&quot;))" table:style-name="ce1">
            <text:p>monmouth-2sht1-2rw17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iagara</text:p>
          </table:table-cell>
          <table:table-cell office:value-type="string" table:style-name="ce1">
            <text:p>Niagara Purple Eagles</text:p>
          </table:table-cell>
          <table:table-cell office:value-type="string" table:style-name="ce1">
            <text:p>Niagara Purple Eagles</text:p>
          </table:table-cell>
          <table:table-cell office:value-type="string" table:style-name="ce1">
            <text:p>Niagar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iagara</text:p>
          </table:table-cell>
          <table:table-cell office:value-type="string" table:style-name="ce3">
            <text:p>#f/niagar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iagara" table:formula="of:=IF([.S178]=&quot;None&quot;;CONCATENATE([.A178];&quot;-sheet&quot;;[.F178];&quot;-row&quot;;TEXT([.G178];&quot;00&quot;);&quot;-col&quot;;TEXT([.H178];&quot;00&quot;));[.S178])" table:style-name="ce1">
            <text:p>niagara</text:p>
          </table:table-cell>
          <table:table-cell office:value-type="string" office:string-value="niagara-sheet1-row17-col07" table:formula="of:=CONCATENATE([.A178];&quot;-sheet&quot;;[.F178];&quot;-row&quot;;TEXT([.G178];&quot;00&quot;);&quot;-col&quot;;TEXT([.H178];&quot;00&quot;))" table:style-name="ce1">
            <text:p>niagara-sheet1-row17-col07</text:p>
          </table:table-cell>
          <table:table-cell office:value-type="string" office:string-value="niagara-2sht1-2rw17-2cl07" table:formula="of:=CONCATENATE([.A178];&quot;-2sht&quot;;[.F178];&quot;-2rw&quot;;TEXT([.G178];&quot;00&quot;);&quot;-2cl&quot;;TEXT([.H178];&quot;00&quot;))" table:style-name="ce1">
            <text:p>niagara-2sht1-2rw17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quinnipiac</text:p>
          </table:table-cell>
          <table:table-cell office:value-type="string" table:style-name="ce1">
            <text:p>Quinnipiac Bobcats</text:p>
          </table:table-cell>
          <table:table-cell office:value-type="string" table:style-name="ce1">
            <text:p>Quinnipiac Bobcats</text:p>
          </table:table-cell>
          <table:table-cell office:value-type="string" table:style-name="ce1">
            <text:p>Quinnipia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quinnipiac</text:p>
          </table:table-cell>
          <table:table-cell office:value-type="string" table:style-name="ce3">
            <text:p>#f/quinnipia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quinnipiac" table:formula="of:=IF([.S179]=&quot;None&quot;;CONCATENATE([.A179];&quot;-sheet&quot;;[.F179];&quot;-row&quot;;TEXT([.G179];&quot;00&quot;);&quot;-col&quot;;TEXT([.H179];&quot;00&quot;));[.S179])" table:style-name="ce1">
            <text:p>quinnipiac</text:p>
          </table:table-cell>
          <table:table-cell office:value-type="string" office:string-value="quinnipiac-sheet1-row17-col08" table:formula="of:=CONCATENATE([.A179];&quot;-sheet&quot;;[.F179];&quot;-row&quot;;TEXT([.G179];&quot;00&quot;);&quot;-col&quot;;TEXT([.H179];&quot;00&quot;))" table:style-name="ce1">
            <text:p>quinnipiac-sheet1-row17-col08</text:p>
          </table:table-cell>
          <table:table-cell office:value-type="string" office:string-value="quinnipiac-2sht1-2rw17-2cl08" table:formula="of:=CONCATENATE([.A179];&quot;-2sht&quot;;[.F179];&quot;-2rw&quot;;TEXT([.G179];&quot;00&quot;);&quot;-2cl&quot;;TEXT([.H179];&quot;00&quot;))" table:style-name="ce1">
            <text:p>quinnipiac-2sht1-2rw17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rider</text:p>
          </table:table-cell>
          <table:table-cell office:value-type="string" table:style-name="ce1">
            <text:p>Rider Broncs</text:p>
          </table:table-cell>
          <table:table-cell office:value-type="string" table:style-name="ce1">
            <text:p>Rider Broncs</text:p>
          </table:table-cell>
          <table:table-cell office:value-type="string" table:style-name="ce1">
            <text:p>Ride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rider</text:p>
          </table:table-cell>
          <table:table-cell office:value-type="string" table:style-name="ce3">
            <text:p>#f/rider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rider" table:formula="of:=IF([.S180]=&quot;None&quot;;CONCATENATE([.A180];&quot;-sheet&quot;;[.F180];&quot;-row&quot;;TEXT([.G180];&quot;00&quot;);&quot;-col&quot;;TEXT([.H180];&quot;00&quot;));[.S180])" table:style-name="ce1">
            <text:p>rider</text:p>
          </table:table-cell>
          <table:table-cell office:value-type="string" office:string-value="rider-sheet1-row17-col09" table:formula="of:=CONCATENATE([.A180];&quot;-sheet&quot;;[.F180];&quot;-row&quot;;TEXT([.G180];&quot;00&quot;);&quot;-col&quot;;TEXT([.H180];&quot;00&quot;))" table:style-name="ce1">
            <text:p>rider-sheet1-row17-col09</text:p>
          </table:table-cell>
          <table:table-cell office:value-type="string" office:string-value="rider-2sht1-2rw17-2cl09" table:formula="of:=CONCATENATE([.A180];&quot;-2sht&quot;;[.F180];&quot;-2rw&quot;;TEXT([.G180];&quot;00&quot;);&quot;-2cl&quot;;TEXT([.H180];&quot;00&quot;))" table:style-name="ce1">
            <text:p>rider-2sht1-2rw17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peters</text:p>
          </table:table-cell>
          <table:table-cell office:value-type="string" table:style-name="ce1">
            <text:p>St. Peter's Peacocks</text:p>
          </table:table-cell>
          <table:table-cell office:value-type="string" table:style-name="ce1">
            <text:p>St. Peter's Peacocks</text:p>
          </table:table-cell>
          <table:table-cell office:value-type="string" table:style-name="ce1">
            <text:p>St. Peter'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peters</text:p>
          </table:table-cell>
          <table:table-cell office:value-type="string" table:style-name="ce3">
            <text:p>#f/stpeter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peters" table:formula="of:=IF([.S181]=&quot;None&quot;;CONCATENATE([.A181];&quot;-sheet&quot;;[.F181];&quot;-row&quot;;TEXT([.G181];&quot;00&quot;);&quot;-col&quot;;TEXT([.H181];&quot;00&quot;));[.S181])" table:style-name="ce1">
            <text:p>stpeters</text:p>
          </table:table-cell>
          <table:table-cell office:value-type="string" office:string-value="stpeters-sheet1-row17-col10" table:formula="of:=CONCATENATE([.A181];&quot;-sheet&quot;;[.F181];&quot;-row&quot;;TEXT([.G181];&quot;00&quot;);&quot;-col&quot;;TEXT([.H181];&quot;00&quot;))" table:style-name="ce1">
            <text:p>stpeters-sheet1-row17-col10</text:p>
          </table:table-cell>
          <table:table-cell office:value-type="string" office:string-value="stpeters-2sht1-2rw17-2cl10" table:formula="of:=CONCATENATE([.A181];&quot;-2sht&quot;;[.F181];&quot;-2rw&quot;;TEXT([.G181];&quot;00&quot;);&quot;-2cl&quot;;TEXT([.H181];&quot;00&quot;))" table:style-name="ce1">
            <text:p>stpeters-2sht1-2rw17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iena</text:p>
          </table:table-cell>
          <table:table-cell office:value-type="string" table:style-name="ce1">
            <text:p>Siena Saints</text:p>
          </table:table-cell>
          <table:table-cell office:value-type="string" table:style-name="ce1">
            <text:p>Siena Saints</text:p>
          </table:table-cell>
          <table:table-cell office:value-type="string" table:style-name="ce1">
            <text:p>Sie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iena</text:p>
          </table:table-cell>
          <table:table-cell office:value-type="string" table:style-name="ce3">
            <text:p>#f/sie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iena" table:formula="of:=IF([.S182]=&quot;None&quot;;CONCATENATE([.A182];&quot;-sheet&quot;;[.F182];&quot;-row&quot;;TEXT([.G182];&quot;00&quot;);&quot;-col&quot;;TEXT([.H182];&quot;00&quot;));[.S182])" table:style-name="ce1">
            <text:p>siena</text:p>
          </table:table-cell>
          <table:table-cell office:value-type="string" office:string-value="siena-sheet1-row17-col11" table:formula="of:=CONCATENATE([.A182];&quot;-sheet&quot;;[.F182];&quot;-row&quot;;TEXT([.G182];&quot;00&quot;);&quot;-col&quot;;TEXT([.H182];&quot;00&quot;))" table:style-name="ce1">
            <text:p>siena-sheet1-row17-col11</text:p>
          </table:table-cell>
          <table:table-cell office:value-type="string" office:string-value="siena-2sht1-2rw17-2cl11" table:formula="of:=CONCATENATE([.A182];&quot;-2sht&quot;;[.F182];&quot;-2rw&quot;;TEXT([.G182];&quot;00&quot;);&quot;-2cl&quot;;TEXT([.H182];&quot;00&quot;))" table:style-name="ce1">
            <text:p>siena-2sht1-2rw17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kron</text:p>
          </table:table-cell>
          <table:table-cell office:value-type="string" table:style-name="ce1">
            <text:p>Akron Zips</text:p>
          </table:table-cell>
          <table:table-cell office:value-type="string" table:style-name="ce1">
            <text:p>Akron Zips</text:p>
          </table:table-cell>
          <table:table-cell office:value-type="string" table:style-name="ce1">
            <text:p>Akr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kron</text:p>
          </table:table-cell>
          <table:table-cell office:value-type="string" table:style-name="ce1">
            <text:p>#f/akr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kron" table:formula="of:=IF([.S183]=&quot;None&quot;;CONCATENATE([.A183];&quot;-sheet&quot;;[.F183];&quot;-row&quot;;TEXT([.G183];&quot;00&quot;);&quot;-col&quot;;TEXT([.H183];&quot;00&quot;));[.S183])" table:style-name="ce1">
            <text:p>akron</text:p>
          </table:table-cell>
          <table:table-cell office:value-type="string" office:string-value="akron-sheet1-row18-col01" table:formula="of:=CONCATENATE([.A183];&quot;-sheet&quot;;[.F183];&quot;-row&quot;;TEXT([.G183];&quot;00&quot;);&quot;-col&quot;;TEXT([.H183];&quot;00&quot;))" table:style-name="ce1">
            <text:p>akron-sheet1-row18-col01</text:p>
          </table:table-cell>
          <table:table-cell office:value-type="string" office:string-value="akron-2sht1-2rw18-2cl01" table:formula="of:=CONCATENATE([.A183];&quot;-2sht&quot;;[.F183];&quot;-2rw&quot;;TEXT([.G183];&quot;00&quot;);&quot;-2cl&quot;;TEXT([.H183];&quot;00&quot;))" table:style-name="ce1">
            <text:p>akron-2sht1-2rw18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allstate</text:p>
          </table:table-cell>
          <table:table-cell office:value-type="string" table:style-name="ce1">
            <text:p>Ball State Cardinals</text:p>
          </table:table-cell>
          <table:table-cell office:value-type="string" table:style-name="ce1">
            <text:p>Ball State Cardinals</text:p>
          </table:table-cell>
          <table:table-cell office:value-type="string" table:style-name="ce1">
            <text:p>Ball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allstate</text:p>
          </table:table-cell>
          <table:table-cell office:value-type="string" table:style-name="ce1">
            <text:p>#f/ball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allstate" table:formula="of:=IF([.S184]=&quot;None&quot;;CONCATENATE([.A184];&quot;-sheet&quot;;[.F184];&quot;-row&quot;;TEXT([.G184];&quot;00&quot;);&quot;-col&quot;;TEXT([.H184];&quot;00&quot;));[.S184])" table:style-name="ce1">
            <text:p>ballstate</text:p>
          </table:table-cell>
          <table:table-cell office:value-type="string" office:string-value="ballstate-sheet1-row18-col02" table:formula="of:=CONCATENATE([.A184];&quot;-sheet&quot;;[.F184];&quot;-row&quot;;TEXT([.G184];&quot;00&quot;);&quot;-col&quot;;TEXT([.H184];&quot;00&quot;))" table:style-name="ce1">
            <text:p>ballstate-sheet1-row18-col02</text:p>
          </table:table-cell>
          <table:table-cell office:value-type="string" office:string-value="ballstate-2sht1-2rw18-2cl02" table:formula="of:=CONCATENATE([.A184];&quot;-2sht&quot;;[.F184];&quot;-2rw&quot;;TEXT([.G184];&quot;00&quot;);&quot;-2cl&quot;;TEXT([.H184];&quot;00&quot;))" table:style-name="ce1">
            <text:p>ballstate-2sht1-2rw18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owlinggreen</text:p>
          </table:table-cell>
          <table:table-cell office:value-type="string" table:style-name="ce1">
            <text:p>Bowling Green Falcons</text:p>
          </table:table-cell>
          <table:table-cell office:value-type="string" table:style-name="ce1">
            <text:p>Bowling Green Falcons</text:p>
          </table:table-cell>
          <table:table-cell office:value-type="string" table:style-name="ce1">
            <text:p>Bowling Gree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owlinggreen</text:p>
          </table:table-cell>
          <table:table-cell office:value-type="string" table:style-name="ce1">
            <text:p>#f/bowlinggree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owlinggreen" table:formula="of:=IF([.S185]=&quot;None&quot;;CONCATENATE([.A185];&quot;-sheet&quot;;[.F185];&quot;-row&quot;;TEXT([.G185];&quot;00&quot;);&quot;-col&quot;;TEXT([.H185];&quot;00&quot;));[.S185])" table:style-name="ce1">
            <text:p>bowlinggreen</text:p>
          </table:table-cell>
          <table:table-cell office:value-type="string" office:string-value="bowlinggreen-sheet1-row18-col03" table:formula="of:=CONCATENATE([.A185];&quot;-sheet&quot;;[.F185];&quot;-row&quot;;TEXT([.G185];&quot;00&quot;);&quot;-col&quot;;TEXT([.H185];&quot;00&quot;))" table:style-name="ce1">
            <text:p>bowlinggreen-sheet1-row18-col03</text:p>
          </table:table-cell>
          <table:table-cell office:value-type="string" office:string-value="bowlinggreen-2sht1-2rw18-2cl03" table:formula="of:=CONCATENATE([.A185];&quot;-2sht&quot;;[.F185];&quot;-2rw&quot;;TEXT([.G185];&quot;00&quot;);&quot;-2cl&quot;;TEXT([.H185];&quot;00&quot;))" table:style-name="ce1">
            <text:p>bowlinggreen-2sht1-2rw18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uffalo</text:p>
          </table:table-cell>
          <table:table-cell office:value-type="string" table:style-name="ce1">
            <text:p>Buffalo Bulls</text:p>
          </table:table-cell>
          <table:table-cell office:value-type="string" table:style-name="ce1">
            <text:p>Buffalo Bulls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#f/buffal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uffalo" table:formula="of:=IF([.S186]=&quot;None&quot;;CONCATENATE([.A186];&quot;-sheet&quot;;[.F186];&quot;-row&quot;;TEXT([.G186];&quot;00&quot;);&quot;-col&quot;;TEXT([.H186];&quot;00&quot;));[.S186])" table:style-name="ce1">
            <text:p>buffalo</text:p>
          </table:table-cell>
          <table:table-cell office:value-type="string" office:string-value="buffalo-sheet1-row18-col04" table:formula="of:=CONCATENATE([.A186];&quot;-sheet&quot;;[.F186];&quot;-row&quot;;TEXT([.G186];&quot;00&quot;);&quot;-col&quot;;TEXT([.H186];&quot;00&quot;))" table:style-name="ce1">
            <text:p>buffalo-sheet1-row18-col04</text:p>
          </table:table-cell>
          <table:table-cell office:value-type="string" office:string-value="buffalo-2sht1-2rw18-2cl04" table:formula="of:=CONCATENATE([.A186];&quot;-2sht&quot;;[.F186];&quot;-2rw&quot;;TEXT([.G186];&quot;00&quot;);&quot;-2cl&quot;;TEXT([.H186];&quot;00&quot;))" table:style-name="ce1">
            <text:p>buffalo-2sht1-2rw18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entralmichigan</text:p>
          </table:table-cell>
          <table:table-cell office:value-type="string" table:style-name="ce1">
            <text:p>Central Michigan Chippewas</text:p>
          </table:table-cell>
          <table:table-cell office:value-type="string" table:style-name="ce1">
            <text:p>Central Michigan Chippewas</text:p>
          </table:table-cell>
          <table:table-cell office:value-type="string" table:style-name="ce1">
            <text:p>Central Michig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entralmichigan</text:p>
          </table:table-cell>
          <table:table-cell office:value-type="string" table:style-name="ce1">
            <text:p>#f/centralmichig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entralmichigan" table:formula="of:=IF([.S187]=&quot;None&quot;;CONCATENATE([.A187];&quot;-sheet&quot;;[.F187];&quot;-row&quot;;TEXT([.G187];&quot;00&quot;);&quot;-col&quot;;TEXT([.H187];&quot;00&quot;));[.S187])" table:style-name="ce1">
            <text:p>centralmichigan</text:p>
          </table:table-cell>
          <table:table-cell office:value-type="string" office:string-value="centralmichigan-sheet1-row18-col05" table:formula="of:=CONCATENATE([.A187];&quot;-sheet&quot;;[.F187];&quot;-row&quot;;TEXT([.G187];&quot;00&quot;);&quot;-col&quot;;TEXT([.H187];&quot;00&quot;))" table:style-name="ce1">
            <text:p>centralmichigan-sheet1-row18-col05</text:p>
          </table:table-cell>
          <table:table-cell office:value-type="string" office:string-value="centralmichigan-2sht1-2rw18-2cl05" table:formula="of:=CONCATENATE([.A187];&quot;-2sht&quot;;[.F187];&quot;-2rw&quot;;TEXT([.G187];&quot;00&quot;);&quot;-2cl&quot;;TEXT([.H187];&quot;00&quot;))" table:style-name="ce1">
            <text:p>centralmichigan-2sht1-2rw18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asternmichigan</text:p>
          </table:table-cell>
          <table:table-cell office:value-type="string" table:style-name="ce1">
            <text:p>Eastern Michigan Eagles</text:p>
          </table:table-cell>
          <table:table-cell office:value-type="string" table:style-name="ce1">
            <text:p>Eastern Michigan Eagles</text:p>
          </table:table-cell>
          <table:table-cell office:value-type="string" table:style-name="ce1">
            <text:p>Eastern Michig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easternmichigan</text:p>
          </table:table-cell>
          <table:table-cell office:value-type="string" table:style-name="ce1">
            <text:p>#f/easternmichig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asternmichigan" table:formula="of:=IF([.S188]=&quot;None&quot;;CONCATENATE([.A188];&quot;-sheet&quot;;[.F188];&quot;-row&quot;;TEXT([.G188];&quot;00&quot;);&quot;-col&quot;;TEXT([.H188];&quot;00&quot;));[.S188])" table:style-name="ce1">
            <text:p>easternmichigan</text:p>
          </table:table-cell>
          <table:table-cell office:value-type="string" office:string-value="easternmichigan-sheet1-row18-col06" table:formula="of:=CONCATENATE([.A188];&quot;-sheet&quot;;[.F188];&quot;-row&quot;;TEXT([.G188];&quot;00&quot;);&quot;-col&quot;;TEXT([.H188];&quot;00&quot;))" table:style-name="ce1">
            <text:p>easternmichigan-sheet1-row18-col06</text:p>
          </table:table-cell>
          <table:table-cell office:value-type="string" office:string-value="easternmichigan-2sht1-2rw18-2cl06" table:formula="of:=CONCATENATE([.A188];&quot;-2sht&quot;;[.F188];&quot;-2rw&quot;;TEXT([.G188];&quot;00&quot;);&quot;-2cl&quot;;TEXT([.H188];&quot;00&quot;))" table:style-name="ce1">
            <text:p>easternmichigan-2sht1-2rw18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kentstate</text:p>
          </table:table-cell>
          <table:table-cell office:value-type="string" table:style-name="ce1">
            <text:p>Kent State Golden Flashes</text:p>
          </table:table-cell>
          <table:table-cell office:value-type="string" table:style-name="ce1">
            <text:p>Kent State Golden Flashes</text:p>
          </table:table-cell>
          <table:table-cell office:value-type="string" table:style-name="ce1">
            <text:p>Kent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kentstate</text:p>
          </table:table-cell>
          <table:table-cell office:value-type="string" table:style-name="ce1">
            <text:p>#f/kent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kentstate" table:formula="of:=IF([.S189]=&quot;None&quot;;CONCATENATE([.A189];&quot;-sheet&quot;;[.F189];&quot;-row&quot;;TEXT([.G189];&quot;00&quot;);&quot;-col&quot;;TEXT([.H189];&quot;00&quot;));[.S189])" table:style-name="ce1">
            <text:p>kentstate</text:p>
          </table:table-cell>
          <table:table-cell office:value-type="string" office:string-value="kentstate-sheet1-row18-col07" table:formula="of:=CONCATENATE([.A189];&quot;-sheet&quot;;[.F189];&quot;-row&quot;;TEXT([.G189];&quot;00&quot;);&quot;-col&quot;;TEXT([.H189];&quot;00&quot;))" table:style-name="ce1">
            <text:p>kentstate-sheet1-row18-col07</text:p>
          </table:table-cell>
          <table:table-cell office:value-type="string" office:string-value="kentstate-2sht1-2rw18-2cl07" table:formula="of:=CONCATENATE([.A189];&quot;-2sht&quot;;[.F189];&quot;-2rw&quot;;TEXT([.G189];&quot;00&quot;);&quot;-2cl&quot;;TEXT([.H189];&quot;00&quot;))" table:style-name="ce1">
            <text:p>kentstate-2sht1-2rw18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amioh</text:p>
          </table:table-cell>
          <table:table-cell office:value-type="string" table:style-name="ce1">
            <text:p>Miami RedHawks</text:p>
          </table:table-cell>
          <table:table-cell office:value-type="string" table:style-name="ce1">
            <text:p>Miami RedHawks</text:p>
          </table:table-cell>
          <table:table-cell office:value-type="string" table:style-name="ce1">
            <text:p>Miam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amioh</text:p>
          </table:table-cell>
          <table:table-cell office:value-type="string" table:style-name="ce1">
            <text:p>#f/miamio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amioh" table:formula="of:=IF([.S190]=&quot;None&quot;;CONCATENATE([.A190];&quot;-sheet&quot;;[.F190];&quot;-row&quot;;TEXT([.G190];&quot;00&quot;);&quot;-col&quot;;TEXT([.H190];&quot;00&quot;));[.S190])" table:style-name="ce1">
            <text:p>miamioh</text:p>
          </table:table-cell>
          <table:table-cell office:value-type="string" office:string-value="miamioh-sheet1-row18-col09" table:formula="of:=CONCATENATE([.A190];&quot;-sheet&quot;;[.F190];&quot;-row&quot;;TEXT([.G190];&quot;00&quot;);&quot;-col&quot;;TEXT([.H190];&quot;00&quot;))" table:style-name="ce1">
            <text:p>miamioh-sheet1-row18-col09</text:p>
          </table:table-cell>
          <table:table-cell office:value-type="string" office:string-value="miamioh-2sht1-2rw18-2cl09" table:formula="of:=CONCATENATE([.A190];&quot;-2sht&quot;;[.F190];&quot;-2rw&quot;;TEXT([.G190];&quot;00&quot;);&quot;-2cl&quot;;TEXT([.H190];&quot;00&quot;))" table:style-name="ce1">
            <text:p>miamioh-2sht1-2rw18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ernillinois</text:p>
          </table:table-cell>
          <table:table-cell office:value-type="string" table:style-name="ce1">
            <text:p>Northern Illinois Huskies</text:p>
          </table:table-cell>
          <table:table-cell office:value-type="string" table:style-name="ce1">
            <text:p>Northern Illinois Huskies</text:p>
          </table:table-cell>
          <table:table-cell office:value-type="string" table:style-name="ce1">
            <text:p>Northern Illino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orthernillinois</text:p>
          </table:table-cell>
          <table:table-cell office:value-type="string" table:style-name="ce1">
            <text:p>#f/northernillinoi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ernillinois" table:formula="of:=IF([.S191]=&quot;None&quot;;CONCATENATE([.A191];&quot;-sheet&quot;;[.F191];&quot;-row&quot;;TEXT([.G191];&quot;00&quot;);&quot;-col&quot;;TEXT([.H191];&quot;00&quot;));[.S191])" table:style-name="ce1">
            <text:p>northernillinois</text:p>
          </table:table-cell>
          <table:table-cell office:value-type="string" office:string-value="northernillinois-sheet1-row18-col10" table:formula="of:=CONCATENATE([.A191];&quot;-sheet&quot;;[.F191];&quot;-row&quot;;TEXT([.G191];&quot;00&quot;);&quot;-col&quot;;TEXT([.H191];&quot;00&quot;))" table:style-name="ce1">
            <text:p>northernillinois-sheet1-row18-col10</text:p>
          </table:table-cell>
          <table:table-cell office:value-type="string" office:string-value="northernillinois-2sht1-2rw18-2cl10" table:formula="of:=CONCATENATE([.A191];&quot;-2sht&quot;;[.F191];&quot;-2rw&quot;;TEXT([.G191];&quot;00&quot;);&quot;-2cl&quot;;TEXT([.H191];&quot;00&quot;))" table:style-name="ce1">
            <text:p>northernillinois-2sht1-2rw18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hio</text:p>
          </table:table-cell>
          <table:table-cell office:value-type="string" table:style-name="ce1">
            <text:p>Ohio Bobcats</text:p>
          </table:table-cell>
          <table:table-cell office:value-type="string" table:style-name="ce1">
            <text:p>Ohio Bobcats</text:p>
          </table:table-cell>
          <table:table-cell office:value-type="string" table:style-name="ce1">
            <text:p>Ohi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hio</text:p>
          </table:table-cell>
          <table:table-cell office:value-type="string" table:style-name="ce1">
            <text:p>#f/ohi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hio" table:formula="of:=IF([.S192]=&quot;None&quot;;CONCATENATE([.A192];&quot;-sheet&quot;;[.F192];&quot;-row&quot;;TEXT([.G192];&quot;00&quot;);&quot;-col&quot;;TEXT([.H192];&quot;00&quot;));[.S192])" table:style-name="ce1">
            <text:p>ohio</text:p>
          </table:table-cell>
          <table:table-cell office:value-type="string" office:string-value="ohio-sheet1-row18-col11" table:formula="of:=CONCATENATE([.A192];&quot;-sheet&quot;;[.F192];&quot;-row&quot;;TEXT([.G192];&quot;00&quot;);&quot;-col&quot;;TEXT([.H192];&quot;00&quot;))" table:style-name="ce1">
            <text:p>ohio-sheet1-row18-col11</text:p>
          </table:table-cell>
          <table:table-cell office:value-type="string" office:string-value="ohio-2sht1-2rw18-2cl11" table:formula="of:=CONCATENATE([.A192];&quot;-2sht&quot;;[.F192];&quot;-2rw&quot;;TEXT([.G192];&quot;00&quot;);&quot;-2cl&quot;;TEXT([.H192];&quot;00&quot;))" table:style-name="ce1">
            <text:p>ohio-2sht1-2rw18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oledo</text:p>
          </table:table-cell>
          <table:table-cell office:value-type="string" table:style-name="ce1">
            <text:p>Toledo Rockets</text:p>
          </table:table-cell>
          <table:table-cell office:value-type="string" table:style-name="ce1">
            <text:p>Toledo Rockets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#f/toled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oledo" table:formula="of:=IF([.S193]=&quot;None&quot;;CONCATENATE([.A193];&quot;-sheet&quot;;[.F193];&quot;-row&quot;;TEXT([.G193];&quot;00&quot;);&quot;-col&quot;;TEXT([.H193];&quot;00&quot;));[.S193])" table:style-name="ce1">
            <text:p>toledo</text:p>
          </table:table-cell>
          <table:table-cell office:value-type="string" office:string-value="toledo-sheet1-row18-col12" table:formula="of:=CONCATENATE([.A193];&quot;-sheet&quot;;[.F193];&quot;-row&quot;;TEXT([.G193];&quot;00&quot;);&quot;-col&quot;;TEXT([.H193];&quot;00&quot;))" table:style-name="ce1">
            <text:p>toledo-sheet1-row18-col12</text:p>
          </table:table-cell>
          <table:table-cell office:value-type="string" office:string-value="toledo-2sht1-2rw18-2cl12" table:formula="of:=CONCATENATE([.A193];&quot;-2sht&quot;;[.F193];&quot;-2rw&quot;;TEXT([.G193];&quot;00&quot;);&quot;-2cl&quot;;TEXT([.H193];&quot;00&quot;))" table:style-name="ce1">
            <text:p>toledo-2sht1-2rw18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esternmichigan</text:p>
          </table:table-cell>
          <table:table-cell office:value-type="string" table:style-name="ce1">
            <text:p>Western Michigan Broncos</text:p>
          </table:table-cell>
          <table:table-cell office:value-type="string" table:style-name="ce1">
            <text:p>Western Michigan Broncos</text:p>
          </table:table-cell>
          <table:table-cell office:value-type="string" table:style-name="ce1">
            <text:p>Western Michig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esternmichigan</text:p>
          </table:table-cell>
          <table:table-cell office:value-type="string" table:style-name="ce1">
            <text:p>#f/westernmichig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esternmichigan" table:formula="of:=IF([.S194]=&quot;None&quot;;CONCATENATE([.A194];&quot;-sheet&quot;;[.F194];&quot;-row&quot;;TEXT([.G194];&quot;00&quot;);&quot;-col&quot;;TEXT([.H194];&quot;00&quot;));[.S194])" table:style-name="ce1">
            <text:p>westernmichigan</text:p>
          </table:table-cell>
          <table:table-cell office:value-type="string" office:string-value="westernmichigan-sheet1-row18-col13" table:formula="of:=CONCATENATE([.A194];&quot;-sheet&quot;;[.F194];&quot;-row&quot;;TEXT([.G194];&quot;00&quot;);&quot;-col&quot;;TEXT([.H194];&quot;00&quot;))" table:style-name="ce1">
            <text:p>westernmichigan-sheet1-row18-col13</text:p>
          </table:table-cell>
          <table:table-cell office:value-type="string" office:string-value="westernmichigan-2sht1-2rw18-2cl13" table:formula="of:=CONCATENATE([.A194];&quot;-2sht&quot;;[.F194];&quot;-2rw&quot;;TEXT([.G194];&quot;00&quot;);&quot;-2cl&quot;;TEXT([.H194];&quot;00&quot;))" table:style-name="ce1">
            <text:p>westernmichigan-2sht1-2rw18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ethunecookman</text:p>
          </table:table-cell>
          <table:table-cell office:value-type="string" table:style-name="ce1">
            <text:p>Bethune-Cookman Wildcats</text:p>
          </table:table-cell>
          <table:table-cell office:value-type="string" table:style-name="ce1">
            <text:p>Bethune-Cookman Wildcats</text:p>
          </table:table-cell>
          <table:table-cell office:value-type="string" table:style-name="ce1">
            <text:p>Bethune-Cookm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ethunecookman</text:p>
          </table:table-cell>
          <table:table-cell office:value-type="string" table:style-name="ce3">
            <text:p>#f/bethunecookma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ethunecookman" table:formula="of:=IF([.S195]=&quot;None&quot;;CONCATENATE([.A195];&quot;-sheet&quot;;[.F195];&quot;-row&quot;;TEXT([.G195];&quot;00&quot;);&quot;-col&quot;;TEXT([.H195];&quot;00&quot;));[.S195])" table:style-name="ce1">
            <text:p>bethunecookman</text:p>
          </table:table-cell>
          <table:table-cell office:value-type="string" office:string-value="bethunecookman-sheet1-row19-col01" table:formula="of:=CONCATENATE([.A195];&quot;-sheet&quot;;[.F195];&quot;-row&quot;;TEXT([.G195];&quot;00&quot;);&quot;-col&quot;;TEXT([.H195];&quot;00&quot;))" table:style-name="ce1">
            <text:p>bethunecookman-sheet1-row19-col01</text:p>
          </table:table-cell>
          <table:table-cell office:value-type="string" office:string-value="bethunecookman-2sht1-2rw19-2cl01" table:formula="of:=CONCATENATE([.A195];&quot;-2sht&quot;;[.F195];&quot;-2rw&quot;;TEXT([.G195];&quot;00&quot;);&quot;-2cl&quot;;TEXT([.H195];&quot;00&quot;))" table:style-name="ce1">
            <text:p>bethunecookman-2sht1-2rw19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ppinstate</text:p>
          </table:table-cell>
          <table:table-cell office:value-type="string" table:style-name="ce1">
            <text:p>Coppin State Eagles</text:p>
          </table:table-cell>
          <table:table-cell office:value-type="string" table:style-name="ce1">
            <text:p>Coppin State Eagles</text:p>
          </table:table-cell>
          <table:table-cell office:value-type="string" table:style-name="ce1">
            <text:p>Coppi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oppinstate</text:p>
          </table:table-cell>
          <table:table-cell office:value-type="string" table:style-name="ce3">
            <text:p>#f/coppin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ppinstate" table:formula="of:=IF([.S196]=&quot;None&quot;;CONCATENATE([.A196];&quot;-sheet&quot;;[.F196];&quot;-row&quot;;TEXT([.G196];&quot;00&quot;);&quot;-col&quot;;TEXT([.H196];&quot;00&quot;));[.S196])" table:style-name="ce1">
            <text:p>coppinstate</text:p>
          </table:table-cell>
          <table:table-cell office:value-type="string" office:string-value="coppinstate-sheet1-row19-col02" table:formula="of:=CONCATENATE([.A196];&quot;-sheet&quot;;[.F196];&quot;-row&quot;;TEXT([.G196];&quot;00&quot;);&quot;-col&quot;;TEXT([.H196];&quot;00&quot;))" table:style-name="ce1">
            <text:p>coppinstate-sheet1-row19-col02</text:p>
          </table:table-cell>
          <table:table-cell office:value-type="string" office:string-value="coppinstate-2sht1-2rw19-2cl02" table:formula="of:=CONCATENATE([.A196];&quot;-2sht&quot;;[.F196];&quot;-2rw&quot;;TEXT([.G196];&quot;00&quot;);&quot;-2cl&quot;;TEXT([.H196];&quot;00&quot;))" table:style-name="ce1">
            <text:p>coppinstate-2sht1-2rw19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elawarestate</text:p>
          </table:table-cell>
          <table:table-cell office:value-type="string" table:style-name="ce1">
            <text:p>Delaware State Hornets</text:p>
          </table:table-cell>
          <table:table-cell office:value-type="string" table:style-name="ce1">
            <text:p>Delaware State Hornets</text:p>
          </table:table-cell>
          <table:table-cell office:value-type="string" table:style-name="ce1">
            <text:p>Delaware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elawarestate</text:p>
          </table:table-cell>
          <table:table-cell office:value-type="string" table:style-name="ce3">
            <text:p>#f/delaware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elawarestate" table:formula="of:=IF([.S197]=&quot;None&quot;;CONCATENATE([.A197];&quot;-sheet&quot;;[.F197];&quot;-row&quot;;TEXT([.G197];&quot;00&quot;);&quot;-col&quot;;TEXT([.H197];&quot;00&quot;));[.S197])" table:style-name="ce1">
            <text:p>delawarestate</text:p>
          </table:table-cell>
          <table:table-cell office:value-type="string" office:string-value="delawarestate-sheet1-row19-col03" table:formula="of:=CONCATENATE([.A197];&quot;-sheet&quot;;[.F197];&quot;-row&quot;;TEXT([.G197];&quot;00&quot;);&quot;-col&quot;;TEXT([.H197];&quot;00&quot;))" table:style-name="ce1">
            <text:p>delawarestate-sheet1-row19-col03</text:p>
          </table:table-cell>
          <table:table-cell office:value-type="string" office:string-value="delawarestate-2sht1-2rw19-2cl03" table:formula="of:=CONCATENATE([.A197];&quot;-2sht&quot;;[.F197];&quot;-2rw&quot;;TEXT([.G197];&quot;00&quot;);&quot;-2cl&quot;;TEXT([.H197];&quot;00&quot;))" table:style-name="ce1">
            <text:p>delawarestate-2sht1-2rw19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loridaam</text:p>
          </table:table-cell>
          <table:table-cell office:value-type="string" table:style-name="ce1">
            <text:p>Florida A&amp;M Rattlers</text:p>
          </table:table-cell>
          <table:table-cell office:value-type="string" table:style-name="ce1">
            <text:p>Florida A&amp;M Rattlers</text:p>
          </table:table-cell>
          <table:table-cell office:value-type="string" table:style-name="ce1">
            <text:p>Florida A&amp;M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loridaam</text:p>
          </table:table-cell>
          <table:table-cell office:value-type="string" table:style-name="ce3">
            <text:p>#f/floridaam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loridaam" table:formula="of:=IF([.S198]=&quot;None&quot;;CONCATENATE([.A198];&quot;-sheet&quot;;[.F198];&quot;-row&quot;;TEXT([.G198];&quot;00&quot;);&quot;-col&quot;;TEXT([.H198];&quot;00&quot;));[.S198])" table:style-name="ce1">
            <text:p>floridaam</text:p>
          </table:table-cell>
          <table:table-cell office:value-type="string" office:string-value="floridaam-sheet1-row19-col04" table:formula="of:=CONCATENATE([.A198];&quot;-sheet&quot;;[.F198];&quot;-row&quot;;TEXT([.G198];&quot;00&quot;);&quot;-col&quot;;TEXT([.H198];&quot;00&quot;))" table:style-name="ce1">
            <text:p>floridaam-sheet1-row19-col04</text:p>
          </table:table-cell>
          <table:table-cell office:value-type="string" office:string-value="floridaam-2sht1-2rw19-2cl04" table:formula="of:=CONCATENATE([.A198];&quot;-2sht&quot;;[.F198];&quot;-2rw&quot;;TEXT([.G198];&quot;00&quot;);&quot;-2cl&quot;;TEXT([.H198];&quot;00&quot;))" table:style-name="ce1">
            <text:p>floridaam-2sht1-2rw19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ampton</text:p>
          </table:table-cell>
          <table:table-cell office:value-type="string" table:style-name="ce1">
            <text:p>Hampton Pirates</text:p>
          </table:table-cell>
          <table:table-cell office:value-type="string" table:style-name="ce1">
            <text:p>Hampton Pirates</text:p>
          </table:table-cell>
          <table:table-cell office:value-type="string" table:style-name="ce1">
            <text:p>Hamp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ampton</text:p>
          </table:table-cell>
          <table:table-cell office:value-type="string" table:style-name="ce3">
            <text:p>#f/hampt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ampton" table:formula="of:=IF([.S199]=&quot;None&quot;;CONCATENATE([.A199];&quot;-sheet&quot;;[.F199];&quot;-row&quot;;TEXT([.G199];&quot;00&quot;);&quot;-col&quot;;TEXT([.H199];&quot;00&quot;));[.S199])" table:style-name="ce1">
            <text:p>hampton</text:p>
          </table:table-cell>
          <table:table-cell office:value-type="string" office:string-value="hampton-sheet1-row19-col05" table:formula="of:=CONCATENATE([.A199];&quot;-sheet&quot;;[.F199];&quot;-row&quot;;TEXT([.G199];&quot;00&quot;);&quot;-col&quot;;TEXT([.H199];&quot;00&quot;))" table:style-name="ce1">
            <text:p>hampton-sheet1-row19-col05</text:p>
          </table:table-cell>
          <table:table-cell office:value-type="string" office:string-value="hampton-2sht1-2rw19-2cl05" table:formula="of:=CONCATENATE([.A199];&quot;-2sht&quot;;[.F199];&quot;-2rw&quot;;TEXT([.G199];&quot;00&quot;);&quot;-2cl&quot;;TEXT([.H199];&quot;00&quot;))" table:style-name="ce1">
            <text:p>hampton-2sht1-2rw19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oward</text:p>
          </table:table-cell>
          <table:table-cell office:value-type="string" table:style-name="ce1">
            <text:p>Howard Bison</text:p>
          </table:table-cell>
          <table:table-cell office:value-type="string" table:style-name="ce1">
            <text:p>Howard Bison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oward</text:p>
          </table:table-cell>
          <table:table-cell office:value-type="string" table:style-name="ce3">
            <text:p>#f/howar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oward" table:formula="of:=IF([.S200]=&quot;None&quot;;CONCATENATE([.A200];&quot;-sheet&quot;;[.F200];&quot;-row&quot;;TEXT([.G200];&quot;00&quot;);&quot;-col&quot;;TEXT([.H200];&quot;00&quot;));[.S200])" table:style-name="ce1">
            <text:p>howard</text:p>
          </table:table-cell>
          <table:table-cell office:value-type="string" office:string-value="howard-sheet1-row19-col06" table:formula="of:=CONCATENATE([.A200];&quot;-sheet&quot;;[.F200];&quot;-row&quot;;TEXT([.G200];&quot;00&quot;);&quot;-col&quot;;TEXT([.H200];&quot;00&quot;))" table:style-name="ce1">
            <text:p>howard-sheet1-row19-col06</text:p>
          </table:table-cell>
          <table:table-cell office:value-type="string" office:string-value="howard-2sht1-2rw19-2cl06" table:formula="of:=CONCATENATE([.A200];&quot;-2sht&quot;;[.F200];&quot;-2rw&quot;;TEXT([.G200];&quot;00&quot;);&quot;-2cl&quot;;TEXT([.H200];&quot;00&quot;))" table:style-name="ce1">
            <text:p>howard-2sht1-2rw19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mes</text:p>
          </table:table-cell>
          <table:table-cell office:value-type="string" table:style-name="ce1">
            <text:p>UMES Hawks</text:p>
          </table:table-cell>
          <table:table-cell office:value-type="string" table:style-name="ce1">
            <text:p>UMES Hawks</text:p>
          </table:table-cell>
          <table:table-cell office:value-type="string" table:style-name="ce1">
            <text:p>UME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mes</text:p>
          </table:table-cell>
          <table:table-cell office:value-type="string" table:style-name="ce3">
            <text:p>#f/umes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mes" table:formula="of:=IF([.S201]=&quot;None&quot;;CONCATENATE([.A201];&quot;-sheet&quot;;[.F201];&quot;-row&quot;;TEXT([.G201];&quot;00&quot;);&quot;-col&quot;;TEXT([.H201];&quot;00&quot;));[.S201])" table:style-name="ce1">
            <text:p>umes</text:p>
          </table:table-cell>
          <table:table-cell office:value-type="string" office:string-value="umes-sheet1-row19-col07" table:formula="of:=CONCATENATE([.A201];&quot;-sheet&quot;;[.F201];&quot;-row&quot;;TEXT([.G201];&quot;00&quot;);&quot;-col&quot;;TEXT([.H201];&quot;00&quot;))" table:style-name="ce1">
            <text:p>umes-sheet1-row19-col07</text:p>
          </table:table-cell>
          <table:table-cell office:value-type="string" office:string-value="umes-2sht1-2rw19-2cl07" table:formula="of:=CONCATENATE([.A201];&quot;-2sht&quot;;[.F201];&quot;-2rw&quot;;TEXT([.G201];&quot;00&quot;);&quot;-2cl&quot;;TEXT([.H201];&quot;00&quot;))" table:style-name="ce1">
            <text:p>umes-2sht1-2rw19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organstate</text:p>
          </table:table-cell>
          <table:table-cell office:value-type="string" table:style-name="ce1">
            <text:p>Morgan State Bears</text:p>
          </table:table-cell>
          <table:table-cell office:value-type="string" table:style-name="ce1">
            <text:p>Morgan State Bears</text:p>
          </table:table-cell>
          <table:table-cell office:value-type="string" table:style-name="ce1">
            <text:p>Morga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organstate</text:p>
          </table:table-cell>
          <table:table-cell office:value-type="string" table:style-name="ce3">
            <text:p>#f/morgan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organstate" table:formula="of:=IF([.S202]=&quot;None&quot;;CONCATENATE([.A202];&quot;-sheet&quot;;[.F202];&quot;-row&quot;;TEXT([.G202];&quot;00&quot;);&quot;-col&quot;;TEXT([.H202];&quot;00&quot;));[.S202])" table:style-name="ce1">
            <text:p>morganstate</text:p>
          </table:table-cell>
          <table:table-cell office:value-type="string" office:string-value="morganstate-sheet1-row19-col08" table:formula="of:=CONCATENATE([.A202];&quot;-sheet&quot;;[.F202];&quot;-row&quot;;TEXT([.G202];&quot;00&quot;);&quot;-col&quot;;TEXT([.H202];&quot;00&quot;))" table:style-name="ce1">
            <text:p>morganstate-sheet1-row19-col08</text:p>
          </table:table-cell>
          <table:table-cell office:value-type="string" office:string-value="morganstate-2sht1-2rw19-2cl08" table:formula="of:=CONCATENATE([.A202];&quot;-2sht&quot;;[.F202];&quot;-2rw&quot;;TEXT([.G202];&quot;00&quot;);&quot;-2cl&quot;;TEXT([.H202];&quot;00&quot;))" table:style-name="ce1">
            <text:p>morganstate-2sht1-2rw19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folkstate</text:p>
          </table:table-cell>
          <table:table-cell office:value-type="string" table:style-name="ce1">
            <text:p>Norfolk State Spartans</text:p>
          </table:table-cell>
          <table:table-cell office:value-type="string" table:style-name="ce1">
            <text:p>Norfolk State Spartans</text:p>
          </table:table-cell>
          <table:table-cell office:value-type="string" table:style-name="ce1">
            <text:p>Norfolk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folkstate</text:p>
          </table:table-cell>
          <table:table-cell office:value-type="string" table:style-name="ce3">
            <text:p>#f/norfolk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folkstate" table:formula="of:=IF([.S203]=&quot;None&quot;;CONCATENATE([.A203];&quot;-sheet&quot;;[.F203];&quot;-row&quot;;TEXT([.G203];&quot;00&quot;);&quot;-col&quot;;TEXT([.H203];&quot;00&quot;));[.S203])" table:style-name="ce1">
            <text:p>norfolkstate</text:p>
          </table:table-cell>
          <table:table-cell office:value-type="string" office:string-value="norfolkstate-sheet1-row19-col09" table:formula="of:=CONCATENATE([.A203];&quot;-sheet&quot;;[.F203];&quot;-row&quot;;TEXT([.G203];&quot;00&quot;);&quot;-col&quot;;TEXT([.H203];&quot;00&quot;))" table:style-name="ce1">
            <text:p>norfolkstate-sheet1-row19-col09</text:p>
          </table:table-cell>
          <table:table-cell office:value-type="string" office:string-value="norfolkstate-2sht1-2rw19-2cl09" table:formula="of:=CONCATENATE([.A203];&quot;-2sht&quot;;[.F203];&quot;-2rw&quot;;TEXT([.G203];&quot;00&quot;);&quot;-2cl&quot;;TEXT([.H203];&quot;00&quot;))" table:style-name="ce1">
            <text:p>norfolkstate-2sht1-2rw19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carolinaat</text:p>
          </table:table-cell>
          <table:table-cell office:value-type="string" table:style-name="ce1">
            <text:p>North Carolina A&amp;T Aggies</text:p>
          </table:table-cell>
          <table:table-cell office:value-type="string" table:style-name="ce1">
            <text:p>North Carolina A&amp;T Aggies</text:p>
          </table:table-cell>
          <table:table-cell office:value-type="string" table:style-name="ce1">
            <text:p>North Carolina A&amp;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carolinaat</text:p>
          </table:table-cell>
          <table:table-cell office:value-type="string" table:style-name="ce3">
            <text:p>#f/northcarolinaat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carolinaat" table:formula="of:=IF([.S204]=&quot;None&quot;;CONCATENATE([.A204];&quot;-sheet&quot;;[.F204];&quot;-row&quot;;TEXT([.G204];&quot;00&quot;);&quot;-col&quot;;TEXT([.H204];&quot;00&quot;));[.S204])" table:style-name="ce1">
            <text:p>northcarolinaat</text:p>
          </table:table-cell>
          <table:table-cell office:value-type="string" office:string-value="northcarolinaat-sheet1-row19-col10" table:formula="of:=CONCATENATE([.A204];&quot;-sheet&quot;;[.F204];&quot;-row&quot;;TEXT([.G204];&quot;00&quot;);&quot;-col&quot;;TEXT([.H204];&quot;00&quot;))" table:style-name="ce1">
            <text:p>northcarolinaat-sheet1-row19-col10</text:p>
          </table:table-cell>
          <table:table-cell office:value-type="string" office:string-value="northcarolinaat-2sht1-2rw19-2cl10" table:formula="of:=CONCATENATE([.A204];&quot;-2sht&quot;;[.F204];&quot;-2rw&quot;;TEXT([.G204];&quot;00&quot;);&quot;-2cl&quot;;TEXT([.H204];&quot;00&quot;))" table:style-name="ce1">
            <text:p>northcarolinaat-2sht1-2rw19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ccentral</text:p>
          </table:table-cell>
          <table:table-cell office:value-type="string" table:style-name="ce1">
            <text:p>NCCU Eagles</text:p>
          </table:table-cell>
          <table:table-cell office:value-type="string" table:style-name="ce1">
            <text:p>NCCU Eagles</text:p>
          </table:table-cell>
          <table:table-cell office:value-type="string" table:style-name="ce1">
            <text:p>NCCU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ccentral</text:p>
          </table:table-cell>
          <table:table-cell office:value-type="string" table:style-name="ce3">
            <text:p>#f/nccentral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ccentral" table:formula="of:=IF([.S205]=&quot;None&quot;;CONCATENATE([.A205];&quot;-sheet&quot;;[.F205];&quot;-row&quot;;TEXT([.G205];&quot;00&quot;);&quot;-col&quot;;TEXT([.H205];&quot;00&quot;));[.S205])" table:style-name="ce1">
            <text:p>nccentral</text:p>
          </table:table-cell>
          <table:table-cell office:value-type="string" office:string-value="nccentral-sheet1-row19-col11" table:formula="of:=CONCATENATE([.A205];&quot;-sheet&quot;;[.F205];&quot;-row&quot;;TEXT([.G205];&quot;00&quot;);&quot;-col&quot;;TEXT([.H205];&quot;00&quot;))" table:style-name="ce1">
            <text:p>nccentral-sheet1-row19-col11</text:p>
          </table:table-cell>
          <table:table-cell office:value-type="string" office:string-value="nccentral-2sht1-2rw19-2cl11" table:formula="of:=CONCATENATE([.A205];&quot;-2sht&quot;;[.F205];&quot;-2rw&quot;;TEXT([.G205];&quot;00&quot;);&quot;-2cl&quot;;TEXT([.H205];&quot;00&quot;))" table:style-name="ce1">
            <text:p>nccentral-2sht1-2rw19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vannahstate</text:p>
          </table:table-cell>
          <table:table-cell office:value-type="string" table:style-name="ce1">
            <text:p>Savannah State Tigers</text:p>
          </table:table-cell>
          <table:table-cell office:value-type="string" table:style-name="ce1">
            <text:p>Savannah State Tigers</text:p>
          </table:table-cell>
          <table:table-cell office:value-type="string" table:style-name="ce1">
            <text:p>Savannah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vannahstate</text:p>
          </table:table-cell>
          <table:table-cell office:value-type="string" table:style-name="ce3">
            <text:p>#f/savannah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vannahstate" table:formula="of:=IF([.S206]=&quot;None&quot;;CONCATENATE([.A206];&quot;-sheet&quot;;[.F206];&quot;-row&quot;;TEXT([.G206];&quot;00&quot;);&quot;-col&quot;;TEXT([.H206];&quot;00&quot;));[.S206])" table:style-name="ce1">
            <text:p>savannahstate</text:p>
          </table:table-cell>
          <table:table-cell office:value-type="string" office:string-value="savannahstate-sheet1-row19-col12" table:formula="of:=CONCATENATE([.A206];&quot;-sheet&quot;;[.F206];&quot;-row&quot;;TEXT([.G206];&quot;00&quot;);&quot;-col&quot;;TEXT([.H206];&quot;00&quot;))" table:style-name="ce1">
            <text:p>savannahstate-sheet1-row19-col12</text:p>
          </table:table-cell>
          <table:table-cell office:value-type="string" office:string-value="savannahstate-2sht1-2rw19-2cl12" table:formula="of:=CONCATENATE([.A206];&quot;-2sht&quot;;[.F206];&quot;-2rw&quot;;TEXT([.G206];&quot;00&quot;);&quot;-2cl&quot;;TEXT([.H206];&quot;00&quot;))" table:style-name="ce1">
            <text:p>savannahstate-2sht1-2rw19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carolinastate</text:p>
          </table:table-cell>
          <table:table-cell office:value-type="string" table:style-name="ce1">
            <text:p>SC State Bulldogs</text:p>
          </table:table-cell>
          <table:table-cell office:value-type="string" table:style-name="ce1">
            <text:p>SC State Bulldogs</text:p>
          </table:table-cell>
          <table:table-cell office:value-type="string" table:style-name="ce1">
            <text:p>SC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carolinastate</text:p>
          </table:table-cell>
          <table:table-cell office:value-type="string" table:style-name="ce3">
            <text:p>#f/southcarolina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carolinastate" table:formula="of:=IF([.S207]=&quot;None&quot;;CONCATENATE([.A207];&quot;-sheet&quot;;[.F207];&quot;-row&quot;;TEXT([.G207];&quot;00&quot;);&quot;-col&quot;;TEXT([.H207];&quot;00&quot;));[.S207])" table:style-name="ce1">
            <text:p>southcarolinastate</text:p>
          </table:table-cell>
          <table:table-cell office:value-type="string" office:string-value="southcarolinastate-sheet1-row19-col13" table:formula="of:=CONCATENATE([.A207];&quot;-sheet&quot;;[.F207];&quot;-row&quot;;TEXT([.G207];&quot;00&quot;);&quot;-col&quot;;TEXT([.H207];&quot;00&quot;))" table:style-name="ce1">
            <text:p>southcarolinastate-sheet1-row19-col13</text:p>
          </table:table-cell>
          <table:table-cell office:value-type="string" office:string-value="southcarolinastate-2sht1-2rw19-2cl13" table:formula="of:=CONCATENATE([.A207];&quot;-2sht&quot;;[.F207];&quot;-2rw&quot;;TEXT([.G207];&quot;00&quot;);&quot;-2cl&quot;;TEXT([.H207];&quot;00&quot;))" table:style-name="ce1">
            <text:p>southcarolinastate-2sht1-2rw19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radley</text:p>
          </table:table-cell>
          <table:table-cell office:value-type="string" table:style-name="ce1">
            <text:p>Bradley Braves</text:p>
          </table:table-cell>
          <table:table-cell office:value-type="string" table:style-name="ce1">
            <text:p>Bradley Braves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radley</text:p>
          </table:table-cell>
          <table:table-cell office:value-type="string" table:style-name="ce3">
            <text:p>#f/bradle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radley" table:formula="of:=IF([.S208]=&quot;None&quot;;CONCATENATE([.A208];&quot;-sheet&quot;;[.F208];&quot;-row&quot;;TEXT([.G208];&quot;00&quot;);&quot;-col&quot;;TEXT([.H208];&quot;00&quot;));[.S208])" table:style-name="ce1">
            <text:p>bradley</text:p>
          </table:table-cell>
          <table:table-cell office:value-type="string" office:string-value="bradley-sheet1-row20-col01" table:formula="of:=CONCATENATE([.A208];&quot;-sheet&quot;;[.F208];&quot;-row&quot;;TEXT([.G208];&quot;00&quot;);&quot;-col&quot;;TEXT([.H208];&quot;00&quot;))" table:style-name="ce1">
            <text:p>bradley-sheet1-row20-col01</text:p>
          </table:table-cell>
          <table:table-cell office:value-type="string" office:string-value="bradley-2sht1-2rw20-2cl01" table:formula="of:=CONCATENATE([.A208];&quot;-2sht&quot;;[.F208];&quot;-2rw&quot;;TEXT([.G208];&quot;00&quot;);&quot;-2cl&quot;;TEXT([.H208];&quot;00&quot;))" table:style-name="ce1">
            <text:p>bradley-2sht1-2rw20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rake</text:p>
          </table:table-cell>
          <table:table-cell office:value-type="string" table:style-name="ce1">
            <text:p>Drake Bulldogs</text:p>
          </table:table-cell>
          <table:table-cell office:value-type="string" table:style-name="ce1">
            <text:p>Drake Bulldogs</text:p>
          </table:table-cell>
          <table:table-cell office:value-type="string" table:style-name="ce1">
            <text:p>Drak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rake</text:p>
          </table:table-cell>
          <table:table-cell office:value-type="string" table:style-name="ce3">
            <text:p>#f/drak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rake" table:formula="of:=IF([.S209]=&quot;None&quot;;CONCATENATE([.A209];&quot;-sheet&quot;;[.F209];&quot;-row&quot;;TEXT([.G209];&quot;00&quot;);&quot;-col&quot;;TEXT([.H209];&quot;00&quot;));[.S209])" table:style-name="ce1">
            <text:p>drake</text:p>
          </table:table-cell>
          <table:table-cell office:value-type="string" office:string-value="drake-sheet1-row20-col02" table:formula="of:=CONCATENATE([.A209];&quot;-sheet&quot;;[.F209];&quot;-row&quot;;TEXT([.G209];&quot;00&quot;);&quot;-col&quot;;TEXT([.H209];&quot;00&quot;))" table:style-name="ce1">
            <text:p>drake-sheet1-row20-col02</text:p>
          </table:table-cell>
          <table:table-cell office:value-type="string" office:string-value="drake-2sht1-2rw20-2cl02" table:formula="of:=CONCATENATE([.A209];&quot;-2sht&quot;;[.F209];&quot;-2rw&quot;;TEXT([.G209];&quot;00&quot;);&quot;-2cl&quot;;TEXT([.H209];&quot;00&quot;))" table:style-name="ce1">
            <text:p>drake-2sht1-2rw20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vansville</text:p>
          </table:table-cell>
          <table:table-cell office:value-type="string" table:style-name="ce1">
            <text:p>Evansville Purple Aces</text:p>
          </table:table-cell>
          <table:table-cell office:value-type="string" table:style-name="ce1">
            <text:p>Evansville Purple Aces</text:p>
          </table:table-cell>
          <table:table-cell office:value-type="string" table:style-name="ce1">
            <text:p>Evansvil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vansville</text:p>
          </table:table-cell>
          <table:table-cell office:value-type="string" table:style-name="ce3">
            <text:p>#f/evansvill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vansville" table:formula="of:=IF([.S210]=&quot;None&quot;;CONCATENATE([.A210];&quot;-sheet&quot;;[.F210];&quot;-row&quot;;TEXT([.G210];&quot;00&quot;);&quot;-col&quot;;TEXT([.H210];&quot;00&quot;));[.S210])" table:style-name="ce1">
            <text:p>evansville</text:p>
          </table:table-cell>
          <table:table-cell office:value-type="string" office:string-value="evansville-sheet1-row20-col03" table:formula="of:=CONCATENATE([.A210];&quot;-sheet&quot;;[.F210];&quot;-row&quot;;TEXT([.G210];&quot;00&quot;);&quot;-col&quot;;TEXT([.H210];&quot;00&quot;))" table:style-name="ce1">
            <text:p>evansville-sheet1-row20-col03</text:p>
          </table:table-cell>
          <table:table-cell office:value-type="string" office:string-value="evansville-2sht1-2rw20-2cl03" table:formula="of:=CONCATENATE([.A210];&quot;-2sht&quot;;[.F210];&quot;-2rw&quot;;TEXT([.G210];&quot;00&quot;);&quot;-2cl&quot;;TEXT([.H210];&quot;00&quot;))" table:style-name="ce1">
            <text:p>evansville-2sht1-2rw20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llinoisstate</text:p>
          </table:table-cell>
          <table:table-cell office:value-type="string" table:style-name="ce1">
            <text:p>Illinois State Redbirds</text:p>
          </table:table-cell>
          <table:table-cell office:value-type="string" table:style-name="ce1">
            <text:p>Illinois State Redbirds</text:p>
          </table:table-cell>
          <table:table-cell office:value-type="string" table:style-name="ce1">
            <text:p>Illinois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llinoisstate</text:p>
          </table:table-cell>
          <table:table-cell office:value-type="string" table:style-name="ce3">
            <text:p>#f/illinois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llinoisstate" table:formula="of:=IF([.S211]=&quot;None&quot;;CONCATENATE([.A211];&quot;-sheet&quot;;[.F211];&quot;-row&quot;;TEXT([.G211];&quot;00&quot;);&quot;-col&quot;;TEXT([.H211];&quot;00&quot;));[.S211])" table:style-name="ce1">
            <text:p>illinoisstate</text:p>
          </table:table-cell>
          <table:table-cell office:value-type="string" office:string-value="illinoisstate-sheet1-row20-col04" table:formula="of:=CONCATENATE([.A211];&quot;-sheet&quot;;[.F211];&quot;-row&quot;;TEXT([.G211];&quot;00&quot;);&quot;-col&quot;;TEXT([.H211];&quot;00&quot;))" table:style-name="ce1">
            <text:p>illinoisstate-sheet1-row20-col04</text:p>
          </table:table-cell>
          <table:table-cell office:value-type="string" office:string-value="illinoisstate-2sht1-2rw20-2cl04" table:formula="of:=CONCATENATE([.A211];&quot;-2sht&quot;;[.F211];&quot;-2rw&quot;;TEXT([.G211];&quot;00&quot;);&quot;-2cl&quot;;TEXT([.H211];&quot;00&quot;))" table:style-name="ce1">
            <text:p>illinoisstate-2sht1-2rw20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ndianastate</text:p>
          </table:table-cell>
          <table:table-cell office:value-type="string" table:style-name="ce1">
            <text:p>Indiana State Sycamores</text:p>
          </table:table-cell>
          <table:table-cell office:value-type="string" table:style-name="ce1">
            <text:p>Indiana State Sycamores</text:p>
          </table:table-cell>
          <table:table-cell office:value-type="string" table:style-name="ce1">
            <text:p>Indian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ndianastate</text:p>
          </table:table-cell>
          <table:table-cell office:value-type="string" table:style-name="ce3">
            <text:p>#f/indian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ndianastate" table:formula="of:=IF([.S212]=&quot;None&quot;;CONCATENATE([.A212];&quot;-sheet&quot;;[.F212];&quot;-row&quot;;TEXT([.G212];&quot;00&quot;);&quot;-col&quot;;TEXT([.H212];&quot;00&quot;));[.S212])" table:style-name="ce1">
            <text:p>indianastate</text:p>
          </table:table-cell>
          <table:table-cell office:value-type="string" office:string-value="indianastate-sheet1-row20-col05" table:formula="of:=CONCATENATE([.A212];&quot;-sheet&quot;;[.F212];&quot;-row&quot;;TEXT([.G212];&quot;00&quot;);&quot;-col&quot;;TEXT([.H212];&quot;00&quot;))" table:style-name="ce1">
            <text:p>indianastate-sheet1-row20-col05</text:p>
          </table:table-cell>
          <table:table-cell office:value-type="string" office:string-value="indianastate-2sht1-2rw20-2cl05" table:formula="of:=CONCATENATE([.A212];&quot;-2sht&quot;;[.F212];&quot;-2rw&quot;;TEXT([.G212];&quot;00&quot;);&quot;-2cl&quot;;TEXT([.H212];&quot;00&quot;))" table:style-name="ce1">
            <text:p>indianastate-2sht1-2rw20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yolachicago</text:p>
          </table:table-cell>
          <table:table-cell office:value-type="string" table:style-name="ce1">
            <text:p>Loyola Chicago Ramblers</text:p>
          </table:table-cell>
          <table:table-cell office:value-type="string" table:style-name="ce1">
            <text:p>Loyola Chicago Ramblers</text:p>
          </table:table-cell>
          <table:table-cell office:value-type="string" table:style-name="ce1">
            <text:p>Loyola Chicag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oyolachicago</text:p>
          </table:table-cell>
          <table:table-cell office:value-type="string" table:style-name="ce3">
            <text:p>#f/loyolachicago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yolachicago" table:formula="of:=IF([.S213]=&quot;None&quot;;CONCATENATE([.A213];&quot;-sheet&quot;;[.F213];&quot;-row&quot;;TEXT([.G213];&quot;00&quot;);&quot;-col&quot;;TEXT([.H213];&quot;00&quot;));[.S213])" table:style-name="ce1">
            <text:p>loyolachicago</text:p>
          </table:table-cell>
          <table:table-cell office:value-type="string" office:string-value="loyolachicago-sheet1-row20-col06" table:formula="of:=CONCATENATE([.A213];&quot;-sheet&quot;;[.F213];&quot;-row&quot;;TEXT([.G213];&quot;00&quot;);&quot;-col&quot;;TEXT([.H213];&quot;00&quot;))" table:style-name="ce1">
            <text:p>loyolachicago-sheet1-row20-col06</text:p>
          </table:table-cell>
          <table:table-cell office:value-type="string" office:string-value="loyolachicago-2sht1-2rw20-2cl06" table:formula="of:=CONCATENATE([.A213];&quot;-2sht&quot;;[.F213];&quot;-2rw&quot;;TEXT([.G213];&quot;00&quot;);&quot;-2cl&quot;;TEXT([.H213];&quot;00&quot;))" table:style-name="ce1">
            <text:p>loyolachicago-2sht1-2rw20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ssouristate</text:p>
          </table:table-cell>
          <table:table-cell office:value-type="string" table:style-name="ce1">
            <text:p>Missouri State Bears</text:p>
          </table:table-cell>
          <table:table-cell office:value-type="string" table:style-name="ce1">
            <text:p>Missouri State Bears</text:p>
          </table:table-cell>
          <table:table-cell office:value-type="string" table:style-name="ce1">
            <text:p>Missouri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issouristate</text:p>
          </table:table-cell>
          <table:table-cell office:value-type="string" table:style-name="ce3">
            <text:p>#f/missouri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ssouristate" table:formula="of:=IF([.S214]=&quot;None&quot;;CONCATENATE([.A214];&quot;-sheet&quot;;[.F214];&quot;-row&quot;;TEXT([.G214];&quot;00&quot;);&quot;-col&quot;;TEXT([.H214];&quot;00&quot;));[.S214])" table:style-name="ce1">
            <text:p>missouristate</text:p>
          </table:table-cell>
          <table:table-cell office:value-type="string" office:string-value="missouristate-sheet1-row20-col07" table:formula="of:=CONCATENATE([.A214];&quot;-sheet&quot;;[.F214];&quot;-row&quot;;TEXT([.G214];&quot;00&quot;);&quot;-col&quot;;TEXT([.H214];&quot;00&quot;))" table:style-name="ce1">
            <text:p>missouristate-sheet1-row20-col07</text:p>
          </table:table-cell>
          <table:table-cell office:value-type="string" office:string-value="missouristate-2sht1-2rw20-2cl07" table:formula="of:=CONCATENATE([.A214];&quot;-2sht&quot;;[.F214];&quot;-2rw&quot;;TEXT([.G214];&quot;00&quot;);&quot;-2cl&quot;;TEXT([.H214];&quot;00&quot;))" table:style-name="ce1">
            <text:p>missouristate-2sht1-2rw20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erniowa</text:p>
          </table:table-cell>
          <table:table-cell office:value-type="string" table:style-name="ce1">
            <text:p>Northern Iowa Panthers</text:p>
          </table:table-cell>
          <table:table-cell office:value-type="string" table:style-name="ce1">
            <text:p>Northern Iowa Panthers</text:p>
          </table:table-cell>
          <table:table-cell office:value-type="string" table:style-name="ce1">
            <text:p>Northern Iow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erniowa</text:p>
          </table:table-cell>
          <table:table-cell office:value-type="string" table:style-name="ce3">
            <text:p>#f/northerniow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erniowa" table:formula="of:=IF([.S215]=&quot;None&quot;;CONCATENATE([.A215];&quot;-sheet&quot;;[.F215];&quot;-row&quot;;TEXT([.G215];&quot;00&quot;);&quot;-col&quot;;TEXT([.H215];&quot;00&quot;));[.S215])" table:style-name="ce1">
            <text:p>northerniowa</text:p>
          </table:table-cell>
          <table:table-cell office:value-type="string" office:string-value="northerniowa-sheet1-row20-col08" table:formula="of:=CONCATENATE([.A215];&quot;-sheet&quot;;[.F215];&quot;-row&quot;;TEXT([.G215];&quot;00&quot;);&quot;-col&quot;;TEXT([.H215];&quot;00&quot;))" table:style-name="ce1">
            <text:p>northerniowa-sheet1-row20-col08</text:p>
          </table:table-cell>
          <table:table-cell office:value-type="string" office:string-value="northerniowa-2sht1-2rw20-2cl08" table:formula="of:=CONCATENATE([.A215];&quot;-2sht&quot;;[.F215];&quot;-2rw&quot;;TEXT([.G215];&quot;00&quot;);&quot;-2cl&quot;;TEXT([.H215];&quot;00&quot;))" table:style-name="ce1">
            <text:p>northerniowa-2sht1-2rw20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ernillinois</text:p>
          </table:table-cell>
          <table:table-cell office:value-type="string" table:style-name="ce1">
            <text:p>Southern Illinois Salukis</text:p>
          </table:table-cell>
          <table:table-cell office:value-type="string" table:style-name="ce1">
            <text:p>Southern Illinois Salukis</text:p>
          </table:table-cell>
          <table:table-cell office:value-type="string" table:style-name="ce1">
            <text:p>Southern Illino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ernillinois</text:p>
          </table:table-cell>
          <table:table-cell office:value-type="string" table:style-name="ce3">
            <text:p>#f/southernillinoi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ernillinois" table:formula="of:=IF([.S216]=&quot;None&quot;;CONCATENATE([.A216];&quot;-sheet&quot;;[.F216];&quot;-row&quot;;TEXT([.G216];&quot;00&quot;);&quot;-col&quot;;TEXT([.H216];&quot;00&quot;));[.S216])" table:style-name="ce1">
            <text:p>southernillinois</text:p>
          </table:table-cell>
          <table:table-cell office:value-type="string" office:string-value="southernillinois-sheet1-row20-col09" table:formula="of:=CONCATENATE([.A216];&quot;-sheet&quot;;[.F216];&quot;-row&quot;;TEXT([.G216];&quot;00&quot;);&quot;-col&quot;;TEXT([.H216];&quot;00&quot;))" table:style-name="ce1">
            <text:p>southernillinois-sheet1-row20-col09</text:p>
          </table:table-cell>
          <table:table-cell office:value-type="string" office:string-value="southernillinois-2sht1-2rw20-2cl09" table:formula="of:=CONCATENATE([.A216];&quot;-2sht&quot;;[.F216];&quot;-2rw&quot;;TEXT([.G216];&quot;00&quot;);&quot;-2cl&quot;;TEXT([.H216];&quot;00&quot;))" table:style-name="ce1">
            <text:p>southernillinois-2sht1-2rw20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ichitastate</text:p>
          </table:table-cell>
          <table:table-cell office:value-type="string" table:style-name="ce1">
            <text:p>Wichita State Shockers</text:p>
          </table:table-cell>
          <table:table-cell office:value-type="string" table:style-name="ce1">
            <text:p>Wichita State Shockers</text:p>
          </table:table-cell>
          <table:table-cell office:value-type="string" table:style-name="ce1">
            <text:p>Wichit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ichitastate</text:p>
          </table:table-cell>
          <table:table-cell office:value-type="string" table:style-name="ce3">
            <text:p>#f/wichita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ichitastate" table:formula="of:=IF([.S217]=&quot;None&quot;;CONCATENATE([.A217];&quot;-sheet&quot;;[.F217];&quot;-row&quot;;TEXT([.G217];&quot;00&quot;);&quot;-col&quot;;TEXT([.H217];&quot;00&quot;));[.S217])" table:style-name="ce1">
            <text:p>wichitastate</text:p>
          </table:table-cell>
          <table:table-cell office:value-type="string" office:string-value="wichitastate-sheet1-row20-col10" table:formula="of:=CONCATENATE([.A217];&quot;-sheet&quot;;[.F217];&quot;-row&quot;;TEXT([.G217];&quot;00&quot;);&quot;-col&quot;;TEXT([.H217];&quot;00&quot;))" table:style-name="ce1">
            <text:p>wichitastate-sheet1-row20-col10</text:p>
          </table:table-cell>
          <table:table-cell office:value-type="string" office:string-value="wichitastate-2sht1-2rw20-2cl10" table:formula="of:=CONCATENATE([.A217];&quot;-2sht&quot;;[.F217];&quot;-2rw&quot;;TEXT([.G217];&quot;00&quot;);&quot;-2cl&quot;;TEXT([.H217];&quot;00&quot;))" table:style-name="ce1">
            <text:p>wichitastate-2sht1-2rw20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irforce</text:p>
          </table:table-cell>
          <table:table-cell office:value-type="string" table:style-name="ce1">
            <text:p>Air Force Falcons</text:p>
          </table:table-cell>
          <table:table-cell office:value-type="string" table:style-name="ce1">
            <text:p>Air Force Falcons</text:p>
          </table:table-cell>
          <table:table-cell office:value-type="string" table:style-name="ce1">
            <text:p>Air Forc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irforce</text:p>
          </table:table-cell>
          <table:table-cell office:value-type="string" table:style-name="ce1">
            <text:p>#f/airforc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irforce" table:formula="of:=IF([.S218]=&quot;None&quot;;CONCATENATE([.A218];&quot;-sheet&quot;;[.F218];&quot;-row&quot;;TEXT([.G218];&quot;00&quot;);&quot;-col&quot;;TEXT([.H218];&quot;00&quot;));[.S218])" table:style-name="ce1">
            <text:p>airforce</text:p>
          </table:table-cell>
          <table:table-cell office:value-type="string" office:string-value="airforce-sheet1-row21-col01" table:formula="of:=CONCATENATE([.A218];&quot;-sheet&quot;;[.F218];&quot;-row&quot;;TEXT([.G218];&quot;00&quot;);&quot;-col&quot;;TEXT([.H218];&quot;00&quot;))" table:style-name="ce1">
            <text:p>airforce-sheet1-row21-col01</text:p>
          </table:table-cell>
          <table:table-cell office:value-type="string" office:string-value="airforce-2sht1-2rw21-2cl01" table:formula="of:=CONCATENATE([.A218];&quot;-2sht&quot;;[.F218];&quot;-2rw&quot;;TEXT([.G218];&quot;00&quot;);&quot;-2cl&quot;;TEXT([.H218];&quot;00&quot;))" table:style-name="ce1">
            <text:p>airforce-2sht1-2rw21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oisestate</text:p>
          </table:table-cell>
          <table:table-cell office:value-type="string" table:style-name="ce1">
            <text:p>Boise State Broncos</text:p>
          </table:table-cell>
          <table:table-cell office:value-type="string" table:style-name="ce1">
            <text:p>Boise State Broncos</text:p>
          </table:table-cell>
          <table:table-cell office:value-type="string" table:style-name="ce1">
            <text:p>Boise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oisestate</text:p>
          </table:table-cell>
          <table:table-cell office:value-type="string" table:style-name="ce1">
            <text:p>#f/boise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oisestate" table:formula="of:=IF([.S219]=&quot;None&quot;;CONCATENATE([.A219];&quot;-sheet&quot;;[.F219];&quot;-row&quot;;TEXT([.G219];&quot;00&quot;);&quot;-col&quot;;TEXT([.H219];&quot;00&quot;));[.S219])" table:style-name="ce1">
            <text:p>boisestate</text:p>
          </table:table-cell>
          <table:table-cell office:value-type="string" office:string-value="boisestate-sheet1-row21-col02" table:formula="of:=CONCATENATE([.A219];&quot;-sheet&quot;;[.F219];&quot;-row&quot;;TEXT([.G219];&quot;00&quot;);&quot;-col&quot;;TEXT([.H219];&quot;00&quot;))" table:style-name="ce1">
            <text:p>boisestate-sheet1-row21-col02</text:p>
          </table:table-cell>
          <table:table-cell office:value-type="string" office:string-value="boisestate-2sht1-2rw21-2cl02" table:formula="of:=CONCATENATE([.A219];&quot;-2sht&quot;;[.F219];&quot;-2rw&quot;;TEXT([.G219];&quot;00&quot;);&quot;-2cl&quot;;TEXT([.H219];&quot;00&quot;))" table:style-name="ce1">
            <text:p>boisestate-2sht1-2rw21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loradostate</text:p>
          </table:table-cell>
          <table:table-cell office:value-type="string" table:style-name="ce1">
            <text:p>Colorado State Rams</text:p>
          </table:table-cell>
          <table:table-cell office:value-type="string" table:style-name="ce1">
            <text:p>Colorado State Rams</text:p>
          </table:table-cell>
          <table:table-cell office:value-type="string" table:style-name="ce1">
            <text:p>Colorad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oloradostate</text:p>
          </table:table-cell>
          <table:table-cell office:value-type="string" table:style-name="ce1">
            <text:p>#f/colorado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loradostate" table:formula="of:=IF([.S220]=&quot;None&quot;;CONCATENATE([.A220];&quot;-sheet&quot;;[.F220];&quot;-row&quot;;TEXT([.G220];&quot;00&quot;);&quot;-col&quot;;TEXT([.H220];&quot;00&quot;));[.S220])" table:style-name="ce1">
            <text:p>coloradostate</text:p>
          </table:table-cell>
          <table:table-cell office:value-type="string" office:string-value="coloradostate-sheet1-row21-col03" table:formula="of:=CONCATENATE([.A220];&quot;-sheet&quot;;[.F220];&quot;-row&quot;;TEXT([.G220];&quot;00&quot;);&quot;-col&quot;;TEXT([.H220];&quot;00&quot;))" table:style-name="ce1">
            <text:p>coloradostate-sheet1-row21-col03</text:p>
          </table:table-cell>
          <table:table-cell office:value-type="string" office:string-value="coloradostate-2sht1-2rw21-2cl03" table:formula="of:=CONCATENATE([.A220];&quot;-2sht&quot;;[.F220];&quot;-2rw&quot;;TEXT([.G220];&quot;00&quot;);&quot;-2cl&quot;;TEXT([.H220];&quot;00&quot;))" table:style-name="ce1">
            <text:p>coloradostate-2sht1-2rw21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resnostate</text:p>
          </table:table-cell>
          <table:table-cell office:value-type="string" table:style-name="ce1">
            <text:p>Fresno State Bulldogs</text:p>
          </table:table-cell>
          <table:table-cell office:value-type="string" table:style-name="ce1">
            <text:p>Fresno State Bulldogs</text:p>
          </table:table-cell>
          <table:table-cell office:value-type="string" table:style-name="ce1">
            <text:p>Fresn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fresnostate</text:p>
          </table:table-cell>
          <table:table-cell office:value-type="string" table:style-name="ce1">
            <text:p>#f/fresno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resnostate" table:formula="of:=IF([.S221]=&quot;None&quot;;CONCATENATE([.A221];&quot;-sheet&quot;;[.F221];&quot;-row&quot;;TEXT([.G221];&quot;00&quot;);&quot;-col&quot;;TEXT([.H221];&quot;00&quot;));[.S221])" table:style-name="ce1">
            <text:p>fresnostate</text:p>
          </table:table-cell>
          <table:table-cell office:value-type="string" office:string-value="fresnostate-sheet1-row21-col04" table:formula="of:=CONCATENATE([.A221];&quot;-sheet&quot;;[.F221];&quot;-row&quot;;TEXT([.G221];&quot;00&quot;);&quot;-col&quot;;TEXT([.H221];&quot;00&quot;))" table:style-name="ce1">
            <text:p>fresnostate-sheet1-row21-col04</text:p>
          </table:table-cell>
          <table:table-cell office:value-type="string" office:string-value="fresnostate-2sht1-2rw21-2cl04" table:formula="of:=CONCATENATE([.A221];&quot;-2sht&quot;;[.F221];&quot;-2rw&quot;;TEXT([.G221];&quot;00&quot;);&quot;-2cl&quot;;TEXT([.H221];&quot;00&quot;))" table:style-name="ce1">
            <text:p>fresnostate-2sht1-2rw21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vada</text:p>
          </table:table-cell>
          <table:table-cell office:value-type="string" table:style-name="ce1">
            <text:p>Nevada Wolf Pack</text:p>
          </table:table-cell>
          <table:table-cell office:value-type="string" table:style-name="ce1">
            <text:p>Nevada Wolf Pack</text:p>
          </table:table-cell>
          <table:table-cell office:value-type="string" table:style-name="ce1">
            <text:p>Nevad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evada</text:p>
          </table:table-cell>
          <table:table-cell office:value-type="string" table:style-name="ce1">
            <text:p>#f/nevad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evada" table:formula="of:=IF([.S222]=&quot;None&quot;;CONCATENATE([.A222];&quot;-sheet&quot;;[.F222];&quot;-row&quot;;TEXT([.G222];&quot;00&quot;);&quot;-col&quot;;TEXT([.H222];&quot;00&quot;));[.S222])" table:style-name="ce1">
            <text:p>nevada</text:p>
          </table:table-cell>
          <table:table-cell office:value-type="string" office:string-value="nevada-sheet1-row21-col06" table:formula="of:=CONCATENATE([.A222];&quot;-sheet&quot;;[.F222];&quot;-row&quot;;TEXT([.G222];&quot;00&quot;);&quot;-col&quot;;TEXT([.H222];&quot;00&quot;))" table:style-name="ce1">
            <text:p>nevada-sheet1-row21-col06</text:p>
          </table:table-cell>
          <table:table-cell office:value-type="string" office:string-value="nevada-2sht1-2rw21-2cl06" table:formula="of:=CONCATENATE([.A222];&quot;-2sht&quot;;[.F222];&quot;-2rw&quot;;TEXT([.G222];&quot;00&quot;);&quot;-2cl&quot;;TEXT([.H222];&quot;00&quot;))" table:style-name="ce1">
            <text:p>nevada-2sht1-2rw21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wmexico</text:p>
          </table:table-cell>
          <table:table-cell office:value-type="string" table:style-name="ce1">
            <text:p>New Mexico Lobos</text:p>
          </table:table-cell>
          <table:table-cell office:value-type="string" table:style-name="ce1">
            <text:p>New Mexico Lobos</text:p>
          </table:table-cell>
          <table:table-cell office:value-type="string" table:style-name="ce1">
            <text:p>New Mexic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ewmexico</text:p>
          </table:table-cell>
          <table:table-cell office:value-type="string" table:style-name="ce1">
            <text:p>#f/newmexic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ewmexico" table:formula="of:=IF([.S223]=&quot;None&quot;;CONCATENATE([.A223];&quot;-sheet&quot;;[.F223];&quot;-row&quot;;TEXT([.G223];&quot;00&quot;);&quot;-col&quot;;TEXT([.H223];&quot;00&quot;));[.S223])" table:style-name="ce1">
            <text:p>newmexico</text:p>
          </table:table-cell>
          <table:table-cell office:value-type="string" office:string-value="newmexico-sheet1-row21-col07" table:formula="of:=CONCATENATE([.A223];&quot;-sheet&quot;;[.F223];&quot;-row&quot;;TEXT([.G223];&quot;00&quot;);&quot;-col&quot;;TEXT([.H223];&quot;00&quot;))" table:style-name="ce1">
            <text:p>newmexico-sheet1-row21-col07</text:p>
          </table:table-cell>
          <table:table-cell office:value-type="string" office:string-value="newmexico-2sht1-2rw21-2cl07" table:formula="of:=CONCATENATE([.A223];&quot;-2sht&quot;;[.F223];&quot;-2rw&quot;;TEXT([.G223];&quot;00&quot;);&quot;-2cl&quot;;TEXT([.H223];&quot;00&quot;))" table:style-name="ce1">
            <text:p>newmexico-2sht1-2rw21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ndiegostate</text:p>
          </table:table-cell>
          <table:table-cell office:value-type="string" table:style-name="ce1">
            <text:p>San Diego State Aztecs</text:p>
          </table:table-cell>
          <table:table-cell office:value-type="string" table:style-name="ce1">
            <text:p>San Diego State Aztecs</text:p>
          </table:table-cell>
          <table:table-cell office:value-type="string" table:style-name="ce1">
            <text:p>San Dieg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andiegostate</text:p>
          </table:table-cell>
          <table:table-cell office:value-type="string" table:style-name="ce1">
            <text:p>#f/sandiego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ndiegostate" table:formula="of:=IF([.S224]=&quot;None&quot;;CONCATENATE([.A224];&quot;-sheet&quot;;[.F224];&quot;-row&quot;;TEXT([.G224];&quot;00&quot;);&quot;-col&quot;;TEXT([.H224];&quot;00&quot;));[.S224])" table:style-name="ce1">
            <text:p>sandiegostate</text:p>
          </table:table-cell>
          <table:table-cell office:value-type="string" office:string-value="sandiegostate-sheet1-row21-col08" table:formula="of:=CONCATENATE([.A224];&quot;-sheet&quot;;[.F224];&quot;-row&quot;;TEXT([.G224];&quot;00&quot;);&quot;-col&quot;;TEXT([.H224];&quot;00&quot;))" table:style-name="ce1">
            <text:p>sandiegostate-sheet1-row21-col08</text:p>
          </table:table-cell>
          <table:table-cell office:value-type="string" office:string-value="sandiegostate-2sht1-2rw21-2cl08" table:formula="of:=CONCATENATE([.A224];&quot;-2sht&quot;;[.F224];&quot;-2rw&quot;;TEXT([.G224];&quot;00&quot;);&quot;-2cl&quot;;TEXT([.H224];&quot;00&quot;))" table:style-name="ce1">
            <text:p>sandiegostate-2sht1-2rw21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njosestate</text:p>
          </table:table-cell>
          <table:table-cell office:value-type="string" table:style-name="ce1">
            <text:p>San José State Spartans</text:p>
          </table:table-cell>
          <table:table-cell office:value-type="string" table:style-name="ce1">
            <text:p>San José State Spartans</text:p>
          </table:table-cell>
          <table:table-cell office:value-type="string" table:style-name="ce1">
            <text:p>San José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anjosestate</text:p>
          </table:table-cell>
          <table:table-cell office:value-type="string" table:style-name="ce1">
            <text:p>#f/sanjose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njosestate" table:formula="of:=IF([.S225]=&quot;None&quot;;CONCATENATE([.A225];&quot;-sheet&quot;;[.F225];&quot;-row&quot;;TEXT([.G225];&quot;00&quot;);&quot;-col&quot;;TEXT([.H225];&quot;00&quot;));[.S225])" table:style-name="ce1">
            <text:p>sanjosestate</text:p>
          </table:table-cell>
          <table:table-cell office:value-type="string" office:string-value="sanjosestate-sheet1-row21-col09" table:formula="of:=CONCATENATE([.A225];&quot;-sheet&quot;;[.F225];&quot;-row&quot;;TEXT([.G225];&quot;00&quot;);&quot;-col&quot;;TEXT([.H225];&quot;00&quot;))" table:style-name="ce1">
            <text:p>sanjosestate-sheet1-row21-col09</text:p>
          </table:table-cell>
          <table:table-cell office:value-type="string" office:string-value="sanjosestate-2sht1-2rw21-2cl09" table:formula="of:=CONCATENATE([.A225];&quot;-2sht&quot;;[.F225];&quot;-2rw&quot;;TEXT([.G225];&quot;00&quot;);&quot;-2cl&quot;;TEXT([.H225];&quot;00&quot;))" table:style-name="ce1">
            <text:p>sanjosestate-2sht1-2rw21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nlv</text:p>
          </table:table-cell>
          <table:table-cell office:value-type="string" table:style-name="ce1">
            <text:p>UNLV Rebels</text:p>
          </table:table-cell>
          <table:table-cell office:value-type="string" table:style-name="ce1">
            <text:p>UNLV Rebels</text:p>
          </table:table-cell>
          <table:table-cell office:value-type="string" table:style-name="ce1">
            <text:p>UNLV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nlv</text:p>
          </table:table-cell>
          <table:table-cell office:value-type="string" table:style-name="ce1">
            <text:p>#f/unlv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nlv" table:formula="of:=IF([.S226]=&quot;None&quot;;CONCATENATE([.A226];&quot;-sheet&quot;;[.F226];&quot;-row&quot;;TEXT([.G226];&quot;00&quot;);&quot;-col&quot;;TEXT([.H226];&quot;00&quot;));[.S226])" table:style-name="ce1">
            <text:p>unlv</text:p>
          </table:table-cell>
          <table:table-cell office:value-type="string" office:string-value="unlv-sheet1-row21-col10" table:formula="of:=CONCATENATE([.A226];&quot;-sheet&quot;;[.F226];&quot;-row&quot;;TEXT([.G226];&quot;00&quot;);&quot;-col&quot;;TEXT([.H226];&quot;00&quot;))" table:style-name="ce1">
            <text:p>unlv-sheet1-row21-col10</text:p>
          </table:table-cell>
          <table:table-cell office:value-type="string" office:string-value="unlv-2sht1-2rw21-2cl10" table:formula="of:=CONCATENATE([.A226];&quot;-2sht&quot;;[.F226];&quot;-2rw&quot;;TEXT([.G226];&quot;00&quot;);&quot;-2cl&quot;;TEXT([.H226];&quot;00&quot;))" table:style-name="ce1">
            <text:p>unlv-2sht1-2rw21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tahstate</text:p>
          </table:table-cell>
          <table:table-cell office:value-type="string" table:style-name="ce1">
            <text:p>Utah State Aggies</text:p>
          </table:table-cell>
          <table:table-cell office:value-type="string" table:style-name="ce1">
            <text:p>Utah State Aggies</text:p>
          </table:table-cell>
          <table:table-cell office:value-type="string" table:style-name="ce1">
            <text:p>Utah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tahstate</text:p>
          </table:table-cell>
          <table:table-cell office:value-type="string" table:style-name="ce1">
            <text:p>#f/utah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tahstate" table:formula="of:=IF([.S227]=&quot;None&quot;;CONCATENATE([.A227];&quot;-sheet&quot;;[.F227];&quot;-row&quot;;TEXT([.G227];&quot;00&quot;);&quot;-col&quot;;TEXT([.H227];&quot;00&quot;));[.S227])" table:style-name="ce1">
            <text:p>utahstate</text:p>
          </table:table-cell>
          <table:table-cell office:value-type="string" office:string-value="utahstate-sheet1-row21-col11" table:formula="of:=CONCATENATE([.A227];&quot;-sheet&quot;;[.F227];&quot;-row&quot;;TEXT([.G227];&quot;00&quot;);&quot;-col&quot;;TEXT([.H227];&quot;00&quot;))" table:style-name="ce1">
            <text:p>utahstate-sheet1-row21-col11</text:p>
          </table:table-cell>
          <table:table-cell office:value-type="string" office:string-value="utahstate-2sht1-2rw21-2cl11" table:formula="of:=CONCATENATE([.A227];&quot;-2sht&quot;;[.F227];&quot;-2rw&quot;;TEXT([.G227];&quot;00&quot;);&quot;-2cl&quot;;TEXT([.H227];&quot;00&quot;))" table:style-name="ce1">
            <text:p>utahstate-2sht1-2rw21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yoming</text:p>
          </table:table-cell>
          <table:table-cell office:value-type="string" table:style-name="ce1">
            <text:p>Wyoming Cowboys</text:p>
          </table:table-cell>
          <table:table-cell office:value-type="string" table:style-name="ce1">
            <text:p>Wyoming Cowboys</text:p>
          </table:table-cell>
          <table:table-cell office:value-type="string" table:style-name="ce1">
            <text:p>Wyoming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yoming</text:p>
          </table:table-cell>
          <table:table-cell office:value-type="string" table:style-name="ce1">
            <text:p>#f/wyoming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yoming" table:formula="of:=IF([.S228]=&quot;None&quot;;CONCATENATE([.A228];&quot;-sheet&quot;;[.F228];&quot;-row&quot;;TEXT([.G228];&quot;00&quot;);&quot;-col&quot;;TEXT([.H228];&quot;00&quot;));[.S228])" table:style-name="ce1">
            <text:p>wyoming</text:p>
          </table:table-cell>
          <table:table-cell office:value-type="string" office:string-value="wyoming-sheet1-row21-col12" table:formula="of:=CONCATENATE([.A228];&quot;-sheet&quot;;[.F228];&quot;-row&quot;;TEXT([.G228];&quot;00&quot;);&quot;-col&quot;;TEXT([.H228];&quot;00&quot;))" table:style-name="ce1">
            <text:p>wyoming-sheet1-row21-col12</text:p>
          </table:table-cell>
          <table:table-cell office:value-type="string" office:string-value="wyoming-2sht1-2rw21-2cl12" table:formula="of:=CONCATENATE([.A228];&quot;-2sht&quot;;[.F228];&quot;-2rw&quot;;TEXT([.G228];&quot;00&quot;);&quot;-2cl&quot;;TEXT([.H228];&quot;00&quot;))" table:style-name="ce1">
            <text:p>wyoming-2sht1-2rw21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ryant</text:p>
          </table:table-cell>
          <table:table-cell office:value-type="string" table:style-name="ce1">
            <text:p>Bryant Bulldogs</text:p>
          </table:table-cell>
          <table:table-cell office:value-type="string" table:style-name="ce1">
            <text:p>Bryant Bulldogs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ryant</text:p>
          </table:table-cell>
          <table:table-cell office:value-type="string" table:style-name="ce3">
            <text:p>#f/bryant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ryant" table:formula="of:=IF([.S229]=&quot;None&quot;;CONCATENATE([.A229];&quot;-sheet&quot;;[.F229];&quot;-row&quot;;TEXT([.G229];&quot;00&quot;);&quot;-col&quot;;TEXT([.H229];&quot;00&quot;));[.S229])" table:style-name="ce1">
            <text:p>bryant</text:p>
          </table:table-cell>
          <table:table-cell office:value-type="string" office:string-value="bryant-sheet1-row22-col01" table:formula="of:=CONCATENATE([.A229];&quot;-sheet&quot;;[.F229];&quot;-row&quot;;TEXT([.G229];&quot;00&quot;);&quot;-col&quot;;TEXT([.H229];&quot;00&quot;))" table:style-name="ce1">
            <text:p>bryant-sheet1-row22-col01</text:p>
          </table:table-cell>
          <table:table-cell office:value-type="string" office:string-value="bryant-2sht1-2rw22-2cl01" table:formula="of:=CONCATENATE([.A229];&quot;-2sht&quot;;[.F229];&quot;-2rw&quot;;TEXT([.G229];&quot;00&quot;);&quot;-2cl&quot;;TEXT([.H229];&quot;00&quot;))" table:style-name="ce1">
            <text:p>bryant-2sht1-2rw22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entralconnecticutstate</text:p>
          </table:table-cell>
          <table:table-cell office:value-type="string" table:style-name="ce1">
            <text:p>Central Connecticut State Blue Devils</text:p>
          </table:table-cell>
          <table:table-cell office:value-type="string" table:style-name="ce1">
            <text:p>Central Connecticut State Blue Devils</text:p>
          </table:table-cell>
          <table:table-cell office:value-type="string" table:style-name="ce1">
            <text:p>Central Connecticut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entralconnecticutstate</text:p>
          </table:table-cell>
          <table:table-cell office:value-type="string" table:style-name="ce3">
            <text:p>#f/centralconnecticut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entralconnecticutstate" table:formula="of:=IF([.S230]=&quot;None&quot;;CONCATENATE([.A230];&quot;-sheet&quot;;[.F230];&quot;-row&quot;;TEXT([.G230];&quot;00&quot;);&quot;-col&quot;;TEXT([.H230];&quot;00&quot;));[.S230])" table:style-name="ce1">
            <text:p>centralconnecticutstate</text:p>
          </table:table-cell>
          <table:table-cell office:value-type="string" office:string-value="centralconnecticutstate-sheet1-row22-col02" table:formula="of:=CONCATENATE([.A230];&quot;-sheet&quot;;[.F230];&quot;-row&quot;;TEXT([.G230];&quot;00&quot;);&quot;-col&quot;;TEXT([.H230];&quot;00&quot;))" table:style-name="ce1">
            <text:p>centralconnecticutstate-sheet1-row22-col02</text:p>
          </table:table-cell>
          <table:table-cell office:value-type="string" office:string-value="centralconnecticutstate-2sht1-2rw22-2cl02" table:formula="of:=CONCATENATE([.A230];&quot;-2sht&quot;;[.F230];&quot;-2rw&quot;;TEXT([.G230];&quot;00&quot;);&quot;-2cl&quot;;TEXT([.H230];&quot;00&quot;))" table:style-name="ce1">
            <text:p>centralconnecticutstate-2sht1-2rw22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airleighdickinson</text:p>
          </table:table-cell>
          <table:table-cell office:value-type="string" table:style-name="ce1">
            <text:p>Fairleigh Dickinson Knights</text:p>
          </table:table-cell>
          <table:table-cell office:value-type="string" table:style-name="ce1">
            <text:p>Fairleigh Dickinson Knights</text:p>
          </table:table-cell>
          <table:table-cell office:value-type="string" table:style-name="ce1">
            <text:p>Fairleigh Dickins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irleighdickinson</text:p>
          </table:table-cell>
          <table:table-cell office:value-type="string" table:style-name="ce3">
            <text:p>#f/fairleighdickins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airleighdickinson" table:formula="of:=IF([.S231]=&quot;None&quot;;CONCATENATE([.A231];&quot;-sheet&quot;;[.F231];&quot;-row&quot;;TEXT([.G231];&quot;00&quot;);&quot;-col&quot;;TEXT([.H231];&quot;00&quot;));[.S231])" table:style-name="ce1">
            <text:p>fairleighdickinson</text:p>
          </table:table-cell>
          <table:table-cell office:value-type="string" office:string-value="fairleighdickinson-sheet1-row22-col03" table:formula="of:=CONCATENATE([.A231];&quot;-sheet&quot;;[.F231];&quot;-row&quot;;TEXT([.G231];&quot;00&quot;);&quot;-col&quot;;TEXT([.H231];&quot;00&quot;))" table:style-name="ce1">
            <text:p>fairleighdickinson-sheet1-row22-col03</text:p>
          </table:table-cell>
          <table:table-cell office:value-type="string" office:string-value="fairleighdickinson-2sht1-2rw22-2cl03" table:formula="of:=CONCATENATE([.A231];&quot;-2sht&quot;;[.F231];&quot;-2rw&quot;;TEXT([.G231];&quot;00&quot;);&quot;-2cl&quot;;TEXT([.H231];&quot;00&quot;))" table:style-name="ce1">
            <text:p>fairleighdickinson-2sht1-2rw22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ngisland</text:p>
          </table:table-cell>
          <table:table-cell office:value-type="string" table:style-name="ce1">
            <text:p>LIU Brooklyn Blackbirds</text:p>
          </table:table-cell>
          <table:table-cell office:value-type="string" table:style-name="ce1">
            <text:p>LIU Brooklyn Blackbirds</text:p>
          </table:table-cell>
          <table:table-cell office:value-type="string" table:style-name="ce1">
            <text:p>LIU Brookly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ongisland</text:p>
          </table:table-cell>
          <table:table-cell office:value-type="string" table:style-name="ce3">
            <text:p>#f/longislan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ngisland" table:formula="of:=IF([.S232]=&quot;None&quot;;CONCATENATE([.A232];&quot;-sheet&quot;;[.F232];&quot;-row&quot;;TEXT([.G232];&quot;00&quot;);&quot;-col&quot;;TEXT([.H232];&quot;00&quot;));[.S232])" table:style-name="ce1">
            <text:p>longisland</text:p>
          </table:table-cell>
          <table:table-cell office:value-type="string" office:string-value="longisland-sheet1-row22-col04" table:formula="of:=CONCATENATE([.A232];&quot;-sheet&quot;;[.F232];&quot;-row&quot;;TEXT([.G232];&quot;00&quot;);&quot;-col&quot;;TEXT([.H232];&quot;00&quot;))" table:style-name="ce1">
            <text:p>longisland-sheet1-row22-col04</text:p>
          </table:table-cell>
          <table:table-cell office:value-type="string" office:string-value="longisland-2sht1-2rw22-2cl04" table:formula="of:=CONCATENATE([.A232];&quot;-2sht&quot;;[.F232];&quot;-2rw&quot;;TEXT([.G232];&quot;00&quot;);&quot;-2cl&quot;;TEXT([.H232];&quot;00&quot;))" table:style-name="ce1">
            <text:p>longisland-2sht1-2rw22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ountstmarys</text:p>
          </table:table-cell>
          <table:table-cell office:value-type="string" table:style-name="ce1">
            <text:p>Mount St. Mary's Mountaineers</text:p>
          </table:table-cell>
          <table:table-cell office:value-type="string" table:style-name="ce1">
            <text:p>Mount St. Mary's Mountaineers</text:p>
          </table:table-cell>
          <table:table-cell office:value-type="string" table:style-name="ce1">
            <text:p>Mount St. Mary'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ountstmarys</text:p>
          </table:table-cell>
          <table:table-cell office:value-type="string" table:style-name="ce3">
            <text:p>#f/mountstmarys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ountstmarys" table:formula="of:=IF([.S233]=&quot;None&quot;;CONCATENATE([.A233];&quot;-sheet&quot;;[.F233];&quot;-row&quot;;TEXT([.G233];&quot;00&quot;);&quot;-col&quot;;TEXT([.H233];&quot;00&quot;));[.S233])" table:style-name="ce1">
            <text:p>mountstmarys</text:p>
          </table:table-cell>
          <table:table-cell office:value-type="string" office:string-value="mountstmarys-sheet1-row22-col05" table:formula="of:=CONCATENATE([.A233];&quot;-sheet&quot;;[.F233];&quot;-row&quot;;TEXT([.G233];&quot;00&quot;);&quot;-col&quot;;TEXT([.H233];&quot;00&quot;))" table:style-name="ce1">
            <text:p>mountstmarys-sheet1-row22-col05</text:p>
          </table:table-cell>
          <table:table-cell office:value-type="string" office:string-value="mountstmarys-2sht1-2rw22-2cl05" table:formula="of:=CONCATENATE([.A233];&quot;-2sht&quot;;[.F233];&quot;-2rw&quot;;TEXT([.G233];&quot;00&quot;);&quot;-2cl&quot;;TEXT([.H233];&quot;00&quot;))" table:style-name="ce1">
            <text:p>mountstmarys-2sht1-2rw22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robertmorris</text:p>
          </table:table-cell>
          <table:table-cell office:value-type="string" table:style-name="ce1">
            <text:p>Robert Morris Colonials</text:p>
          </table:table-cell>
          <table:table-cell office:value-type="string" table:style-name="ce1">
            <text:p>Robert Morris Colonials</text:p>
          </table:table-cell>
          <table:table-cell office:value-type="string" table:style-name="ce1">
            <text:p>Robert Morr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robertmorris</text:p>
          </table:table-cell>
          <table:table-cell office:value-type="string" table:style-name="ce3">
            <text:p>#f/robertmorri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robertmorris" table:formula="of:=IF([.S234]=&quot;None&quot;;CONCATENATE([.A234];&quot;-sheet&quot;;[.F234];&quot;-row&quot;;TEXT([.G234];&quot;00&quot;);&quot;-col&quot;;TEXT([.H234];&quot;00&quot;));[.S234])" table:style-name="ce1">
            <text:p>robertmorris</text:p>
          </table:table-cell>
          <table:table-cell office:value-type="string" office:string-value="robertmorris-sheet1-row22-col06" table:formula="of:=CONCATENATE([.A234];&quot;-sheet&quot;;[.F234];&quot;-row&quot;;TEXT([.G234];&quot;00&quot;);&quot;-col&quot;;TEXT([.H234];&quot;00&quot;))" table:style-name="ce1">
            <text:p>robertmorris-sheet1-row22-col06</text:p>
          </table:table-cell>
          <table:table-cell office:value-type="string" office:string-value="robertmorris-2sht1-2rw22-2cl06" table:formula="of:=CONCATENATE([.A234];&quot;-2sht&quot;;[.F234];&quot;-2rw&quot;;TEXT([.G234];&quot;00&quot;);&quot;-2cl&quot;;TEXT([.H234];&quot;00&quot;))" table:style-name="ce1">
            <text:p>robertmorris-2sht1-2rw22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credheart</text:p>
          </table:table-cell>
          <table:table-cell office:value-type="string" table:style-name="ce1">
            <text:p>Sacred Heart Pioneers</text:p>
          </table:table-cell>
          <table:table-cell office:value-type="string" table:style-name="ce1">
            <text:p>Sacred Heart Pioneers</text:p>
          </table:table-cell>
          <table:table-cell office:value-type="string" table:style-name="ce1">
            <text:p>Sacred Hear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credheart</text:p>
          </table:table-cell>
          <table:table-cell office:value-type="string" table:style-name="ce3">
            <text:p>#f/sacredheart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credheart" table:formula="of:=IF([.S235]=&quot;None&quot;;CONCATENATE([.A235];&quot;-sheet&quot;;[.F235];&quot;-row&quot;;TEXT([.G235];&quot;00&quot;);&quot;-col&quot;;TEXT([.H235];&quot;00&quot;));[.S235])" table:style-name="ce1">
            <text:p>sacredheart</text:p>
          </table:table-cell>
          <table:table-cell office:value-type="string" office:string-value="sacredheart-sheet1-row22-col07" table:formula="of:=CONCATENATE([.A235];&quot;-sheet&quot;;[.F235];&quot;-row&quot;;TEXT([.G235];&quot;00&quot;);&quot;-col&quot;;TEXT([.H235];&quot;00&quot;))" table:style-name="ce1">
            <text:p>sacredheart-sheet1-row22-col07</text:p>
          </table:table-cell>
          <table:table-cell office:value-type="string" office:string-value="sacredheart-2sht1-2rw22-2cl07" table:formula="of:=CONCATENATE([.A235];&quot;-2sht&quot;;[.F235];&quot;-2rw&quot;;TEXT([.G235];&quot;00&quot;);&quot;-2cl&quot;;TEXT([.H235];&quot;00&quot;))" table:style-name="ce1">
            <text:p>sacredheart-2sht1-2rw22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francisbrooklyn</text:p>
          </table:table-cell>
          <table:table-cell office:value-type="string" table:style-name="ce1">
            <text:p>St. Francis Brooklyn Terriers</text:p>
          </table:table-cell>
          <table:table-cell office:value-type="string" table:style-name="ce1">
            <text:p>St. Francis Brooklyn Terriers</text:p>
          </table:table-cell>
          <table:table-cell office:value-type="string" table:style-name="ce1">
            <text:p>St. Francis Brookly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francisbrooklyn</text:p>
          </table:table-cell>
          <table:table-cell office:value-type="string" table:style-name="ce3">
            <text:p>#f/stfrancisbrookly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francisbrooklyn" table:formula="of:=IF([.S236]=&quot;None&quot;;CONCATENATE([.A236];&quot;-sheet&quot;;[.F236];&quot;-row&quot;;TEXT([.G236];&quot;00&quot;);&quot;-col&quot;;TEXT([.H236];&quot;00&quot;));[.S236])" table:style-name="ce1">
            <text:p>stfrancisbrooklyn</text:p>
          </table:table-cell>
          <table:table-cell office:value-type="string" office:string-value="stfrancisbrooklyn-sheet1-row22-col08" table:formula="of:=CONCATENATE([.A236];&quot;-sheet&quot;;[.F236];&quot;-row&quot;;TEXT([.G236];&quot;00&quot;);&quot;-col&quot;;TEXT([.H236];&quot;00&quot;))" table:style-name="ce1">
            <text:p>stfrancisbrooklyn-sheet1-row22-col08</text:p>
          </table:table-cell>
          <table:table-cell office:value-type="string" office:string-value="stfrancisbrooklyn-2sht1-2rw22-2cl08" table:formula="of:=CONCATENATE([.A236];&quot;-2sht&quot;;[.F236];&quot;-2rw&quot;;TEXT([.G236];&quot;00&quot;);&quot;-2cl&quot;;TEXT([.H236];&quot;00&quot;))" table:style-name="ce1">
            <text:p>stfrancisbrooklyn-2sht1-2rw22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francispa</text:p>
          </table:table-cell>
          <table:table-cell office:value-type="string" table:style-name="ce1">
            <text:p>St. Francis PA Red Flash</text:p>
          </table:table-cell>
          <table:table-cell office:value-type="string" table:style-name="ce1">
            <text:p>St. Francis PA Red Flash</text:p>
          </table:table-cell>
          <table:table-cell office:value-type="string" table:style-name="ce1">
            <text:p>St. Francis P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francispa</text:p>
          </table:table-cell>
          <table:table-cell office:value-type="string" table:style-name="ce3">
            <text:p>#f/stfrancispa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francispa" table:formula="of:=IF([.S237]=&quot;None&quot;;CONCATENATE([.A237];&quot;-sheet&quot;;[.F237];&quot;-row&quot;;TEXT([.G237];&quot;00&quot;);&quot;-col&quot;;TEXT([.H237];&quot;00&quot;));[.S237])" table:style-name="ce1">
            <text:p>stfrancispa</text:p>
          </table:table-cell>
          <table:table-cell office:value-type="string" office:string-value="stfrancispa-sheet1-row22-col09" table:formula="of:=CONCATENATE([.A237];&quot;-sheet&quot;;[.F237];&quot;-row&quot;;TEXT([.G237];&quot;00&quot;);&quot;-col&quot;;TEXT([.H237];&quot;00&quot;))" table:style-name="ce1">
            <text:p>stfrancispa-sheet1-row22-col09</text:p>
          </table:table-cell>
          <table:table-cell office:value-type="string" office:string-value="stfrancispa-2sht1-2rw22-2cl09" table:formula="of:=CONCATENATE([.A237];&quot;-2sht&quot;;[.F237];&quot;-2rw&quot;;TEXT([.G237];&quot;00&quot;);&quot;-2cl&quot;;TEXT([.H237];&quot;00&quot;))" table:style-name="ce1">
            <text:p>stfrancispa-2sht1-2rw22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agner</text:p>
          </table:table-cell>
          <table:table-cell office:value-type="string" table:style-name="ce1">
            <text:p>Wagner Seahawks</text:p>
          </table:table-cell>
          <table:table-cell office:value-type="string" table:style-name="ce1">
            <text:p>Wagner Seahawks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agner</text:p>
          </table:table-cell>
          <table:table-cell office:value-type="string" table:style-name="ce3">
            <text:p>#f/wagner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agner" table:formula="of:=IF([.S238]=&quot;None&quot;;CONCATENATE([.A238];&quot;-sheet&quot;;[.F238];&quot;-row&quot;;TEXT([.G238];&quot;00&quot;);&quot;-col&quot;;TEXT([.H238];&quot;00&quot;));[.S238])" table:style-name="ce1">
            <text:p>wagner</text:p>
          </table:table-cell>
          <table:table-cell office:value-type="string" office:string-value="wagner-sheet1-row22-col10" table:formula="of:=CONCATENATE([.A238];&quot;-sheet&quot;;[.F238];&quot;-row&quot;;TEXT([.G238];&quot;00&quot;);&quot;-col&quot;;TEXT([.H238];&quot;00&quot;))" table:style-name="ce1">
            <text:p>wagner-sheet1-row22-col10</text:p>
          </table:table-cell>
          <table:table-cell office:value-type="string" office:string-value="wagner-2sht1-2rw22-2cl10" table:formula="of:=CONCATENATE([.A238];&quot;-2sht&quot;;[.F238];&quot;-2rw&quot;;TEXT([.G238];&quot;00&quot;);&quot;-2cl&quot;;TEXT([.H238];&quot;00&quot;))" table:style-name="ce1">
            <text:p>wagner-2sht1-2rw22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ustinpeay</text:p>
          </table:table-cell>
          <table:table-cell office:value-type="string" table:style-name="ce1">
            <text:p>Austin Peay Governors</text:p>
          </table:table-cell>
          <table:table-cell office:value-type="string" table:style-name="ce1">
            <text:p>Austin Peay Governors</text:p>
          </table:table-cell>
          <table:table-cell office:value-type="string" table:style-name="ce1">
            <text:p>Austin Pea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ustinpeay</text:p>
          </table:table-cell>
          <table:table-cell office:value-type="string" table:style-name="ce3">
            <text:p>#f/austinpeay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ustinpeay" table:formula="of:=IF([.S239]=&quot;None&quot;;CONCATENATE([.A239];&quot;-sheet&quot;;[.F239];&quot;-row&quot;;TEXT([.G239];&quot;00&quot;);&quot;-col&quot;;TEXT([.H239];&quot;00&quot;));[.S239])" table:style-name="ce1">
            <text:p>austinpeay</text:p>
          </table:table-cell>
          <table:table-cell office:value-type="string" office:string-value="austinpeay-sheet1-row23-col01" table:formula="of:=CONCATENATE([.A239];&quot;-sheet&quot;;[.F239];&quot;-row&quot;;TEXT([.G239];&quot;00&quot;);&quot;-col&quot;;TEXT([.H239];&quot;00&quot;))" table:style-name="ce1">
            <text:p>austinpeay-sheet1-row23-col01</text:p>
          </table:table-cell>
          <table:table-cell office:value-type="string" office:string-value="austinpeay-2sht1-2rw23-2cl01" table:formula="of:=CONCATENATE([.A239];&quot;-2sht&quot;;[.F239];&quot;-2rw&quot;;TEXT([.G239];&quot;00&quot;);&quot;-2cl&quot;;TEXT([.H239];&quot;00&quot;))" table:style-name="ce1">
            <text:p>austinpeay-2sht1-2rw23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elmont</text:p>
          </table:table-cell>
          <table:table-cell office:value-type="string" table:style-name="ce1">
            <text:p>Belmont Bruins</text:p>
          </table:table-cell>
          <table:table-cell office:value-type="string" table:style-name="ce1">
            <text:p>Belmont Bruins</text:p>
          </table:table-cell>
          <table:table-cell office:value-type="string" table:style-name="ce1">
            <text:p>Belmon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elmont</text:p>
          </table:table-cell>
          <table:table-cell office:value-type="string" table:style-name="ce3">
            <text:p>#f/belmon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elmont" table:formula="of:=IF([.S240]=&quot;None&quot;;CONCATENATE([.A240];&quot;-sheet&quot;;[.F240];&quot;-row&quot;;TEXT([.G240];&quot;00&quot;);&quot;-col&quot;;TEXT([.H240];&quot;00&quot;));[.S240])" table:style-name="ce1">
            <text:p>belmont</text:p>
          </table:table-cell>
          <table:table-cell office:value-type="string" office:string-value="belmont-sheet1-row23-col02" table:formula="of:=CONCATENATE([.A240];&quot;-sheet&quot;;[.F240];&quot;-row&quot;;TEXT([.G240];&quot;00&quot;);&quot;-col&quot;;TEXT([.H240];&quot;00&quot;))" table:style-name="ce1">
            <text:p>belmont-sheet1-row23-col02</text:p>
          </table:table-cell>
          <table:table-cell office:value-type="string" office:string-value="belmont-2sht1-2rw23-2cl02" table:formula="of:=CONCATENATE([.A240];&quot;-2sht&quot;;[.F240];&quot;-2rw&quot;;TEXT([.G240];&quot;00&quot;);&quot;-2cl&quot;;TEXT([.H240];&quot;00&quot;))" table:style-name="ce1">
            <text:p>belmont-2sht1-2rw23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asternillinois</text:p>
          </table:table-cell>
          <table:table-cell office:value-type="string" table:style-name="ce1">
            <text:p>Eastern Illinois Panthers</text:p>
          </table:table-cell>
          <table:table-cell office:value-type="string" table:style-name="ce1">
            <text:p>Eastern Illinois Panthers</text:p>
          </table:table-cell>
          <table:table-cell office:value-type="string" table:style-name="ce1">
            <text:p>Eastern Illino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asternillinois</text:p>
          </table:table-cell>
          <table:table-cell office:value-type="string" table:style-name="ce3">
            <text:p>#f/easternillinois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asternillinois" table:formula="of:=IF([.S241]=&quot;None&quot;;CONCATENATE([.A241];&quot;-sheet&quot;;[.F241];&quot;-row&quot;;TEXT([.G241];&quot;00&quot;);&quot;-col&quot;;TEXT([.H241];&quot;00&quot;));[.S241])" table:style-name="ce1">
            <text:p>easternillinois</text:p>
          </table:table-cell>
          <table:table-cell office:value-type="string" office:string-value="easternillinois-sheet1-row23-col03" table:formula="of:=CONCATENATE([.A241];&quot;-sheet&quot;;[.F241];&quot;-row&quot;;TEXT([.G241];&quot;00&quot;);&quot;-col&quot;;TEXT([.H241];&quot;00&quot;))" table:style-name="ce1">
            <text:p>easternillinois-sheet1-row23-col03</text:p>
          </table:table-cell>
          <table:table-cell office:value-type="string" office:string-value="easternillinois-2sht1-2rw23-2cl03" table:formula="of:=CONCATENATE([.A241];&quot;-2sht&quot;;[.F241];&quot;-2rw&quot;;TEXT([.G241];&quot;00&quot;);&quot;-2cl&quot;;TEXT([.H241];&quot;00&quot;))" table:style-name="ce1">
            <text:p>easternillinois-2sht1-2rw23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asternkentucky</text:p>
          </table:table-cell>
          <table:table-cell office:value-type="string" table:style-name="ce1">
            <text:p>Eastern Kentucky Colonels</text:p>
          </table:table-cell>
          <table:table-cell office:value-type="string" table:style-name="ce1">
            <text:p>Eastern Kentucky Colonels</text:p>
          </table:table-cell>
          <table:table-cell office:value-type="string" table:style-name="ce1">
            <text:p>Eastern Kentuck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asternkentucky</text:p>
          </table:table-cell>
          <table:table-cell office:value-type="string" table:style-name="ce3">
            <text:p>#f/easternkentuck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asternkentucky" table:formula="of:=IF([.S242]=&quot;None&quot;;CONCATENATE([.A242];&quot;-sheet&quot;;[.F242];&quot;-row&quot;;TEXT([.G242];&quot;00&quot;);&quot;-col&quot;;TEXT([.H242];&quot;00&quot;));[.S242])" table:style-name="ce1">
            <text:p>easternkentucky</text:p>
          </table:table-cell>
          <table:table-cell office:value-type="string" office:string-value="easternkentucky-sheet1-row23-col04" table:formula="of:=CONCATENATE([.A242];&quot;-sheet&quot;;[.F242];&quot;-row&quot;;TEXT([.G242];&quot;00&quot;);&quot;-col&quot;;TEXT([.H242];&quot;00&quot;))" table:style-name="ce1">
            <text:p>easternkentucky-sheet1-row23-col04</text:p>
          </table:table-cell>
          <table:table-cell office:value-type="string" office:string-value="easternkentucky-2sht1-2rw23-2cl04" table:formula="of:=CONCATENATE([.A242];&quot;-2sht&quot;;[.F242];&quot;-2rw&quot;;TEXT([.G242];&quot;00&quot;);&quot;-2cl&quot;;TEXT([.H242];&quot;00&quot;))" table:style-name="ce1">
            <text:p>easternkentucky-2sht1-2rw23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jacksonvillestate</text:p>
          </table:table-cell>
          <table:table-cell office:value-type="string" table:style-name="ce1">
            <text:p>Jacksonville State Gamecocks</text:p>
          </table:table-cell>
          <table:table-cell office:value-type="string" table:style-name="ce1">
            <text:p>Jacksonville State Gamecocks</text:p>
          </table:table-cell>
          <table:table-cell office:value-type="string" table:style-name="ce1">
            <text:p>Jacksonville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jacksonvillestate</text:p>
          </table:table-cell>
          <table:table-cell office:value-type="string" table:style-name="ce3">
            <text:p>#f/jacksonville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jacksonvillestate" table:formula="of:=IF([.S243]=&quot;None&quot;;CONCATENATE([.A243];&quot;-sheet&quot;;[.F243];&quot;-row&quot;;TEXT([.G243];&quot;00&quot;);&quot;-col&quot;;TEXT([.H243];&quot;00&quot;));[.S243])" table:style-name="ce1">
            <text:p>jacksonvillestate</text:p>
          </table:table-cell>
          <table:table-cell office:value-type="string" office:string-value="jacksonvillestate-sheet1-row23-col05" table:formula="of:=CONCATENATE([.A243];&quot;-sheet&quot;;[.F243];&quot;-row&quot;;TEXT([.G243];&quot;00&quot;);&quot;-col&quot;;TEXT([.H243];&quot;00&quot;))" table:style-name="ce1">
            <text:p>jacksonvillestate-sheet1-row23-col05</text:p>
          </table:table-cell>
          <table:table-cell office:value-type="string" office:string-value="jacksonvillestate-2sht1-2rw23-2cl05" table:formula="of:=CONCATENATE([.A243];&quot;-2sht&quot;;[.F243];&quot;-2rw&quot;;TEXT([.G243];&quot;00&quot;);&quot;-2cl&quot;;TEXT([.H243];&quot;00&quot;))" table:style-name="ce1">
            <text:p>jacksonvillestate-2sht1-2rw23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oreheadstate</text:p>
          </table:table-cell>
          <table:table-cell office:value-type="string" table:style-name="ce1">
            <text:p>Morehead State Eagles</text:p>
          </table:table-cell>
          <table:table-cell office:value-type="string" table:style-name="ce1">
            <text:p>Morehead State Eagles</text:p>
          </table:table-cell>
          <table:table-cell office:value-type="string" table:style-name="ce1">
            <text:p>Morehead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oreheadstate</text:p>
          </table:table-cell>
          <table:table-cell office:value-type="string" table:style-name="ce3">
            <text:p>#f/morehead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oreheadstate" table:formula="of:=IF([.S244]=&quot;None&quot;;CONCATENATE([.A244];&quot;-sheet&quot;;[.F244];&quot;-row&quot;;TEXT([.G244];&quot;00&quot;);&quot;-col&quot;;TEXT([.H244];&quot;00&quot;));[.S244])" table:style-name="ce1">
            <text:p>moreheadstate</text:p>
          </table:table-cell>
          <table:table-cell office:value-type="string" office:string-value="moreheadstate-sheet1-row23-col06" table:formula="of:=CONCATENATE([.A244];&quot;-sheet&quot;;[.F244];&quot;-row&quot;;TEXT([.G244];&quot;00&quot;);&quot;-col&quot;;TEXT([.H244];&quot;00&quot;))" table:style-name="ce1">
            <text:p>moreheadstate-sheet1-row23-col06</text:p>
          </table:table-cell>
          <table:table-cell office:value-type="string" office:string-value="moreheadstate-2sht1-2rw23-2cl06" table:formula="of:=CONCATENATE([.A244];&quot;-2sht&quot;;[.F244];&quot;-2rw&quot;;TEXT([.G244];&quot;00&quot;);&quot;-2cl&quot;;TEXT([.H244];&quot;00&quot;))" table:style-name="ce1">
            <text:p>moreheadstate-2sht1-2rw23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urraystate</text:p>
          </table:table-cell>
          <table:table-cell office:value-type="string" table:style-name="ce1">
            <text:p>Murray State Racers</text:p>
          </table:table-cell>
          <table:table-cell office:value-type="string" table:style-name="ce1">
            <text:p>Murray State Racers</text:p>
          </table:table-cell>
          <table:table-cell office:value-type="string" table:style-name="ce1">
            <text:p>Murray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urraystate</text:p>
          </table:table-cell>
          <table:table-cell office:value-type="string" table:style-name="ce3">
            <text:p>#f/murray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urraystate" table:formula="of:=IF([.S245]=&quot;None&quot;;CONCATENATE([.A245];&quot;-sheet&quot;;[.F245];&quot;-row&quot;;TEXT([.G245];&quot;00&quot;);&quot;-col&quot;;TEXT([.H245];&quot;00&quot;));[.S245])" table:style-name="ce1">
            <text:p>murraystate</text:p>
          </table:table-cell>
          <table:table-cell office:value-type="string" office:string-value="murraystate-sheet1-row23-col07" table:formula="of:=CONCATENATE([.A245];&quot;-sheet&quot;;[.F245];&quot;-row&quot;;TEXT([.G245];&quot;00&quot;);&quot;-col&quot;;TEXT([.H245];&quot;00&quot;))" table:style-name="ce1">
            <text:p>murraystate-sheet1-row23-col07</text:p>
          </table:table-cell>
          <table:table-cell office:value-type="string" office:string-value="murraystate-2sht1-2rw23-2cl07" table:formula="of:=CONCATENATE([.A245];&quot;-2sht&quot;;[.F245];&quot;-2rw&quot;;TEXT([.G245];&quot;00&quot;);&quot;-2cl&quot;;TEXT([.H245];&quot;00&quot;))" table:style-name="ce1">
            <text:p>murraystate-2sht1-2rw23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eastmissouristate</text:p>
          </table:table-cell>
          <table:table-cell office:value-type="string" table:style-name="ce1">
            <text:p>SE Missouri State Redhawks</text:p>
          </table:table-cell>
          <table:table-cell office:value-type="string" table:style-name="ce1">
            <text:p>SE Missouri State Redhawks</text:p>
          </table:table-cell>
          <table:table-cell office:value-type="string" table:style-name="ce1">
            <text:p>SE Missouri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eastmissouristate</text:p>
          </table:table-cell>
          <table:table-cell office:value-type="string" table:style-name="ce3">
            <text:p>#f/southeastmissouri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eastmissouristate" table:formula="of:=IF([.S246]=&quot;None&quot;;CONCATENATE([.A246];&quot;-sheet&quot;;[.F246];&quot;-row&quot;;TEXT([.G246];&quot;00&quot;);&quot;-col&quot;;TEXT([.H246];&quot;00&quot;));[.S246])" table:style-name="ce1">
            <text:p>southeastmissouristate</text:p>
          </table:table-cell>
          <table:table-cell office:value-type="string" office:string-value="southeastmissouristate-sheet1-row23-col08" table:formula="of:=CONCATENATE([.A246];&quot;-sheet&quot;;[.F246];&quot;-row&quot;;TEXT([.G246];&quot;00&quot;);&quot;-col&quot;;TEXT([.H246];&quot;00&quot;))" table:style-name="ce1">
            <text:p>southeastmissouristate-sheet1-row23-col08</text:p>
          </table:table-cell>
          <table:table-cell office:value-type="string" office:string-value="southeastmissouristate-2sht1-2rw23-2cl08" table:formula="of:=CONCATENATE([.A246];&quot;-2sht&quot;;[.F246];&quot;-2rw&quot;;TEXT([.G246];&quot;00&quot;);&quot;-2cl&quot;;TEXT([.H246];&quot;00&quot;))" table:style-name="ce1">
            <text:p>southeastmissouristate-2sht1-2rw23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iue</text:p>
          </table:table-cell>
          <table:table-cell office:value-type="string" table:style-name="ce1">
            <text:p>SIU Edwardsville Cougars</text:p>
          </table:table-cell>
          <table:table-cell office:value-type="string" table:style-name="ce1">
            <text:p>SIU Edwardsville Cougars</text:p>
          </table:table-cell>
          <table:table-cell office:value-type="string" table:style-name="ce1">
            <text:p>SIU Edwardsvil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iue</text:p>
          </table:table-cell>
          <table:table-cell office:value-type="string" table:style-name="ce3">
            <text:p>#f/siu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iue" table:formula="of:=IF([.S247]=&quot;None&quot;;CONCATENATE([.A247];&quot;-sheet&quot;;[.F247];&quot;-row&quot;;TEXT([.G247];&quot;00&quot;);&quot;-col&quot;;TEXT([.H247];&quot;00&quot;));[.S247])" table:style-name="ce1">
            <text:p>siue</text:p>
          </table:table-cell>
          <table:table-cell office:value-type="string" office:string-value="siue-sheet1-row23-col09" table:formula="of:=CONCATENATE([.A247];&quot;-sheet&quot;;[.F247];&quot;-row&quot;;TEXT([.G247];&quot;00&quot;);&quot;-col&quot;;TEXT([.H247];&quot;00&quot;))" table:style-name="ce1">
            <text:p>siue-sheet1-row23-col09</text:p>
          </table:table-cell>
          <table:table-cell office:value-type="string" office:string-value="siue-2sht1-2rw23-2cl09" table:formula="of:=CONCATENATE([.A247];&quot;-2sht&quot;;[.F247];&quot;-2rw&quot;;TEXT([.G247];&quot;00&quot;);&quot;-2cl&quot;;TEXT([.H247];&quot;00&quot;))" table:style-name="ce1">
            <text:p>siue-2sht1-2rw23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nnesseemartin</text:p>
          </table:table-cell>
          <table:table-cell office:value-type="string" table:style-name="ce1">
            <text:p>UT-Martin Skyhawks</text:p>
          </table:table-cell>
          <table:table-cell office:value-type="string" table:style-name="ce1">
            <text:p>UT-Martin Skyhawks</text:p>
          </table:table-cell>
          <table:table-cell office:value-type="string" table:style-name="ce1">
            <text:p>UT-Marti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ennesseemartin</text:p>
          </table:table-cell>
          <table:table-cell office:value-type="string" table:style-name="ce3">
            <text:p>#f/tennesseemarti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nnesseemartin" table:formula="of:=IF([.S248]=&quot;None&quot;;CONCATENATE([.A248];&quot;-sheet&quot;;[.F248];&quot;-row&quot;;TEXT([.G248];&quot;00&quot;);&quot;-col&quot;;TEXT([.H248];&quot;00&quot;));[.S248])" table:style-name="ce1">
            <text:p>tennesseemartin</text:p>
          </table:table-cell>
          <table:table-cell office:value-type="string" office:string-value="tennesseemartin-sheet1-row23-col10" table:formula="of:=CONCATENATE([.A248];&quot;-sheet&quot;;[.F248];&quot;-row&quot;;TEXT([.G248];&quot;00&quot;);&quot;-col&quot;;TEXT([.H248];&quot;00&quot;))" table:style-name="ce1">
            <text:p>tennesseemartin-sheet1-row23-col10</text:p>
          </table:table-cell>
          <table:table-cell office:value-type="string" office:string-value="tennesseemartin-2sht1-2rw23-2cl10" table:formula="of:=CONCATENATE([.A248];&quot;-2sht&quot;;[.F248];&quot;-2rw&quot;;TEXT([.G248];&quot;00&quot;);&quot;-2cl&quot;;TEXT([.H248];&quot;00&quot;))" table:style-name="ce1">
            <text:p>tennesseemartin-2sht1-2rw23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nnesseestate</text:p>
          </table:table-cell>
          <table:table-cell office:value-type="string" table:style-name="ce1">
            <text:p>Tennessee State Tigers</text:p>
          </table:table-cell>
          <table:table-cell office:value-type="string" table:style-name="ce1">
            <text:p>Tennessee State Tigers</text:p>
          </table:table-cell>
          <table:table-cell office:value-type="string" table:style-name="ce1">
            <text:p>Tennessee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ennesseestate</text:p>
          </table:table-cell>
          <table:table-cell office:value-type="string" table:style-name="ce3">
            <text:p>#f/tennesseestate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nnesseestate" table:formula="of:=IF([.S249]=&quot;None&quot;;CONCATENATE([.A249];&quot;-sheet&quot;;[.F249];&quot;-row&quot;;TEXT([.G249];&quot;00&quot;);&quot;-col&quot;;TEXT([.H249];&quot;00&quot;));[.S249])" table:style-name="ce1">
            <text:p>tennesseestate</text:p>
          </table:table-cell>
          <table:table-cell office:value-type="string" office:string-value="tennesseestate-sheet1-row23-col11" table:formula="of:=CONCATENATE([.A249];&quot;-sheet&quot;;[.F249];&quot;-row&quot;;TEXT([.G249];&quot;00&quot;);&quot;-col&quot;;TEXT([.H249];&quot;00&quot;))" table:style-name="ce1">
            <text:p>tennesseestate-sheet1-row23-col11</text:p>
          </table:table-cell>
          <table:table-cell office:value-type="string" office:string-value="tennesseestate-2sht1-2rw23-2cl11" table:formula="of:=CONCATENATE([.A249];&quot;-2sht&quot;;[.F249];&quot;-2rw&quot;;TEXT([.G249];&quot;00&quot;);&quot;-2cl&quot;;TEXT([.H249];&quot;00&quot;))" table:style-name="ce1">
            <text:p>tennesseestate-2sht1-2rw23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nnesseetech</text:p>
          </table:table-cell>
          <table:table-cell office:value-type="string" table:style-name="ce1">
            <text:p>Tennessee Tech Golden Eagles</text:p>
          </table:table-cell>
          <table:table-cell office:value-type="string" table:style-name="ce1">
            <text:p>Tennessee Tech Golden Eagles</text:p>
          </table:table-cell>
          <table:table-cell office:value-type="string" table:style-name="ce1">
            <text:p>Tennessee Tec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v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ennesseetech</text:p>
          </table:table-cell>
          <table:table-cell office:value-type="string" table:style-name="ce3">
            <text:p>#f/tennesseetec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nnesseetech" table:formula="of:=IF([.S250]=&quot;None&quot;;CONCATENATE([.A250];&quot;-sheet&quot;;[.F250];&quot;-row&quot;;TEXT([.G250];&quot;00&quot;);&quot;-col&quot;;TEXT([.H250];&quot;00&quot;));[.S250])" table:style-name="ce1">
            <text:p>tennesseetech</text:p>
          </table:table-cell>
          <table:table-cell office:value-type="string" office:string-value="tennesseetech-sheet1-row23-col12" table:formula="of:=CONCATENATE([.A250];&quot;-sheet&quot;;[.F250];&quot;-row&quot;;TEXT([.G250];&quot;00&quot;);&quot;-col&quot;;TEXT([.H250];&quot;00&quot;))" table:style-name="ce1">
            <text:p>tennesseetech-sheet1-row23-col12</text:p>
          </table:table-cell>
          <table:table-cell office:value-type="string" office:string-value="tennesseetech-2sht1-2rw23-2cl12" table:formula="of:=CONCATENATE([.A250];&quot;-2sht&quot;;[.F250];&quot;-2rw&quot;;TEXT([.G250];&quot;00&quot;);&quot;-2cl&quot;;TEXT([.H250];&quot;00&quot;))" table:style-name="ce1">
            <text:p>tennesseetech-2sht1-2rw23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rizona</text:p>
          </table:table-cell>
          <table:table-cell office:value-type="string" table:style-name="ce1">
            <text:p>Arizona Wildcats</text:p>
          </table:table-cell>
          <table:table-cell office:value-type="string" table:style-name="ce1">
            <text:p>Arizona Wildcats</text:p>
          </table:table-cell>
          <table:table-cell office:value-type="string" table:style-name="ce1">
            <text:p>Arizo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rizona</text:p>
          </table:table-cell>
          <table:table-cell office:value-type="string" table:style-name="ce1">
            <text:p>#f/arizo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rizona" table:formula="of:=IF([.S251]=&quot;None&quot;;CONCATENATE([.A251];&quot;-sheet&quot;;[.F251];&quot;-row&quot;;TEXT([.G251];&quot;00&quot;);&quot;-col&quot;;TEXT([.H251];&quot;00&quot;));[.S251])" table:style-name="ce1">
            <text:p>arizona</text:p>
          </table:table-cell>
          <table:table-cell office:value-type="string" office:string-value="arizona-sheet1-row24-col01" table:formula="of:=CONCATENATE([.A251];&quot;-sheet&quot;;[.F251];&quot;-row&quot;;TEXT([.G251];&quot;00&quot;);&quot;-col&quot;;TEXT([.H251];&quot;00&quot;))" table:style-name="ce1">
            <text:p>arizona-sheet1-row24-col01</text:p>
          </table:table-cell>
          <table:table-cell office:value-type="string" office:string-value="arizona-2sht1-2rw24-2cl01" table:formula="of:=CONCATENATE([.A251];&quot;-2sht&quot;;[.F251];&quot;-2rw&quot;;TEXT([.G251];&quot;00&quot;);&quot;-2cl&quot;;TEXT([.H251];&quot;00&quot;))" table:style-name="ce1">
            <text:p>arizona-2sht1-2rw24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rizonastate</text:p>
          </table:table-cell>
          <table:table-cell office:value-type="string" table:style-name="ce1">
            <text:p>Arizona State Sun Devils</text:p>
          </table:table-cell>
          <table:table-cell office:value-type="string" table:style-name="ce1">
            <text:p>Arizona State Sun Devils</text:p>
          </table:table-cell>
          <table:table-cell office:value-type="string" table:style-name="ce1">
            <text:p>Arizon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rizonastate</text:p>
          </table:table-cell>
          <table:table-cell office:value-type="string" table:style-name="ce1">
            <text:p>#f/arizon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rizonastate" table:formula="of:=IF([.S252]=&quot;None&quot;;CONCATENATE([.A252];&quot;-sheet&quot;;[.F252];&quot;-row&quot;;TEXT([.G252];&quot;00&quot;);&quot;-col&quot;;TEXT([.H252];&quot;00&quot;));[.S252])" table:style-name="ce1">
            <text:p>arizonastate</text:p>
          </table:table-cell>
          <table:table-cell office:value-type="string" office:string-value="arizonastate-sheet1-row24-col02" table:formula="of:=CONCATENATE([.A252];&quot;-sheet&quot;;[.F252];&quot;-row&quot;;TEXT([.G252];&quot;00&quot;);&quot;-col&quot;;TEXT([.H252];&quot;00&quot;))" table:style-name="ce1">
            <text:p>arizonastate-sheet1-row24-col02</text:p>
          </table:table-cell>
          <table:table-cell office:value-type="string" office:string-value="arizonastate-2sht1-2rw24-2cl02" table:formula="of:=CONCATENATE([.A252];&quot;-2sht&quot;;[.F252];&quot;-2rw&quot;;TEXT([.G252];&quot;00&quot;);&quot;-2cl&quot;;TEXT([.H252];&quot;00&quot;))" table:style-name="ce1">
            <text:p>arizonastate-2sht1-2rw24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alifornia</text:p>
          </table:table-cell>
          <table:table-cell office:value-type="string" table:style-name="ce1">
            <text:p>California Golden Bears</text:p>
          </table:table-cell>
          <table:table-cell office:value-type="string" table:style-name="ce1">
            <text:p>California Golden Bears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#f/californi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alifornia" table:formula="of:=IF([.S253]=&quot;None&quot;;CONCATENATE([.A253];&quot;-sheet&quot;;[.F253];&quot;-row&quot;;TEXT([.G253];&quot;00&quot;);&quot;-col&quot;;TEXT([.H253];&quot;00&quot;));[.S253])" table:style-name="ce1">
            <text:p>california</text:p>
          </table:table-cell>
          <table:table-cell office:value-type="string" office:string-value="california-sheet1-row24-col03" table:formula="of:=CONCATENATE([.A253];&quot;-sheet&quot;;[.F253];&quot;-row&quot;;TEXT([.G253];&quot;00&quot;);&quot;-col&quot;;TEXT([.H253];&quot;00&quot;))" table:style-name="ce1">
            <text:p>california-sheet1-row24-col03</text:p>
          </table:table-cell>
          <table:table-cell office:value-type="string" office:string-value="california-2sht1-2rw24-2cl03" table:formula="of:=CONCATENATE([.A253];&quot;-2sht&quot;;[.F253];&quot;-2rw&quot;;TEXT([.G253];&quot;00&quot;);&quot;-2cl&quot;;TEXT([.H253];&quot;00&quot;))" table:style-name="ce1">
            <text:p>california-2sht1-2rw24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lorado</text:p>
          </table:table-cell>
          <table:table-cell office:value-type="string" table:style-name="ce1">
            <text:p>Colorado Buffaloes</text:p>
          </table:table-cell>
          <table:table-cell office:value-type="string" table:style-name="ce1">
            <text:p>Colorado Buffaloes</text:p>
          </table:table-cell>
          <table:table-cell office:value-type="string" table:style-name="ce1">
            <text:p>Colorad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colorado</text:p>
          </table:table-cell>
          <table:table-cell office:value-type="string" table:style-name="ce1">
            <text:p>#f/colorad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lorado" table:formula="of:=IF([.S254]=&quot;None&quot;;CONCATENATE([.A254];&quot;-sheet&quot;;[.F254];&quot;-row&quot;;TEXT([.G254];&quot;00&quot;);&quot;-col&quot;;TEXT([.H254];&quot;00&quot;));[.S254])" table:style-name="ce1">
            <text:p>colorado</text:p>
          </table:table-cell>
          <table:table-cell office:value-type="string" office:string-value="colorado-sheet1-row24-col04" table:formula="of:=CONCATENATE([.A254];&quot;-sheet&quot;;[.F254];&quot;-row&quot;;TEXT([.G254];&quot;00&quot;);&quot;-col&quot;;TEXT([.H254];&quot;00&quot;))" table:style-name="ce1">
            <text:p>colorado-sheet1-row24-col04</text:p>
          </table:table-cell>
          <table:table-cell office:value-type="string" office:string-value="colorado-2sht1-2rw24-2cl04" table:formula="of:=CONCATENATE([.A254];&quot;-2sht&quot;;[.F254];&quot;-2rw&quot;;TEXT([.G254];&quot;00&quot;);&quot;-2cl&quot;;TEXT([.H254];&quot;00&quot;))" table:style-name="ce1">
            <text:p>colorado-2sht1-2rw24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regon</text:p>
          </table:table-cell>
          <table:table-cell office:value-type="string" table:style-name="ce1">
            <text:p>Oregon Ducks</text:p>
          </table:table-cell>
          <table:table-cell office:value-type="string" table:style-name="ce1">
            <text:p>Oregon Ducks</text:p>
          </table:table-cell>
          <table:table-cell office:value-type="string" table:style-name="ce1">
            <text:p>Oreg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regon</text:p>
          </table:table-cell>
          <table:table-cell office:value-type="string" table:style-name="ce1">
            <text:p>#f/oreg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regon" table:formula="of:=IF([.S255]=&quot;None&quot;;CONCATENATE([.A255];&quot;-sheet&quot;;[.F255];&quot;-row&quot;;TEXT([.G255];&quot;00&quot;);&quot;-col&quot;;TEXT([.H255];&quot;00&quot;));[.S255])" table:style-name="ce1">
            <text:p>oregon</text:p>
          </table:table-cell>
          <table:table-cell office:value-type="string" office:string-value="oregon-sheet1-row24-col05" table:formula="of:=CONCATENATE([.A255];&quot;-sheet&quot;;[.F255];&quot;-row&quot;;TEXT([.G255];&quot;00&quot;);&quot;-col&quot;;TEXT([.H255];&quot;00&quot;))" table:style-name="ce1">
            <text:p>oregon-sheet1-row24-col05</text:p>
          </table:table-cell>
          <table:table-cell office:value-type="string" office:string-value="oregon-2sht1-2rw24-2cl05" table:formula="of:=CONCATENATE([.A255];&quot;-2sht&quot;;[.F255];&quot;-2rw&quot;;TEXT([.G255];&quot;00&quot;);&quot;-2cl&quot;;TEXT([.H255];&quot;00&quot;))" table:style-name="ce1">
            <text:p>oregon-2sht1-2rw24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regonstate</text:p>
          </table:table-cell>
          <table:table-cell office:value-type="string" table:style-name="ce1">
            <text:p>Oregon State Beavers</text:p>
          </table:table-cell>
          <table:table-cell office:value-type="string" table:style-name="ce1">
            <text:p>Oregon State Beavers</text:p>
          </table:table-cell>
          <table:table-cell office:value-type="string" table:style-name="ce1">
            <text:p>Orego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regonstate</text:p>
          </table:table-cell>
          <table:table-cell office:value-type="string" table:style-name="ce1">
            <text:p>#f/orego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regonstate" table:formula="of:=IF([.S256]=&quot;None&quot;;CONCATENATE([.A256];&quot;-sheet&quot;;[.F256];&quot;-row&quot;;TEXT([.G256];&quot;00&quot;);&quot;-col&quot;;TEXT([.H256];&quot;00&quot;));[.S256])" table:style-name="ce1">
            <text:p>oregonstate</text:p>
          </table:table-cell>
          <table:table-cell office:value-type="string" office:string-value="oregonstate-sheet1-row24-col06" table:formula="of:=CONCATENATE([.A256];&quot;-sheet&quot;;[.F256];&quot;-row&quot;;TEXT([.G256];&quot;00&quot;);&quot;-col&quot;;TEXT([.H256];&quot;00&quot;))" table:style-name="ce1">
            <text:p>oregonstate-sheet1-row24-col06</text:p>
          </table:table-cell>
          <table:table-cell office:value-type="string" office:string-value="oregonstate-2sht1-2rw24-2cl06" table:formula="of:=CONCATENATE([.A256];&quot;-2sht&quot;;[.F256];&quot;-2rw&quot;;TEXT([.G256];&quot;00&quot;);&quot;-2cl&quot;;TEXT([.H256];&quot;00&quot;))" table:style-name="ce1">
            <text:p>oregonstate-2sht1-2rw24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anford</text:p>
          </table:table-cell>
          <table:table-cell office:value-type="string" table:style-name="ce1">
            <text:p>Stanford Cardinal</text:p>
          </table:table-cell>
          <table:table-cell office:value-type="string" table:style-name="ce1">
            <text:p>Stanford Cardinal</text:p>
          </table:table-cell>
          <table:table-cell office:value-type="string" table:style-name="ce1">
            <text:p>Stanfo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tanford</text:p>
          </table:table-cell>
          <table:table-cell office:value-type="string" table:style-name="ce1">
            <text:p>#f/stanfor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anford" table:formula="of:=IF([.S257]=&quot;None&quot;;CONCATENATE([.A257];&quot;-sheet&quot;;[.F257];&quot;-row&quot;;TEXT([.G257];&quot;00&quot;);&quot;-col&quot;;TEXT([.H257];&quot;00&quot;));[.S257])" table:style-name="ce1">
            <text:p>stanford</text:p>
          </table:table-cell>
          <table:table-cell office:value-type="string" office:string-value="stanford-sheet1-row24-col07" table:formula="of:=CONCATENATE([.A257];&quot;-sheet&quot;;[.F257];&quot;-row&quot;;TEXT([.G257];&quot;00&quot;);&quot;-col&quot;;TEXT([.H257];&quot;00&quot;))" table:style-name="ce1">
            <text:p>stanford-sheet1-row24-col07</text:p>
          </table:table-cell>
          <table:table-cell office:value-type="string" office:string-value="stanford-2sht1-2rw24-2cl07" table:formula="of:=CONCATENATE([.A257];&quot;-2sht&quot;;[.F257];&quot;-2rw&quot;;TEXT([.G257];&quot;00&quot;);&quot;-2cl&quot;;TEXT([.H257];&quot;00&quot;))" table:style-name="ce1">
            <text:p>stanford-2sht1-2rw24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cla</text:p>
          </table:table-cell>
          <table:table-cell office:value-type="string" table:style-name="ce1">
            <text:p>UCLA Bruins</text:p>
          </table:table-cell>
          <table:table-cell office:value-type="string" table:style-name="ce1">
            <text:p>UCLA Bruins</text:p>
          </table:table-cell>
          <table:table-cell office:value-type="string" table:style-name="ce1">
            <text:p>UCL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cla</text:p>
          </table:table-cell>
          <table:table-cell office:value-type="string" table:style-name="ce1">
            <text:p>#f/ucl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cla" table:formula="of:=IF([.S258]=&quot;None&quot;;CONCATENATE([.A258];&quot;-sheet&quot;;[.F258];&quot;-row&quot;;TEXT([.G258];&quot;00&quot;);&quot;-col&quot;;TEXT([.H258];&quot;00&quot;));[.S258])" table:style-name="ce1">
            <text:p>ucla</text:p>
          </table:table-cell>
          <table:table-cell office:value-type="string" office:string-value="ucla-sheet1-row24-col08" table:formula="of:=CONCATENATE([.A258];&quot;-sheet&quot;;[.F258];&quot;-row&quot;;TEXT([.G258];&quot;00&quot;);&quot;-col&quot;;TEXT([.H258];&quot;00&quot;))" table:style-name="ce1">
            <text:p>ucla-sheet1-row24-col08</text:p>
          </table:table-cell>
          <table:table-cell office:value-type="string" office:string-value="ucla-2sht1-2rw24-2cl08" table:formula="of:=CONCATENATE([.A258];&quot;-2sht&quot;;[.F258];&quot;-2rw&quot;;TEXT([.G258];&quot;00&quot;);&quot;-2cl&quot;;TEXT([.H258];&quot;00&quot;))" table:style-name="ce1">
            <text:p>ucla-2sht1-2rw24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sc</text:p>
          </table:table-cell>
          <table:table-cell office:value-type="string" table:style-name="ce1">
            <text:p>USC Trojans</text:p>
          </table:table-cell>
          <table:table-cell office:value-type="string" table:style-name="ce1">
            <text:p>USC Trojans</text:p>
          </table:table-cell>
          <table:table-cell office:value-type="string" table:style-name="ce1">
            <text:p>US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sc</text:p>
          </table:table-cell>
          <table:table-cell office:value-type="string" table:style-name="ce1">
            <text:p>#f/us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sc" table:formula="of:=IF([.S259]=&quot;None&quot;;CONCATENATE([.A259];&quot;-sheet&quot;;[.F259];&quot;-row&quot;;TEXT([.G259];&quot;00&quot;);&quot;-col&quot;;TEXT([.H259];&quot;00&quot;));[.S259])" table:style-name="ce1">
            <text:p>usc</text:p>
          </table:table-cell>
          <table:table-cell office:value-type="string" office:string-value="usc-sheet1-row24-col09" table:formula="of:=CONCATENATE([.A259];&quot;-sheet&quot;;[.F259];&quot;-row&quot;;TEXT([.G259];&quot;00&quot;);&quot;-col&quot;;TEXT([.H259];&quot;00&quot;))" table:style-name="ce1">
            <text:p>usc-sheet1-row24-col09</text:p>
          </table:table-cell>
          <table:table-cell office:value-type="string" office:string-value="usc-2sht1-2rw24-2cl09" table:formula="of:=CONCATENATE([.A259];&quot;-2sht&quot;;[.F259];&quot;-2rw&quot;;TEXT([.G259];&quot;00&quot;);&quot;-2cl&quot;;TEXT([.H259];&quot;00&quot;))" table:style-name="ce1">
            <text:p>usc-2sht1-2rw24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tah</text:p>
          </table:table-cell>
          <table:table-cell office:value-type="string" table:style-name="ce1">
            <text:p>Utah Utes</text:p>
          </table:table-cell>
          <table:table-cell office:value-type="string" table:style-name="ce1">
            <text:p>Utah Utes</text:p>
          </table:table-cell>
          <table:table-cell office:value-type="string" table:style-name="ce1">
            <text:p>Uta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utah</text:p>
          </table:table-cell>
          <table:table-cell office:value-type="string" table:style-name="ce1">
            <text:p>#f/uta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tah" table:formula="of:=IF([.S260]=&quot;None&quot;;CONCATENATE([.A260];&quot;-sheet&quot;;[.F260];&quot;-row&quot;;TEXT([.G260];&quot;00&quot;);&quot;-col&quot;;TEXT([.H260];&quot;00&quot;));[.S260])" table:style-name="ce1">
            <text:p>utah</text:p>
          </table:table-cell>
          <table:table-cell office:value-type="string" office:string-value="utah-sheet1-row24-col10" table:formula="of:=CONCATENATE([.A260];&quot;-sheet&quot;;[.F260];&quot;-row&quot;;TEXT([.G260];&quot;00&quot;);&quot;-col&quot;;TEXT([.H260];&quot;00&quot;))" table:style-name="ce1">
            <text:p>utah-sheet1-row24-col10</text:p>
          </table:table-cell>
          <table:table-cell office:value-type="string" office:string-value="utah-2sht1-2rw24-2cl10" table:formula="of:=CONCATENATE([.A260];&quot;-2sht&quot;;[.F260];&quot;-2rw&quot;;TEXT([.G260];&quot;00&quot;);&quot;-2cl&quot;;TEXT([.H260];&quot;00&quot;))" table:style-name="ce1">
            <text:p>utah-2sht1-2rw24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ashington</text:p>
          </table:table-cell>
          <table:table-cell office:value-type="string" table:style-name="ce1">
            <text:p>Washington Huskies</text:p>
          </table:table-cell>
          <table:table-cell office:value-type="string" table:style-name="ce1">
            <text:p>Washington Huskies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#f/washingt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ashington" table:formula="of:=IF([.S261]=&quot;None&quot;;CONCATENATE([.A261];&quot;-sheet&quot;;[.F261];&quot;-row&quot;;TEXT([.G261];&quot;00&quot;);&quot;-col&quot;;TEXT([.H261];&quot;00&quot;));[.S261])" table:style-name="ce1">
            <text:p>washington</text:p>
          </table:table-cell>
          <table:table-cell office:value-type="string" office:string-value="washington-sheet1-row24-col11" table:formula="of:=CONCATENATE([.A261];&quot;-sheet&quot;;[.F261];&quot;-row&quot;;TEXT([.G261];&quot;00&quot;);&quot;-col&quot;;TEXT([.H261];&quot;00&quot;))" table:style-name="ce1">
            <text:p>washington-sheet1-row24-col11</text:p>
          </table:table-cell>
          <table:table-cell office:value-type="string" office:string-value="washington-2sht1-2rw24-2cl11" table:formula="of:=CONCATENATE([.A261];&quot;-2sht&quot;;[.F261];&quot;-2rw&quot;;TEXT([.G261];&quot;00&quot;);&quot;-2cl&quot;;TEXT([.H261];&quot;00&quot;))" table:style-name="ce1">
            <text:p>washington-2sht1-2rw24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ashingtonstate</text:p>
          </table:table-cell>
          <table:table-cell office:value-type="string" table:style-name="ce1">
            <text:p>Washington State Cougars</text:p>
          </table:table-cell>
          <table:table-cell office:value-type="string" table:style-name="ce1">
            <text:p>Washington State Cougars</text:p>
          </table:table-cell>
          <table:table-cell office:value-type="string" table:style-name="ce1">
            <text:p>Washingto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1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washingtonstate</text:p>
          </table:table-cell>
          <table:table-cell office:value-type="string" table:style-name="ce1">
            <text:p>#f/washingto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ashingtonstate" table:formula="of:=IF([.S262]=&quot;None&quot;;CONCATENATE([.A262];&quot;-sheet&quot;;[.F262];&quot;-row&quot;;TEXT([.G262];&quot;00&quot;);&quot;-col&quot;;TEXT([.H262];&quot;00&quot;));[.S262])" table:style-name="ce1">
            <text:p>washingtonstate</text:p>
          </table:table-cell>
          <table:table-cell office:value-type="string" office:string-value="washingtonstate-sheet1-row24-col12" table:formula="of:=CONCATENATE([.A262];&quot;-sheet&quot;;[.F262];&quot;-row&quot;;TEXT([.G262];&quot;00&quot;);&quot;-col&quot;;TEXT([.H262];&quot;00&quot;))" table:style-name="ce1">
            <text:p>washingtonstate-sheet1-row24-col12</text:p>
          </table:table-cell>
          <table:table-cell office:value-type="string" office:string-value="washingtonstate-2sht1-2rw24-2cl12" table:formula="of:=CONCATENATE([.A262];&quot;-2sht&quot;;[.F262];&quot;-2rw&quot;;TEXT([.G262];&quot;00&quot;);&quot;-2cl&quot;;TEXT([.H262];&quot;00&quot;))" table:style-name="ce1">
            <text:p>washingtonstate-2sht1-2rw24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merican</text:p>
          </table:table-cell>
          <table:table-cell office:value-type="string" table:style-name="ce1">
            <text:p>American Eagles</text:p>
          </table:table-cell>
          <table:table-cell office:value-type="string" table:style-name="ce1">
            <text:p>American Eagles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merican</text:p>
          </table:table-cell>
          <table:table-cell office:value-type="string" table:style-name="ce3">
            <text:p>#f/americ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merican" table:formula="of:=IF([.S263]=&quot;None&quot;;CONCATENATE([.A263];&quot;-sheet&quot;;[.F263];&quot;-row&quot;;TEXT([.G263];&quot;00&quot;);&quot;-col&quot;;TEXT([.H263];&quot;00&quot;));[.S263])" table:style-name="ce1">
            <text:p>american</text:p>
          </table:table-cell>
          <table:table-cell office:value-type="string" office:string-value="american-sheet1-row25-col01" table:formula="of:=CONCATENATE([.A263];&quot;-sheet&quot;;[.F263];&quot;-row&quot;;TEXT([.G263];&quot;00&quot;);&quot;-col&quot;;TEXT([.H263];&quot;00&quot;))" table:style-name="ce1">
            <text:p>american-sheet1-row25-col01</text:p>
          </table:table-cell>
          <table:table-cell office:value-type="string" office:string-value="american-2sht1-2rw25-2cl01" table:formula="of:=CONCATENATE([.A263];&quot;-2sht&quot;;[.F263];&quot;-2rw&quot;;TEXT([.G263];&quot;00&quot;);&quot;-2cl&quot;;TEXT([.H263];&quot;00&quot;))" table:style-name="ce1">
            <text:p>american-2sht1-2rw25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rmy</text:p>
          </table:table-cell>
          <table:table-cell office:value-type="string" table:style-name="ce1">
            <text:p>Army West Point Black Knights</text:p>
          </table:table-cell>
          <table:table-cell office:value-type="string" table:style-name="ce1">
            <text:p>Army West Point Black Knights</text:p>
          </table:table-cell>
          <table:table-cell office:value-type="string" table:style-name="ce1">
            <text:p>Army West Poin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rmy</text:p>
          </table:table-cell>
          <table:table-cell office:value-type="string" table:style-name="ce3">
            <text:p>#f/arm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rmy" table:formula="of:=IF([.S264]=&quot;None&quot;;CONCATENATE([.A264];&quot;-sheet&quot;;[.F264];&quot;-row&quot;;TEXT([.G264];&quot;00&quot;);&quot;-col&quot;;TEXT([.H264];&quot;00&quot;));[.S264])" table:style-name="ce1">
            <text:p>army</text:p>
          </table:table-cell>
          <table:table-cell office:value-type="string" office:string-value="army-sheet1-row25-col02" table:formula="of:=CONCATENATE([.A264];&quot;-sheet&quot;;[.F264];&quot;-row&quot;;TEXT([.G264];&quot;00&quot;);&quot;-col&quot;;TEXT([.H264];&quot;00&quot;))" table:style-name="ce1">
            <text:p>army-sheet1-row25-col02</text:p>
          </table:table-cell>
          <table:table-cell office:value-type="string" office:string-value="army-2sht1-2rw25-2cl02" table:formula="of:=CONCATENATE([.A264];&quot;-2sht&quot;;[.F264];&quot;-2rw&quot;;TEXT([.G264];&quot;00&quot;);&quot;-2cl&quot;;TEXT([.H264];&quot;00&quot;))" table:style-name="ce1">
            <text:p>army-2sht1-2rw25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ostonuniversity</text:p>
          </table:table-cell>
          <table:table-cell office:value-type="string" table:style-name="ce1">
            <text:p>Boston University Terriers</text:p>
          </table:table-cell>
          <table:table-cell office:value-type="string" table:style-name="ce1">
            <text:p>Boston University Terriers</text:p>
          </table:table-cell>
          <table:table-cell office:value-type="string" table:style-name="ce1">
            <text:p>Boston Universit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ostonuniversity</text:p>
          </table:table-cell>
          <table:table-cell office:value-type="string" table:style-name="ce3">
            <text:p>#f/bostonuniversit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ostonuniversity" table:formula="of:=IF([.S265]=&quot;None&quot;;CONCATENATE([.A265];&quot;-sheet&quot;;[.F265];&quot;-row&quot;;TEXT([.G265];&quot;00&quot;);&quot;-col&quot;;TEXT([.H265];&quot;00&quot;));[.S265])" table:style-name="ce1">
            <text:p>bostonuniversity</text:p>
          </table:table-cell>
          <table:table-cell office:value-type="string" office:string-value="bostonuniversity-sheet1-row25-col03" table:formula="of:=CONCATENATE([.A265];&quot;-sheet&quot;;[.F265];&quot;-row&quot;;TEXT([.G265];&quot;00&quot;);&quot;-col&quot;;TEXT([.H265];&quot;00&quot;))" table:style-name="ce1">
            <text:p>bostonuniversity-sheet1-row25-col03</text:p>
          </table:table-cell>
          <table:table-cell office:value-type="string" office:string-value="bostonuniversity-2sht1-2rw25-2cl03" table:formula="of:=CONCATENATE([.A265];&quot;-2sht&quot;;[.F265];&quot;-2rw&quot;;TEXT([.G265];&quot;00&quot;);&quot;-2cl&quot;;TEXT([.H265];&quot;00&quot;))" table:style-name="ce1">
            <text:p>bostonuniversity-2sht1-2rw25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ucknell</text:p>
          </table:table-cell>
          <table:table-cell office:value-type="string" table:style-name="ce1">
            <text:p>Bucknell Bison</text:p>
          </table:table-cell>
          <table:table-cell office:value-type="string" table:style-name="ce1">
            <text:p>Bucknell Bison</text:p>
          </table:table-cell>
          <table:table-cell office:value-type="string" table:style-name="ce1">
            <text:p>Bucknel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ucknell</text:p>
          </table:table-cell>
          <table:table-cell office:value-type="string" table:style-name="ce3">
            <text:p>#f/bucknell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ucknell" table:formula="of:=IF([.S266]=&quot;None&quot;;CONCATENATE([.A266];&quot;-sheet&quot;;[.F266];&quot;-row&quot;;TEXT([.G266];&quot;00&quot;);&quot;-col&quot;;TEXT([.H266];&quot;00&quot;));[.S266])" table:style-name="ce1">
            <text:p>bucknell</text:p>
          </table:table-cell>
          <table:table-cell office:value-type="string" office:string-value="bucknell-sheet1-row25-col04" table:formula="of:=CONCATENATE([.A266];&quot;-sheet&quot;;[.F266];&quot;-row&quot;;TEXT([.G266];&quot;00&quot;);&quot;-col&quot;;TEXT([.H266];&quot;00&quot;))" table:style-name="ce1">
            <text:p>bucknell-sheet1-row25-col04</text:p>
          </table:table-cell>
          <table:table-cell office:value-type="string" office:string-value="bucknell-2sht1-2rw25-2cl04" table:formula="of:=CONCATENATE([.A266];&quot;-2sht&quot;;[.F266];&quot;-2rw&quot;;TEXT([.G266];&quot;00&quot;);&quot;-2cl&quot;;TEXT([.H266];&quot;00&quot;))" table:style-name="ce1">
            <text:p>bucknell-2sht1-2rw25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lgate</text:p>
          </table:table-cell>
          <table:table-cell office:value-type="string" table:style-name="ce1">
            <text:p>Colgate Raiders</text:p>
          </table:table-cell>
          <table:table-cell office:value-type="string" table:style-name="ce1">
            <text:p>Colgate Raiders</text:p>
          </table:table-cell>
          <table:table-cell office:value-type="string" table:style-name="ce1">
            <text:p>Colg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olgate</text:p>
          </table:table-cell>
          <table:table-cell office:value-type="string" table:style-name="ce3">
            <text:p>#f/colg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lgate" table:formula="of:=IF([.S267]=&quot;None&quot;;CONCATENATE([.A267];&quot;-sheet&quot;;[.F267];&quot;-row&quot;;TEXT([.G267];&quot;00&quot;);&quot;-col&quot;;TEXT([.H267];&quot;00&quot;));[.S267])" table:style-name="ce1">
            <text:p>colgate</text:p>
          </table:table-cell>
          <table:table-cell office:value-type="string" office:string-value="colgate-sheet1-row25-col05" table:formula="of:=CONCATENATE([.A267];&quot;-sheet&quot;;[.F267];&quot;-row&quot;;TEXT([.G267];&quot;00&quot;);&quot;-col&quot;;TEXT([.H267];&quot;00&quot;))" table:style-name="ce1">
            <text:p>colgate-sheet1-row25-col05</text:p>
          </table:table-cell>
          <table:table-cell office:value-type="string" office:string-value="colgate-2sht1-2rw25-2cl05" table:formula="of:=CONCATENATE([.A267];&quot;-2sht&quot;;[.F267];&quot;-2rw&quot;;TEXT([.G267];&quot;00&quot;);&quot;-2cl&quot;;TEXT([.H267];&quot;00&quot;))" table:style-name="ce1">
            <text:p>colgate-2sht1-2rw25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olycross</text:p>
          </table:table-cell>
          <table:table-cell office:value-type="string" table:style-name="ce1">
            <text:p>Holy Cross Crusaders</text:p>
          </table:table-cell>
          <table:table-cell office:value-type="string" table:style-name="ce1">
            <text:p>Holy Cross Crusaders</text:p>
          </table:table-cell>
          <table:table-cell office:value-type="string" table:style-name="ce1">
            <text:p>Holy Cros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olycross</text:p>
          </table:table-cell>
          <table:table-cell office:value-type="string" table:style-name="ce3">
            <text:p>#f/holycros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olycross" table:formula="of:=IF([.S268]=&quot;None&quot;;CONCATENATE([.A268];&quot;-sheet&quot;;[.F268];&quot;-row&quot;;TEXT([.G268];&quot;00&quot;);&quot;-col&quot;;TEXT([.H268];&quot;00&quot;));[.S268])" table:style-name="ce1">
            <text:p>holycross</text:p>
          </table:table-cell>
          <table:table-cell office:value-type="string" office:string-value="holycross-sheet1-row25-col06" table:formula="of:=CONCATENATE([.A268];&quot;-sheet&quot;;[.F268];&quot;-row&quot;;TEXT([.G268];&quot;00&quot;);&quot;-col&quot;;TEXT([.H268];&quot;00&quot;))" table:style-name="ce1">
            <text:p>holycross-sheet1-row25-col06</text:p>
          </table:table-cell>
          <table:table-cell office:value-type="string" office:string-value="holycross-2sht1-2rw25-2cl06" table:formula="of:=CONCATENATE([.A268];&quot;-2sht&quot;;[.F268];&quot;-2rw&quot;;TEXT([.G268];&quot;00&quot;);&quot;-2cl&quot;;TEXT([.H268];&quot;00&quot;))" table:style-name="ce1">
            <text:p>holycross-2sht1-2rw25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afayette</text:p>
          </table:table-cell>
          <table:table-cell office:value-type="string" table:style-name="ce1">
            <text:p>Lafayette Leopards</text:p>
          </table:table-cell>
          <table:table-cell office:value-type="string" table:style-name="ce1">
            <text:p>Lafayette Leopards</text:p>
          </table:table-cell>
          <table:table-cell office:value-type="string" table:style-name="ce1">
            <text:p>Lafayet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afayette</text:p>
          </table:table-cell>
          <table:table-cell office:value-type="string" table:style-name="ce3">
            <text:p>#f/lafayet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afayette" table:formula="of:=IF([.S269]=&quot;None&quot;;CONCATENATE([.A269];&quot;-sheet&quot;;[.F269];&quot;-row&quot;;TEXT([.G269];&quot;00&quot;);&quot;-col&quot;;TEXT([.H269];&quot;00&quot;));[.S269])" table:style-name="ce1">
            <text:p>lafayette</text:p>
          </table:table-cell>
          <table:table-cell office:value-type="string" office:string-value="lafayette-sheet1-row25-col07" table:formula="of:=CONCATENATE([.A269];&quot;-sheet&quot;;[.F269];&quot;-row&quot;;TEXT([.G269];&quot;00&quot;);&quot;-col&quot;;TEXT([.H269];&quot;00&quot;))" table:style-name="ce1">
            <text:p>lafayette-sheet1-row25-col07</text:p>
          </table:table-cell>
          <table:table-cell office:value-type="string" office:string-value="lafayette-2sht1-2rw25-2cl07" table:formula="of:=CONCATENATE([.A269];&quot;-2sht&quot;;[.F269];&quot;-2rw&quot;;TEXT([.G269];&quot;00&quot;);&quot;-2cl&quot;;TEXT([.H269];&quot;00&quot;))" table:style-name="ce1">
            <text:p>lafayette-2sht1-2rw25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ehigh</text:p>
          </table:table-cell>
          <table:table-cell office:value-type="string" table:style-name="ce1">
            <text:p>Lehigh Mountain Hawks</text:p>
          </table:table-cell>
          <table:table-cell office:value-type="string" table:style-name="ce1">
            <text:p>Lehigh Mountain Hawks</text:p>
          </table:table-cell>
          <table:table-cell office:value-type="string" table:style-name="ce1">
            <text:p>Lehig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ehigh</text:p>
          </table:table-cell>
          <table:table-cell office:value-type="string" table:style-name="ce3">
            <text:p>#f/lehig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ehigh" table:formula="of:=IF([.S270]=&quot;None&quot;;CONCATENATE([.A270];&quot;-sheet&quot;;[.F270];&quot;-row&quot;;TEXT([.G270];&quot;00&quot;);&quot;-col&quot;;TEXT([.H270];&quot;00&quot;));[.S270])" table:style-name="ce1">
            <text:p>lehigh</text:p>
          </table:table-cell>
          <table:table-cell office:value-type="string" office:string-value="lehigh-sheet1-row25-col08" table:formula="of:=CONCATENATE([.A270];&quot;-sheet&quot;;[.F270];&quot;-row&quot;;TEXT([.G270];&quot;00&quot;);&quot;-col&quot;;TEXT([.H270];&quot;00&quot;))" table:style-name="ce1">
            <text:p>lehigh-sheet1-row25-col08</text:p>
          </table:table-cell>
          <table:table-cell office:value-type="string" office:string-value="lehigh-2sht1-2rw25-2cl08" table:formula="of:=CONCATENATE([.A270];&quot;-2sht&quot;;[.F270];&quot;-2rw&quot;;TEXT([.G270];&quot;00&quot;);&quot;-2cl&quot;;TEXT([.H270];&quot;00&quot;))" table:style-name="ce1">
            <text:p>lehigh-2sht1-2rw25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yolamaryland</text:p>
          </table:table-cell>
          <table:table-cell office:value-type="string" table:style-name="ce1">
            <text:p>Loyola MD Greyhounds</text:p>
          </table:table-cell>
          <table:table-cell office:value-type="string" table:style-name="ce1">
            <text:p>Loyola MD Greyhounds</text:p>
          </table:table-cell>
          <table:table-cell office:value-type="string" table:style-name="ce1">
            <text:p>Loyola M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oyolamaryland</text:p>
          </table:table-cell>
          <table:table-cell office:value-type="string" table:style-name="ce3">
            <text:p>#f/loyolamarylan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yolamaryland" table:formula="of:=IF([.S271]=&quot;None&quot;;CONCATENATE([.A271];&quot;-sheet&quot;;[.F271];&quot;-row&quot;;TEXT([.G271];&quot;00&quot;);&quot;-col&quot;;TEXT([.H271];&quot;00&quot;));[.S271])" table:style-name="ce1">
            <text:p>loyolamaryland</text:p>
          </table:table-cell>
          <table:table-cell office:value-type="string" office:string-value="loyolamaryland-sheet1-row25-col09" table:formula="of:=CONCATENATE([.A271];&quot;-sheet&quot;;[.F271];&quot;-row&quot;;TEXT([.G271];&quot;00&quot;);&quot;-col&quot;;TEXT([.H271];&quot;00&quot;))" table:style-name="ce1">
            <text:p>loyolamaryland-sheet1-row25-col09</text:p>
          </table:table-cell>
          <table:table-cell office:value-type="string" office:string-value="loyolamaryland-2sht1-2rw25-2cl09" table:formula="of:=CONCATENATE([.A271];&quot;-2sht&quot;;[.F271];&quot;-2rw&quot;;TEXT([.G271];&quot;00&quot;);&quot;-2cl&quot;;TEXT([.H271];&quot;00&quot;))" table:style-name="ce1">
            <text:p>loyolamaryland-2sht1-2rw25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avy</text:p>
          </table:table-cell>
          <table:table-cell office:value-type="string" table:style-name="ce1">
            <text:p>Navy Midshipmen</text:p>
          </table:table-cell>
          <table:table-cell office:value-type="string" table:style-name="ce1">
            <text:p>Navy Midshipmen</text:p>
          </table:table-cell>
          <table:table-cell office:value-type="string" table:style-name="ce1">
            <text:p>Nav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Patriot Leagu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at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navy</text:p>
          </table:table-cell>
          <table:table-cell office:value-type="string" table:style-name="ce1">
            <text:p>#f/nav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avy" table:formula="of:=IF([.S272]=&quot;None&quot;;CONCATENATE([.A272];&quot;-sheet&quot;;[.F272];&quot;-row&quot;;TEXT([.G272];&quot;00&quot;);&quot;-col&quot;;TEXT([.H272];&quot;00&quot;));[.S272])" table:style-name="ce1">
            <text:p>navy</text:p>
          </table:table-cell>
          <table:table-cell office:value-type="string" office:string-value="navy-sheet1-row25-col10" table:formula="of:=CONCATENATE([.A272];&quot;-sheet&quot;;[.F272];&quot;-row&quot;;TEXT([.G272];&quot;00&quot;);&quot;-col&quot;;TEXT([.H272];&quot;00&quot;))" table:style-name="ce1">
            <text:p>navy-sheet1-row25-col10</text:p>
          </table:table-cell>
          <table:table-cell office:value-type="string" office:string-value="navy-2sht1-2rw25-2cl10" table:formula="of:=CONCATENATE([.A272];&quot;-2sht&quot;;[.F272];&quot;-2rw&quot;;TEXT([.G272];&quot;00&quot;);&quot;-2cl&quot;;TEXT([.H272];&quot;00&quot;))" table:style-name="ce1">
            <text:p>navy-2sht1-2rw25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labama</text:p>
          </table:table-cell>
          <table:table-cell office:value-type="string" table:style-name="ce1">
            <text:p>Alabama Crimson Tide</text:p>
          </table:table-cell>
          <table:table-cell office:value-type="string" table:style-name="ce1">
            <text:p>Alabama Crimson Tide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#f/alabam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labama" table:formula="of:=IF([.S273]=&quot;None&quot;;CONCATENATE([.A273];&quot;-sheet&quot;;[.F273];&quot;-row&quot;;TEXT([.G273];&quot;00&quot;);&quot;-col&quot;;TEXT([.H273];&quot;00&quot;));[.S273])" table:style-name="ce1">
            <text:p>alabama</text:p>
          </table:table-cell>
          <table:table-cell office:value-type="string" office:string-value="alabama-sheet1-row26-col01" table:formula="of:=CONCATENATE([.A273];&quot;-sheet&quot;;[.F273];&quot;-row&quot;;TEXT([.G273];&quot;00&quot;);&quot;-col&quot;;TEXT([.H273];&quot;00&quot;))" table:style-name="ce1">
            <text:p>alabama-sheet1-row26-col01</text:p>
          </table:table-cell>
          <table:table-cell office:value-type="string" office:string-value="alabama-2sht1-2rw26-2cl01" table:formula="of:=CONCATENATE([.A273];&quot;-2sht&quot;;[.F273];&quot;-2rw&quot;;TEXT([.G273];&quot;00&quot;);&quot;-2cl&quot;;TEXT([.H273];&quot;00&quot;))" table:style-name="ce1">
            <text:p>alabama-2sht1-2rw26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rkansas</text:p>
          </table:table-cell>
          <table:table-cell office:value-type="string" table:style-name="ce1">
            <text:p>Arkansas Razorbacks</text:p>
          </table:table-cell>
          <table:table-cell office:value-type="string" table:style-name="ce1">
            <text:p>Arkansas Razorbacks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#f/arkansa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rkansas" table:formula="of:=IF([.S274]=&quot;None&quot;;CONCATENATE([.A274];&quot;-sheet&quot;;[.F274];&quot;-row&quot;;TEXT([.G274];&quot;00&quot;);&quot;-col&quot;;TEXT([.H274];&quot;00&quot;));[.S274])" table:style-name="ce1">
            <text:p>arkansas</text:p>
          </table:table-cell>
          <table:table-cell office:value-type="string" office:string-value="arkansas-sheet1-row26-col02" table:formula="of:=CONCATENATE([.A274];&quot;-sheet&quot;;[.F274];&quot;-row&quot;;TEXT([.G274];&quot;00&quot;);&quot;-col&quot;;TEXT([.H274];&quot;00&quot;))" table:style-name="ce1">
            <text:p>arkansas-sheet1-row26-col02</text:p>
          </table:table-cell>
          <table:table-cell office:value-type="string" office:string-value="arkansas-2sht1-2rw26-2cl02" table:formula="of:=CONCATENATE([.A274];&quot;-2sht&quot;;[.F274];&quot;-2rw&quot;;TEXT([.G274];&quot;00&quot;);&quot;-2cl&quot;;TEXT([.H274];&quot;00&quot;))" table:style-name="ce1">
            <text:p>arkansas-2sht1-2rw26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uburn</text:p>
          </table:table-cell>
          <table:table-cell office:value-type="string" table:style-name="ce1">
            <text:p>Auburn Tigers</text:p>
          </table:table-cell>
          <table:table-cell office:value-type="string" table:style-name="ce1">
            <text:p>Auburn Tigers</text:p>
          </table:table-cell>
          <table:table-cell office:value-type="string" table:style-name="ce1">
            <text:p>Aubu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uburn</text:p>
          </table:table-cell>
          <table:table-cell office:value-type="string" table:style-name="ce1">
            <text:p>#f/aubur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uburn" table:formula="of:=IF([.S275]=&quot;None&quot;;CONCATENATE([.A275];&quot;-sheet&quot;;[.F275];&quot;-row&quot;;TEXT([.G275];&quot;00&quot;);&quot;-col&quot;;TEXT([.H275];&quot;00&quot;));[.S275])" table:style-name="ce1">
            <text:p>auburn</text:p>
          </table:table-cell>
          <table:table-cell office:value-type="string" office:string-value="auburn-sheet1-row26-col03" table:formula="of:=CONCATENATE([.A275];&quot;-sheet&quot;;[.F275];&quot;-row&quot;;TEXT([.G275];&quot;00&quot;);&quot;-col&quot;;TEXT([.H275];&quot;00&quot;))" table:style-name="ce1">
            <text:p>auburn-sheet1-row26-col03</text:p>
          </table:table-cell>
          <table:table-cell office:value-type="string" office:string-value="auburn-2sht1-2rw26-2cl03" table:formula="of:=CONCATENATE([.A275];&quot;-2sht&quot;;[.F275];&quot;-2rw&quot;;TEXT([.G275];&quot;00&quot;);&quot;-2cl&quot;;TEXT([.H275];&quot;00&quot;))" table:style-name="ce1">
            <text:p>auburn-2sht1-2rw26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lorida</text:p>
          </table:table-cell>
          <table:table-cell office:value-type="string" table:style-name="ce1">
            <text:p>Florida Gators</text:p>
          </table:table-cell>
          <table:table-cell office:value-type="string" table:style-name="ce1">
            <text:p>Florida Gators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#f/florid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lorida" table:formula="of:=IF([.S276]=&quot;None&quot;;CONCATENATE([.A276];&quot;-sheet&quot;;[.F276];&quot;-row&quot;;TEXT([.G276];&quot;00&quot;);&quot;-col&quot;;TEXT([.H276];&quot;00&quot;));[.S276])" table:style-name="ce1">
            <text:p>florida</text:p>
          </table:table-cell>
          <table:table-cell office:value-type="string" office:string-value="florida-sheet1-row26-col04" table:formula="of:=CONCATENATE([.A276];&quot;-sheet&quot;;[.F276];&quot;-row&quot;;TEXT([.G276];&quot;00&quot;);&quot;-col&quot;;TEXT([.H276];&quot;00&quot;))" table:style-name="ce1">
            <text:p>florida-sheet1-row26-col04</text:p>
          </table:table-cell>
          <table:table-cell office:value-type="string" office:string-value="florida-2sht1-2rw26-2cl04" table:formula="of:=CONCATENATE([.A276];&quot;-2sht&quot;;[.F276];&quot;-2rw&quot;;TEXT([.G276];&quot;00&quot;);&quot;-2cl&quot;;TEXT([.H276];&quot;00&quot;))" table:style-name="ce1">
            <text:p>florida-2sht1-2rw26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eorgia</text:p>
          </table:table-cell>
          <table:table-cell office:value-type="string" table:style-name="ce1">
            <text:p>Georgia Bulldogs</text:p>
          </table:table-cell>
          <table:table-cell office:value-type="string" table:style-name="ce1">
            <text:p>Georgia Bulldogs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#f/georgi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eorgia" table:formula="of:=IF([.S277]=&quot;None&quot;;CONCATENATE([.A277];&quot;-sheet&quot;;[.F277];&quot;-row&quot;;TEXT([.G277];&quot;00&quot;);&quot;-col&quot;;TEXT([.H277];&quot;00&quot;));[.S277])" table:style-name="ce1">
            <text:p>georgia</text:p>
          </table:table-cell>
          <table:table-cell office:value-type="string" office:string-value="georgia-sheet1-row26-col05" table:formula="of:=CONCATENATE([.A277];&quot;-sheet&quot;;[.F277];&quot;-row&quot;;TEXT([.G277];&quot;00&quot;);&quot;-col&quot;;TEXT([.H277];&quot;00&quot;))" table:style-name="ce1">
            <text:p>georgia-sheet1-row26-col05</text:p>
          </table:table-cell>
          <table:table-cell office:value-type="string" office:string-value="georgia-2sht1-2rw26-2cl05" table:formula="of:=CONCATENATE([.A277];&quot;-2sht&quot;;[.F277];&quot;-2rw&quot;;TEXT([.G277];&quot;00&quot;);&quot;-2cl&quot;;TEXT([.H277];&quot;00&quot;))" table:style-name="ce1">
            <text:p>georgia-2sht1-2rw26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kentucky</text:p>
          </table:table-cell>
          <table:table-cell office:value-type="string" table:style-name="ce1">
            <text:p>Kentucky Wildcats</text:p>
          </table:table-cell>
          <table:table-cell office:value-type="string" table:style-name="ce1">
            <text:p>Kentucky Wildcats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#f/kentuck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kentucky" table:formula="of:=IF([.S278]=&quot;None&quot;;CONCATENATE([.A278];&quot;-sheet&quot;;[.F278];&quot;-row&quot;;TEXT([.G278];&quot;00&quot;);&quot;-col&quot;;TEXT([.H278];&quot;00&quot;));[.S278])" table:style-name="ce1">
            <text:p>kentucky</text:p>
          </table:table-cell>
          <table:table-cell office:value-type="string" office:string-value="kentucky-sheet1-row26-col06" table:formula="of:=CONCATENATE([.A278];&quot;-sheet&quot;;[.F278];&quot;-row&quot;;TEXT([.G278];&quot;00&quot;);&quot;-col&quot;;TEXT([.H278];&quot;00&quot;))" table:style-name="ce1">
            <text:p>kentucky-sheet1-row26-col06</text:p>
          </table:table-cell>
          <table:table-cell office:value-type="string" office:string-value="kentucky-2sht1-2rw26-2cl06" table:formula="of:=CONCATENATE([.A278];&quot;-2sht&quot;;[.F278];&quot;-2rw&quot;;TEXT([.G278];&quot;00&quot;);&quot;-2cl&quot;;TEXT([.H278];&quot;00&quot;))" table:style-name="ce1">
            <text:p>kentucky-2sht1-2rw26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su</text:p>
          </table:table-cell>
          <table:table-cell office:value-type="string" table:style-name="ce1">
            <text:p>LSU Tigers</text:p>
          </table:table-cell>
          <table:table-cell office:value-type="string" table:style-name="ce1">
            <text:p>LSU Tigers</text:p>
          </table:table-cell>
          <table:table-cell office:value-type="string" table:style-name="ce1">
            <text:p>LSU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lsu</text:p>
          </table:table-cell>
          <table:table-cell office:value-type="string" table:style-name="ce1">
            <text:p>#f/lsu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su" table:formula="of:=IF([.S279]=&quot;None&quot;;CONCATENATE([.A279];&quot;-sheet&quot;;[.F279];&quot;-row&quot;;TEXT([.G279];&quot;00&quot;);&quot;-col&quot;;TEXT([.H279];&quot;00&quot;));[.S279])" table:style-name="ce1">
            <text:p>lsu</text:p>
          </table:table-cell>
          <table:table-cell office:value-type="string" office:string-value="lsu-sheet1-row26-col07" table:formula="of:=CONCATENATE([.A279];&quot;-sheet&quot;;[.F279];&quot;-row&quot;;TEXT([.G279];&quot;00&quot;);&quot;-col&quot;;TEXT([.H279];&quot;00&quot;))" table:style-name="ce1">
            <text:p>lsu-sheet1-row26-col07</text:p>
          </table:table-cell>
          <table:table-cell office:value-type="string" office:string-value="lsu-2sht1-2rw26-2cl07" table:formula="of:=CONCATENATE([.A279];&quot;-2sht&quot;;[.F279];&quot;-2rw&quot;;TEXT([.G279];&quot;00&quot;);&quot;-2cl&quot;;TEXT([.H279];&quot;00&quot;))" table:style-name="ce1">
            <text:p>lsu-2sht1-2rw26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ssissippistate</text:p>
          </table:table-cell>
          <table:table-cell office:value-type="string" table:style-name="ce1">
            <text:p>Mississippi State Bulldogs</text:p>
          </table:table-cell>
          <table:table-cell office:value-type="string" table:style-name="ce1">
            <text:p>Mississippi State Bulldogs</text:p>
          </table:table-cell>
          <table:table-cell office:value-type="string" table:style-name="ce1">
            <text:p>Mississippi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ssissippistate</text:p>
          </table:table-cell>
          <table:table-cell office:value-type="string" table:style-name="ce1">
            <text:p>#f/mississippi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ssissippistate" table:formula="of:=IF([.S280]=&quot;None&quot;;CONCATENATE([.A280];&quot;-sheet&quot;;[.F280];&quot;-row&quot;;TEXT([.G280];&quot;00&quot;);&quot;-col&quot;;TEXT([.H280];&quot;00&quot;));[.S280])" table:style-name="ce1">
            <text:p>mississippistate</text:p>
          </table:table-cell>
          <table:table-cell office:value-type="string" office:string-value="mississippistate-sheet1-row26-col08" table:formula="of:=CONCATENATE([.A280];&quot;-sheet&quot;;[.F280];&quot;-row&quot;;TEXT([.G280];&quot;00&quot;);&quot;-col&quot;;TEXT([.H280];&quot;00&quot;))" table:style-name="ce1">
            <text:p>mississippistate-sheet1-row26-col08</text:p>
          </table:table-cell>
          <table:table-cell office:value-type="string" office:string-value="mississippistate-2sht1-2rw26-2cl08" table:formula="of:=CONCATENATE([.A280];&quot;-2sht&quot;;[.F280];&quot;-2rw&quot;;TEXT([.G280];&quot;00&quot;);&quot;-2cl&quot;;TEXT([.H280];&quot;00&quot;))" table:style-name="ce1">
            <text:p>mississippistate-2sht1-2rw26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ssouri</text:p>
          </table:table-cell>
          <table:table-cell office:value-type="string" table:style-name="ce1">
            <text:p>Missouri Tigers</text:p>
          </table:table-cell>
          <table:table-cell office:value-type="string" table:style-name="ce1">
            <text:p>Missouri Tigers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#f/missouri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ssouri" table:formula="of:=IF([.S281]=&quot;None&quot;;CONCATENATE([.A281];&quot;-sheet&quot;;[.F281];&quot;-row&quot;;TEXT([.G281];&quot;00&quot;);&quot;-col&quot;;TEXT([.H281];&quot;00&quot;));[.S281])" table:style-name="ce1">
            <text:p>missouri</text:p>
          </table:table-cell>
          <table:table-cell office:value-type="string" office:string-value="missouri-sheet1-row26-col09" table:formula="of:=CONCATENATE([.A281];&quot;-sheet&quot;;[.F281];&quot;-row&quot;;TEXT([.G281];&quot;00&quot;);&quot;-col&quot;;TEXT([.H281];&quot;00&quot;))" table:style-name="ce1">
            <text:p>missouri-sheet1-row26-col09</text:p>
          </table:table-cell>
          <table:table-cell office:value-type="string" office:string-value="missouri-2sht1-2rw26-2cl09" table:formula="of:=CONCATENATE([.A281];&quot;-2sht&quot;;[.F281];&quot;-2rw&quot;;TEXT([.G281];&quot;00&quot;);&quot;-2cl&quot;;TEXT([.H281];&quot;00&quot;))" table:style-name="ce1">
            <text:p>missouri-2sht1-2rw26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lemiss</text:p>
          </table:table-cell>
          <table:table-cell office:value-type="string" table:style-name="ce1">
            <text:p>Ole Miss Rebels</text:p>
          </table:table-cell>
          <table:table-cell office:value-type="string" table:style-name="ce1">
            <text:p>Ole Miss Rebels</text:p>
          </table:table-cell>
          <table:table-cell office:value-type="string" table:style-name="ce1">
            <text:p>Ole Mis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olemiss</text:p>
          </table:table-cell>
          <table:table-cell office:value-type="string" table:style-name="ce1">
            <text:p>#f/olemis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lemiss" table:formula="of:=IF([.S282]=&quot;None&quot;;CONCATENATE([.A282];&quot;-sheet&quot;;[.F282];&quot;-row&quot;;TEXT([.G282];&quot;00&quot;);&quot;-col&quot;;TEXT([.H282];&quot;00&quot;));[.S282])" table:style-name="ce1">
            <text:p>olemiss</text:p>
          </table:table-cell>
          <table:table-cell office:value-type="string" office:string-value="olemiss-sheet1-row26-col10" table:formula="of:=CONCATENATE([.A282];&quot;-sheet&quot;;[.F282];&quot;-row&quot;;TEXT([.G282];&quot;00&quot;);&quot;-col&quot;;TEXT([.H282];&quot;00&quot;))" table:style-name="ce1">
            <text:p>olemiss-sheet1-row26-col10</text:p>
          </table:table-cell>
          <table:table-cell office:value-type="string" office:string-value="olemiss-2sht1-2rw26-2cl10" table:formula="of:=CONCATENATE([.A282];&quot;-2sht&quot;;[.F282];&quot;-2rw&quot;;TEXT([.G282];&quot;00&quot;);&quot;-2cl&quot;;TEXT([.H282];&quot;00&quot;))" table:style-name="ce1">
            <text:p>olemiss-2sht1-2rw26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carolina</text:p>
          </table:table-cell>
          <table:table-cell office:value-type="string" table:style-name="ce1">
            <text:p>South Carolina Gamecocks</text:p>
          </table:table-cell>
          <table:table-cell office:value-type="string" table:style-name="ce1">
            <text:p>South Carolina Gamecocks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outhcarolina</text:p>
          </table:table-cell>
          <table:table-cell office:value-type="string" table:style-name="ce1">
            <text:p>#f/southcaroli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carolina" table:formula="of:=IF([.S283]=&quot;None&quot;;CONCATENATE([.A283];&quot;-sheet&quot;;[.F283];&quot;-row&quot;;TEXT([.G283];&quot;00&quot;);&quot;-col&quot;;TEXT([.H283];&quot;00&quot;));[.S283])" table:style-name="ce1">
            <text:p>southcarolina</text:p>
          </table:table-cell>
          <table:table-cell office:value-type="string" office:string-value="southcarolina-sheet1-row26-col11" table:formula="of:=CONCATENATE([.A283];&quot;-sheet&quot;;[.F283];&quot;-row&quot;;TEXT([.G283];&quot;00&quot;);&quot;-col&quot;;TEXT([.H283];&quot;00&quot;))" table:style-name="ce1">
            <text:p>southcarolina-sheet1-row26-col11</text:p>
          </table:table-cell>
          <table:table-cell office:value-type="string" office:string-value="southcarolina-2sht1-2rw26-2cl11" table:formula="of:=CONCATENATE([.A283];&quot;-2sht&quot;;[.F283];&quot;-2rw&quot;;TEXT([.G283];&quot;00&quot;);&quot;-2cl&quot;;TEXT([.H283];&quot;00&quot;))" table:style-name="ce1">
            <text:p>southcarolina-2sht1-2rw26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nnessee</text:p>
          </table:table-cell>
          <table:table-cell office:value-type="string" table:style-name="ce1">
            <text:p>Tennessee Volunteers</text:p>
          </table:table-cell>
          <table:table-cell office:value-type="string" table:style-name="ce1">
            <text:p>Tennessee Volunteers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#f/tennesse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nnessee" table:formula="of:=IF([.S284]=&quot;None&quot;;CONCATENATE([.A284];&quot;-sheet&quot;;[.F284];&quot;-row&quot;;TEXT([.G284];&quot;00&quot;);&quot;-col&quot;;TEXT([.H284];&quot;00&quot;));[.S284])" table:style-name="ce1">
            <text:p>tennessee</text:p>
          </table:table-cell>
          <table:table-cell office:value-type="string" office:string-value="tennessee-sheet1-row26-col12" table:formula="of:=CONCATENATE([.A284];&quot;-sheet&quot;;[.F284];&quot;-row&quot;;TEXT([.G284];&quot;00&quot;);&quot;-col&quot;;TEXT([.H284];&quot;00&quot;))" table:style-name="ce1">
            <text:p>tennessee-sheet1-row26-col12</text:p>
          </table:table-cell>
          <table:table-cell office:value-type="string" office:string-value="tennessee-2sht1-2rw26-2cl12" table:formula="of:=CONCATENATE([.A284];&quot;-2sht&quot;;[.F284];&quot;-2rw&quot;;TEXT([.G284];&quot;00&quot;);&quot;-2cl&quot;;TEXT([.H284];&quot;00&quot;))" table:style-name="ce1">
            <text:p>tennessee-2sht1-2rw26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am</text:p>
          </table:table-cell>
          <table:table-cell office:value-type="string" table:style-name="ce1">
            <text:p>Texas A&amp;M Aggies</text:p>
          </table:table-cell>
          <table:table-cell office:value-type="string" table:style-name="ce1">
            <text:p>Texas A&amp;M Aggies</text:p>
          </table:table-cell>
          <table:table-cell office:value-type="string" table:style-name="ce1">
            <text:p>Texas A&amp;M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exasam</text:p>
          </table:table-cell>
          <table:table-cell office:value-type="string" table:style-name="ce1">
            <text:p>#f/texasam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am" table:formula="of:=IF([.S285]=&quot;None&quot;;CONCATENATE([.A285];&quot;-sheet&quot;;[.F285];&quot;-row&quot;;TEXT([.G285];&quot;00&quot;);&quot;-col&quot;;TEXT([.H285];&quot;00&quot;));[.S285])" table:style-name="ce1">
            <text:p>texasam</text:p>
          </table:table-cell>
          <table:table-cell office:value-type="string" office:string-value="texasam-sheet1-row26-col13" table:formula="of:=CONCATENATE([.A285];&quot;-sheet&quot;;[.F285];&quot;-row&quot;;TEXT([.G285];&quot;00&quot;);&quot;-col&quot;;TEXT([.H285];&quot;00&quot;))" table:style-name="ce1">
            <text:p>texasam-sheet1-row26-col13</text:p>
          </table:table-cell>
          <table:table-cell office:value-type="string" office:string-value="texasam-2sht1-2rw26-2cl13" table:formula="of:=CONCATENATE([.A285];&quot;-2sht&quot;;[.F285];&quot;-2rw&quot;;TEXT([.G285];&quot;00&quot;);&quot;-2cl&quot;;TEXT([.H285];&quot;00&quot;))" table:style-name="ce1">
            <text:p>texasam-2sht1-2rw26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anderbilt</text:p>
          </table:table-cell>
          <table:table-cell office:value-type="string" table:style-name="ce1">
            <text:p>Vanderbilt Commodores</text:p>
          </table:table-cell>
          <table:table-cell office:value-type="string" table:style-name="ce1">
            <text:p>Vanderbilt Commodores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#f/vanderbil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anderbilt" table:formula="of:=IF([.S286]=&quot;None&quot;;CONCATENATE([.A286];&quot;-sheet&quot;;[.F286];&quot;-row&quot;;TEXT([.G286];&quot;00&quot;);&quot;-col&quot;;TEXT([.H286];&quot;00&quot;));[.S286])" table:style-name="ce1">
            <text:p>vanderbilt</text:p>
          </table:table-cell>
          <table:table-cell office:value-type="string" office:string-value="vanderbilt-sheet1-row26-col14" table:formula="of:=CONCATENATE([.A286];&quot;-sheet&quot;;[.F286];&quot;-row&quot;;TEXT([.G286];&quot;00&quot;);&quot;-col&quot;;TEXT([.H286];&quot;00&quot;))" table:style-name="ce1">
            <text:p>vanderbilt-sheet1-row26-col14</text:p>
          </table:table-cell>
          <table:table-cell office:value-type="string" office:string-value="vanderbilt-2sht1-2rw26-2cl14" table:formula="of:=CONCATENATE([.A286];&quot;-2sht&quot;;[.F286];&quot;-2rw&quot;;TEXT([.G286];&quot;00&quot;);&quot;-2cl&quot;;TEXT([.H286];&quot;00&quot;))" table:style-name="ce1">
            <text:p>vanderbilt-2sht1-2rw26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hattanooga</text:p>
          </table:table-cell>
          <table:table-cell office:value-type="string" table:style-name="ce1">
            <text:p>Chattanooga Mocs</text:p>
          </table:table-cell>
          <table:table-cell office:value-type="string" table:style-name="ce1">
            <text:p>Chattanooga Mocs</text:p>
          </table:table-cell>
          <table:table-cell office:value-type="string" table:style-name="ce1">
            <text:p>Chattanoog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hattanooga</text:p>
          </table:table-cell>
          <table:table-cell office:value-type="string" table:style-name="ce3">
            <text:p>#f/chattanoog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hattanooga" table:formula="of:=IF([.S287]=&quot;None&quot;;CONCATENATE([.A287];&quot;-sheet&quot;;[.F287];&quot;-row&quot;;TEXT([.G287];&quot;00&quot;);&quot;-col&quot;;TEXT([.H287];&quot;00&quot;));[.S287])" table:style-name="ce1">
            <text:p>chattanooga</text:p>
          </table:table-cell>
          <table:table-cell office:value-type="string" office:string-value="chattanooga-sheet1-row27-col01" table:formula="of:=CONCATENATE([.A287];&quot;-sheet&quot;;[.F287];&quot;-row&quot;;TEXT([.G287];&quot;00&quot;);&quot;-col&quot;;TEXT([.H287];&quot;00&quot;))" table:style-name="ce1">
            <text:p>chattanooga-sheet1-row27-col01</text:p>
          </table:table-cell>
          <table:table-cell office:value-type="string" office:string-value="chattanooga-2sht1-2rw27-2cl01" table:formula="of:=CONCATENATE([.A287];&quot;-2sht&quot;;[.F287];&quot;-2rw&quot;;TEXT([.G287];&quot;00&quot;);&quot;-2cl&quot;;TEXT([.H287];&quot;00&quot;))" table:style-name="ce1">
            <text:p>chattanooga-2sht1-2rw27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itadel</text:p>
          </table:table-cell>
          <table:table-cell office:value-type="string" table:style-name="ce1">
            <text:p>The Citadel Bulldogs</text:p>
          </table:table-cell>
          <table:table-cell office:value-type="string" table:style-name="ce1">
            <text:p>The Citadel Bulldogs</text:p>
          </table:table-cell>
          <table:table-cell office:value-type="string" table:style-name="ce1">
            <text:p>The Citadel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itadel</text:p>
          </table:table-cell>
          <table:table-cell office:value-type="string" table:style-name="ce3">
            <text:p>#f/citadel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itadel" table:formula="of:=IF([.S288]=&quot;None&quot;;CONCATENATE([.A288];&quot;-sheet&quot;;[.F288];&quot;-row&quot;;TEXT([.G288];&quot;00&quot;);&quot;-col&quot;;TEXT([.H288];&quot;00&quot;));[.S288])" table:style-name="ce1">
            <text:p>citadel</text:p>
          </table:table-cell>
          <table:table-cell office:value-type="string" office:string-value="citadel-sheet1-row27-col02" table:formula="of:=CONCATENATE([.A288];&quot;-sheet&quot;;[.F288];&quot;-row&quot;;TEXT([.G288];&quot;00&quot;);&quot;-col&quot;;TEXT([.H288];&quot;00&quot;))" table:style-name="ce1">
            <text:p>citadel-sheet1-row27-col02</text:p>
          </table:table-cell>
          <table:table-cell office:value-type="string" office:string-value="citadel-2sht1-2rw27-2cl02" table:formula="of:=CONCATENATE([.A288];&quot;-2sht&quot;;[.F288];&quot;-2rw&quot;;TEXT([.G288];&quot;00&quot;);&quot;-2cl&quot;;TEXT([.H288];&quot;00&quot;))" table:style-name="ce1">
            <text:p>citadel-2sht1-2rw27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asttennesseestate</text:p>
          </table:table-cell>
          <table:table-cell office:value-type="string" table:style-name="ce1">
            <text:p>East Tennessee State Buccaneers</text:p>
          </table:table-cell>
          <table:table-cell office:value-type="string" table:style-name="ce1">
            <text:p>East Tennessee State Buccaneers</text:p>
          </table:table-cell>
          <table:table-cell office:value-type="string" table:style-name="ce1">
            <text:p>East Tennessee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asttennesseestate</text:p>
          </table:table-cell>
          <table:table-cell office:value-type="string" table:style-name="ce3">
            <text:p>#f/easttennessee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asttennesseestate" table:formula="of:=IF([.S289]=&quot;None&quot;;CONCATENATE([.A289];&quot;-sheet&quot;;[.F289];&quot;-row&quot;;TEXT([.G289];&quot;00&quot;);&quot;-col&quot;;TEXT([.H289];&quot;00&quot;));[.S289])" table:style-name="ce1">
            <text:p>easttennesseestate</text:p>
          </table:table-cell>
          <table:table-cell office:value-type="string" office:string-value="easttennesseestate-sheet1-row27-col03" table:formula="of:=CONCATENATE([.A289];&quot;-sheet&quot;;[.F289];&quot;-row&quot;;TEXT([.G289];&quot;00&quot;);&quot;-col&quot;;TEXT([.H289];&quot;00&quot;))" table:style-name="ce1">
            <text:p>easttennesseestate-sheet1-row27-col03</text:p>
          </table:table-cell>
          <table:table-cell office:value-type="string" office:string-value="easttennesseestate-2sht1-2rw27-2cl03" table:formula="of:=CONCATENATE([.A289];&quot;-2sht&quot;;[.F289];&quot;-2rw&quot;;TEXT([.G289];&quot;00&quot;);&quot;-2cl&quot;;TEXT([.H289];&quot;00&quot;))" table:style-name="ce1">
            <text:p>easttennesseestate-2sht1-2rw27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urman</text:p>
          </table:table-cell>
          <table:table-cell office:value-type="string" table:style-name="ce1">
            <text:p>Furman Paladins</text:p>
          </table:table-cell>
          <table:table-cell office:value-type="string" table:style-name="ce1">
            <text:p>Furman Paladins</text:p>
          </table:table-cell>
          <table:table-cell office:value-type="string" table:style-name="ce1">
            <text:p>Furm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urman</text:p>
          </table:table-cell>
          <table:table-cell office:value-type="string" table:style-name="ce3">
            <text:p>#f/furm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urman" table:formula="of:=IF([.S290]=&quot;None&quot;;CONCATENATE([.A290];&quot;-sheet&quot;;[.F290];&quot;-row&quot;;TEXT([.G290];&quot;00&quot;);&quot;-col&quot;;TEXT([.H290];&quot;00&quot;));[.S290])" table:style-name="ce1">
            <text:p>furman</text:p>
          </table:table-cell>
          <table:table-cell office:value-type="string" office:string-value="furman-sheet1-row27-col04" table:formula="of:=CONCATENATE([.A290];&quot;-sheet&quot;;[.F290];&quot;-row&quot;;TEXT([.G290];&quot;00&quot;);&quot;-col&quot;;TEXT([.H290];&quot;00&quot;))" table:style-name="ce1">
            <text:p>furman-sheet1-row27-col04</text:p>
          </table:table-cell>
          <table:table-cell office:value-type="string" office:string-value="furman-2sht1-2rw27-2cl04" table:formula="of:=CONCATENATE([.A290];&quot;-2sht&quot;;[.F290];&quot;-2rw&quot;;TEXT([.G290];&quot;00&quot;);&quot;-2cl&quot;;TEXT([.H290];&quot;00&quot;))" table:style-name="ce1">
            <text:p>furman-2sht1-2rw27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ercer</text:p>
          </table:table-cell>
          <table:table-cell office:value-type="string" table:style-name="ce1">
            <text:p>Mercer Bears</text:p>
          </table:table-cell>
          <table:table-cell office:value-type="string" table:style-name="ce1">
            <text:p>Mercer Bears</text:p>
          </table:table-cell>
          <table:table-cell office:value-type="string" table:style-name="ce1">
            <text:p>Merce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ercer</text:p>
          </table:table-cell>
          <table:table-cell office:value-type="string" table:style-name="ce3">
            <text:p>#f/mercer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ercer" table:formula="of:=IF([.S291]=&quot;None&quot;;CONCATENATE([.A291];&quot;-sheet&quot;;[.F291];&quot;-row&quot;;TEXT([.G291];&quot;00&quot;);&quot;-col&quot;;TEXT([.H291];&quot;00&quot;));[.S291])" table:style-name="ce1">
            <text:p>mercer</text:p>
          </table:table-cell>
          <table:table-cell office:value-type="string" office:string-value="mercer-sheet1-row27-col05" table:formula="of:=CONCATENATE([.A291];&quot;-sheet&quot;;[.F291];&quot;-row&quot;;TEXT([.G291];&quot;00&quot;);&quot;-col&quot;;TEXT([.H291];&quot;00&quot;))" table:style-name="ce1">
            <text:p>mercer-sheet1-row27-col05</text:p>
          </table:table-cell>
          <table:table-cell office:value-type="string" office:string-value="mercer-2sht1-2rw27-2cl05" table:formula="of:=CONCATENATE([.A291];&quot;-2sht&quot;;[.F291];&quot;-2rw&quot;;TEXT([.G291];&quot;00&quot;);&quot;-2cl&quot;;TEXT([.H291];&quot;00&quot;))" table:style-name="ce1">
            <text:p>mercer-2sht1-2rw27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mford</text:p>
          </table:table-cell>
          <table:table-cell office:value-type="string" table:style-name="ce1">
            <text:p>Samford Bulldogs</text:p>
          </table:table-cell>
          <table:table-cell office:value-type="string" table:style-name="ce1">
            <text:p>Samford Bulldogs</text:p>
          </table:table-cell>
          <table:table-cell office:value-type="string" table:style-name="ce1">
            <text:p>Samfo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mford</text:p>
          </table:table-cell>
          <table:table-cell office:value-type="string" table:style-name="ce3">
            <text:p>#f/samfor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mford" table:formula="of:=IF([.S292]=&quot;None&quot;;CONCATENATE([.A292];&quot;-sheet&quot;;[.F292];&quot;-row&quot;;TEXT([.G292];&quot;00&quot;);&quot;-col&quot;;TEXT([.H292];&quot;00&quot;));[.S292])" table:style-name="ce1">
            <text:p>samford</text:p>
          </table:table-cell>
          <table:table-cell office:value-type="string" office:string-value="samford-sheet1-row27-col06" table:formula="of:=CONCATENATE([.A292];&quot;-sheet&quot;;[.F292];&quot;-row&quot;;TEXT([.G292];&quot;00&quot;);&quot;-col&quot;;TEXT([.H292];&quot;00&quot;))" table:style-name="ce1">
            <text:p>samford-sheet1-row27-col06</text:p>
          </table:table-cell>
          <table:table-cell office:value-type="string" office:string-value="samford-2sht1-2rw27-2cl06" table:formula="of:=CONCATENATE([.A292];&quot;-2sht&quot;;[.F292];&quot;-2rw&quot;;TEXT([.G292];&quot;00&quot;);&quot;-2cl&quot;;TEXT([.H292];&quot;00&quot;))" table:style-name="ce1">
            <text:p>samford-2sht1-2rw27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ncgreensboro</text:p>
          </table:table-cell>
          <table:table-cell office:value-type="string" table:style-name="ce1">
            <text:p>UNC Greensboro Spartans</text:p>
          </table:table-cell>
          <table:table-cell office:value-type="string" table:style-name="ce1">
            <text:p>UNC Greensboro Spartans</text:p>
          </table:table-cell>
          <table:table-cell office:value-type="string" table:style-name="ce1">
            <text:p>UNC Greensbor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ncgreensboro</text:p>
          </table:table-cell>
          <table:table-cell office:value-type="string" table:style-name="ce3">
            <text:p>#f/uncgreensbor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ncgreensboro" table:formula="of:=IF([.S293]=&quot;None&quot;;CONCATENATE([.A293];&quot;-sheet&quot;;[.F293];&quot;-row&quot;;TEXT([.G293];&quot;00&quot;);&quot;-col&quot;;TEXT([.H293];&quot;00&quot;));[.S293])" table:style-name="ce1">
            <text:p>uncgreensboro</text:p>
          </table:table-cell>
          <table:table-cell office:value-type="string" office:string-value="uncgreensboro-sheet1-row27-col07" table:formula="of:=CONCATENATE([.A293];&quot;-sheet&quot;;[.F293];&quot;-row&quot;;TEXT([.G293];&quot;00&quot;);&quot;-col&quot;;TEXT([.H293];&quot;00&quot;))" table:style-name="ce1">
            <text:p>uncgreensboro-sheet1-row27-col07</text:p>
          </table:table-cell>
          <table:table-cell office:value-type="string" office:string-value="uncgreensboro-2sht1-2rw27-2cl07" table:formula="of:=CONCATENATE([.A293];&quot;-2sht&quot;;[.F293];&quot;-2rw&quot;;TEXT([.G293];&quot;00&quot;);&quot;-2cl&quot;;TEXT([.H293];&quot;00&quot;))" table:style-name="ce1">
            <text:p>uncgreensboro-2sht1-2rw27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virginiamilitaryinstitute</text:p>
          </table:table-cell>
          <table:table-cell office:value-type="string" table:style-name="ce1">
            <text:p>VMI Keydets</text:p>
          </table:table-cell>
          <table:table-cell office:value-type="string" table:style-name="ce1">
            <text:p>VMI Keydets</text:p>
          </table:table-cell>
          <table:table-cell office:value-type="string" table:style-name="ce1">
            <text:p>VM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virginiamilitaryinstitute</text:p>
          </table:table-cell>
          <table:table-cell office:value-type="string" table:style-name="ce3">
            <text:p>#f/virginiamilitaryinstitu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virginiamilitaryinstitute" table:formula="of:=IF([.S294]=&quot;None&quot;;CONCATENATE([.A294];&quot;-sheet&quot;;[.F294];&quot;-row&quot;;TEXT([.G294];&quot;00&quot;);&quot;-col&quot;;TEXT([.H294];&quot;00&quot;));[.S294])" table:style-name="ce1">
            <text:p>virginiamilitaryinstitute</text:p>
          </table:table-cell>
          <table:table-cell office:value-type="string" office:string-value="virginiamilitaryinstitute-sheet1-row27-col08" table:formula="of:=CONCATENATE([.A294];&quot;-sheet&quot;;[.F294];&quot;-row&quot;;TEXT([.G294];&quot;00&quot;);&quot;-col&quot;;TEXT([.H294];&quot;00&quot;))" table:style-name="ce1">
            <text:p>virginiamilitaryinstitute-sheet1-row27-col08</text:p>
          </table:table-cell>
          <table:table-cell office:value-type="string" office:string-value="virginiamilitaryinstitute-2sht1-2rw27-2cl08" table:formula="of:=CONCATENATE([.A294];&quot;-2sht&quot;;[.F294];&quot;-2rw&quot;;TEXT([.G294];&quot;00&quot;);&quot;-2cl&quot;;TEXT([.H294];&quot;00&quot;))" table:style-name="ce1">
            <text:p>virginiamilitaryinstitute-2sht1-2rw27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esterncarolina</text:p>
          </table:table-cell>
          <table:table-cell office:value-type="string" table:style-name="ce1">
            <text:p>Western Carolina Catamounts</text:p>
          </table:table-cell>
          <table:table-cell office:value-type="string" table:style-name="ce1">
            <text:p>Western Carolina Catamounts</text:p>
          </table:table-cell>
          <table:table-cell office:value-type="string" table:style-name="ce1">
            <text:p>Western Caroli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esterncarolina</text:p>
          </table:table-cell>
          <table:table-cell office:value-type="string" table:style-name="ce3">
            <text:p>#f/westerncaroli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esterncarolina" table:formula="of:=IF([.S295]=&quot;None&quot;;CONCATENATE([.A295];&quot;-sheet&quot;;[.F295];&quot;-row&quot;;TEXT([.G295];&quot;00&quot;);&quot;-col&quot;;TEXT([.H295];&quot;00&quot;));[.S295])" table:style-name="ce1">
            <text:p>westerncarolina</text:p>
          </table:table-cell>
          <table:table-cell office:value-type="string" office:string-value="westerncarolina-sheet1-row27-col09" table:formula="of:=CONCATENATE([.A295];&quot;-sheet&quot;;[.F295];&quot;-row&quot;;TEXT([.G295];&quot;00&quot;);&quot;-col&quot;;TEXT([.H295];&quot;00&quot;))" table:style-name="ce1">
            <text:p>westerncarolina-sheet1-row27-col09</text:p>
          </table:table-cell>
          <table:table-cell office:value-type="string" office:string-value="westerncarolina-2sht1-2rw27-2cl09" table:formula="of:=CONCATENATE([.A295];&quot;-2sht&quot;;[.F295];&quot;-2rw&quot;;TEXT([.G295];&quot;00&quot;);&quot;-2cl&quot;;TEXT([.H295];&quot;00&quot;))" table:style-name="ce1">
            <text:p>westerncarolina-2sht1-2rw27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offord</text:p>
          </table:table-cell>
          <table:table-cell office:value-type="string" table:style-name="ce1">
            <text:p>Wofford Terriers</text:p>
          </table:table-cell>
          <table:table-cell office:value-type="string" table:style-name="ce1">
            <text:p>Wofford Terriers</text:p>
          </table:table-cell>
          <table:table-cell office:value-type="string" table:style-name="ce1">
            <text:p>Woffo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offord</text:p>
          </table:table-cell>
          <table:table-cell office:value-type="string" table:style-name="ce3">
            <text:p>#f/woffor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offord" table:formula="of:=IF([.S296]=&quot;None&quot;;CONCATENATE([.A296];&quot;-sheet&quot;;[.F296];&quot;-row&quot;;TEXT([.G296];&quot;00&quot;);&quot;-col&quot;;TEXT([.H296];&quot;00&quot;));[.S296])" table:style-name="ce1">
            <text:p>wofford</text:p>
          </table:table-cell>
          <table:table-cell office:value-type="string" office:string-value="wofford-sheet1-row27-col10" table:formula="of:=CONCATENATE([.A296];&quot;-sheet&quot;;[.F296];&quot;-row&quot;;TEXT([.G296];&quot;00&quot;);&quot;-col&quot;;TEXT([.H296];&quot;00&quot;))" table:style-name="ce1">
            <text:p>wofford-sheet1-row27-col10</text:p>
          </table:table-cell>
          <table:table-cell office:value-type="string" office:string-value="wofford-2sht1-2rw27-2cl10" table:formula="of:=CONCATENATE([.A296];&quot;-2sht&quot;;[.F296];&quot;-2rw&quot;;TEXT([.G296];&quot;00&quot;);&quot;-2cl&quot;;TEXT([.H296];&quot;00&quot;))" table:style-name="ce1">
            <text:p>wofford-2sht1-2rw27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bilenechristian</text:p>
          </table:table-cell>
          <table:table-cell office:value-type="string" table:style-name="ce1">
            <text:p>Abilene Christian Wildcats</text:p>
          </table:table-cell>
          <table:table-cell office:value-type="string" table:style-name="ce1">
            <text:p>Abilene Christian Wildcats</text:p>
          </table:table-cell>
          <table:table-cell office:value-type="string" table:style-name="ce1">
            <text:p>Abilene Christi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bilenechristian</text:p>
          </table:table-cell>
          <table:table-cell office:value-type="string" table:style-name="ce3">
            <text:p>#f/abilenechristia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bilenechristian" table:formula="of:=IF([.S297]=&quot;None&quot;;CONCATENATE([.A297];&quot;-sheet&quot;;[.F297];&quot;-row&quot;;TEXT([.G297];&quot;00&quot;);&quot;-col&quot;;TEXT([.H297];&quot;00&quot;));[.S297])" table:style-name="ce1">
            <text:p>abilenechristian</text:p>
          </table:table-cell>
          <table:table-cell office:value-type="string" office:string-value="abilenechristian-sheet1-row28-col01" table:formula="of:=CONCATENATE([.A297];&quot;-sheet&quot;;[.F297];&quot;-row&quot;;TEXT([.G297];&quot;00&quot;);&quot;-col&quot;;TEXT([.H297];&quot;00&quot;))" table:style-name="ce1">
            <text:p>abilenechristian-sheet1-row28-col01</text:p>
          </table:table-cell>
          <table:table-cell office:value-type="string" office:string-value="abilenechristian-2sht1-2rw28-2cl01" table:formula="of:=CONCATENATE([.A297];&quot;-2sht&quot;;[.F297];&quot;-2rw&quot;;TEXT([.G297];&quot;00&quot;);&quot;-2cl&quot;;TEXT([.H297];&quot;00&quot;))" table:style-name="ce1">
            <text:p>abilenechristian-2sht1-2rw28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entralarkansas</text:p>
          </table:table-cell>
          <table:table-cell office:value-type="string" table:style-name="ce1">
            <text:p>Central Arkansas Bears</text:p>
          </table:table-cell>
          <table:table-cell office:value-type="string" table:style-name="ce1">
            <text:p>Central Arkansas Bears</text:p>
          </table:table-cell>
          <table:table-cell office:value-type="string" table:style-name="ce1">
            <text:p>Central Arkansa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entralarkansas</text:p>
          </table:table-cell>
          <table:table-cell office:value-type="string" table:style-name="ce3">
            <text:p>#f/centralarkansa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entralarkansas" table:formula="of:=IF([.S298]=&quot;None&quot;;CONCATENATE([.A298];&quot;-sheet&quot;;[.F298];&quot;-row&quot;;TEXT([.G298];&quot;00&quot;);&quot;-col&quot;;TEXT([.H298];&quot;00&quot;));[.S298])" table:style-name="ce1">
            <text:p>centralarkansas</text:p>
          </table:table-cell>
          <table:table-cell office:value-type="string" office:string-value="centralarkansas-sheet1-row28-col02" table:formula="of:=CONCATENATE([.A298];&quot;-sheet&quot;;[.F298];&quot;-row&quot;;TEXT([.G298];&quot;00&quot;);&quot;-col&quot;;TEXT([.H298];&quot;00&quot;))" table:style-name="ce1">
            <text:p>centralarkansas-sheet1-row28-col02</text:p>
          </table:table-cell>
          <table:table-cell office:value-type="string" office:string-value="centralarkansas-2sht1-2rw28-2cl02" table:formula="of:=CONCATENATE([.A298];&quot;-2sht&quot;;[.F298];&quot;-2rw&quot;;TEXT([.G298];&quot;00&quot;);&quot;-2cl&quot;;TEXT([.H298];&quot;00&quot;))" table:style-name="ce1">
            <text:p>centralarkansas-2sht1-2rw28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oustonbaptist</text:p>
          </table:table-cell>
          <table:table-cell office:value-type="string" table:style-name="ce1">
            <text:p>Houston Baptist Huskies</text:p>
          </table:table-cell>
          <table:table-cell office:value-type="string" table:style-name="ce1">
            <text:p>Houston Baptist Huskies</text:p>
          </table:table-cell>
          <table:table-cell office:value-type="string" table:style-name="ce1">
            <text:p>Houston Bapti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oustonbaptist</text:p>
          </table:table-cell>
          <table:table-cell office:value-type="string" table:style-name="ce3">
            <text:p>#f/houstonbaptis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oustonbaptist" table:formula="of:=IF([.S299]=&quot;None&quot;;CONCATENATE([.A299];&quot;-sheet&quot;;[.F299];&quot;-row&quot;;TEXT([.G299];&quot;00&quot;);&quot;-col&quot;;TEXT([.H299];&quot;00&quot;));[.S299])" table:style-name="ce1">
            <text:p>houstonbaptist</text:p>
          </table:table-cell>
          <table:table-cell office:value-type="string" office:string-value="houstonbaptist-sheet1-row28-col03" table:formula="of:=CONCATENATE([.A299];&quot;-sheet&quot;;[.F299];&quot;-row&quot;;TEXT([.G299];&quot;00&quot;);&quot;-col&quot;;TEXT([.H299];&quot;00&quot;))" table:style-name="ce1">
            <text:p>houstonbaptist-sheet1-row28-col03</text:p>
          </table:table-cell>
          <table:table-cell office:value-type="string" office:string-value="houstonbaptist-2sht1-2rw28-2cl03" table:formula="of:=CONCATENATE([.A299];&quot;-2sht&quot;;[.F299];&quot;-2rw&quot;;TEXT([.G299];&quot;00&quot;);&quot;-2cl&quot;;TEXT([.H299];&quot;00&quot;))" table:style-name="ce1">
            <text:p>houstonbaptist-2sht1-2rw28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ncarnateword</text:p>
          </table:table-cell>
          <table:table-cell office:value-type="string" table:style-name="ce1">
            <text:p>Incarnate Word Cardinals</text:p>
          </table:table-cell>
          <table:table-cell office:value-type="string" table:style-name="ce1">
            <text:p>Incarnate Word Cardinals</text:p>
          </table:table-cell>
          <table:table-cell office:value-type="string" table:style-name="ce1">
            <text:p>Incarnate Wor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ncarnateword</text:p>
          </table:table-cell>
          <table:table-cell office:value-type="string" table:style-name="ce3">
            <text:p>#f/incarnatewor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ncarnateword" table:formula="of:=IF([.S300]=&quot;None&quot;;CONCATENATE([.A300];&quot;-sheet&quot;;[.F300];&quot;-row&quot;;TEXT([.G300];&quot;00&quot;);&quot;-col&quot;;TEXT([.H300];&quot;00&quot;));[.S300])" table:style-name="ce1">
            <text:p>incarnateword</text:p>
          </table:table-cell>
          <table:table-cell office:value-type="string" office:string-value="incarnateword-sheet1-row28-col04" table:formula="of:=CONCATENATE([.A300];&quot;-sheet&quot;;[.F300];&quot;-row&quot;;TEXT([.G300];&quot;00&quot;);&quot;-col&quot;;TEXT([.H300];&quot;00&quot;))" table:style-name="ce1">
            <text:p>incarnateword-sheet1-row28-col04</text:p>
          </table:table-cell>
          <table:table-cell office:value-type="string" office:string-value="incarnateword-2sht1-2rw28-2cl04" table:formula="of:=CONCATENATE([.A300];&quot;-2sht&quot;;[.F300];&quot;-2rw&quot;;TEXT([.G300];&quot;00&quot;);&quot;-2cl&quot;;TEXT([.H300];&quot;00&quot;))" table:style-name="ce1">
            <text:p>incarnateword-2sht1-2rw28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amar</text:p>
          </table:table-cell>
          <table:table-cell office:value-type="string" table:style-name="ce1">
            <text:p>Lamar Cardinals</text:p>
          </table:table-cell>
          <table:table-cell office:value-type="string" table:style-name="ce1">
            <text:p>Lamar Cardinals</text:p>
          </table:table-cell>
          <table:table-cell office:value-type="string" table:style-name="ce1">
            <text:p>Lama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amar</text:p>
          </table:table-cell>
          <table:table-cell office:value-type="string" table:style-name="ce3">
            <text:p>#f/lamar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amar" table:formula="of:=IF([.S301]=&quot;None&quot;;CONCATENATE([.A301];&quot;-sheet&quot;;[.F301];&quot;-row&quot;;TEXT([.G301];&quot;00&quot;);&quot;-col&quot;;TEXT([.H301];&quot;00&quot;));[.S301])" table:style-name="ce1">
            <text:p>lamar</text:p>
          </table:table-cell>
          <table:table-cell office:value-type="string" office:string-value="lamar-sheet1-row28-col05" table:formula="of:=CONCATENATE([.A301];&quot;-sheet&quot;;[.F301];&quot;-row&quot;;TEXT([.G301];&quot;00&quot;);&quot;-col&quot;;TEXT([.H301];&quot;00&quot;))" table:style-name="ce1">
            <text:p>lamar-sheet1-row28-col05</text:p>
          </table:table-cell>
          <table:table-cell office:value-type="string" office:string-value="lamar-2sht1-2rw28-2cl05" table:formula="of:=CONCATENATE([.A301];&quot;-2sht&quot;;[.F301];&quot;-2rw&quot;;TEXT([.G301];&quot;00&quot;);&quot;-2cl&quot;;TEXT([.H301];&quot;00&quot;))" table:style-name="ce1">
            <text:p>lamar-2sht1-2rw28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cneesestate</text:p>
          </table:table-cell>
          <table:table-cell office:value-type="string" table:style-name="ce1">
            <text:p>McNeese State Cowboys</text:p>
          </table:table-cell>
          <table:table-cell office:value-type="string" table:style-name="ce1">
            <text:p>McNeese State Cowboys</text:p>
          </table:table-cell>
          <table:table-cell office:value-type="string" table:style-name="ce1">
            <text:p>McNeese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cneesestate</text:p>
          </table:table-cell>
          <table:table-cell office:value-type="string" table:style-name="ce3">
            <text:p>#f/mcneese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cneesestate" table:formula="of:=IF([.S302]=&quot;None&quot;;CONCATENATE([.A302];&quot;-sheet&quot;;[.F302];&quot;-row&quot;;TEXT([.G302];&quot;00&quot;);&quot;-col&quot;;TEXT([.H302];&quot;00&quot;));[.S302])" table:style-name="ce1">
            <text:p>mcneesestate</text:p>
          </table:table-cell>
          <table:table-cell office:value-type="string" office:string-value="mcneesestate-sheet1-row28-col06" table:formula="of:=CONCATENATE([.A302];&quot;-sheet&quot;;[.F302];&quot;-row&quot;;TEXT([.G302];&quot;00&quot;);&quot;-col&quot;;TEXT([.H302];&quot;00&quot;))" table:style-name="ce1">
            <text:p>mcneesestate-sheet1-row28-col06</text:p>
          </table:table-cell>
          <table:table-cell office:value-type="string" office:string-value="mcneesestate-2sht1-2rw28-2cl06" table:formula="of:=CONCATENATE([.A302];&quot;-2sht&quot;;[.F302];&quot;-2rw&quot;;TEXT([.G302];&quot;00&quot;);&quot;-2cl&quot;;TEXT([.H302];&quot;00&quot;))" table:style-name="ce1">
            <text:p>mcneesestate-2sht1-2rw28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worleans</text:p>
          </table:table-cell>
          <table:table-cell office:value-type="string" table:style-name="ce1">
            <text:p>New Orleans Privateers</text:p>
          </table:table-cell>
          <table:table-cell office:value-type="string" table:style-name="ce1">
            <text:p>New Orleans Privateers</text:p>
          </table:table-cell>
          <table:table-cell office:value-type="string" table:style-name="ce1">
            <text:p>New Orlean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eworleans</text:p>
          </table:table-cell>
          <table:table-cell office:value-type="string" table:style-name="ce3">
            <text:p>#f/neworlean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eworleans" table:formula="of:=IF([.S303]=&quot;None&quot;;CONCATENATE([.A303];&quot;-sheet&quot;;[.F303];&quot;-row&quot;;TEXT([.G303];&quot;00&quot;);&quot;-col&quot;;TEXT([.H303];&quot;00&quot;));[.S303])" table:style-name="ce1">
            <text:p>neworleans</text:p>
          </table:table-cell>
          <table:table-cell office:value-type="string" office:string-value="neworleans-sheet1-row28-col07" table:formula="of:=CONCATENATE([.A303];&quot;-sheet&quot;;[.F303];&quot;-row&quot;;TEXT([.G303];&quot;00&quot;);&quot;-col&quot;;TEXT([.H303];&quot;00&quot;))" table:style-name="ce1">
            <text:p>neworleans-sheet1-row28-col07</text:p>
          </table:table-cell>
          <table:table-cell office:value-type="string" office:string-value="neworleans-2sht1-2rw28-2cl07" table:formula="of:=CONCATENATE([.A303];&quot;-2sht&quot;;[.F303];&quot;-2rw&quot;;TEXT([.G303];&quot;00&quot;);&quot;-2cl&quot;;TEXT([.H303];&quot;00&quot;))" table:style-name="ce1">
            <text:p>neworleans-2sht1-2rw28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ichollsstate</text:p>
          </table:table-cell>
          <table:table-cell office:value-type="string" table:style-name="ce1">
            <text:p>Nicholls State Colonels</text:p>
          </table:table-cell>
          <table:table-cell office:value-type="string" table:style-name="ce1">
            <text:p>Nicholls State Colonels</text:p>
          </table:table-cell>
          <table:table-cell office:value-type="string" table:style-name="ce1">
            <text:p>Nicholls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ichollsstate</text:p>
          </table:table-cell>
          <table:table-cell office:value-type="string" table:style-name="ce3">
            <text:p>#f/nicholls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ichollsstate" table:formula="of:=IF([.S304]=&quot;None&quot;;CONCATENATE([.A304];&quot;-sheet&quot;;[.F304];&quot;-row&quot;;TEXT([.G304];&quot;00&quot;);&quot;-col&quot;;TEXT([.H304];&quot;00&quot;));[.S304])" table:style-name="ce1">
            <text:p>nichollsstate</text:p>
          </table:table-cell>
          <table:table-cell office:value-type="string" office:string-value="nichollsstate-sheet1-row28-col08" table:formula="of:=CONCATENATE([.A304];&quot;-sheet&quot;;[.F304];&quot;-row&quot;;TEXT([.G304];&quot;00&quot;);&quot;-col&quot;;TEXT([.H304];&quot;00&quot;))" table:style-name="ce1">
            <text:p>nichollsstate-sheet1-row28-col08</text:p>
          </table:table-cell>
          <table:table-cell office:value-type="string" office:string-value="nichollsstate-2sht1-2rw28-2cl08" table:formula="of:=CONCATENATE([.A304];&quot;-2sht&quot;;[.F304];&quot;-2rw&quot;;TEXT([.G304];&quot;00&quot;);&quot;-2cl&quot;;TEXT([.H304];&quot;00&quot;))" table:style-name="ce1">
            <text:p>nichollsstate-2sht1-2rw28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westernstate</text:p>
          </table:table-cell>
          <table:table-cell office:value-type="string" table:style-name="ce1">
            <text:p>Northwestern State Demons</text:p>
          </table:table-cell>
          <table:table-cell office:value-type="string" table:style-name="ce1">
            <text:p>Northwestern State Demons</text:p>
          </table:table-cell>
          <table:table-cell office:value-type="string" table:style-name="ce1">
            <text:p>Northwester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westernstate</text:p>
          </table:table-cell>
          <table:table-cell office:value-type="string" table:style-name="ce3">
            <text:p>#f/northwester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westernstate" table:formula="of:=IF([.S305]=&quot;None&quot;;CONCATENATE([.A305];&quot;-sheet&quot;;[.F305];&quot;-row&quot;;TEXT([.G305];&quot;00&quot;);&quot;-col&quot;;TEXT([.H305];&quot;00&quot;));[.S305])" table:style-name="ce1">
            <text:p>northwesternstate</text:p>
          </table:table-cell>
          <table:table-cell office:value-type="string" office:string-value="northwesternstate-sheet1-row28-col09" table:formula="of:=CONCATENATE([.A305];&quot;-sheet&quot;;[.F305];&quot;-row&quot;;TEXT([.G305];&quot;00&quot;);&quot;-col&quot;;TEXT([.H305];&quot;00&quot;))" table:style-name="ce1">
            <text:p>northwesternstate-sheet1-row28-col09</text:p>
          </table:table-cell>
          <table:table-cell office:value-type="string" office:string-value="northwesternstate-2sht1-2rw28-2cl09" table:formula="of:=CONCATENATE([.A305];&quot;-2sht&quot;;[.F305];&quot;-2rw&quot;;TEXT([.G305];&quot;00&quot;);&quot;-2cl&quot;;TEXT([.H305];&quot;00&quot;))" table:style-name="ce1">
            <text:p>northwesternstate-2sht1-2rw28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mhoustonstate</text:p>
          </table:table-cell>
          <table:table-cell office:value-type="string" table:style-name="ce1">
            <text:p>Sam Houston State Bearkats</text:p>
          </table:table-cell>
          <table:table-cell office:value-type="string" table:style-name="ce1">
            <text:p>Sam Houston State Bearkats</text:p>
          </table:table-cell>
          <table:table-cell office:value-type="string" table:style-name="ce1">
            <text:p>Sam Housto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mhoustonstate</text:p>
          </table:table-cell>
          <table:table-cell office:value-type="string" table:style-name="ce3">
            <text:p>#f/samhousto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mhoustonstate" table:formula="of:=IF([.S306]=&quot;None&quot;;CONCATENATE([.A306];&quot;-sheet&quot;;[.F306];&quot;-row&quot;;TEXT([.G306];&quot;00&quot;);&quot;-col&quot;;TEXT([.H306];&quot;00&quot;));[.S306])" table:style-name="ce1">
            <text:p>samhoustonstate</text:p>
          </table:table-cell>
          <table:table-cell office:value-type="string" office:string-value="samhoustonstate-sheet1-row28-col10" table:formula="of:=CONCATENATE([.A306];&quot;-sheet&quot;;[.F306];&quot;-row&quot;;TEXT([.G306];&quot;00&quot;);&quot;-col&quot;;TEXT([.H306];&quot;00&quot;))" table:style-name="ce1">
            <text:p>samhoustonstate-sheet1-row28-col10</text:p>
          </table:table-cell>
          <table:table-cell office:value-type="string" office:string-value="samhoustonstate-2sht1-2rw28-2cl10" table:formula="of:=CONCATENATE([.A306];&quot;-2sht&quot;;[.F306];&quot;-2rw&quot;;TEXT([.G306];&quot;00&quot;);&quot;-2cl&quot;;TEXT([.H306];&quot;00&quot;))" table:style-name="ce1">
            <text:p>samhoustonstate-2sht1-2rw28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easternlouisiana</text:p>
          </table:table-cell>
          <table:table-cell office:value-type="string" table:style-name="ce1">
            <text:p>SE Louisiana Lions</text:p>
          </table:table-cell>
          <table:table-cell office:value-type="string" table:style-name="ce1">
            <text:p>SE Louisiana Lions</text:p>
          </table:table-cell>
          <table:table-cell office:value-type="string" table:style-name="ce1">
            <text:p>SE Louisian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easternlouisiana</text:p>
          </table:table-cell>
          <table:table-cell office:value-type="string" table:style-name="ce3">
            <text:p>#f/southeasternlouisian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easternlouisiana" table:formula="of:=IF([.S307]=&quot;None&quot;;CONCATENATE([.A307];&quot;-sheet&quot;;[.F307];&quot;-row&quot;;TEXT([.G307];&quot;00&quot;);&quot;-col&quot;;TEXT([.H307];&quot;00&quot;));[.S307])" table:style-name="ce1">
            <text:p>southeasternlouisiana</text:p>
          </table:table-cell>
          <table:table-cell office:value-type="string" office:string-value="southeasternlouisiana-sheet1-row28-col11" table:formula="of:=CONCATENATE([.A307];&quot;-sheet&quot;;[.F307];&quot;-row&quot;;TEXT([.G307];&quot;00&quot;);&quot;-col&quot;;TEXT([.H307];&quot;00&quot;))" table:style-name="ce1">
            <text:p>southeasternlouisiana-sheet1-row28-col11</text:p>
          </table:table-cell>
          <table:table-cell office:value-type="string" office:string-value="southeasternlouisiana-2sht1-2rw28-2cl11" table:formula="of:=CONCATENATE([.A307];&quot;-2sht&quot;;[.F307];&quot;-2rw&quot;;TEXT([.G307];&quot;00&quot;);&quot;-2cl&quot;;TEXT([.H307];&quot;00&quot;))" table:style-name="ce1">
            <text:p>southeasternlouisiana-2sht1-2rw28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ephenfaustin</text:p>
          </table:table-cell>
          <table:table-cell office:value-type="string" table:style-name="ce1">
            <text:p>Stephen F. Austin Lumberjacks</text:p>
          </table:table-cell>
          <table:table-cell office:value-type="string" table:style-name="ce1">
            <text:p>Stephen F. Austin Lumberjacks</text:p>
          </table:table-cell>
          <table:table-cell office:value-type="string" table:style-name="ce1">
            <text:p>Stephen F. Austi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ephenfaustin</text:p>
          </table:table-cell>
          <table:table-cell office:value-type="string" table:style-name="ce3">
            <text:p>#f/stephenfausti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ephenfaustin" table:formula="of:=IF([.S308]=&quot;None&quot;;CONCATENATE([.A308];&quot;-sheet&quot;;[.F308];&quot;-row&quot;;TEXT([.G308];&quot;00&quot;);&quot;-col&quot;;TEXT([.H308];&quot;00&quot;));[.S308])" table:style-name="ce1">
            <text:p>stephenfaustin</text:p>
          </table:table-cell>
          <table:table-cell office:value-type="string" office:string-value="stephenfaustin-sheet1-row28-col12" table:formula="of:=CONCATENATE([.A308];&quot;-sheet&quot;;[.F308];&quot;-row&quot;;TEXT([.G308];&quot;00&quot;);&quot;-col&quot;;TEXT([.H308];&quot;00&quot;))" table:style-name="ce1">
            <text:p>stephenfaustin-sheet1-row28-col12</text:p>
          </table:table-cell>
          <table:table-cell office:value-type="string" office:string-value="stephenfaustin-2sht1-2rw28-2cl12" table:formula="of:=CONCATENATE([.A308];&quot;-2sht&quot;;[.F308];&quot;-2rw&quot;;TEXT([.G308];&quot;00&quot;);&quot;-2cl&quot;;TEXT([.H308];&quot;00&quot;))" table:style-name="ce1">
            <text:p>stephenfaustin-2sht1-2rw28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amcorpuschristi</text:p>
          </table:table-cell>
          <table:table-cell office:value-type="string" table:style-name="ce1">
            <text:p>Texas A&amp;M-Corpus Christi Islanders</text:p>
          </table:table-cell>
          <table:table-cell office:value-type="string" table:style-name="ce1">
            <text:p>Texas A&amp;M-Corpus Christi Islanders</text:p>
          </table:table-cell>
          <table:table-cell office:value-type="string" table:style-name="ce1">
            <text:p>Texas A&amp;M-Corpus Christ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land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exasamcorpuschristi</text:p>
          </table:table-cell>
          <table:table-cell office:value-type="string" table:style-name="ce3">
            <text:p>#f/texasamcorpuschristi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amcorpuschristi" table:formula="of:=IF([.S309]=&quot;None&quot;;CONCATENATE([.A309];&quot;-sheet&quot;;[.F309];&quot;-row&quot;;TEXT([.G309];&quot;00&quot;);&quot;-col&quot;;TEXT([.H309];&quot;00&quot;));[.S309])" table:style-name="ce1">
            <text:p>texasamcorpuschristi</text:p>
          </table:table-cell>
          <table:table-cell office:value-type="string" office:string-value="texasamcorpuschristi-sheet1-row28-col13" table:formula="of:=CONCATENATE([.A309];&quot;-sheet&quot;;[.F309];&quot;-row&quot;;TEXT([.G309];&quot;00&quot;);&quot;-col&quot;;TEXT([.H309];&quot;00&quot;))" table:style-name="ce1">
            <text:p>texasamcorpuschristi-sheet1-row28-col13</text:p>
          </table:table-cell>
          <table:table-cell office:value-type="string" office:string-value="texasamcorpuschristi-2sht1-2rw28-2cl13" table:formula="of:=CONCATENATE([.A309];&quot;-2sht&quot;;[.F309];&quot;-2rw&quot;;TEXT([.G309];&quot;00&quot;);&quot;-2cl&quot;;TEXT([.H309];&quot;00&quot;))" table:style-name="ce1">
            <text:p>texasamcorpuschristi-2sht1-2rw28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labamaam</text:p>
          </table:table-cell>
          <table:table-cell office:value-type="string" table:style-name="ce1">
            <text:p>Alabama A&amp;M Bulldogs</text:p>
          </table:table-cell>
          <table:table-cell office:value-type="string" table:style-name="ce1">
            <text:p>Alabama A&amp;M Bulldogs</text:p>
          </table:table-cell>
          <table:table-cell office:value-type="string" table:style-name="ce1">
            <text:p>Alabama A&amp;M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labamaam</text:p>
          </table:table-cell>
          <table:table-cell office:value-type="string" table:style-name="ce3">
            <text:p>#f/alabamaam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labamaam" table:formula="of:=IF([.S310]=&quot;None&quot;;CONCATENATE([.A310];&quot;-sheet&quot;;[.F310];&quot;-row&quot;;TEXT([.G310];&quot;00&quot;);&quot;-col&quot;;TEXT([.H310];&quot;00&quot;));[.S310])" table:style-name="ce1">
            <text:p>alabamaam</text:p>
          </table:table-cell>
          <table:table-cell office:value-type="string" office:string-value="alabamaam-sheet1-row29-col01" table:formula="of:=CONCATENATE([.A310];&quot;-sheet&quot;;[.F310];&quot;-row&quot;;TEXT([.G310];&quot;00&quot;);&quot;-col&quot;;TEXT([.H310];&quot;00&quot;))" table:style-name="ce1">
            <text:p>alabamaam-sheet1-row29-col01</text:p>
          </table:table-cell>
          <table:table-cell office:value-type="string" office:string-value="alabamaam-2sht1-2rw29-2cl01" table:formula="of:=CONCATENATE([.A310];&quot;-2sht&quot;;[.F310];&quot;-2rw&quot;;TEXT([.G310];&quot;00&quot;);&quot;-2cl&quot;;TEXT([.H310];&quot;00&quot;))" table:style-name="ce1">
            <text:p>alabamaam-2sht1-2rw29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labamastate</text:p>
          </table:table-cell>
          <table:table-cell office:value-type="string" table:style-name="ce1">
            <text:p>Alabama State Hornets</text:p>
          </table:table-cell>
          <table:table-cell office:value-type="string" table:style-name="ce1">
            <text:p>Alabama State Hornets</text:p>
          </table:table-cell>
          <table:table-cell office:value-type="string" table:style-name="ce1">
            <text:p>Alabam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labamastate</text:p>
          </table:table-cell>
          <table:table-cell office:value-type="string" table:style-name="ce3">
            <text:p>#f/alabam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labamastate" table:formula="of:=IF([.S311]=&quot;None&quot;;CONCATENATE([.A311];&quot;-sheet&quot;;[.F311];&quot;-row&quot;;TEXT([.G311];&quot;00&quot;);&quot;-col&quot;;TEXT([.H311];&quot;00&quot;));[.S311])" table:style-name="ce1">
            <text:p>alabamastate</text:p>
          </table:table-cell>
          <table:table-cell office:value-type="string" office:string-value="alabamastate-sheet1-row29-col02" table:formula="of:=CONCATENATE([.A311];&quot;-sheet&quot;;[.F311];&quot;-row&quot;;TEXT([.G311];&quot;00&quot;);&quot;-col&quot;;TEXT([.H311];&quot;00&quot;))" table:style-name="ce1">
            <text:p>alabamastate-sheet1-row29-col02</text:p>
          </table:table-cell>
          <table:table-cell office:value-type="string" office:string-value="alabamastate-2sht1-2rw29-2cl02" table:formula="of:=CONCATENATE([.A311];&quot;-2sht&quot;;[.F311];&quot;-2rw&quot;;TEXT([.G311];&quot;00&quot;);&quot;-2cl&quot;;TEXT([.H311];&quot;00&quot;))" table:style-name="ce1">
            <text:p>alabamastate-2sht1-2rw29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lcornstate</text:p>
          </table:table-cell>
          <table:table-cell office:value-type="string" table:style-name="ce1">
            <text:p>Alcorn State Braves</text:p>
          </table:table-cell>
          <table:table-cell office:value-type="string" table:style-name="ce1">
            <text:p>Alcorn State Braves</text:p>
          </table:table-cell>
          <table:table-cell office:value-type="string" table:style-name="ce1">
            <text:p>Alcor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lcornstate</text:p>
          </table:table-cell>
          <table:table-cell office:value-type="string" table:style-name="ce3">
            <text:p>#f/alcor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lcornstate" table:formula="of:=IF([.S312]=&quot;None&quot;;CONCATENATE([.A312];&quot;-sheet&quot;;[.F312];&quot;-row&quot;;TEXT([.G312];&quot;00&quot;);&quot;-col&quot;;TEXT([.H312];&quot;00&quot;));[.S312])" table:style-name="ce1">
            <text:p>alcornstate</text:p>
          </table:table-cell>
          <table:table-cell office:value-type="string" office:string-value="alcornstate-sheet1-row29-col03" table:formula="of:=CONCATENATE([.A312];&quot;-sheet&quot;;[.F312];&quot;-row&quot;;TEXT([.G312];&quot;00&quot;);&quot;-col&quot;;TEXT([.H312];&quot;00&quot;))" table:style-name="ce1">
            <text:p>alcornstate-sheet1-row29-col03</text:p>
          </table:table-cell>
          <table:table-cell office:value-type="string" office:string-value="alcornstate-2sht1-2rw29-2cl03" table:formula="of:=CONCATENATE([.A312];&quot;-2sht&quot;;[.F312];&quot;-2rw&quot;;TEXT([.G312];&quot;00&quot;);&quot;-2cl&quot;;TEXT([.H312];&quot;00&quot;))" table:style-name="ce1">
            <text:p>alcornstate-2sht1-2rw29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rkansaspinebluff</text:p>
          </table:table-cell>
          <table:table-cell office:value-type="string" table:style-name="ce1">
            <text:p>Arkansas-Pine Bluff Golden Lions</text:p>
          </table:table-cell>
          <table:table-cell office:value-type="string" table:style-name="ce1">
            <text:p>Arkansas-Pine Bluff Golden Lions</text:p>
          </table:table-cell>
          <table:table-cell office:value-type="string" table:style-name="ce1">
            <text:p>Arkansas-Pine Bluf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rkansaspinebluff</text:p>
          </table:table-cell>
          <table:table-cell office:value-type="string" table:style-name="ce3">
            <text:p>#f/arkansaspinebluff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rkansaspinebluff" table:formula="of:=IF([.S313]=&quot;None&quot;;CONCATENATE([.A313];&quot;-sheet&quot;;[.F313];&quot;-row&quot;;TEXT([.G313];&quot;00&quot;);&quot;-col&quot;;TEXT([.H313];&quot;00&quot;));[.S313])" table:style-name="ce1">
            <text:p>arkansaspinebluff</text:p>
          </table:table-cell>
          <table:table-cell office:value-type="string" office:string-value="arkansaspinebluff-sheet1-row29-col04" table:formula="of:=CONCATENATE([.A313];&quot;-sheet&quot;;[.F313];&quot;-row&quot;;TEXT([.G313];&quot;00&quot;);&quot;-col&quot;;TEXT([.H313];&quot;00&quot;))" table:style-name="ce1">
            <text:p>arkansaspinebluff-sheet1-row29-col04</text:p>
          </table:table-cell>
          <table:table-cell office:value-type="string" office:string-value="arkansaspinebluff-2sht1-2rw29-2cl04" table:formula="of:=CONCATENATE([.A313];&quot;-2sht&quot;;[.F313];&quot;-2rw&quot;;TEXT([.G313];&quot;00&quot;);&quot;-2cl&quot;;TEXT([.H313];&quot;00&quot;))" table:style-name="ce1">
            <text:p>arkansaspinebluff-2sht1-2rw29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ramblingstate</text:p>
          </table:table-cell>
          <table:table-cell office:value-type="string" table:style-name="ce1">
            <text:p>Grambling State Tigers</text:p>
          </table:table-cell>
          <table:table-cell office:value-type="string" table:style-name="ce1">
            <text:p>Grambling State Tigers</text:p>
          </table:table-cell>
          <table:table-cell office:value-type="string" table:style-name="ce1">
            <text:p>Grambling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ramblingstate</text:p>
          </table:table-cell>
          <table:table-cell office:value-type="string" table:style-name="ce3">
            <text:p>#f/grambling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ramblingstate" table:formula="of:=IF([.S314]=&quot;None&quot;;CONCATENATE([.A314];&quot;-sheet&quot;;[.F314];&quot;-row&quot;;TEXT([.G314];&quot;00&quot;);&quot;-col&quot;;TEXT([.H314];&quot;00&quot;));[.S314])" table:style-name="ce1">
            <text:p>gramblingstate</text:p>
          </table:table-cell>
          <table:table-cell office:value-type="string" office:string-value="gramblingstate-sheet1-row29-col05" table:formula="of:=CONCATENATE([.A314];&quot;-sheet&quot;;[.F314];&quot;-row&quot;;TEXT([.G314];&quot;00&quot;);&quot;-col&quot;;TEXT([.H314];&quot;00&quot;))" table:style-name="ce1">
            <text:p>gramblingstate-sheet1-row29-col05</text:p>
          </table:table-cell>
          <table:table-cell office:value-type="string" office:string-value="gramblingstate-2sht1-2rw29-2cl05" table:formula="of:=CONCATENATE([.A314];&quot;-2sht&quot;;[.F314];&quot;-2rw&quot;;TEXT([.G314];&quot;00&quot;);&quot;-2cl&quot;;TEXT([.H314];&quot;00&quot;))" table:style-name="ce1">
            <text:p>gramblingstate-2sht1-2rw29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jacksonstate</text:p>
          </table:table-cell>
          <table:table-cell office:value-type="string" table:style-name="ce1">
            <text:p>Jackson State Tigers</text:p>
          </table:table-cell>
          <table:table-cell office:value-type="string" table:style-name="ce1">
            <text:p>Jackson State Tigers</text:p>
          </table:table-cell>
          <table:table-cell office:value-type="string" table:style-name="ce1">
            <text:p>Jackso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jacksonstate</text:p>
          </table:table-cell>
          <table:table-cell office:value-type="string" table:style-name="ce3">
            <text:p>#f/jackso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jacksonstate" table:formula="of:=IF([.S315]=&quot;None&quot;;CONCATENATE([.A315];&quot;-sheet&quot;;[.F315];&quot;-row&quot;;TEXT([.G315];&quot;00&quot;);&quot;-col&quot;;TEXT([.H315];&quot;00&quot;));[.S315])" table:style-name="ce1">
            <text:p>jacksonstate</text:p>
          </table:table-cell>
          <table:table-cell office:value-type="string" office:string-value="jacksonstate-sheet1-row29-col06" table:formula="of:=CONCATENATE([.A315];&quot;-sheet&quot;;[.F315];&quot;-row&quot;;TEXT([.G315];&quot;00&quot;);&quot;-col&quot;;TEXT([.H315];&quot;00&quot;))" table:style-name="ce1">
            <text:p>jacksonstate-sheet1-row29-col06</text:p>
          </table:table-cell>
          <table:table-cell office:value-type="string" office:string-value="jacksonstate-2sht1-2rw29-2cl06" table:formula="of:=CONCATENATE([.A315];&quot;-2sht&quot;;[.F315];&quot;-2rw&quot;;TEXT([.G315];&quot;00&quot;);&quot;-2cl&quot;;TEXT([.H315];&quot;00&quot;))" table:style-name="ce1">
            <text:p>jacksonstate-2sht1-2rw29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ississippivalleystate</text:p>
          </table:table-cell>
          <table:table-cell office:value-type="string" table:style-name="ce1">
            <text:p>Mississippi Valley State Delta Devils</text:p>
          </table:table-cell>
          <table:table-cell office:value-type="string" table:style-name="ce1">
            <text:p>Mississippi Valley State Delta Devils</text:p>
          </table:table-cell>
          <table:table-cell office:value-type="string" table:style-name="ce1">
            <text:p>Mississippi Valley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issvalleystate</text:p>
          </table:table-cell>
          <table:table-cell office:value-type="string" table:style-name="ce3">
            <text:p>#f/mississippivalley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issvalleystate" table:formula="of:=IF([.S316]=&quot;None&quot;;CONCATENATE([.A316];&quot;-sheet&quot;;[.F316];&quot;-row&quot;;TEXT([.G316];&quot;00&quot;);&quot;-col&quot;;TEXT([.H316];&quot;00&quot;));[.S316])" table:style-name="ce1">
            <text:p>missvalleystate</text:p>
          </table:table-cell>
          <table:table-cell office:value-type="string" office:string-value="mississippivalleystate-sheet1-row29-col07" table:formula="of:=CONCATENATE([.A316];&quot;-sheet&quot;;[.F316];&quot;-row&quot;;TEXT([.G316];&quot;00&quot;);&quot;-col&quot;;TEXT([.H316];&quot;00&quot;))" table:style-name="ce1">
            <text:p>mississippivalleystate-sheet1-row29-col07</text:p>
          </table:table-cell>
          <table:table-cell office:value-type="string" office:string-value="mississippivalleystate-2sht1-2rw29-2cl07" table:formula="of:=CONCATENATE([.A316];&quot;-2sht&quot;;[.F316];&quot;-2rw&quot;;TEXT([.G316];&quot;00&quot;);&quot;-2cl&quot;;TEXT([.H316];&quot;00&quot;))" table:style-name="ce1">
            <text:p>mississippivalleystate-2sht1-2rw29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rairieviewam</text:p>
          </table:table-cell>
          <table:table-cell office:value-type="string" table:style-name="ce1">
            <text:p>Prairie View A&amp;M Panthers</text:p>
          </table:table-cell>
          <table:table-cell office:value-type="string" table:style-name="ce1">
            <text:p>Prairie View A&amp;M Panthers</text:p>
          </table:table-cell>
          <table:table-cell office:value-type="string" table:style-name="ce1">
            <text:p>Prairie View A&amp;M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rairieviewam</text:p>
          </table:table-cell>
          <table:table-cell office:value-type="string" table:style-name="ce3">
            <text:p>#f/prairieviewam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rairieviewam" table:formula="of:=IF([.S317]=&quot;None&quot;;CONCATENATE([.A317];&quot;-sheet&quot;;[.F317];&quot;-row&quot;;TEXT([.G317];&quot;00&quot;);&quot;-col&quot;;TEXT([.H317];&quot;00&quot;));[.S317])" table:style-name="ce1">
            <text:p>prairieviewam</text:p>
          </table:table-cell>
          <table:table-cell office:value-type="string" office:string-value="prairieviewam-sheet1-row29-col08" table:formula="of:=CONCATENATE([.A317];&quot;-sheet&quot;;[.F317];&quot;-row&quot;;TEXT([.G317];&quot;00&quot;);&quot;-col&quot;;TEXT([.H317];&quot;00&quot;))" table:style-name="ce1">
            <text:p>prairieviewam-sheet1-row29-col08</text:p>
          </table:table-cell>
          <table:table-cell office:value-type="string" office:string-value="prairieviewam-2sht1-2rw29-2cl08" table:formula="of:=CONCATENATE([.A317];&quot;-2sht&quot;;[.F317];&quot;-2rw&quot;;TEXT([.G317];&quot;00&quot;);&quot;-2cl&quot;;TEXT([.H317];&quot;00&quot;))" table:style-name="ce1">
            <text:p>prairieviewam-2sht1-2rw29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ern</text:p>
          </table:table-cell>
          <table:table-cell office:value-type="string" table:style-name="ce1">
            <text:p>Southern Jaguars</text:p>
          </table:table-cell>
          <table:table-cell office:value-type="string" table:style-name="ce1">
            <text:p>Southern Jaguars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ern</text:p>
          </table:table-cell>
          <table:table-cell office:value-type="string" table:style-name="ce3">
            <text:p>#f/souther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ern" table:formula="of:=IF([.S318]=&quot;None&quot;;CONCATENATE([.A318];&quot;-sheet&quot;;[.F318];&quot;-row&quot;;TEXT([.G318];&quot;00&quot;);&quot;-col&quot;;TEXT([.H318];&quot;00&quot;));[.S318])" table:style-name="ce1">
            <text:p>southern</text:p>
          </table:table-cell>
          <table:table-cell office:value-type="string" office:string-value="southern-sheet1-row29-col09" table:formula="of:=CONCATENATE([.A318];&quot;-sheet&quot;;[.F318];&quot;-row&quot;;TEXT([.G318];&quot;00&quot;);&quot;-col&quot;;TEXT([.H318];&quot;00&quot;))" table:style-name="ce1">
            <text:p>southern-sheet1-row29-col09</text:p>
          </table:table-cell>
          <table:table-cell office:value-type="string" office:string-value="southern-2sht1-2rw29-2cl09" table:formula="of:=CONCATENATE([.A318];&quot;-2sht&quot;;[.F318];&quot;-2rw&quot;;TEXT([.G318];&quot;00&quot;);&quot;-2cl&quot;;TEXT([.H318];&quot;00&quot;))" table:style-name="ce1">
            <text:p>southern-2sht1-2rw29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southern</text:p>
          </table:table-cell>
          <table:table-cell office:value-type="string" table:style-name="ce1">
            <text:p>Texas Southern Tigers</text:p>
          </table:table-cell>
          <table:table-cell office:value-type="string" table:style-name="ce1">
            <text:p>Texas Southern Tigers</text:p>
          </table:table-cell>
          <table:table-cell office:value-type="string" table:style-name="ce1">
            <text:p>Texas Southe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exassouthern</text:p>
          </table:table-cell>
          <table:table-cell office:value-type="string" table:style-name="ce3">
            <text:p>#f/texassouther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southern" table:formula="of:=IF([.S319]=&quot;None&quot;;CONCATENATE([.A319];&quot;-sheet&quot;;[.F319];&quot;-row&quot;;TEXT([.G319];&quot;00&quot;);&quot;-col&quot;;TEXT([.H319];&quot;00&quot;));[.S319])" table:style-name="ce1">
            <text:p>texassouthern</text:p>
          </table:table-cell>
          <table:table-cell office:value-type="string" office:string-value="texassouthern-sheet1-row29-col10" table:formula="of:=CONCATENATE([.A319];&quot;-sheet&quot;;[.F319];&quot;-row&quot;;TEXT([.G319];&quot;00&quot;);&quot;-col&quot;;TEXT([.H319];&quot;00&quot;))" table:style-name="ce1">
            <text:p>texassouthern-sheet1-row29-col10</text:p>
          </table:table-cell>
          <table:table-cell office:value-type="string" office:string-value="texassouthern-2sht1-2rw29-2cl10" table:formula="of:=CONCATENATE([.A319];&quot;-2sht&quot;;[.F319];&quot;-2rw&quot;;TEXT([.G319];&quot;00&quot;);&quot;-2cl&quot;;TEXT([.H319];&quot;00&quot;))" table:style-name="ce1">
            <text:p>texassouthern-2sht1-2rw29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denver</text:p>
          </table:table-cell>
          <table:table-cell office:value-type="string" table:style-name="ce1">
            <text:p>Denver Pioneers</text:p>
          </table:table-cell>
          <table:table-cell office:value-type="string" table:style-name="ce1">
            <text:p>Denver Pioneers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denver</text:p>
          </table:table-cell>
          <table:table-cell office:value-type="string" table:style-name="ce3">
            <text:p>#f/denver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denver" table:formula="of:=IF([.S320]=&quot;None&quot;;CONCATENATE([.A320];&quot;-sheet&quot;;[.F320];&quot;-row&quot;;TEXT([.G320];&quot;00&quot;);&quot;-col&quot;;TEXT([.H320];&quot;00&quot;));[.S320])" table:style-name="ce1">
            <text:p>denver</text:p>
          </table:table-cell>
          <table:table-cell office:value-type="string" office:string-value="denver-sheet1-row30-col01" table:formula="of:=CONCATENATE([.A320];&quot;-sheet&quot;;[.F320];&quot;-row&quot;;TEXT([.G320];&quot;00&quot;);&quot;-col&quot;;TEXT([.H320];&quot;00&quot;))" table:style-name="ce1">
            <text:p>denver-sheet1-row30-col01</text:p>
          </table:table-cell>
          <table:table-cell office:value-type="string" office:string-value="denver-2sht1-2rw30-2cl01" table:formula="of:=CONCATENATE([.A320];&quot;-2sht&quot;;[.F320];&quot;-2rw&quot;;TEXT([.G320];&quot;00&quot;);&quot;-2cl&quot;;TEXT([.H320];&quot;00&quot;))" table:style-name="ce1">
            <text:p>denver-2sht1-2rw30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pfw</text:p>
          </table:table-cell>
          <table:table-cell office:value-type="string" table:style-name="ce1">
            <text:p>IPFW Mastadons</text:p>
          </table:table-cell>
          <table:table-cell office:value-type="string" table:style-name="ce1">
            <text:p>IPFW Mastadons</text:p>
          </table:table-cell>
          <table:table-cell office:value-type="string" table:style-name="ce1">
            <text:p>IPFW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pfw</text:p>
          </table:table-cell>
          <table:table-cell office:value-type="string" table:style-name="ce3">
            <text:p>#f/ipfw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pfw" table:formula="of:=IF([.S321]=&quot;None&quot;;CONCATENATE([.A321];&quot;-sheet&quot;;[.F321];&quot;-row&quot;;TEXT([.G321];&quot;00&quot;);&quot;-col&quot;;TEXT([.H321];&quot;00&quot;));[.S321])" table:style-name="ce1">
            <text:p>ipfw</text:p>
          </table:table-cell>
          <table:table-cell office:value-type="string" office:string-value="ipfw-sheet1-row30-col02" table:formula="of:=CONCATENATE([.A321];&quot;-sheet&quot;;[.F321];&quot;-row&quot;;TEXT([.G321];&quot;00&quot;);&quot;-col&quot;;TEXT([.H321];&quot;00&quot;))" table:style-name="ce1">
            <text:p>ipfw-sheet1-row30-col02</text:p>
          </table:table-cell>
          <table:table-cell office:value-type="string" office:string-value="ipfw-2sht1-2rw30-2cl02" table:formula="of:=CONCATENATE([.A321];&quot;-2sht&quot;;[.F321];&quot;-2rw&quot;;TEXT([.G321];&quot;00&quot;);&quot;-2cl&quot;;TEXT([.H321];&quot;00&quot;))" table:style-name="ce1">
            <text:p>ipfw-2sht1-2rw30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upui</text:p>
          </table:table-cell>
          <table:table-cell office:value-type="string" table:style-name="ce1">
            <text:p>IUPUI Jaguars</text:p>
          </table:table-cell>
          <table:table-cell office:value-type="string" table:style-name="ce1">
            <text:p>IUPUI Jaguars</text:p>
          </table:table-cell>
          <table:table-cell office:value-type="string" table:style-name="ce1">
            <text:p>IUPU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upui</text:p>
          </table:table-cell>
          <table:table-cell office:value-type="string" table:style-name="ce3">
            <text:p>#f/iupui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upui" table:formula="of:=IF([.S322]=&quot;None&quot;;CONCATENATE([.A322];&quot;-sheet&quot;;[.F322];&quot;-row&quot;;TEXT([.G322];&quot;00&quot;);&quot;-col&quot;;TEXT([.H322];&quot;00&quot;));[.S322])" table:style-name="ce1">
            <text:p>iupui</text:p>
          </table:table-cell>
          <table:table-cell office:value-type="string" office:string-value="iupui-sheet1-row30-col03" table:formula="of:=CONCATENATE([.A322];&quot;-sheet&quot;;[.F322];&quot;-row&quot;;TEXT([.G322];&quot;00&quot;);&quot;-col&quot;;TEXT([.H322];&quot;00&quot;))" table:style-name="ce1">
            <text:p>iupui-sheet1-row30-col03</text:p>
          </table:table-cell>
          <table:table-cell office:value-type="string" office:string-value="iupui-2sht1-2rw30-2cl03" table:formula="of:=CONCATENATE([.A322];&quot;-2sht&quot;;[.F322];&quot;-2rw&quot;;TEXT([.G322];&quot;00&quot;);&quot;-2cl&quot;;TEXT([.H322];&quot;00&quot;))" table:style-name="ce1">
            <text:p>iupui-2sht1-2rw30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orthdakotastate</text:p>
          </table:table-cell>
          <table:table-cell office:value-type="string" table:style-name="ce1">
            <text:p>North Dakota State Bison</text:p>
          </table:table-cell>
          <table:table-cell office:value-type="string" table:style-name="ce1">
            <text:p>North Dakota State Bison</text:p>
          </table:table-cell>
          <table:table-cell office:value-type="string" table:style-name="ce1">
            <text:p>North Dakot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dakotastate</text:p>
          </table:table-cell>
          <table:table-cell office:value-type="string" table:style-name="ce3">
            <text:p>#f/northdakot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dakotastate" table:formula="of:=IF([.S323]=&quot;None&quot;;CONCATENATE([.A323];&quot;-sheet&quot;;[.F323];&quot;-row&quot;;TEXT([.G323];&quot;00&quot;);&quot;-col&quot;;TEXT([.H323];&quot;00&quot;));[.S323])" table:style-name="ce1">
            <text:p>northdakotastate</text:p>
          </table:table-cell>
          <table:table-cell office:value-type="string" office:string-value="northdakotastate-sheet1-row30-col04" table:formula="of:=CONCATENATE([.A323];&quot;-sheet&quot;;[.F323];&quot;-row&quot;;TEXT([.G323];&quot;00&quot;);&quot;-col&quot;;TEXT([.H323];&quot;00&quot;))" table:style-name="ce1">
            <text:p>northdakotastate-sheet1-row30-col04</text:p>
          </table:table-cell>
          <table:table-cell office:value-type="string" office:string-value="northdakotastate-2sht1-2rw30-2cl04" table:formula="of:=CONCATENATE([.A323];&quot;-2sht&quot;;[.F323];&quot;-2rw&quot;;TEXT([.G323];&quot;00&quot;);&quot;-2cl&quot;;TEXT([.H323];&quot;00&quot;))" table:style-name="ce1">
            <text:p>northdakotastate-2sht1-2rw30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braskaomaha</text:p>
          </table:table-cell>
          <table:table-cell office:value-type="string" table:style-name="ce1">
            <text:p>Omaha Mavericks</text:p>
          </table:table-cell>
          <table:table-cell office:value-type="string" table:style-name="ce1">
            <text:p>Omaha Mavericks</text:p>
          </table:table-cell>
          <table:table-cell office:value-type="string" table:style-name="ce1">
            <text:p>Omah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omaha</text:p>
          </table:table-cell>
          <table:table-cell office:value-type="string" table:style-name="ce3">
            <text:p>#f/omah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maha" table:formula="of:=IF([.S324]=&quot;None&quot;;CONCATENATE([.A324];&quot;-sheet&quot;;[.F324];&quot;-row&quot;;TEXT([.G324];&quot;00&quot;);&quot;-col&quot;;TEXT([.H324];&quot;00&quot;));[.S324])" table:style-name="ce1">
            <text:p>omaha</text:p>
          </table:table-cell>
          <table:table-cell office:value-type="string" office:string-value="nebraskaomaha-sheet1-row30-col05" table:formula="of:=CONCATENATE([.A324];&quot;-sheet&quot;;[.F324];&quot;-row&quot;;TEXT([.G324];&quot;00&quot;);&quot;-col&quot;;TEXT([.H324];&quot;00&quot;))" table:style-name="ce1">
            <text:p>nebraskaomaha-sheet1-row30-col05</text:p>
          </table:table-cell>
          <table:table-cell office:value-type="string" office:string-value="nebraskaomaha-2sht1-2rw30-2cl05" table:formula="of:=CONCATENATE([.A324];&quot;-2sht&quot;;[.F324];&quot;-2rw&quot;;TEXT([.G324];&quot;00&quot;);&quot;-2cl&quot;;TEXT([.H324];&quot;00&quot;))" table:style-name="ce1">
            <text:p>nebraskaomaha-2sht1-2rw30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ralroberts</text:p>
          </table:table-cell>
          <table:table-cell office:value-type="string" table:style-name="ce1">
            <text:p>Oral Roberts Golden Eagles</text:p>
          </table:table-cell>
          <table:table-cell office:value-type="string" table:style-name="ce1">
            <text:p>Oral Roberts Golden Eagles</text:p>
          </table:table-cell>
          <table:table-cell office:value-type="string" table:style-name="ce1">
            <text:p>Oral Robert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oralroberts</text:p>
          </table:table-cell>
          <table:table-cell office:value-type="string" table:style-name="ce3">
            <text:p>#f/oralrobert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ralroberts" table:formula="of:=IF([.S325]=&quot;None&quot;;CONCATENATE([.A325];&quot;-sheet&quot;;[.F325];&quot;-row&quot;;TEXT([.G325];&quot;00&quot;);&quot;-col&quot;;TEXT([.H325];&quot;00&quot;));[.S325])" table:style-name="ce1">
            <text:p>oralroberts</text:p>
          </table:table-cell>
          <table:table-cell office:value-type="string" office:string-value="oralroberts-sheet1-row30-col06" table:formula="of:=CONCATENATE([.A325];&quot;-sheet&quot;;[.F325];&quot;-row&quot;;TEXT([.G325];&quot;00&quot;);&quot;-col&quot;;TEXT([.H325];&quot;00&quot;))" table:style-name="ce1">
            <text:p>oralroberts-sheet1-row30-col06</text:p>
          </table:table-cell>
          <table:table-cell office:value-type="string" office:string-value="oralroberts-2sht1-2rw30-2cl06" table:formula="of:=CONCATENATE([.A325];&quot;-2sht&quot;;[.F325];&quot;-2rw&quot;;TEXT([.G325];&quot;00&quot;);&quot;-2cl&quot;;TEXT([.H325];&quot;00&quot;))" table:style-name="ce1">
            <text:p>oralroberts-2sht1-2rw30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dakota</text:p>
          </table:table-cell>
          <table:table-cell office:value-type="string" table:style-name="ce1">
            <text:p>South Dakota Coyotes</text:p>
          </table:table-cell>
          <table:table-cell office:value-type="string" table:style-name="ce1">
            <text:p>South Dakota Coyotes</text:p>
          </table:table-cell>
          <table:table-cell office:value-type="string" table:style-name="ce1">
            <text:p>South Dakot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dakota</text:p>
          </table:table-cell>
          <table:table-cell office:value-type="string" table:style-name="ce3">
            <text:p>#f/southdakot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dakota" table:formula="of:=IF([.S326]=&quot;None&quot;;CONCATENATE([.A326];&quot;-sheet&quot;;[.F326];&quot;-row&quot;;TEXT([.G326];&quot;00&quot;);&quot;-col&quot;;TEXT([.H326];&quot;00&quot;));[.S326])" table:style-name="ce1">
            <text:p>southdakota</text:p>
          </table:table-cell>
          <table:table-cell office:value-type="string" office:string-value="southdakota-sheet1-row30-col07" table:formula="of:=CONCATENATE([.A326];&quot;-sheet&quot;;[.F326];&quot;-row&quot;;TEXT([.G326];&quot;00&quot;);&quot;-col&quot;;TEXT([.H326];&quot;00&quot;))" table:style-name="ce1">
            <text:p>southdakota-sheet1-row30-col07</text:p>
          </table:table-cell>
          <table:table-cell office:value-type="string" office:string-value="southdakota-2sht1-2rw30-2cl07" table:formula="of:=CONCATENATE([.A326];&quot;-2sht&quot;;[.F326];&quot;-2rw&quot;;TEXT([.G326];&quot;00&quot;);&quot;-2cl&quot;;TEXT([.H326];&quot;00&quot;))" table:style-name="ce1">
            <text:p>southdakota-2sht1-2rw30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dakotastate</text:p>
          </table:table-cell>
          <table:table-cell office:value-type="string" table:style-name="ce1">
            <text:p>South Dakota State Jackrabbits</text:p>
          </table:table-cell>
          <table:table-cell office:value-type="string" table:style-name="ce1">
            <text:p>South Dakota State Jackrabbits</text:p>
          </table:table-cell>
          <table:table-cell office:value-type="string" table:style-name="ce1">
            <text:p>South Dakot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dakotastate</text:p>
          </table:table-cell>
          <table:table-cell office:value-type="string" table:style-name="ce3">
            <text:p>#f/southdakot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dakotastate" table:formula="of:=IF([.S327]=&quot;None&quot;;CONCATENATE([.A327];&quot;-sheet&quot;;[.F327];&quot;-row&quot;;TEXT([.G327];&quot;00&quot;);&quot;-col&quot;;TEXT([.H327];&quot;00&quot;));[.S327])" table:style-name="ce1">
            <text:p>southdakotastate</text:p>
          </table:table-cell>
          <table:table-cell office:value-type="string" office:string-value="southdakotastate-sheet1-row30-col08" table:formula="of:=CONCATENATE([.A327];&quot;-sheet&quot;;[.F327];&quot;-row&quot;;TEXT([.G327];&quot;00&quot;);&quot;-col&quot;;TEXT([.H327];&quot;00&quot;))" table:style-name="ce1">
            <text:p>southdakotastate-sheet1-row30-col08</text:p>
          </table:table-cell>
          <table:table-cell office:value-type="string" office:string-value="southdakotastate-2sht1-2rw30-2cl08" table:formula="of:=CONCATENATE([.A327];&quot;-2sht&quot;;[.F327];&quot;-2rw&quot;;TEXT([.G327];&quot;00&quot;);&quot;-2cl&quot;;TEXT([.H327];&quot;00&quot;))" table:style-name="ce1">
            <text:p>southdakotastate-2sht1-2rw30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esternillinois</text:p>
          </table:table-cell>
          <table:table-cell office:value-type="string" table:style-name="ce1">
            <text:p>Western Illinois Leathernecks</text:p>
          </table:table-cell>
          <table:table-cell office:value-type="string" table:style-name="ce1">
            <text:p>Western Illinois Leathernecks</text:p>
          </table:table-cell>
          <table:table-cell office:value-type="string" table:style-name="ce1">
            <text:p>Western Illinoi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esternillinois</text:p>
          </table:table-cell>
          <table:table-cell office:value-type="string" table:style-name="ce3">
            <text:p>#f/westernillinoi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esternillinois" table:formula="of:=IF([.S328]=&quot;None&quot;;CONCATENATE([.A328];&quot;-sheet&quot;;[.F328];&quot;-row&quot;;TEXT([.G328];&quot;00&quot;);&quot;-col&quot;;TEXT([.H328];&quot;00&quot;));[.S328])" table:style-name="ce1">
            <text:p>westernillinois</text:p>
          </table:table-cell>
          <table:table-cell office:value-type="string" office:string-value="westernillinois-sheet1-row30-col09" table:formula="of:=CONCATENATE([.A328];&quot;-sheet&quot;;[.F328];&quot;-row&quot;;TEXT([.G328];&quot;00&quot;);&quot;-col&quot;;TEXT([.H328];&quot;00&quot;))" table:style-name="ce1">
            <text:p>westernillinois-sheet1-row30-col09</text:p>
          </table:table-cell>
          <table:table-cell office:value-type="string" office:string-value="westernillinois-2sht1-2rw30-2cl09" table:formula="of:=CONCATENATE([.A328];&quot;-2sht&quot;;[.F328];&quot;-2rw&quot;;TEXT([.G328];&quot;00&quot;);&quot;-2cl&quot;;TEXT([.H328];&quot;00&quot;))" table:style-name="ce1">
            <text:p>westernillinois-2sht1-2rw30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ppalachianstate</text:p>
          </table:table-cell>
          <table:table-cell office:value-type="string" table:style-name="ce1">
            <text:p>Appalachian State Mountaineers</text:p>
          </table:table-cell>
          <table:table-cell office:value-type="string" table:style-name="ce1">
            <text:p>Appalachian State Mountaineers</text:p>
          </table:table-cell>
          <table:table-cell office:value-type="string" table:style-name="ce1">
            <text:p>Appalachian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ppalachianstate</text:p>
          </table:table-cell>
          <table:table-cell office:value-type="string" table:style-name="ce1">
            <text:p>#f/appalachian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ppalachianstate" table:formula="of:=IF([.S329]=&quot;None&quot;;CONCATENATE([.A329];&quot;-sheet&quot;;[.F329];&quot;-row&quot;;TEXT([.G329];&quot;00&quot;);&quot;-col&quot;;TEXT([.H329];&quot;00&quot;));[.S329])" table:style-name="ce1">
            <text:p>appalachianstate</text:p>
          </table:table-cell>
          <table:table-cell office:value-type="string" office:string-value="appalachianstate-sheet1-row31-col01" table:formula="of:=CONCATENATE([.A329];&quot;-sheet&quot;;[.F329];&quot;-row&quot;;TEXT([.G329];&quot;00&quot;);&quot;-col&quot;;TEXT([.H329];&quot;00&quot;))" table:style-name="ce1">
            <text:p>appalachianstate-sheet1-row31-col01</text:p>
          </table:table-cell>
          <table:table-cell office:value-type="string" office:string-value="appalachianstate-2sht1-2rw31-2cl01" table:formula="of:=CONCATENATE([.A329];&quot;-2sht&quot;;[.F329];&quot;-2rw&quot;;TEXT([.G329];&quot;00&quot;);&quot;-2cl&quot;;TEXT([.H329];&quot;00&quot;))" table:style-name="ce1">
            <text:p>appalachianstate-2sht1-2rw31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ittlerock</text:p>
          </table:table-cell>
          <table:table-cell office:value-type="string" table:style-name="ce1">
            <text:p>Little Rock Trojans</text:p>
          </table:table-cell>
          <table:table-cell office:value-type="string" table:style-name="ce1">
            <text:p>Little Rock Trojans</text:p>
          </table:table-cell>
          <table:table-cell office:value-type="string" table:style-name="ce1">
            <text:p>Little Rock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ittlerock</text:p>
          </table:table-cell>
          <table:table-cell office:value-type="string" table:style-name="ce3">
            <text:p>#f/littlerock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ittlerock" table:formula="of:=IF([.S330]=&quot;None&quot;;CONCATENATE([.A330];&quot;-sheet&quot;;[.F330];&quot;-row&quot;;TEXT([.G330];&quot;00&quot;);&quot;-col&quot;;TEXT([.H330];&quot;00&quot;));[.S330])" table:style-name="ce1">
            <text:p>littlerock</text:p>
          </table:table-cell>
          <table:table-cell office:value-type="string" office:string-value="littlerock-sheet1-row31-col02" table:formula="of:=CONCATENATE([.A330];&quot;-sheet&quot;;[.F330];&quot;-row&quot;;TEXT([.G330];&quot;00&quot;);&quot;-col&quot;;TEXT([.H330];&quot;00&quot;))" table:style-name="ce1">
            <text:p>littlerock-sheet1-row31-col02</text:p>
          </table:table-cell>
          <table:table-cell office:value-type="string" office:string-value="littlerock-2sht1-2rw31-2cl02" table:formula="of:=CONCATENATE([.A330];&quot;-2sht&quot;;[.F330];&quot;-2rw&quot;;TEXT([.G330];&quot;00&quot;);&quot;-2cl&quot;;TEXT([.H330];&quot;00&quot;))" table:style-name="ce1">
            <text:p>littlerock-2sht1-2rw31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rkansasstate</text:p>
          </table:table-cell>
          <table:table-cell office:value-type="string" table:style-name="ce1">
            <text:p>Arkansas State Red Wolves</text:p>
          </table:table-cell>
          <table:table-cell office:value-type="string" table:style-name="ce1">
            <text:p>Arkansas State Red Wolves</text:p>
          </table:table-cell>
          <table:table-cell office:value-type="string" table:style-name="ce1">
            <text:p>Arkansas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arkansasstate</text:p>
          </table:table-cell>
          <table:table-cell office:value-type="string" table:style-name="ce1">
            <text:p>#f/arkansas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rkansasstate" table:formula="of:=IF([.S331]=&quot;None&quot;;CONCATENATE([.A331];&quot;-sheet&quot;;[.F331];&quot;-row&quot;;TEXT([.G331];&quot;00&quot;);&quot;-col&quot;;TEXT([.H331];&quot;00&quot;));[.S331])" table:style-name="ce1">
            <text:p>arkansasstate</text:p>
          </table:table-cell>
          <table:table-cell office:value-type="string" office:string-value="arkansasstate-sheet1-row31-col03" table:formula="of:=CONCATENATE([.A331];&quot;-sheet&quot;;[.F331];&quot;-row&quot;;TEXT([.G331];&quot;00&quot;);&quot;-col&quot;;TEXT([.H331];&quot;00&quot;))" table:style-name="ce1">
            <text:p>arkansasstate-sheet1-row31-col03</text:p>
          </table:table-cell>
          <table:table-cell office:value-type="string" office:string-value="arkansasstate-2sht1-2rw31-2cl03" table:formula="of:=CONCATENATE([.A331];&quot;-2sht&quot;;[.F331];&quot;-2rw&quot;;TEXT([.G331];&quot;00&quot;);&quot;-2cl&quot;;TEXT([.H331];&quot;00&quot;))" table:style-name="ce1">
            <text:p>arkansasstate-2sht1-2rw31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eorgiasouthern</text:p>
          </table:table-cell>
          <table:table-cell office:value-type="string" table:style-name="ce1">
            <text:p>Georgia Southern Eagles</text:p>
          </table:table-cell>
          <table:table-cell office:value-type="string" table:style-name="ce1">
            <text:p>Georgia Southern Eagles</text:p>
          </table:table-cell>
          <table:table-cell office:value-type="string" table:style-name="ce1">
            <text:p>Georgia Southe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georgiasouthern</text:p>
          </table:table-cell>
          <table:table-cell office:value-type="string" table:style-name="ce1">
            <text:p>#f/georgiasouther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eorgiasouthern" table:formula="of:=IF([.S332]=&quot;None&quot;;CONCATENATE([.A332];&quot;-sheet&quot;;[.F332];&quot;-row&quot;;TEXT([.G332];&quot;00&quot;);&quot;-col&quot;;TEXT([.H332];&quot;00&quot;));[.S332])" table:style-name="ce1">
            <text:p>georgiasouthern</text:p>
          </table:table-cell>
          <table:table-cell office:value-type="string" office:string-value="georgiasouthern-sheet1-row31-col04" table:formula="of:=CONCATENATE([.A332];&quot;-sheet&quot;;[.F332];&quot;-row&quot;;TEXT([.G332];&quot;00&quot;);&quot;-col&quot;;TEXT([.H332];&quot;00&quot;))" table:style-name="ce1">
            <text:p>georgiasouthern-sheet1-row31-col04</text:p>
          </table:table-cell>
          <table:table-cell office:value-type="string" office:string-value="georgiasouthern-2sht1-2rw31-2cl04" table:formula="of:=CONCATENATE([.A332];&quot;-2sht&quot;;[.F332];&quot;-2rw&quot;;TEXT([.G332];&quot;00&quot;);&quot;-2cl&quot;;TEXT([.H332];&quot;00&quot;))" table:style-name="ce1">
            <text:p>georgiasouthern-2sht1-2rw31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eorgiastate</text:p>
          </table:table-cell>
          <table:table-cell office:value-type="string" table:style-name="ce1">
            <text:p>Georgia State Panthers</text:p>
          </table:table-cell>
          <table:table-cell office:value-type="string" table:style-name="ce1">
            <text:p>Georgia State Panthers</text:p>
          </table:table-cell>
          <table:table-cell office:value-type="string" table:style-name="ce1">
            <text:p>Georgia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georgiastate</text:p>
          </table:table-cell>
          <table:table-cell office:value-type="string" table:style-name="ce1">
            <text:p>#f/georgia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eorgiastate" table:formula="of:=IF([.S333]=&quot;None&quot;;CONCATENATE([.A333];&quot;-sheet&quot;;[.F333];&quot;-row&quot;;TEXT([.G333];&quot;00&quot;);&quot;-col&quot;;TEXT([.H333];&quot;00&quot;));[.S333])" table:style-name="ce1">
            <text:p>georgiastate</text:p>
          </table:table-cell>
          <table:table-cell office:value-type="string" office:string-value="georgiastate-sheet1-row31-col05" table:formula="of:=CONCATENATE([.A333];&quot;-sheet&quot;;[.F333];&quot;-row&quot;;TEXT([.G333];&quot;00&quot;);&quot;-col&quot;;TEXT([.H333];&quot;00&quot;))" table:style-name="ce1">
            <text:p>georgiastate-sheet1-row31-col05</text:p>
          </table:table-cell>
          <table:table-cell office:value-type="string" office:string-value="georgiastate-2sht1-2rw31-2cl05" table:formula="of:=CONCATENATE([.A333];&quot;-2sht&quot;;[.F333];&quot;-2rw&quot;;TEXT([.G333];&quot;00&quot;);&quot;-2cl&quot;;TEXT([.H333];&quot;00&quot;))" table:style-name="ce1">
            <text:p>georgiastate-2sht1-2rw31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uisianalafayette</text:p>
          </table:table-cell>
          <table:table-cell office:value-type="string" table:style-name="ce1">
            <text:p>Louisiana-Lafayette Ragin' Cajuns</text:p>
          </table:table-cell>
          <table:table-cell office:value-type="string" table:style-name="ce1">
            <text:p>Louisiana-Lafayette Ragin' Cajuns</text:p>
          </table:table-cell>
          <table:table-cell office:value-type="string" table:style-name="ce1">
            <text:p>Louisiana-Lafayet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louisianalafayette</text:p>
          </table:table-cell>
          <table:table-cell office:value-type="string" table:style-name="ce1">
            <text:p>#f/louisianalafayet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uisianalafayette" table:formula="of:=IF([.S334]=&quot;None&quot;;CONCATENATE([.A334];&quot;-sheet&quot;;[.F334];&quot;-row&quot;;TEXT([.G334];&quot;00&quot;);&quot;-col&quot;;TEXT([.H334];&quot;00&quot;));[.S334])" table:style-name="ce1">
            <text:p>louisianalafayette</text:p>
          </table:table-cell>
          <table:table-cell office:value-type="string" office:string-value="louisianalafayette-sheet1-row31-col06" table:formula="of:=CONCATENATE([.A334];&quot;-sheet&quot;;[.F334];&quot;-row&quot;;TEXT([.G334];&quot;00&quot;);&quot;-col&quot;;TEXT([.H334];&quot;00&quot;))" table:style-name="ce1">
            <text:p>louisianalafayette-sheet1-row31-col06</text:p>
          </table:table-cell>
          <table:table-cell office:value-type="string" office:string-value="louisianalafayette-2sht1-2rw31-2cl06" table:formula="of:=CONCATENATE([.A334];&quot;-2sht&quot;;[.F334];&quot;-2rw&quot;;TEXT([.G334];&quot;00&quot;);&quot;-2cl&quot;;TEXT([.H334];&quot;00&quot;))" table:style-name="ce1">
            <text:p>louisianalafayette-2sht1-2rw31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uisianamonroe</text:p>
          </table:table-cell>
          <table:table-cell office:value-type="string" table:style-name="ce1">
            <text:p>Louisiana-Monroe Warhawks</text:p>
          </table:table-cell>
          <table:table-cell office:value-type="string" table:style-name="ce1">
            <text:p>Louisiana-Monroe Warhawks</text:p>
          </table:table-cell>
          <table:table-cell office:value-type="string" table:style-name="ce1">
            <text:p>Louisiana-Monro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louisianamonroe</text:p>
          </table:table-cell>
          <table:table-cell office:value-type="string" table:style-name="ce1">
            <text:p>#f/louisianamonro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uisianamonroe" table:formula="of:=IF([.S335]=&quot;None&quot;;CONCATENATE([.A335];&quot;-sheet&quot;;[.F335];&quot;-row&quot;;TEXT([.G335];&quot;00&quot;);&quot;-col&quot;;TEXT([.H335];&quot;00&quot;));[.S335])" table:style-name="ce1">
            <text:p>louisianamonroe</text:p>
          </table:table-cell>
          <table:table-cell office:value-type="string" office:string-value="louisianamonroe-sheet1-row31-col07" table:formula="of:=CONCATENATE([.A335];&quot;-sheet&quot;;[.F335];&quot;-row&quot;;TEXT([.G335];&quot;00&quot;);&quot;-col&quot;;TEXT([.H335];&quot;00&quot;))" table:style-name="ce1">
            <text:p>louisianamonroe-sheet1-row31-col07</text:p>
          </table:table-cell>
          <table:table-cell office:value-type="string" office:string-value="louisianamonroe-2sht1-2rw31-2cl07" table:formula="of:=CONCATENATE([.A335];&quot;-2sht&quot;;[.F335];&quot;-2rw&quot;;TEXT([.G335];&quot;00&quot;);&quot;-2cl&quot;;TEXT([.H335];&quot;00&quot;))" table:style-name="ce1">
            <text:p>louisianamonroe-2sht1-2rw31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tarlington</text:p>
          </table:table-cell>
          <table:table-cell office:value-type="string" table:style-name="ce1">
            <text:p>UT-Arlington Mavericks</text:p>
          </table:table-cell>
          <table:table-cell office:value-type="string" table:style-name="ce1">
            <text:p>UT-Arlington Mavericks</text:p>
          </table:table-cell>
          <table:table-cell office:value-type="string" table:style-name="ce1">
            <text:p>UT-Arlingt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tarlington</text:p>
          </table:table-cell>
          <table:table-cell office:value-type="string" table:style-name="ce3">
            <text:p>#f/utarlingto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tarlington" table:formula="of:=IF([.S336]=&quot;None&quot;;CONCATENATE([.A336];&quot;-sheet&quot;;[.F336];&quot;-row&quot;;TEXT([.G336];&quot;00&quot;);&quot;-col&quot;;TEXT([.H336];&quot;00&quot;));[.S336])" table:style-name="ce1">
            <text:p>utarlington</text:p>
          </table:table-cell>
          <table:table-cell office:value-type="string" office:string-value="utarlington-sheet1-row31-col08" table:formula="of:=CONCATENATE([.A336];&quot;-sheet&quot;;[.F336];&quot;-row&quot;;TEXT([.G336];&quot;00&quot;);&quot;-col&quot;;TEXT([.H336];&quot;00&quot;))" table:style-name="ce1">
            <text:p>utarlington-sheet1-row31-col08</text:p>
          </table:table-cell>
          <table:table-cell office:value-type="string" office:string-value="utarlington-2sht1-2rw31-2cl08" table:formula="of:=CONCATENATE([.A336];&quot;-2sht&quot;;[.F336];&quot;-2rw&quot;;TEXT([.G336];&quot;00&quot;);&quot;-2cl&quot;;TEXT([.H336];&quot;00&quot;))" table:style-name="ce1">
            <text:p>utarlington-2sht1-2rw31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alabama</text:p>
          </table:table-cell>
          <table:table-cell office:value-type="string" table:style-name="ce1">
            <text:p>South Alabama Jaguars</text:p>
          </table:table-cell>
          <table:table-cell office:value-type="string" table:style-name="ce1">
            <text:p>South Alabama Jaguars</text:p>
          </table:table-cell>
          <table:table-cell office:value-type="string" table:style-name="ce1">
            <text:p>South Alabam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southalabama</text:p>
          </table:table-cell>
          <table:table-cell office:value-type="string" table:style-name="ce1">
            <text:p>#f/southalabam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alabama" table:formula="of:=IF([.S337]=&quot;None&quot;;CONCATENATE([.A337];&quot;-sheet&quot;;[.F337];&quot;-row&quot;;TEXT([.G337];&quot;00&quot;);&quot;-col&quot;;TEXT([.H337];&quot;00&quot;));[.S337])" table:style-name="ce1">
            <text:p>southalabama</text:p>
          </table:table-cell>
          <table:table-cell office:value-type="string" office:string-value="southalabama-sheet1-row31-col09" table:formula="of:=CONCATENATE([.A337];&quot;-sheet&quot;;[.F337];&quot;-row&quot;;TEXT([.G337];&quot;00&quot;);&quot;-col&quot;;TEXT([.H337];&quot;00&quot;))" table:style-name="ce1">
            <text:p>southalabama-sheet1-row31-col09</text:p>
          </table:table-cell>
          <table:table-cell office:value-type="string" office:string-value="southalabama-2sht1-2rw31-2cl09" table:formula="of:=CONCATENATE([.A337];&quot;-2sht&quot;;[.F337];&quot;-2rw&quot;;TEXT([.G337];&quot;00&quot;);&quot;-2cl&quot;;TEXT([.H337];&quot;00&quot;))" table:style-name="ce1">
            <text:p>southalabama-2sht1-2rw31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state</text:p>
          </table:table-cell>
          <table:table-cell office:value-type="string" table:style-name="ce1">
            <text:p>Texas State Bobcats</text:p>
          </table:table-cell>
          <table:table-cell office:value-type="string" table:style-name="ce1">
            <text:p>Texas State Bobcats</text:p>
          </table:table-cell>
          <table:table-cell office:value-type="string" table:style-name="ce1">
            <text:p>Texas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exasstate</text:p>
          </table:table-cell>
          <table:table-cell office:value-type="string" table:style-name="ce1">
            <text:p>#f/texas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state" table:formula="of:=IF([.S338]=&quot;None&quot;;CONCATENATE([.A338];&quot;-sheet&quot;;[.F338];&quot;-row&quot;;TEXT([.G338];&quot;00&quot;);&quot;-col&quot;;TEXT([.H338];&quot;00&quot;));[.S338])" table:style-name="ce1">
            <text:p>texasstate</text:p>
          </table:table-cell>
          <table:table-cell office:value-type="string" office:string-value="texasstate-sheet1-row31-col10" table:formula="of:=CONCATENATE([.A338];&quot;-sheet&quot;;[.F338];&quot;-row&quot;;TEXT([.G338];&quot;00&quot;);&quot;-col&quot;;TEXT([.H338];&quot;00&quot;))" table:style-name="ce1">
            <text:p>texasstate-sheet1-row31-col10</text:p>
          </table:table-cell>
          <table:table-cell office:value-type="string" office:string-value="texasstate-2sht1-2rw31-2cl10" table:formula="of:=CONCATENATE([.A338];&quot;-2sht&quot;;[.F338];&quot;-2rw&quot;;TEXT([.G338];&quot;00&quot;);&quot;-2cl&quot;;TEXT([.H338];&quot;00&quot;))" table:style-name="ce1">
            <text:p>texasstate-2sht1-2rw31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roy</text:p>
          </table:table-cell>
          <table:table-cell office:value-type="string" table:style-name="ce1">
            <text:p>Troy Trojans</text:p>
          </table:table-cell>
          <table:table-cell office:value-type="string" table:style-name="ce1">
            <text:p>Troy Trojans</text:p>
          </table:table-cell>
          <table:table-cell office:value-type="string" table:style-name="ce1">
            <text:p>Tro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troy</text:p>
          </table:table-cell>
          <table:table-cell office:value-type="string" table:style-name="ce1">
            <text:p>#f/tro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roy" table:formula="of:=IF([.S339]=&quot;None&quot;;CONCATENATE([.A339];&quot;-sheet&quot;;[.F339];&quot;-row&quot;;TEXT([.G339];&quot;00&quot;);&quot;-col&quot;;TEXT([.H339];&quot;00&quot;));[.S339])" table:style-name="ce1">
            <text:p>troy</text:p>
          </table:table-cell>
          <table:table-cell office:value-type="string" office:string-value="troy-sheet1-row31-col11" table:formula="of:=CONCATENATE([.A339];&quot;-sheet&quot;;[.F339];&quot;-row&quot;;TEXT([.G339];&quot;00&quot;);&quot;-col&quot;;TEXT([.H339];&quot;00&quot;))" table:style-name="ce1">
            <text:p>troy-sheet1-row31-col11</text:p>
          </table:table-cell>
          <table:table-cell office:value-type="string" office:string-value="troy-2sht1-2rw31-2cl11" table:formula="of:=CONCATENATE([.A339];&quot;-2sht&quot;;[.F339];&quot;-2rw&quot;;TEXT([.G339];&quot;00&quot;);&quot;-2cl&quot;;TEXT([.H339];&quot;00&quot;))" table:style-name="ce1">
            <text:p>troy-2sht1-2rw31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yu</text:p>
          </table:table-cell>
          <table:table-cell office:value-type="string" table:style-name="ce1">
            <text:p>BYU Cougars</text:p>
          </table:table-cell>
          <table:table-cell office:value-type="string" table:style-name="ce1">
            <text:p>BYU Cougars</text:p>
          </table:table-cell>
          <table:table-cell office:value-type="string" table:style-name="ce1">
            <text:p>BYU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yu</text:p>
          </table:table-cell>
          <table:table-cell office:value-type="string" table:style-name="ce1">
            <text:p>#f/byu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yu" table:formula="of:=IF([.S340]=&quot;None&quot;;CONCATENATE([.A340];&quot;-sheet&quot;;[.F340];&quot;-row&quot;;TEXT([.G340];&quot;00&quot;);&quot;-col&quot;;TEXT([.H340];&quot;00&quot;));[.S340])" table:style-name="ce1">
            <text:p>byu</text:p>
          </table:table-cell>
          <table:table-cell office:value-type="string" office:string-value="byu-sheet1-row32-col01" table:formula="of:=CONCATENATE([.A340];&quot;-sheet&quot;;[.F340];&quot;-row&quot;;TEXT([.G340];&quot;00&quot;);&quot;-col&quot;;TEXT([.H340];&quot;00&quot;))" table:style-name="ce1">
            <text:p>byu-sheet1-row32-col01</text:p>
          </table:table-cell>
          <table:table-cell office:value-type="string" office:string-value="byu-2sht1-2rw32-2cl01" table:formula="of:=CONCATENATE([.A340];&quot;-2sht&quot;;[.F340];&quot;-2rw&quot;;TEXT([.G340];&quot;00&quot;);&quot;-2cl&quot;;TEXT([.H340];&quot;00&quot;))" table:style-name="ce1">
            <text:p>byu-2sht1-2rw32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onzaga</text:p>
          </table:table-cell>
          <table:table-cell office:value-type="string" table:style-name="ce1">
            <text:p>Gonzaga Bulldogs</text:p>
          </table:table-cell>
          <table:table-cell office:value-type="string" table:style-name="ce1">
            <text:p>Gonzaga Bulldogs</text:p>
          </table:table-cell>
          <table:table-cell office:value-type="string" table:style-name="ce1">
            <text:p>Gonzag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onzaga</text:p>
          </table:table-cell>
          <table:table-cell office:value-type="string" table:style-name="ce3">
            <text:p>#f/gonzag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onzaga" table:formula="of:=IF([.S341]=&quot;None&quot;;CONCATENATE([.A341];&quot;-sheet&quot;;[.F341];&quot;-row&quot;;TEXT([.G341];&quot;00&quot;);&quot;-col&quot;;TEXT([.H341];&quot;00&quot;));[.S341])" table:style-name="ce1">
            <text:p>gonzaga</text:p>
          </table:table-cell>
          <table:table-cell office:value-type="string" office:string-value="gonzaga-sheet1-row32-col02" table:formula="of:=CONCATENATE([.A341];&quot;-sheet&quot;;[.F341];&quot;-row&quot;;TEXT([.G341];&quot;00&quot;);&quot;-col&quot;;TEXT([.H341];&quot;00&quot;))" table:style-name="ce1">
            <text:p>gonzaga-sheet1-row32-col02</text:p>
          </table:table-cell>
          <table:table-cell office:value-type="string" office:string-value="gonzaga-2sht1-2rw32-2cl02" table:formula="of:=CONCATENATE([.A341];&quot;-2sht&quot;;[.F341];&quot;-2rw&quot;;TEXT([.G341];&quot;00&quot;);&quot;-2cl&quot;;TEXT([.H341];&quot;00&quot;))" table:style-name="ce1">
            <text:p>gonzaga-2sht1-2rw32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oyolamarymount</text:p>
          </table:table-cell>
          <table:table-cell office:value-type="string" table:style-name="ce1">
            <text:p>Loyola Marymount Lions</text:p>
          </table:table-cell>
          <table:table-cell office:value-type="string" table:style-name="ce1">
            <text:p>Loyola Marymount Lions</text:p>
          </table:table-cell>
          <table:table-cell office:value-type="string" table:style-name="ce1">
            <text:p>Loyola Marymoun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oyolamarymount</text:p>
          </table:table-cell>
          <table:table-cell office:value-type="string" table:style-name="ce3">
            <text:p>#f/loyolamarymoun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oyolamarymount" table:formula="of:=IF([.S342]=&quot;None&quot;;CONCATENATE([.A342];&quot;-sheet&quot;;[.F342];&quot;-row&quot;;TEXT([.G342];&quot;00&quot;);&quot;-col&quot;;TEXT([.H342];&quot;00&quot;));[.S342])" table:style-name="ce1">
            <text:p>loyolamarymount</text:p>
          </table:table-cell>
          <table:table-cell office:value-type="string" office:string-value="loyolamarymount-sheet1-row32-col03" table:formula="of:=CONCATENATE([.A342];&quot;-sheet&quot;;[.F342];&quot;-row&quot;;TEXT([.G342];&quot;00&quot;);&quot;-col&quot;;TEXT([.H342];&quot;00&quot;))" table:style-name="ce1">
            <text:p>loyolamarymount-sheet1-row32-col03</text:p>
          </table:table-cell>
          <table:table-cell office:value-type="string" office:string-value="loyolamarymount-2sht1-2rw32-2cl03" table:formula="of:=CONCATENATE([.A342];&quot;-2sht&quot;;[.F342];&quot;-2rw&quot;;TEXT([.G342];&quot;00&quot;);&quot;-2cl&quot;;TEXT([.H342];&quot;00&quot;))" table:style-name="ce1">
            <text:p>loyolamarymount-2sht1-2rw32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acific</text:p>
          </table:table-cell>
          <table:table-cell office:value-type="string" table:style-name="ce1">
            <text:p>Pacific Tigers</text:p>
          </table:table-cell>
          <table:table-cell office:value-type="string" table:style-name="ce1">
            <text:p>Pacific Tigers</text:p>
          </table:table-cell>
          <table:table-cell office:value-type="string" table:style-name="ce1">
            <text:p>Pacifi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acific</text:p>
          </table:table-cell>
          <table:table-cell office:value-type="string" table:style-name="ce3">
            <text:p>#f/pacifi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acific" table:formula="of:=IF([.S343]=&quot;None&quot;;CONCATENATE([.A343];&quot;-sheet&quot;;[.F343];&quot;-row&quot;;TEXT([.G343];&quot;00&quot;);&quot;-col&quot;;TEXT([.H343];&quot;00&quot;));[.S343])" table:style-name="ce1">
            <text:p>pacific</text:p>
          </table:table-cell>
          <table:table-cell office:value-type="string" office:string-value="pacific-sheet1-row32-col04" table:formula="of:=CONCATENATE([.A343];&quot;-sheet&quot;;[.F343];&quot;-row&quot;;TEXT([.G343];&quot;00&quot;);&quot;-col&quot;;TEXT([.H343];&quot;00&quot;))" table:style-name="ce1">
            <text:p>pacific-sheet1-row32-col04</text:p>
          </table:table-cell>
          <table:table-cell office:value-type="string" office:string-value="pacific-2sht1-2rw32-2cl04" table:formula="of:=CONCATENATE([.A343];&quot;-2sht&quot;;[.F343];&quot;-2rw&quot;;TEXT([.G343];&quot;00&quot;);&quot;-2cl&quot;;TEXT([.H343];&quot;00&quot;))" table:style-name="ce1">
            <text:p>pacific-2sht1-2rw32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epperdine</text:p>
          </table:table-cell>
          <table:table-cell office:value-type="string" table:style-name="ce1">
            <text:p>Pepperdine Waves</text:p>
          </table:table-cell>
          <table:table-cell office:value-type="string" table:style-name="ce1">
            <text:p>Pepperdine Waves</text:p>
          </table:table-cell>
          <table:table-cell office:value-type="string" table:style-name="ce1">
            <text:p>Pepperdin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epperdine</text:p>
          </table:table-cell>
          <table:table-cell office:value-type="string" table:style-name="ce3">
            <text:p>#f/pepperdin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epperdine" table:formula="of:=IF([.S344]=&quot;None&quot;;CONCATENATE([.A344];&quot;-sheet&quot;;[.F344];&quot;-row&quot;;TEXT([.G344];&quot;00&quot;);&quot;-col&quot;;TEXT([.H344];&quot;00&quot;));[.S344])" table:style-name="ce1">
            <text:p>pepperdine</text:p>
          </table:table-cell>
          <table:table-cell office:value-type="string" office:string-value="pepperdine-sheet1-row32-col05" table:formula="of:=CONCATENATE([.A344];&quot;-sheet&quot;;[.F344];&quot;-row&quot;;TEXT([.G344];&quot;00&quot;);&quot;-col&quot;;TEXT([.H344];&quot;00&quot;))" table:style-name="ce1">
            <text:p>pepperdine-sheet1-row32-col05</text:p>
          </table:table-cell>
          <table:table-cell office:value-type="string" office:string-value="pepperdine-2sht1-2rw32-2cl05" table:formula="of:=CONCATENATE([.A344];&quot;-2sht&quot;;[.F344];&quot;-2rw&quot;;TEXT([.G344];&quot;00&quot;);&quot;-2cl&quot;;TEXT([.H344];&quot;00&quot;))" table:style-name="ce1">
            <text:p>pepperdine-2sht1-2rw32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ortland</text:p>
          </table:table-cell>
          <table:table-cell office:value-type="string" table:style-name="ce1">
            <text:p>Portland Pilots</text:p>
          </table:table-cell>
          <table:table-cell office:value-type="string" table:style-name="ce1">
            <text:p>Portland Pilots</text:p>
          </table:table-cell>
          <table:table-cell office:value-type="string" table:style-name="ce1">
            <text:p>Portlan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ortland</text:p>
          </table:table-cell>
          <table:table-cell office:value-type="string" table:style-name="ce3">
            <text:p>#f/portlan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ortland" table:formula="of:=IF([.S345]=&quot;None&quot;;CONCATENATE([.A345];&quot;-sheet&quot;;[.F345];&quot;-row&quot;;TEXT([.G345];&quot;00&quot;);&quot;-col&quot;;TEXT([.H345];&quot;00&quot;));[.S345])" table:style-name="ce1">
            <text:p>portland</text:p>
          </table:table-cell>
          <table:table-cell office:value-type="string" office:string-value="portland-sheet1-row32-col06" table:formula="of:=CONCATENATE([.A345];&quot;-sheet&quot;;[.F345];&quot;-row&quot;;TEXT([.G345];&quot;00&quot;);&quot;-col&quot;;TEXT([.H345];&quot;00&quot;))" table:style-name="ce1">
            <text:p>portland-sheet1-row32-col06</text:p>
          </table:table-cell>
          <table:table-cell office:value-type="string" office:string-value="portland-2sht1-2rw32-2cl06" table:formula="of:=CONCATENATE([.A345];&quot;-2sht&quot;;[.F345];&quot;-2rw&quot;;TEXT([.G345];&quot;00&quot;);&quot;-2cl&quot;;TEXT([.H345];&quot;00&quot;))" table:style-name="ce1">
            <text:p>portland-2sht1-2rw32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tmarys</text:p>
          </table:table-cell>
          <table:table-cell office:value-type="string" table:style-name="ce1">
            <text:p>St. Mary's Gaels</text:p>
          </table:table-cell>
          <table:table-cell office:value-type="string" table:style-name="ce1">
            <text:p>St. Mary's Gaels</text:p>
          </table:table-cell>
          <table:table-cell office:value-type="string" table:style-name="ce1">
            <text:p>St. Mary'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tmarys</text:p>
          </table:table-cell>
          <table:table-cell office:value-type="string" table:style-name="ce3">
            <text:p>#f/stmary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tmarys" table:formula="of:=IF([.S346]=&quot;None&quot;;CONCATENATE([.A346];&quot;-sheet&quot;;[.F346];&quot;-row&quot;;TEXT([.G346];&quot;00&quot;);&quot;-col&quot;;TEXT([.H346];&quot;00&quot;));[.S346])" table:style-name="ce1">
            <text:p>stmarys</text:p>
          </table:table-cell>
          <table:table-cell office:value-type="string" office:string-value="stmarys-sheet1-row32-col07" table:formula="of:=CONCATENATE([.A346];&quot;-sheet&quot;;[.F346];&quot;-row&quot;;TEXT([.G346];&quot;00&quot;);&quot;-col&quot;;TEXT([.H346];&quot;00&quot;))" table:style-name="ce1">
            <text:p>stmarys-sheet1-row32-col07</text:p>
          </table:table-cell>
          <table:table-cell office:value-type="string" office:string-value="stmarys-2sht1-2rw32-2cl07" table:formula="of:=CONCATENATE([.A346];&quot;-2sht&quot;;[.F346];&quot;-2rw&quot;;TEXT([.G346];&quot;00&quot;);&quot;-2cl&quot;;TEXT([.H346];&quot;00&quot;))" table:style-name="ce1">
            <text:p>stmarys-2sht1-2rw32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ndiego</text:p>
          </table:table-cell>
          <table:table-cell office:value-type="string" table:style-name="ce1">
            <text:p>San Diego Toreros</text:p>
          </table:table-cell>
          <table:table-cell office:value-type="string" table:style-name="ce1">
            <text:p>San Diego Toreros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ndiego</text:p>
          </table:table-cell>
          <table:table-cell office:value-type="string" table:style-name="ce3">
            <text:p>#f/sandieg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ndiego" table:formula="of:=IF([.S347]=&quot;None&quot;;CONCATENATE([.A347];&quot;-sheet&quot;;[.F347];&quot;-row&quot;;TEXT([.G347];&quot;00&quot;);&quot;-col&quot;;TEXT([.H347];&quot;00&quot;));[.S347])" table:style-name="ce1">
            <text:p>sandiego</text:p>
          </table:table-cell>
          <table:table-cell office:value-type="string" office:string-value="sandiego-sheet1-row32-col08" table:formula="of:=CONCATENATE([.A347];&quot;-sheet&quot;;[.F347];&quot;-row&quot;;TEXT([.G347];&quot;00&quot;);&quot;-col&quot;;TEXT([.H347];&quot;00&quot;))" table:style-name="ce1">
            <text:p>sandiego-sheet1-row32-col08</text:p>
          </table:table-cell>
          <table:table-cell office:value-type="string" office:string-value="sandiego-2sht1-2rw32-2cl08" table:formula="of:=CONCATENATE([.A347];&quot;-2sht&quot;;[.F347];&quot;-2rw&quot;;TEXT([.G347];&quot;00&quot;);&quot;-2cl&quot;;TEXT([.H347];&quot;00&quot;))" table:style-name="ce1">
            <text:p>sandiego-2sht1-2rw32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nfrancisco</text:p>
          </table:table-cell>
          <table:table-cell office:value-type="string" table:style-name="ce1">
            <text:p>San Francisco Dons</text:p>
          </table:table-cell>
          <table:table-cell office:value-type="string" table:style-name="ce1">
            <text:p>San Francisco Dons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nfrancisco</text:p>
          </table:table-cell>
          <table:table-cell office:value-type="string" table:style-name="ce3">
            <text:p>#f/sanfrancisc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nfrancisco" table:formula="of:=IF([.S348]=&quot;None&quot;;CONCATENATE([.A348];&quot;-sheet&quot;;[.F348];&quot;-row&quot;;TEXT([.G348];&quot;00&quot;);&quot;-col&quot;;TEXT([.H348];&quot;00&quot;));[.S348])" table:style-name="ce1">
            <text:p>sanfrancisco</text:p>
          </table:table-cell>
          <table:table-cell office:value-type="string" office:string-value="sanfrancisco-sheet1-row32-col09" table:formula="of:=CONCATENATE([.A348];&quot;-sheet&quot;;[.F348];&quot;-row&quot;;TEXT([.G348];&quot;00&quot;);&quot;-col&quot;;TEXT([.H348];&quot;00&quot;))" table:style-name="ce1">
            <text:p>sanfrancisco-sheet1-row32-col09</text:p>
          </table:table-cell>
          <table:table-cell office:value-type="string" office:string-value="sanfrancisco-2sht1-2rw32-2cl09" table:formula="of:=CONCATENATE([.A348];&quot;-2sht&quot;;[.F348];&quot;-2rw&quot;;TEXT([.G348];&quot;00&quot;);&quot;-2cl&quot;;TEXT([.H348];&quot;00&quot;))" table:style-name="ce1">
            <text:p>sanfrancisco-2sht1-2rw32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antaclara</text:p>
          </table:table-cell>
          <table:table-cell office:value-type="string" table:style-name="ce1">
            <text:p>Santa Clara Broncos</text:p>
          </table:table-cell>
          <table:table-cell office:value-type="string" table:style-name="ce1">
            <text:p>Santa Clara Broncos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antaclara</text:p>
          </table:table-cell>
          <table:table-cell office:value-type="string" table:style-name="ce3">
            <text:p>#f/santaclar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antaclara" table:formula="of:=IF([.S349]=&quot;None&quot;;CONCATENATE([.A349];&quot;-sheet&quot;;[.F349];&quot;-row&quot;;TEXT([.G349];&quot;00&quot;);&quot;-col&quot;;TEXT([.H349];&quot;00&quot;));[.S349])" table:style-name="ce1">
            <text:p>santaclara</text:p>
          </table:table-cell>
          <table:table-cell office:value-type="string" office:string-value="santaclara-sheet1-row32-col10" table:formula="of:=CONCATENATE([.A349];&quot;-sheet&quot;;[.F349];&quot;-row&quot;;TEXT([.G349];&quot;00&quot;);&quot;-col&quot;;TEXT([.H349];&quot;00&quot;))" table:style-name="ce1">
            <text:p>santaclara-sheet1-row32-col10</text:p>
          </table:table-cell>
          <table:table-cell office:value-type="string" office:string-value="santaclara-2sht1-2rw32-2cl10" table:formula="of:=CONCATENATE([.A349];&quot;-2sht&quot;;[.F349];&quot;-2rw&quot;;TEXT([.G349];&quot;00&quot;);&quot;-2cl&quot;;TEXT([.H349];&quot;00&quot;))" table:style-name="ce1">
            <text:p>santaclara-2sht1-2rw32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sub</text:p>
          </table:table-cell>
          <table:table-cell office:value-type="string" table:style-name="ce1">
            <text:p>Cal State Bakersfield Roadrunners</text:p>
          </table:table-cell>
          <table:table-cell office:value-type="string" table:style-name="ce1">
            <text:p>Cal State Bakersfield Roadrunners</text:p>
          </table:table-cell>
          <table:table-cell office:value-type="string" table:style-name="ce1">
            <text:p>Cal State Bakersfiel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sub</text:p>
          </table:table-cell>
          <table:table-cell office:value-type="string" table:style-name="ce3">
            <text:p>#f/csub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sub" table:formula="of:=IF([.S350]=&quot;None&quot;;CONCATENATE([.A350];&quot;-sheet&quot;;[.F350];&quot;-row&quot;;TEXT([.G350];&quot;00&quot;);&quot;-col&quot;;TEXT([.H350];&quot;00&quot;));[.S350])" table:style-name="ce1">
            <text:p>csub</text:p>
          </table:table-cell>
          <table:table-cell office:value-type="string" office:string-value="csub-sheet1-row33-col01" table:formula="of:=CONCATENATE([.A350];&quot;-sheet&quot;;[.F350];&quot;-row&quot;;TEXT([.G350];&quot;00&quot;);&quot;-col&quot;;TEXT([.H350];&quot;00&quot;))" table:style-name="ce1">
            <text:p>csub-sheet1-row33-col01</text:p>
          </table:table-cell>
          <table:table-cell office:value-type="string" office:string-value="csub-2sht1-2rw33-2cl01" table:formula="of:=CONCATENATE([.A350];&quot;-2sht&quot;;[.F350];&quot;-2rw&quot;;TEXT([.G350];&quot;00&quot;);&quot;-2cl&quot;;TEXT([.H350];&quot;00&quot;))" table:style-name="ce1">
            <text:p>csub-2sht1-2rw33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hicagostate</text:p>
          </table:table-cell>
          <table:table-cell office:value-type="string" table:style-name="ce1">
            <text:p>Chicago State Cougars</text:p>
          </table:table-cell>
          <table:table-cell office:value-type="string" table:style-name="ce1">
            <text:p>Chicago State Cougars</text:p>
          </table:table-cell>
          <table:table-cell office:value-type="string" table:style-name="ce1">
            <text:p>Chicag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hicagostate</text:p>
          </table:table-cell>
          <table:table-cell office:value-type="string" table:style-name="ce3">
            <text:p>#f/chicago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hicagostate" table:formula="of:=IF([.S351]=&quot;None&quot;;CONCATENATE([.A351];&quot;-sheet&quot;;[.F351];&quot;-row&quot;;TEXT([.G351];&quot;00&quot;);&quot;-col&quot;;TEXT([.H351];&quot;00&quot;));[.S351])" table:style-name="ce1">
            <text:p>chicagostate</text:p>
          </table:table-cell>
          <table:table-cell office:value-type="string" office:string-value="chicagostate-sheet1-row33-col02" table:formula="of:=CONCATENATE([.A351];&quot;-sheet&quot;;[.F351];&quot;-row&quot;;TEXT([.G351];&quot;00&quot;);&quot;-col&quot;;TEXT([.H351];&quot;00&quot;))" table:style-name="ce1">
            <text:p>chicagostate-sheet1-row33-col02</text:p>
          </table:table-cell>
          <table:table-cell office:value-type="string" office:string-value="chicagostate-2sht1-2rw33-2cl02" table:formula="of:=CONCATENATE([.A351];&quot;-2sht&quot;;[.F351];&quot;-2rw&quot;;TEXT([.G351];&quot;00&quot;);&quot;-2cl&quot;;TEXT([.H351];&quot;00&quot;))" table:style-name="ce1">
            <text:p>chicagostate-2sht1-2rw33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grandcanyon</text:p>
          </table:table-cell>
          <table:table-cell office:value-type="string" table:style-name="ce1">
            <text:p>Grand Canyon Antelopes</text:p>
          </table:table-cell>
          <table:table-cell office:value-type="string" table:style-name="ce1">
            <text:p>Grand Canyon Antelopes</text:p>
          </table:table-cell>
          <table:table-cell office:value-type="string" table:style-name="ce1">
            <text:p>Grand Cany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grandcanyon</text:p>
          </table:table-cell>
          <table:table-cell office:value-type="string" table:style-name="ce3">
            <text:p>#f/grandcany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grandcanyon" table:formula="of:=IF([.S352]=&quot;None&quot;;CONCATENATE([.A352];&quot;-sheet&quot;;[.F352];&quot;-row&quot;;TEXT([.G352];&quot;00&quot;);&quot;-col&quot;;TEXT([.H352];&quot;00&quot;));[.S352])" table:style-name="ce1">
            <text:p>grandcanyon</text:p>
          </table:table-cell>
          <table:table-cell office:value-type="string" office:string-value="grandcanyon-sheet1-row33-col03" table:formula="of:=CONCATENATE([.A352];&quot;-sheet&quot;;[.F352];&quot;-row&quot;;TEXT([.G352];&quot;00&quot;);&quot;-col&quot;;TEXT([.H352];&quot;00&quot;))" table:style-name="ce1">
            <text:p>grandcanyon-sheet1-row33-col03</text:p>
          </table:table-cell>
          <table:table-cell office:value-type="string" office:string-value="grandcanyon-2sht1-2rw33-2cl03" table:formula="of:=CONCATENATE([.A352];&quot;-2sht&quot;;[.F352];&quot;-2rw&quot;;TEXT([.G352];&quot;00&quot;);&quot;-2cl&quot;;TEXT([.H352];&quot;00&quot;))" table:style-name="ce1">
            <text:p>grandcanyon-2sht1-2rw33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mkc</text:p>
          </table:table-cell>
          <table:table-cell office:value-type="string" table:style-name="ce1">
            <text:p>UMKC Kangaroos</text:p>
          </table:table-cell>
          <table:table-cell office:value-type="string" table:style-name="ce1">
            <text:p>UMKC Kangaroos</text:p>
          </table:table-cell>
          <table:table-cell office:value-type="string" table:style-name="ce1">
            <text:p>UMK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mkc</text:p>
          </table:table-cell>
          <table:table-cell office:value-type="string" table:style-name="ce3">
            <text:p>#f/umk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mkc" table:formula="of:=IF([.S353]=&quot;None&quot;;CONCATENATE([.A353];&quot;-sheet&quot;;[.F353];&quot;-row&quot;;TEXT([.G353];&quot;00&quot;);&quot;-col&quot;;TEXT([.H353];&quot;00&quot;));[.S353])" table:style-name="ce1">
            <text:p>umkc</text:p>
          </table:table-cell>
          <table:table-cell office:value-type="string" office:string-value="umkc-sheet1-row33-col04" table:formula="of:=CONCATENATE([.A353];&quot;-sheet&quot;;[.F353];&quot;-row&quot;;TEXT([.G353];&quot;00&quot;);&quot;-col&quot;;TEXT([.H353];&quot;00&quot;))" table:style-name="ce1">
            <text:p>umkc-sheet1-row33-col04</text:p>
          </table:table-cell>
          <table:table-cell office:value-type="string" office:string-value="umkc-2sht1-2rw33-2cl04" table:formula="of:=CONCATENATE([.A353];&quot;-2sht&quot;;[.F353];&quot;-2rw&quot;;TEXT([.G353];&quot;00&quot;);&quot;-2cl&quot;;TEXT([.H353];&quot;00&quot;))" table:style-name="ce1">
            <text:p>umkc-2sht1-2rw33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wmexicostate</text:p>
          </table:table-cell>
          <table:table-cell office:value-type="string" table:style-name="ce1">
            <text:p>New Mexico State Aggies</text:p>
          </table:table-cell>
          <table:table-cell office:value-type="string" table:style-name="ce1">
            <text:p>New Mexico State Aggies</text:p>
          </table:table-cell>
          <table:table-cell office:value-type="string" table:style-name="ce1">
            <text:p>New Mexico Stat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ewmexicostate</text:p>
          </table:table-cell>
          <table:table-cell office:value-type="string" table:style-name="ce3">
            <text:p>#f/newmexicostat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ewmexicostate" table:formula="of:=IF([.S354]=&quot;None&quot;;CONCATENATE([.A354];&quot;-sheet&quot;;[.F354];&quot;-row&quot;;TEXT([.G354];&quot;00&quot;);&quot;-col&quot;;TEXT([.H354];&quot;00&quot;));[.S354])" table:style-name="ce1">
            <text:p>newmexicostate</text:p>
          </table:table-cell>
          <table:table-cell office:value-type="string" office:string-value="newmexicostate-sheet1-row33-col05" table:formula="of:=CONCATENATE([.A354];&quot;-sheet&quot;;[.F354];&quot;-row&quot;;TEXT([.G354];&quot;00&quot;);&quot;-col&quot;;TEXT([.H354];&quot;00&quot;))" table:style-name="ce1">
            <text:p>newmexicostate-sheet1-row33-col05</text:p>
          </table:table-cell>
          <table:table-cell office:value-type="string" office:string-value="newmexicostate-2sht1-2rw33-2cl05" table:formula="of:=CONCATENATE([.A354];&quot;-2sht&quot;;[.F354];&quot;-2rw&quot;;TEXT([.G354];&quot;00&quot;);&quot;-2cl&quot;;TEXT([.H354];&quot;00&quot;))" table:style-name="ce1">
            <text:p>newmexicostate-2sht1-2rw33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eattle</text:p>
          </table:table-cell>
          <table:table-cell office:value-type="string" table:style-name="ce1">
            <text:p>Seattle Redhawks</text:p>
          </table:table-cell>
          <table:table-cell office:value-type="string" table:style-name="ce1">
            <text:p>Seattle Redhawks</text:p>
          </table:table-cell>
          <table:table-cell office:value-type="string" table:style-name="ce1">
            <text:p>Seattl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eattle</text:p>
          </table:table-cell>
          <table:table-cell office:value-type="string" table:style-name="ce3">
            <text:p>#f/seattle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eattle" table:formula="of:=IF([.S355]=&quot;None&quot;;CONCATENATE([.A355];&quot;-sheet&quot;;[.F355];&quot;-row&quot;;TEXT([.G355];&quot;00&quot;);&quot;-col&quot;;TEXT([.H355];&quot;00&quot;));[.S355])" table:style-name="ce1">
            <text:p>seattle</text:p>
          </table:table-cell>
          <table:table-cell office:value-type="string" office:string-value="seattle-sheet1-row33-col06" table:formula="of:=CONCATENATE([.A355];&quot;-sheet&quot;;[.F355];&quot;-row&quot;;TEXT([.G355];&quot;00&quot;);&quot;-col&quot;;TEXT([.H355];&quot;00&quot;))" table:style-name="ce1">
            <text:p>seattle-sheet1-row33-col06</text:p>
          </table:table-cell>
          <table:table-cell office:value-type="string" office:string-value="seattle-2sht1-2rw33-2cl06" table:formula="of:=CONCATENATE([.A355];&quot;-2sht&quot;;[.F355];&quot;-2rw&quot;;TEXT([.G355];&quot;00&quot;);&quot;-2cl&quot;;TEXT([.H355];&quot;00&quot;))" table:style-name="ce1">
            <text:p>seattle-2sht1-2rw33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utahvalley</text:p>
          </table:table-cell>
          <table:table-cell office:value-type="string" table:style-name="ce1">
            <text:p>Utah Valley Wolverines</text:p>
          </table:table-cell>
          <table:table-cell office:value-type="string" table:style-name="ce1">
            <text:p>Utah Valley Wolverines</text:p>
          </table:table-cell>
          <table:table-cell office:value-type="string" table:style-name="ce1">
            <text:p>Utah Valle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utahvalley</text:p>
          </table:table-cell>
          <table:table-cell office:value-type="string" table:style-name="ce3">
            <text:p>#f/utahvalle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utahvalley" table:formula="of:=IF([.S356]=&quot;None&quot;;CONCATENATE([.A356];&quot;-sheet&quot;;[.F356];&quot;-row&quot;;TEXT([.G356];&quot;00&quot;);&quot;-col&quot;;TEXT([.H356];&quot;00&quot;));[.S356])" table:style-name="ce1">
            <text:p>utahvalley</text:p>
          </table:table-cell>
          <table:table-cell office:value-type="string" office:string-value="utahvalley-sheet1-row33-col07" table:formula="of:=CONCATENATE([.A356];&quot;-sheet&quot;;[.F356];&quot;-row&quot;;TEXT([.G356];&quot;00&quot;);&quot;-col&quot;;TEXT([.H356];&quot;00&quot;))" table:style-name="ce1">
            <text:p>utahvalley-sheet1-row33-col07</text:p>
          </table:table-cell>
          <table:table-cell office:value-type="string" office:string-value="utahvalley-2sht1-2rw33-2cl07" table:formula="of:=CONCATENATE([.A356];&quot;-2sht&quot;;[.F356];&quot;-2rw&quot;;TEXT([.G356];&quot;00&quot;);&quot;-2cl&quot;;TEXT([.H356];&quot;00&quot;))" table:style-name="ce1">
            <text:p>utahvalley-2sht1-2rw33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texasriograndevalley</text:p>
          </table:table-cell>
          <table:table-cell office:value-type="string" table:style-name="ce1">
            <text:p>Texas-Rio Grande Valley Vaqueros</text:p>
          </table:table-cell>
          <table:table-cell office:value-type="string" table:style-name="ce1">
            <text:p>Texas-Rio Grande Valley Vaqueros</text:p>
          </table:table-cell>
          <table:table-cell office:value-type="string" table:style-name="ce1">
            <text:p>Texas-Rio Grande Valle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AC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texasriograndevalley</text:p>
          </table:table-cell>
          <table:table-cell office:value-type="string" table:style-name="ce3">
            <text:p>#f/texasriograndevalle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texasriograndevalley" table:formula="of:=IF([.S357]=&quot;None&quot;;CONCATENATE([.A357];&quot;-sheet&quot;;[.F357];&quot;-row&quot;;TEXT([.G357];&quot;00&quot;);&quot;-col&quot;;TEXT([.H357];&quot;00&quot;));[.S357])" table:style-name="ce1">
            <text:p>texasriograndevalley</text:p>
          </table:table-cell>
          <table:table-cell office:value-type="string" office:string-value="texasriograndevalley-sheet1-row33-col08" table:formula="of:=CONCATENATE([.A357];&quot;-sheet&quot;;[.F357];&quot;-row&quot;;TEXT([.G357];&quot;00&quot;);&quot;-col&quot;;TEXT([.H357];&quot;00&quot;))" table:style-name="ce1">
            <text:p>texasriograndevalley-sheet1-row33-col08</text:p>
          </table:table-cell>
          <table:table-cell office:value-type="string" office:string-value="texasriograndevalley-2sht1-2rw33-2cl08" table:formula="of:=CONCATENATE([.A357];&quot;-2sht&quot;;[.F357];&quot;-2rw&quot;;TEXT([.G357];&quot;00&quot;);&quot;-2cl&quot;;TEXT([.H357];&quot;00&quot;))" table:style-name="ce1">
            <text:p>texasriograndevalley-2sht1-2rw33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caa</text:p>
          </table:table-cell>
          <table:table-cell office:value-type="string" table:style-name="ce1">
            <text:p>NCAA</text:p>
          </table:table-cell>
          <table:table-cell office:value-type="string" table:style-name="ce1">
            <text:p>NCAA</text:p>
          </table:table-cell>
          <table:table-cell office:value-type="string" table:style-name="ce1">
            <text:p>NCA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caa</text:p>
          </table:table-cell>
          <table:table-cell office:value-type="string" table:style-name="ce3">
            <text:p>#l/nca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caa" table:formula="of:=IF([.S358]=&quot;None&quot;;CONCATENATE([.A358];&quot;-sheet&quot;;[.F358];&quot;-row&quot;;TEXT([.G358];&quot;00&quot;);&quot;-col&quot;;TEXT([.H358];&quot;00&quot;));[.S358])" table:style-name="ce1">
            <text:p>ncaa</text:p>
          </table:table-cell>
          <table:table-cell office:value-type="string" office:string-value="ncaa-sheet1-row34-col01" table:formula="of:=CONCATENATE([.A358];&quot;-sheet&quot;;[.F358];&quot;-row&quot;;TEXT([.G358];&quot;00&quot;);&quot;-col&quot;;TEXT([.H358];&quot;00&quot;))" table:style-name="ce1">
            <text:p>ncaa-sheet1-row34-col01</text:p>
          </table:table-cell>
          <table:table-cell office:value-type="string" office:string-value="ncaa-2sht1-2rw34-2cl01" table:formula="of:=CONCATENATE([.A358];&quot;-2sht&quot;;[.F358];&quot;-2rw&quot;;TEXT([.G358];&quot;00&quot;);&quot;-2cl&quot;;TEXT([.H358];&quot;00&quot;))" table:style-name="ce1">
            <text:p>ncaa-2sht1-2rw34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mericaeast</text:p>
          </table:table-cell>
          <table:table-cell office:value-type="string" table:style-name="ce1">
            <text:p>America East</text:p>
          </table:table-cell>
          <table:table-cell office:value-type="string" table:style-name="ce1">
            <text:p>America East</text:p>
          </table:table-cell>
          <table:table-cell office:value-type="string" table:style-name="ce1">
            <text:p>America Ea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mericaeast</text:p>
          </table:table-cell>
          <table:table-cell office:value-type="string" table:style-name="ce3">
            <text:p>#l/americaeas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mericaeast" table:formula="of:=IF([.S359]=&quot;None&quot;;CONCATENATE([.A359];&quot;-sheet&quot;;[.F359];&quot;-row&quot;;TEXT([.G359];&quot;00&quot;);&quot;-col&quot;;TEXT([.H359];&quot;00&quot;));[.S359])" table:style-name="ce1">
            <text:p>americaeast</text:p>
          </table:table-cell>
          <table:table-cell office:value-type="string" office:string-value="americaeast-sheet1-row34-col02" table:formula="of:=CONCATENATE([.A359];&quot;-sheet&quot;;[.F359];&quot;-row&quot;;TEXT([.G359];&quot;00&quot;);&quot;-col&quot;;TEXT([.H359];&quot;00&quot;))" table:style-name="ce1">
            <text:p>americaeast-sheet1-row34-col02</text:p>
          </table:table-cell>
          <table:table-cell office:value-type="string" office:string-value="americaeast-2sht1-2rw34-2cl02" table:formula="of:=CONCATENATE([.A359];&quot;-2sht&quot;;[.F359];&quot;-2rw&quot;;TEXT([.G359];&quot;00&quot;);&quot;-2cl&quot;;TEXT([.H359];&quot;00&quot;))" table:style-name="ce1">
            <text:p>americaeast-2sht1-2rw34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ac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ac</text:p>
          </table:table-cell>
          <table:table-cell office:value-type="string" table:style-name="ce3">
            <text:p>#l/aa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ac" table:formula="of:=IF([.S360]=&quot;None&quot;;CONCATENATE([.A360];&quot;-sheet&quot;;[.F360];&quot;-row&quot;;TEXT([.G360];&quot;00&quot;);&quot;-col&quot;;TEXT([.H360];&quot;00&quot;));[.S360])" table:style-name="ce1">
            <text:p>aac</text:p>
          </table:table-cell>
          <table:table-cell office:value-type="string" office:string-value="aac-sheet1-row34-col03" table:formula="of:=CONCATENATE([.A360];&quot;-sheet&quot;;[.F360];&quot;-row&quot;;TEXT([.G360];&quot;00&quot;);&quot;-col&quot;;TEXT([.H360];&quot;00&quot;))" table:style-name="ce1">
            <text:p>aac-sheet1-row34-col03</text:p>
          </table:table-cell>
          <table:table-cell office:value-type="string" office:string-value="aac-2sht1-2rw34-2cl03" table:formula="of:=CONCATENATE([.A360];&quot;-2sht&quot;;[.F360];&quot;-2rw&quot;;TEXT([.G360];&quot;00&quot;);&quot;-2cl&quot;;TEXT([.H360];&quot;00&quot;))" table:style-name="ce1">
            <text:p>aac-2sht1-2rw34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cc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cc</text:p>
          </table:table-cell>
          <table:table-cell office:value-type="string" table:style-name="ce3">
            <text:p>#l/ac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cc" table:formula="of:=IF([.S361]=&quot;None&quot;;CONCATENATE([.A361];&quot;-sheet&quot;;[.F361];&quot;-row&quot;;TEXT([.G361];&quot;00&quot;);&quot;-col&quot;;TEXT([.H361];&quot;00&quot;));[.S361])" table:style-name="ce1">
            <text:p>acc</text:p>
          </table:table-cell>
          <table:table-cell office:value-type="string" office:string-value="acc-sheet1-row34-col04" table:formula="of:=CONCATENATE([.A361];&quot;-sheet&quot;;[.F361];&quot;-row&quot;;TEXT([.G361];&quot;00&quot;);&quot;-col&quot;;TEXT([.H361];&quot;00&quot;))" table:style-name="ce1">
            <text:p>acc-sheet1-row34-col04</text:p>
          </table:table-cell>
          <table:table-cell office:value-type="string" office:string-value="acc-2sht1-2rw34-2cl04" table:formula="of:=CONCATENATE([.A361];&quot;-2sht&quot;;[.F361];&quot;-2rw&quot;;TEXT([.G361];&quot;00&quot;);&quot;-2cl&quot;;TEXT([.H361];&quot;00&quot;))" table:style-name="ce1">
            <text:p>acc-2sht1-2rw34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sun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Atlantic Su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sun</text:p>
          </table:table-cell>
          <table:table-cell office:value-type="string" table:style-name="ce3">
            <text:p>#l/asu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sun" table:formula="of:=IF([.S362]=&quot;None&quot;;CONCATENATE([.A362];&quot;-sheet&quot;;[.F362];&quot;-row&quot;;TEXT([.G362];&quot;00&quot;);&quot;-col&quot;;TEXT([.H362];&quot;00&quot;));[.S362])" table:style-name="ce1">
            <text:p>asun</text:p>
          </table:table-cell>
          <table:table-cell office:value-type="string" office:string-value="asun-sheet1-row34-col05" table:formula="of:=CONCATENATE([.A362];&quot;-sheet&quot;;[.F362];&quot;-row&quot;;TEXT([.G362];&quot;00&quot;);&quot;-col&quot;;TEXT([.H362];&quot;00&quot;))" table:style-name="ce1">
            <text:p>asun-sheet1-row34-col05</text:p>
          </table:table-cell>
          <table:table-cell office:value-type="string" office:string-value="asun-2sht1-2rw34-2cl05" table:formula="of:=CONCATENATE([.A362];&quot;-2sht&quot;;[.F362];&quot;-2rw&quot;;TEXT([.G362];&quot;00&quot;);&quot;-2cl&quot;;TEXT([.H362];&quot;00&quot;))" table:style-name="ce1">
            <text:p>asun-2sht1-2rw34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tlantic10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A-10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tlantic10</text:p>
          </table:table-cell>
          <table:table-cell office:value-type="string" table:style-name="ce3">
            <text:p>#l/atlantic10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tlantic10" table:formula="of:=IF([.S363]=&quot;None&quot;;CONCATENATE([.A363];&quot;-sheet&quot;;[.F363];&quot;-row&quot;;TEXT([.G363];&quot;00&quot;);&quot;-col&quot;;TEXT([.H363];&quot;00&quot;));[.S363])" table:style-name="ce1">
            <text:p>atlantic10</text:p>
          </table:table-cell>
          <table:table-cell office:value-type="string" office:string-value="atlantic10-sheet1-row34-col06" table:formula="of:=CONCATENATE([.A363];&quot;-sheet&quot;;[.F363];&quot;-row&quot;;TEXT([.G363];&quot;00&quot;);&quot;-col&quot;;TEXT([.H363];&quot;00&quot;))" table:style-name="ce1">
            <text:p>atlantic10-sheet1-row34-col06</text:p>
          </table:table-cell>
          <table:table-cell office:value-type="string" office:string-value="atlantic10-2sht1-2rw34-2cl06" table:formula="of:=CONCATENATE([.A363];&quot;-2sht&quot;;[.F363];&quot;-2rw&quot;;TEXT([.G363];&quot;00&quot;);&quot;-2cl&quot;;TEXT([.H363];&quot;00&quot;))" table:style-name="ce1">
            <text:p>atlantic10-2sht1-2rw34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igeast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Big Ea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igeast</text:p>
          </table:table-cell>
          <table:table-cell office:value-type="string" table:style-name="ce3">
            <text:p>#l/bigeas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igeast" table:formula="of:=IF([.S364]=&quot;None&quot;;CONCATENATE([.A364];&quot;-sheet&quot;;[.F364];&quot;-row&quot;;TEXT([.G364];&quot;00&quot;);&quot;-col&quot;;TEXT([.H364];&quot;00&quot;));[.S364])" table:style-name="ce1">
            <text:p>bigeast</text:p>
          </table:table-cell>
          <table:table-cell office:value-type="string" office:string-value="bigeast-sheet1-row34-col07" table:formula="of:=CONCATENATE([.A364];&quot;-sheet&quot;;[.F364];&quot;-row&quot;;TEXT([.G364];&quot;00&quot;);&quot;-col&quot;;TEXT([.H364];&quot;00&quot;))" table:style-name="ce1">
            <text:p>bigeast-sheet1-row34-col07</text:p>
          </table:table-cell>
          <table:table-cell office:value-type="string" office:string-value="bigeast-2sht1-2rw34-2cl07" table:formula="of:=CONCATENATE([.A364];&quot;-2sht&quot;;[.F364];&quot;-2rw&quot;;TEXT([.G364];&quot;00&quot;);&quot;-2cl&quot;;TEXT([.H364];&quot;00&quot;))" table:style-name="ce1">
            <text:p>bigeast-2sht1-2rw34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igsky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Big Sk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igsky</text:p>
          </table:table-cell>
          <table:table-cell office:value-type="string" table:style-name="ce3">
            <text:p>#l/bigsk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igsky" table:formula="of:=IF([.S365]=&quot;None&quot;;CONCATENATE([.A365];&quot;-sheet&quot;;[.F365];&quot;-row&quot;;TEXT([.G365];&quot;00&quot;);&quot;-col&quot;;TEXT([.H365];&quot;00&quot;));[.S365])" table:style-name="ce1">
            <text:p>bigsky</text:p>
          </table:table-cell>
          <table:table-cell office:value-type="string" office:string-value="bigsky-sheet1-row34-col08" table:formula="of:=CONCATENATE([.A365];&quot;-sheet&quot;;[.F365];&quot;-row&quot;;TEXT([.G365];&quot;00&quot;);&quot;-col&quot;;TEXT([.H365];&quot;00&quot;))" table:style-name="ce1">
            <text:p>bigsky-sheet1-row34-col08</text:p>
          </table:table-cell>
          <table:table-cell office:value-type="string" office:string-value="bigsky-2sht1-2rw34-2cl08" table:formula="of:=CONCATENATE([.A365];&quot;-2sht&quot;;[.F365];&quot;-2rw&quot;;TEXT([.G365];&quot;00&quot;);&quot;-2cl&quot;;TEXT([.H365];&quot;00&quot;))" table:style-name="ce1">
            <text:p>bigsky-2sht1-2rw34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igsouth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Big South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igsouth</text:p>
          </table:table-cell>
          <table:table-cell office:value-type="string" table:style-name="ce3">
            <text:p>#l/bigsouth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igsouth" table:formula="of:=IF([.S366]=&quot;None&quot;;CONCATENATE([.A366];&quot;-sheet&quot;;[.F366];&quot;-row&quot;;TEXT([.G366];&quot;00&quot;);&quot;-col&quot;;TEXT([.H366];&quot;00&quot;));[.S366])" table:style-name="ce1">
            <text:p>bigsouth</text:p>
          </table:table-cell>
          <table:table-cell office:value-type="string" office:string-value="bigsouth-sheet1-row34-col09" table:formula="of:=CONCATENATE([.A366];&quot;-sheet&quot;;[.F366];&quot;-row&quot;;TEXT([.G366];&quot;00&quot;);&quot;-col&quot;;TEXT([.H366];&quot;00&quot;))" table:style-name="ce1">
            <text:p>bigsouth-sheet1-row34-col09</text:p>
          </table:table-cell>
          <table:table-cell office:value-type="string" office:string-value="bigsouth-2sht1-2rw34-2cl09" table:formula="of:=CONCATENATE([.A366];&quot;-2sht&quot;;[.F366];&quot;-2rw&quot;;TEXT([.G366];&quot;00&quot;);&quot;-2cl&quot;;TEXT([.H366];&quot;00&quot;))" table:style-name="ce1">
            <text:p>bigsouth-2sht1-2rw34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igten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Big Te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igten</text:p>
          </table:table-cell>
          <table:table-cell office:value-type="string" table:style-name="ce3">
            <text:p>#l/bigte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igten" table:formula="of:=IF([.S367]=&quot;None&quot;;CONCATENATE([.A367];&quot;-sheet&quot;;[.F367];&quot;-row&quot;;TEXT([.G367];&quot;00&quot;);&quot;-col&quot;;TEXT([.H367];&quot;00&quot;));[.S367])" table:style-name="ce1">
            <text:p>bigten</text:p>
          </table:table-cell>
          <table:table-cell office:value-type="string" office:string-value="bigten-sheet1-row34-col10" table:formula="of:=CONCATENATE([.A367];&quot;-sheet&quot;;[.F367];&quot;-row&quot;;TEXT([.G367];&quot;00&quot;);&quot;-col&quot;;TEXT([.H367];&quot;00&quot;))" table:style-name="ce1">
            <text:p>bigten-sheet1-row34-col10</text:p>
          </table:table-cell>
          <table:table-cell office:value-type="string" office:string-value="bigten-2sht1-2rw34-2cl10" table:formula="of:=CONCATENATE([.A367];&quot;-2sht&quot;;[.F367];&quot;-2rw&quot;;TEXT([.G367];&quot;00&quot;);&quot;-2cl&quot;;TEXT([.H367];&quot;00&quot;))" table:style-name="ce1">
            <text:p>bigten-2sht1-2rw34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ig12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Big 12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ig12</text:p>
          </table:table-cell>
          <table:table-cell office:value-type="string" table:style-name="ce3">
            <text:p>#l/big12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ig12" table:formula="of:=IF([.S368]=&quot;None&quot;;CONCATENATE([.A368];&quot;-sheet&quot;;[.F368];&quot;-row&quot;;TEXT([.G368];&quot;00&quot;);&quot;-col&quot;;TEXT([.H368];&quot;00&quot;));[.S368])" table:style-name="ce1">
            <text:p>big12</text:p>
          </table:table-cell>
          <table:table-cell office:value-type="string" office:string-value="big12-sheet1-row34-col11" table:formula="of:=CONCATENATE([.A368];&quot;-sheet&quot;;[.F368];&quot;-row&quot;;TEXT([.G368];&quot;00&quot;);&quot;-col&quot;;TEXT([.H368];&quot;00&quot;))" table:style-name="ce1">
            <text:p>big12-sheet1-row34-col11</text:p>
          </table:table-cell>
          <table:table-cell office:value-type="string" office:string-value="big12-2sht1-2rw34-2cl11" table:formula="of:=CONCATENATE([.A368];&quot;-2sht&quot;;[.F368];&quot;-2rw&quot;;TEXT([.G368];&quot;00&quot;);&quot;-2cl&quot;;TEXT([.H368];&quot;00&quot;))" table:style-name="ce1">
            <text:p>big12-2sht1-2rw34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igwest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Big We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igwest</text:p>
          </table:table-cell>
          <table:table-cell office:value-type="string" table:style-name="ce3">
            <text:p>#l/bigwes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igwest" table:formula="of:=IF([.S369]=&quot;None&quot;;CONCATENATE([.A369];&quot;-sheet&quot;;[.F369];&quot;-row&quot;;TEXT([.G369];&quot;00&quot;);&quot;-col&quot;;TEXT([.H369];&quot;00&quot;));[.S369])" table:style-name="ce1">
            <text:p>bigwest</text:p>
          </table:table-cell>
          <table:table-cell office:value-type="string" office:string-value="bigwest-sheet1-row34-col12" table:formula="of:=CONCATENATE([.A369];&quot;-sheet&quot;;[.F369];&quot;-row&quot;;TEXT([.G369];&quot;00&quot;);&quot;-col&quot;;TEXT([.H369];&quot;00&quot;))" table:style-name="ce1">
            <text:p>bigwest-sheet1-row34-col12</text:p>
          </table:table-cell>
          <table:table-cell office:value-type="string" office:string-value="bigwest-2sht1-2rw34-2cl12" table:formula="of:=CONCATENATE([.A369];&quot;-2sht&quot;;[.F369];&quot;-2rw&quot;;TEXT([.G369];&quot;00&quot;);&quot;-2cl&quot;;TEXT([.H369];&quot;00&quot;))" table:style-name="ce1">
            <text:p>bigwest-2sht1-2rw34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aa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CA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aa</text:p>
          </table:table-cell>
          <table:table-cell office:value-type="string" table:style-name="ce3">
            <text:p>#l/ca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aa" table:formula="of:=IF([.S370]=&quot;None&quot;;CONCATENATE([.A370];&quot;-sheet&quot;;[.F370];&quot;-row&quot;;TEXT([.G370];&quot;00&quot;);&quot;-col&quot;;TEXT([.H370];&quot;00&quot;));[.S370])" table:style-name="ce1">
            <text:p>caa</text:p>
          </table:table-cell>
          <table:table-cell office:value-type="string" office:string-value="caa-sheet1-row34-col13" table:formula="of:=CONCATENATE([.A370];&quot;-sheet&quot;;[.F370];&quot;-row&quot;;TEXT([.G370];&quot;00&quot;);&quot;-col&quot;;TEXT([.H370];&quot;00&quot;))" table:style-name="ce1">
            <text:p>caa-sheet1-row34-col13</text:p>
          </table:table-cell>
          <table:table-cell office:value-type="string" office:string-value="caa-2sht1-2rw34-2cl13" table:formula="of:=CONCATENATE([.A370];&quot;-2sht&quot;;[.F370];&quot;-2rw&quot;;TEXT([.G370];&quot;00&quot;);&quot;-2cl&quot;;TEXT([.H370];&quot;00&quot;))" table:style-name="ce1">
            <text:p>caa-2sht1-2rw34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usa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Conference USA</text:p>
          </table:table-cell>
          <table:table-cell office:value-type="string" table:style-name="ce1">
            <text:p>C-US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usa</text:p>
          </table:table-cell>
          <table:table-cell office:value-type="string" table:style-name="ce3">
            <text:p>#l/cusa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usa" table:formula="of:=IF([.S371]=&quot;None&quot;;CONCATENATE([.A371];&quot;-sheet&quot;;[.F371];&quot;-row&quot;;TEXT([.G371];&quot;00&quot;);&quot;-col&quot;;TEXT([.H371];&quot;00&quot;));[.S371])" table:style-name="ce1">
            <text:p>cusa</text:p>
          </table:table-cell>
          <table:table-cell office:value-type="string" office:string-value="cusa-sheet1-row34-col14" table:formula="of:=CONCATENATE([.A371];&quot;-sheet&quot;;[.F371];&quot;-row&quot;;TEXT([.G371];&quot;00&quot;);&quot;-col&quot;;TEXT([.H371];&quot;00&quot;))" table:style-name="ce1">
            <text:p>cusa-sheet1-row34-col14</text:p>
          </table:table-cell>
          <table:table-cell office:value-type="string" office:string-value="cusa-2sht1-2rw34-2cl14" table:formula="of:=CONCATENATE([.A371];&quot;-2sht&quot;;[.F371];&quot;-2rw&quot;;TEXT([.G371];&quot;00&quot;);&quot;-2cl&quot;;TEXT([.H371];&quot;00&quot;))" table:style-name="ce1">
            <text:p>cusa-2sht1-2rw34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horizon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Horizon League</text:p>
          </table:table-cell>
          <table:table-cell office:value-type="string" table:style-name="ce1">
            <text:p>Horizo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horizon</text:p>
          </table:table-cell>
          <table:table-cell office:value-type="string" table:style-name="ce3">
            <text:p>#l/horiz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horizon" table:formula="of:=IF([.S372]=&quot;None&quot;;CONCATENATE([.A372];&quot;-sheet&quot;;[.F372];&quot;-row&quot;;TEXT([.G372];&quot;00&quot;);&quot;-col&quot;;TEXT([.H372];&quot;00&quot;));[.S372])" table:style-name="ce1">
            <text:p>horizon</text:p>
          </table:table-cell>
          <table:table-cell office:value-type="string" office:string-value="horizon-sheet1-row34-col15" table:formula="of:=CONCATENATE([.A372];&quot;-sheet&quot;;[.F372];&quot;-row&quot;;TEXT([.G372];&quot;00&quot;);&quot;-col&quot;;TEXT([.H372];&quot;00&quot;))" table:style-name="ce1">
            <text:p>horizon-sheet1-row34-col15</text:p>
          </table:table-cell>
          <table:table-cell office:value-type="string" office:string-value="horizon-2sht1-2rw34-2cl15" table:formula="of:=CONCATENATE([.A372];&quot;-2sht&quot;;[.F372];&quot;-2rw&quot;;TEXT([.G372];&quot;00&quot;);&quot;-2cl&quot;;TEXT([.H372];&quot;00&quot;))" table:style-name="ce1">
            <text:p>horizon-2sht1-2rw34-2cl1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ivy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Ivy League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ivy</text:p>
          </table:table-cell>
          <table:table-cell office:value-type="string" table:style-name="ce3">
            <text:p>#l/iv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ivy" table:formula="of:=IF([.S373]=&quot;None&quot;;CONCATENATE([.A373];&quot;-sheet&quot;;[.F373];&quot;-row&quot;;TEXT([.G373];&quot;00&quot;);&quot;-col&quot;;TEXT([.H373];&quot;00&quot;));[.S373])" table:style-name="ce1">
            <text:p>ivy</text:p>
          </table:table-cell>
          <table:table-cell office:value-type="string" office:string-value="ivy-sheet1-row34-col16" table:formula="of:=CONCATENATE([.A373];&quot;-sheet&quot;;[.F373];&quot;-row&quot;;TEXT([.G373];&quot;00&quot;);&quot;-col&quot;;TEXT([.H373];&quot;00&quot;))" table:style-name="ce1">
            <text:p>ivy-sheet1-row34-col16</text:p>
          </table:table-cell>
          <table:table-cell office:value-type="string" office:string-value="ivy-2sht1-2rw34-2cl16" table:formula="of:=CONCATENATE([.A373];&quot;-2sht&quot;;[.F373];&quot;-2rw&quot;;TEXT([.G373];&quot;00&quot;);&quot;-2cl&quot;;TEXT([.H373];&quot;00&quot;))" table:style-name="ce1">
            <text:p>ivy-2sht1-2rw34-2cl1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ac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MAA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aac</text:p>
          </table:table-cell>
          <table:table-cell office:value-type="string" table:style-name="ce3">
            <text:p>#l/maa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ac" table:formula="of:=IF([.S374]=&quot;None&quot;;CONCATENATE([.A374];&quot;-sheet&quot;;[.F374];&quot;-row&quot;;TEXT([.G374];&quot;00&quot;);&quot;-col&quot;;TEXT([.H374];&quot;00&quot;));[.S374])" table:style-name="ce1">
            <text:p>maac</text:p>
          </table:table-cell>
          <table:table-cell office:value-type="string" office:string-value="maac-sheet1-row34-col17" table:formula="of:=CONCATENATE([.A374];&quot;-sheet&quot;;[.F374];&quot;-row&quot;;TEXT([.G374];&quot;00&quot;);&quot;-col&quot;;TEXT([.H374];&quot;00&quot;))" table:style-name="ce1">
            <text:p>maac-sheet1-row34-col17</text:p>
          </table:table-cell>
          <table:table-cell office:value-type="string" office:string-value="maac-2sht1-2rw34-2cl17" table:formula="of:=CONCATENATE([.A374];&quot;-2sht&quot;;[.F374];&quot;-2rw&quot;;TEXT([.G374];&quot;00&quot;);&quot;-2cl&quot;;TEXT([.H374];&quot;00&quot;))" table:style-name="ce1">
            <text:p>maac-2sht1-2rw34-2cl1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c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ac</text:p>
          </table:table-cell>
          <table:table-cell office:value-type="string" table:style-name="ce3">
            <text:p>#l/ma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c" table:formula="of:=IF([.S375]=&quot;None&quot;;CONCATENATE([.A375];&quot;-sheet&quot;;[.F375];&quot;-row&quot;;TEXT([.G375];&quot;00&quot;);&quot;-col&quot;;TEXT([.H375];&quot;00&quot;));[.S375])" table:style-name="ce1">
            <text:p>mac</text:p>
          </table:table-cell>
          <table:table-cell office:value-type="string" office:string-value="mac-sheet1-row35-col01" table:formula="of:=CONCATENATE([.A375];&quot;-sheet&quot;;[.F375];&quot;-row&quot;;TEXT([.G375];&quot;00&quot;);&quot;-col&quot;;TEXT([.H375];&quot;00&quot;))" table:style-name="ce1">
            <text:p>mac-sheet1-row35-col01</text:p>
          </table:table-cell>
          <table:table-cell office:value-type="string" office:string-value="mac-2sht1-2rw35-2cl01" table:formula="of:=CONCATENATE([.A375];&quot;-2sht&quot;;[.F375];&quot;-2rw&quot;;TEXT([.G375];&quot;00&quot;);&quot;-2cl&quot;;TEXT([.H375];&quot;00&quot;))" table:style-name="ce1">
            <text:p>mac-2sht1-2rw35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eac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MEA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eac</text:p>
          </table:table-cell>
          <table:table-cell office:value-type="string" table:style-name="ce3">
            <text:p>#l/mea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eac" table:formula="of:=IF([.S376]=&quot;None&quot;;CONCATENATE([.A376];&quot;-sheet&quot;;[.F376];&quot;-row&quot;;TEXT([.G376];&quot;00&quot;);&quot;-col&quot;;TEXT([.H376];&quot;00&quot;));[.S376])" table:style-name="ce1">
            <text:p>meac</text:p>
          </table:table-cell>
          <table:table-cell office:value-type="string" office:string-value="meac-sheet1-row35-col02" table:formula="of:=CONCATENATE([.A376];&quot;-sheet&quot;;[.F376];&quot;-row&quot;;TEXT([.G376];&quot;00&quot;);&quot;-col&quot;;TEXT([.H376];&quot;00&quot;))" table:style-name="ce1">
            <text:p>meac-sheet1-row35-col02</text:p>
          </table:table-cell>
          <table:table-cell office:value-type="string" office:string-value="meac-2sht1-2rw35-2cl02" table:formula="of:=CONCATENATE([.A376];&quot;-2sht&quot;;[.F376];&quot;-2rw&quot;;TEXT([.G376];&quot;00&quot;);&quot;-2cl&quot;;TEXT([.H376];&quot;00&quot;))" table:style-name="ce1">
            <text:p>meac-2sht1-2rw35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vc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Missouri Valle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vc</text:p>
          </table:table-cell>
          <table:table-cell office:value-type="string" table:style-name="ce3">
            <text:p>#l/mv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vc" table:formula="of:=IF([.S377]=&quot;None&quot;;CONCATENATE([.A377];&quot;-sheet&quot;;[.F377];&quot;-row&quot;;TEXT([.G377];&quot;00&quot;);&quot;-col&quot;;TEXT([.H377];&quot;00&quot;));[.S377])" table:style-name="ce1">
            <text:p>mvc</text:p>
          </table:table-cell>
          <table:table-cell office:value-type="string" office:string-value="mvc-sheet1-row35-col03" table:formula="of:=CONCATENATE([.A377];&quot;-sheet&quot;;[.F377];&quot;-row&quot;;TEXT([.G377];&quot;00&quot;);&quot;-col&quot;;TEXT([.H377];&quot;00&quot;))" table:style-name="ce1">
            <text:p>mvc-sheet1-row35-col03</text:p>
          </table:table-cell>
          <table:table-cell office:value-type="string" office:string-value="mvc-2sht1-2rw35-2cl03" table:formula="of:=CONCATENATE([.A377];&quot;-2sht&quot;;[.F377];&quot;-2rw&quot;;TEXT([.G377];&quot;00&quot;);&quot;-2cl&quot;;TEXT([.H377];&quot;00&quot;))" table:style-name="ce1">
            <text:p>mvc-2sht1-2rw35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wc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Mountain We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wc</text:p>
          </table:table-cell>
          <table:table-cell office:value-type="string" table:style-name="ce3">
            <text:p>#l/mw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wc" table:formula="of:=IF([.S378]=&quot;None&quot;;CONCATENATE([.A378];&quot;-sheet&quot;;[.F378];&quot;-row&quot;;TEXT([.G378];&quot;00&quot;);&quot;-col&quot;;TEXT([.H378];&quot;00&quot;));[.S378])" table:style-name="ce1">
            <text:p>mwc</text:p>
          </table:table-cell>
          <table:table-cell office:value-type="string" office:string-value="mwc-sheet1-row35-col04" table:formula="of:=CONCATENATE([.A378];&quot;-sheet&quot;;[.F378];&quot;-row&quot;;TEXT([.G378];&quot;00&quot;);&quot;-col&quot;;TEXT([.H378];&quot;00&quot;))" table:style-name="ce1">
            <text:p>mwc-sheet1-row35-col04</text:p>
          </table:table-cell>
          <table:table-cell office:value-type="string" office:string-value="mwc-2sht1-2rw35-2cl04" table:formula="of:=CONCATENATE([.A378];&quot;-2sht&quot;;[.F378];&quot;-2rw&quot;;TEXT([.G378];&quot;00&quot;);&quot;-2cl&quot;;TEXT([.H378];&quot;00&quot;))" table:style-name="ce1">
            <text:p>mwc-2sht1-2rw35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ec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Northea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ortheast</text:p>
          </table:table-cell>
          <table:table-cell office:value-type="string" table:style-name="ce3">
            <text:p>#l/northeas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ortheast" table:formula="of:=IF([.S379]=&quot;None&quot;;CONCATENATE([.A379];&quot;-sheet&quot;;[.F379];&quot;-row&quot;;TEXT([.G379];&quot;00&quot;);&quot;-col&quot;;TEXT([.H379];&quot;00&quot;));[.S379])" table:style-name="ce1">
            <text:p>northeast</text:p>
          </table:table-cell>
          <table:table-cell office:value-type="string" office:string-value="nec-sheet1-row35-col05" table:formula="of:=CONCATENATE([.A379];&quot;-sheet&quot;;[.F379];&quot;-row&quot;;TEXT([.G379];&quot;00&quot;);&quot;-col&quot;;TEXT([.H379];&quot;00&quot;))" table:style-name="ce1">
            <text:p>nec-sheet1-row35-col05</text:p>
          </table:table-cell>
          <table:table-cell office:value-type="string" office:string-value="nec-2sht1-2rw35-2cl05" table:formula="of:=CONCATENATE([.A379];&quot;-2sht&quot;;[.F379];&quot;-2rw&quot;;TEXT([.G379];&quot;00&quot;);&quot;-2cl&quot;;TEXT([.H379];&quot;00&quot;))" table:style-name="ce1">
            <text:p>nec-2sht1-2rw35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ovc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Ohio Valle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ovc</text:p>
          </table:table-cell>
          <table:table-cell office:value-type="string" table:style-name="ce3">
            <text:p>#l/ov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ovc" table:formula="of:=IF([.S380]=&quot;None&quot;;CONCATENATE([.A380];&quot;-sheet&quot;;[.F380];&quot;-row&quot;;TEXT([.G380];&quot;00&quot;);&quot;-col&quot;;TEXT([.H380];&quot;00&quot;));[.S380])" table:style-name="ce1">
            <text:p>ovc</text:p>
          </table:table-cell>
          <table:table-cell office:value-type="string" office:string-value="ovc-sheet1-row35-col06" table:formula="of:=CONCATENATE([.A380];&quot;-sheet&quot;;[.F380];&quot;-row&quot;;TEXT([.G380];&quot;00&quot;);&quot;-col&quot;;TEXT([.H380];&quot;00&quot;))" table:style-name="ce1">
            <text:p>ovc-sheet1-row35-col06</text:p>
          </table:table-cell>
          <table:table-cell office:value-type="string" office:string-value="ovc-2sht1-2rw35-2cl06" table:formula="of:=CONCATENATE([.A380];&quot;-2sht&quot;;[.F380];&quot;-2rw&quot;;TEXT([.G380];&quot;00&quot;);&quot;-2cl&quot;;TEXT([.H380];&quot;00&quot;))" table:style-name="ce1">
            <text:p>ovc-2sht1-2rw35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ac12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Pac-12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ac12</text:p>
          </table:table-cell>
          <table:table-cell office:value-type="string" table:style-name="ce3">
            <text:p>#l/pac12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ac12" table:formula="of:=IF([.S381]=&quot;None&quot;;CONCATENATE([.A381];&quot;-sheet&quot;;[.F381];&quot;-row&quot;;TEXT([.G381];&quot;00&quot;);&quot;-col&quot;;TEXT([.H381];&quot;00&quot;));[.S381])" table:style-name="ce1">
            <text:p>pac12</text:p>
          </table:table-cell>
          <table:table-cell office:value-type="string" office:string-value="pac12-sheet1-row35-col07" table:formula="of:=CONCATENATE([.A381];&quot;-sheet&quot;;[.F381];&quot;-row&quot;;TEXT([.G381];&quot;00&quot;);&quot;-col&quot;;TEXT([.H381];&quot;00&quot;))" table:style-name="ce1">
            <text:p>pac12-sheet1-row35-col07</text:p>
          </table:table-cell>
          <table:table-cell office:value-type="string" office:string-value="pac12-2sht1-2rw35-2cl07" table:formula="of:=CONCATENATE([.A381];&quot;-2sht&quot;;[.F381];&quot;-2rw&quot;;TEXT([.G381];&quot;00&quot;);&quot;-2cl&quot;;TEXT([.H381];&quot;00&quot;))" table:style-name="ce1">
            <text:p>pac12-2sht1-2rw35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atriot</text:p>
          </table:table-cell>
          <table:table-cell office:value-type="string" table:style-name="ce1">
            <text:p>Patriot</text:p>
          </table:table-cell>
          <table:table-cell office:value-type="string" table:style-name="ce1">
            <text:p>Patriot</text:p>
          </table:table-cell>
          <table:table-cell office:value-type="string" table:style-name="ce1">
            <text:p>Patrio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atriot</text:p>
          </table:table-cell>
          <table:table-cell office:value-type="string" table:style-name="ce3">
            <text:p>#l/patrio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atriot" table:formula="of:=IF([.S382]=&quot;None&quot;;CONCATENATE([.A382];&quot;-sheet&quot;;[.F382];&quot;-row&quot;;TEXT([.G382];&quot;00&quot;);&quot;-col&quot;;TEXT([.H382];&quot;00&quot;));[.S382])" table:style-name="ce1">
            <text:p>patriot</text:p>
          </table:table-cell>
          <table:table-cell office:value-type="string" office:string-value="patriot-sheet1-row35-col08" table:formula="of:=CONCATENATE([.A382];&quot;-sheet&quot;;[.F382];&quot;-row&quot;;TEXT([.G382];&quot;00&quot;);&quot;-col&quot;;TEXT([.H382];&quot;00&quot;))" table:style-name="ce1">
            <text:p>patriot-sheet1-row35-col08</text:p>
          </table:table-cell>
          <table:table-cell office:value-type="string" office:string-value="patriot-2sht1-2rw35-2cl08" table:formula="of:=CONCATENATE([.A382];&quot;-2sht&quot;;[.F382];&quot;-2rw&quot;;TEXT([.G382];&quot;00&quot;);&quot;-2cl&quot;;TEXT([.H382];&quot;00&quot;))" table:style-name="ce1">
            <text:p>patriot-2sht1-2rw35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ec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ec</text:p>
          </table:table-cell>
          <table:table-cell office:value-type="string" table:style-name="ce3">
            <text:p>#l/se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ec" table:formula="of:=IF([.S383]=&quot;None&quot;;CONCATENATE([.A383];&quot;-sheet&quot;;[.F383];&quot;-row&quot;;TEXT([.G383];&quot;00&quot;);&quot;-col&quot;;TEXT([.H383];&quot;00&quot;));[.S383])" table:style-name="ce1">
            <text:p>sec</text:p>
          </table:table-cell>
          <table:table-cell office:value-type="string" office:string-value="sec-sheet1-row35-col09" table:formula="of:=CONCATENATE([.A383];&quot;-sheet&quot;;[.F383];&quot;-row&quot;;TEXT([.G383];&quot;00&quot;);&quot;-col&quot;;TEXT([.H383];&quot;00&quot;))" table:style-name="ce1">
            <text:p>sec-sheet1-row35-col09</text:p>
          </table:table-cell>
          <table:table-cell office:value-type="string" office:string-value="sec-2sht1-2rw35-2cl09" table:formula="of:=CONCATENATE([.A383];&quot;-2sht&quot;;[.F383];&quot;-2rw&quot;;TEXT([.G383];&quot;00&quot;);&quot;-2cl&quot;;TEXT([.H383];&quot;00&quot;))" table:style-name="ce1">
            <text:p>sec-2sht1-2rw35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con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Souther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con</text:p>
          </table:table-cell>
          <table:table-cell office:value-type="string" table:style-name="ce3">
            <text:p>#l/soco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con" table:formula="of:=IF([.S384]=&quot;None&quot;;CONCATENATE([.A384];&quot;-sheet&quot;;[.F384];&quot;-row&quot;;TEXT([.G384];&quot;00&quot;);&quot;-col&quot;;TEXT([.H384];&quot;00&quot;));[.S384])" table:style-name="ce1">
            <text:p>socon</text:p>
          </table:table-cell>
          <table:table-cell office:value-type="string" office:string-value="socon-sheet1-row35-col10" table:formula="of:=CONCATENATE([.A384];&quot;-sheet&quot;;[.F384];&quot;-row&quot;;TEXT([.G384];&quot;00&quot;);&quot;-col&quot;;TEXT([.H384];&quot;00&quot;))" table:style-name="ce1">
            <text:p>socon-sheet1-row35-col10</text:p>
          </table:table-cell>
          <table:table-cell office:value-type="string" office:string-value="socon-2sht1-2rw35-2cl10" table:formula="of:=CONCATENATE([.A384];&quot;-2sht&quot;;[.F384];&quot;-2rw&quot;;TEXT([.G384];&quot;00&quot;);&quot;-2cl&quot;;TEXT([.H384];&quot;00&quot;))" table:style-name="ce1">
            <text:p>socon-2sht1-2rw35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outhland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Southlan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outhland</text:p>
          </table:table-cell>
          <table:table-cell office:value-type="string" table:style-name="ce3">
            <text:p>#l/southland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outhland" table:formula="of:=IF([.S385]=&quot;None&quot;;CONCATENATE([.A385];&quot;-sheet&quot;;[.F385];&quot;-row&quot;;TEXT([.G385];&quot;00&quot;);&quot;-col&quot;;TEXT([.H385];&quot;00&quot;));[.S385])" table:style-name="ce1">
            <text:p>southland</text:p>
          </table:table-cell>
          <table:table-cell office:value-type="string" office:string-value="southland-sheet1-row35-col11" table:formula="of:=CONCATENATE([.A385];&quot;-sheet&quot;;[.F385];&quot;-row&quot;;TEXT([.G385];&quot;00&quot;);&quot;-col&quot;;TEXT([.H385];&quot;00&quot;))" table:style-name="ce1">
            <text:p>southland-sheet1-row35-col11</text:p>
          </table:table-cell>
          <table:table-cell office:value-type="string" office:string-value="southland-2sht1-2rw35-2cl11" table:formula="of:=CONCATENATE([.A385];&quot;-2sht&quot;;[.F385];&quot;-2rw&quot;;TEXT([.G385];&quot;00&quot;);&quot;-2cl&quot;;TEXT([.H385];&quot;00&quot;))" table:style-name="ce1">
            <text:p>southland-2sht1-2rw35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wac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SWA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wac</text:p>
          </table:table-cell>
          <table:table-cell office:value-type="string" table:style-name="ce3">
            <text:p>#l/swa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wac" table:formula="of:=IF([.S386]=&quot;None&quot;;CONCATENATE([.A386];&quot;-sheet&quot;;[.F386];&quot;-row&quot;;TEXT([.G386];&quot;00&quot;);&quot;-col&quot;;TEXT([.H386];&quot;00&quot;));[.S386])" table:style-name="ce1">
            <text:p>swac</text:p>
          </table:table-cell>
          <table:table-cell office:value-type="string" office:string-value="swac-sheet1-row35-col12" table:formula="of:=CONCATENATE([.A386];&quot;-sheet&quot;;[.F386];&quot;-row&quot;;TEXT([.G386];&quot;00&quot;);&quot;-col&quot;;TEXT([.H386];&quot;00&quot;))" table:style-name="ce1">
            <text:p>swac-sheet1-row35-col12</text:p>
          </table:table-cell>
          <table:table-cell office:value-type="string" office:string-value="swac-2sht1-2rw35-2cl12" table:formula="of:=CONCATENATE([.A386];&quot;-2sht&quot;;[.F386];&quot;-2rw&quot;;TEXT([.G386];&quot;00&quot;);&quot;-2cl&quot;;TEXT([.H386];&quot;00&quot;))" table:style-name="ce1">
            <text:p>swac-2sht1-2rw35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ummit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The Summi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ummit</text:p>
          </table:table-cell>
          <table:table-cell office:value-type="string" table:style-name="ce3">
            <text:p>#l/summi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ummit" table:formula="of:=IF([.S387]=&quot;None&quot;;CONCATENATE([.A387];&quot;-sheet&quot;;[.F387];&quot;-row&quot;;TEXT([.G387];&quot;00&quot;);&quot;-col&quot;;TEXT([.H387];&quot;00&quot;));[.S387])" table:style-name="ce1">
            <text:p>summit</text:p>
          </table:table-cell>
          <table:table-cell office:value-type="string" office:string-value="summit-sheet1-row35-col13" table:formula="of:=CONCATENATE([.A387];&quot;-sheet&quot;;[.F387];&quot;-row&quot;;TEXT([.G387];&quot;00&quot;);&quot;-col&quot;;TEXT([.H387];&quot;00&quot;))" table:style-name="ce1">
            <text:p>summit-sheet1-row35-col13</text:p>
          </table:table-cell>
          <table:table-cell office:value-type="string" office:string-value="summit-2sht1-2rw35-2cl13" table:formula="of:=CONCATENATE([.A387];&quot;-2sht&quot;;[.F387];&quot;-2rw&quot;;TEXT([.G387];&quot;00&quot;);&quot;-2cl&quot;;TEXT([.H387];&quot;00&quot;))" table:style-name="ce1">
            <text:p>summit-2sht1-2rw35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unbelt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Sun Bel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unbelt</text:p>
          </table:table-cell>
          <table:table-cell office:value-type="string" table:style-name="ce3">
            <text:p>#l/sunbelt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unbelt" table:formula="of:=IF([.S388]=&quot;None&quot;;CONCATENATE([.A388];&quot;-sheet&quot;;[.F388];&quot;-row&quot;;TEXT([.G388];&quot;00&quot;);&quot;-col&quot;;TEXT([.H388];&quot;00&quot;));[.S388])" table:style-name="ce1">
            <text:p>sunbelt</text:p>
          </table:table-cell>
          <table:table-cell office:value-type="string" office:string-value="sunbelt-sheet1-row35-col14" table:formula="of:=CONCATENATE([.A388];&quot;-sheet&quot;;[.F388];&quot;-row&quot;;TEXT([.G388];&quot;00&quot;);&quot;-col&quot;;TEXT([.H388];&quot;00&quot;))" table:style-name="ce1">
            <text:p>sunbelt-sheet1-row35-col14</text:p>
          </table:table-cell>
          <table:table-cell office:value-type="string" office:string-value="sunbelt-2sht1-2rw35-2cl14" table:formula="of:=CONCATENATE([.A388];&quot;-2sht&quot;;[.F388];&quot;-2rw&quot;;TEXT([.G388];&quot;00&quot;);&quot;-2cl&quot;;TEXT([.H388];&quot;00&quot;))" table:style-name="ce1">
            <text:p>sunbelt-2sht1-2rw35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cc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West Coast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cc</text:p>
          </table:table-cell>
          <table:table-cell office:value-type="string" table:style-name="ce3">
            <text:p>#l/wcc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cc" table:formula="of:=IF([.S389]=&quot;None&quot;;CONCATENATE([.A389];&quot;-sheet&quot;;[.F389];&quot;-row&quot;;TEXT([.G389];&quot;00&quot;);&quot;-col&quot;;TEXT([.H389];&quot;00&quot;));[.S389])" table:style-name="ce1">
            <text:p>wcc</text:p>
          </table:table-cell>
          <table:table-cell office:value-type="string" office:string-value="wcc-sheet1-row35-col15" table:formula="of:=CONCATENATE([.A389];&quot;-sheet&quot;;[.F389];&quot;-row&quot;;TEXT([.G389];&quot;00&quot;);&quot;-col&quot;;TEXT([.H389];&quot;00&quot;))" table:style-name="ce1">
            <text:p>wcc-sheet1-row35-col15</text:p>
          </table:table-cell>
          <table:table-cell office:value-type="string" office:string-value="wcc-2sht1-2rw35-2cl15" table:formula="of:=CONCATENATE([.A389];&quot;-2sht&quot;;[.F389];&quot;-2rw&quot;;TEXT([.G389];&quot;00&quot;);&quot;-2cl&quot;;TEXT([.H389];&quot;00&quot;))" table:style-name="ce1">
            <text:p>wcc-2sht1-2rw35-2cl1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ac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WA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Conferences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f2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ac</text:p>
          </table:table-cell>
          <table:table-cell office:value-type="string" table:style-name="ce3">
            <text:p>#l/wa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ac" table:formula="of:=IF([.S390]=&quot;None&quot;;CONCATENATE([.A390];&quot;-sheet&quot;;[.F390];&quot;-row&quot;;TEXT([.G390];&quot;00&quot;);&quot;-col&quot;;TEXT([.H390];&quot;00&quot;));[.S390])" table:style-name="ce1">
            <text:p>wac</text:p>
          </table:table-cell>
          <table:table-cell office:value-type="string" office:string-value="wac-sheet1-row35-col16" table:formula="of:=CONCATENATE([.A390];&quot;-sheet&quot;;[.F390];&quot;-row&quot;;TEXT([.G390];&quot;00&quot;);&quot;-col&quot;;TEXT([.H390];&quot;00&quot;))" table:style-name="ce1">
            <text:p>wac-sheet1-row35-col16</text:p>
          </table:table-cell>
          <table:table-cell office:value-type="string" office:string-value="wac-2sht1-2rw35-2cl16" table:formula="of:=CONCATENATE([.A390];&quot;-2sht&quot;;[.F390];&quot;-2rw&quot;;TEXT([.G390];&quot;00&quot;);&quot;-2cl&quot;;TEXT([.H390];&quot;00&quot;))" table:style-name="ce1">
            <text:p>wac-2sht1-2rw35-2cl1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bc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bc</text:p>
          </table:table-cell>
          <table:table-cell office:value-type="string" table:style-name="ce3">
            <text:p>#l/abc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bc" table:formula="of:=IF([.S391]=&quot;None&quot;;CONCATENATE([.A391];&quot;-sheet&quot;;[.F391];&quot;-row&quot;;TEXT([.G391];&quot;00&quot;);&quot;-col&quot;;TEXT([.H391];&quot;00&quot;));[.S391])" table:style-name="ce1">
            <text:p>abc</text:p>
          </table:table-cell>
          <table:table-cell office:value-type="string" office:string-value="abc-sheet1-row36-col01" table:formula="of:=CONCATENATE([.A391];&quot;-sheet&quot;;[.F391];&quot;-row&quot;;TEXT([.G391];&quot;00&quot;);&quot;-col&quot;;TEXT([.H391];&quot;00&quot;))" table:style-name="ce1">
            <text:p>abc-sheet1-row36-col01</text:p>
          </table:table-cell>
          <table:table-cell office:value-type="string" office:string-value="abc-2sht1-2rw36-2cl01" table:formula="of:=CONCATENATE([.A391];&quot;-2sht&quot;;[.F391];&quot;-2rw&quot;;TEXT([.G391];&quot;00&quot;);&quot;-2cl&quot;;TEXT([.H391];&quot;00&quot;))" table:style-name="ce1">
            <text:p>abc-2sht1-2rw36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ccn</text:p>
          </table:table-cell>
          <table:table-cell office:value-type="string" table:style-name="ce1">
            <text:p>ACC Network</text:p>
          </table:table-cell>
          <table:table-cell office:value-type="string" table:style-name="ce1">
            <text:p>ACC Network</text:p>
          </table:table-cell>
          <table:table-cell office:value-type="string" table:style-name="ce1">
            <text:p>ACC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ccn</text:p>
          </table:table-cell>
          <table:table-cell office:value-type="string" table:style-name="ce3">
            <text:p>#l/acc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ccn" table:formula="of:=IF([.S392]=&quot;None&quot;;CONCATENATE([.A392];&quot;-sheet&quot;;[.F392];&quot;-row&quot;;TEXT([.G392];&quot;00&quot;);&quot;-col&quot;;TEXT([.H392];&quot;00&quot;));[.S392])" table:style-name="ce1">
            <text:p>accn</text:p>
          </table:table-cell>
          <table:table-cell office:value-type="string" office:string-value="accn-sheet1-row36-col02" table:formula="of:=CONCATENATE([.A392];&quot;-sheet&quot;;[.F392];&quot;-row&quot;;TEXT([.G392];&quot;00&quot;);&quot;-col&quot;;TEXT([.H392];&quot;00&quot;))" table:style-name="ce1">
            <text:p>accn-sheet1-row36-col02</text:p>
          </table:table-cell>
          <table:table-cell office:value-type="string" office:string-value="accn-2sht1-2rw36-2cl02" table:formula="of:=CONCATENATE([.A392];&quot;-2sht&quot;;[.F392];&quot;-2rw&quot;;TEXT([.G392];&quot;00&quot;);&quot;-2cl&quot;;TEXT([.H392];&quot;00&quot;))" table:style-name="ce1">
            <text:p>accn-2sht1-2rw36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tn</text:p>
          </table:table-cell>
          <table:table-cell office:value-type="string" table:style-name="ce1">
            <text:p>Big Ten Network</text:p>
          </table:table-cell>
          <table:table-cell office:value-type="string" table:style-name="ce1">
            <text:p>Big Ten Network</text:p>
          </table:table-cell>
          <table:table-cell office:value-type="string" table:style-name="ce1">
            <text:p>BT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tn</text:p>
          </table:table-cell>
          <table:table-cell office:value-type="string" table:style-name="ce3">
            <text:p>#l/bt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tn" table:formula="of:=IF([.S393]=&quot;None&quot;;CONCATENATE([.A393];&quot;-sheet&quot;;[.F393];&quot;-row&quot;;TEXT([.G393];&quot;00&quot;);&quot;-col&quot;;TEXT([.H393];&quot;00&quot;));[.S393])" table:style-name="ce1">
            <text:p>btn</text:p>
          </table:table-cell>
          <table:table-cell office:value-type="string" office:string-value="btn-sheet1-row36-col03" table:formula="of:=CONCATENATE([.A393];&quot;-sheet&quot;;[.F393];&quot;-row&quot;;TEXT([.G393];&quot;00&quot;);&quot;-col&quot;;TEXT([.H393];&quot;00&quot;))" table:style-name="ce1">
            <text:p>btn-sheet1-row36-col03</text:p>
          </table:table-cell>
          <table:table-cell office:value-type="string" office:string-value="btn-2sht1-2rw36-2cl03" table:formula="of:=CONCATENATE([.A393];&quot;-2sht&quot;;[.F393];&quot;-2rw&quot;;TEXT([.G393];&quot;00&quot;);&quot;-2cl&quot;;TEXT([.H393];&quot;00&quot;))" table:style-name="ce1">
            <text:p>btn-2sht1-2rw36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bs</text:p>
          </table:table-cell>
          <table:table-cell office:value-type="string" table:style-name="ce1">
            <text:p>CBS</text:p>
          </table:table-cell>
          <table:table-cell office:value-type="string" table:style-name="ce1">
            <text:p>CBS</text:p>
          </table:table-cell>
          <table:table-cell office:value-type="string" table:style-name="ce1">
            <text:p>CB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bs</text:p>
          </table:table-cell>
          <table:table-cell office:value-type="string" table:style-name="ce3">
            <text:p>#l/cb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bs" table:formula="of:=IF([.S394]=&quot;None&quot;;CONCATENATE([.A394];&quot;-sheet&quot;;[.F394];&quot;-row&quot;;TEXT([.G394];&quot;00&quot;);&quot;-col&quot;;TEXT([.H394];&quot;00&quot;));[.S394])" table:style-name="ce1">
            <text:p>cbs</text:p>
          </table:table-cell>
          <table:table-cell office:value-type="string" office:string-value="cbs-sheet1-row36-col04" table:formula="of:=CONCATENATE([.A394];&quot;-sheet&quot;;[.F394];&quot;-row&quot;;TEXT([.G394];&quot;00&quot;);&quot;-col&quot;;TEXT([.H394];&quot;00&quot;))" table:style-name="ce1">
            <text:p>cbs-sheet1-row36-col04</text:p>
          </table:table-cell>
          <table:table-cell office:value-type="string" office:string-value="cbs-2sht1-2rw36-2cl04" table:formula="of:=CONCATENATE([.A394];&quot;-2sht&quot;;[.F394];&quot;-2rw&quot;;TEXT([.G394];&quot;00&quot;);&quot;-2cl&quot;;TEXT([.H394];&quot;00&quot;))" table:style-name="ce1">
            <text:p>cbs-2sht1-2rw36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bssn</text:p>
          </table:table-cell>
          <table:table-cell office:value-type="string" table:style-name="ce1">
            <text:p>CBS Sports Network</text:p>
          </table:table-cell>
          <table:table-cell office:value-type="string" table:style-name="ce1">
            <text:p>CBS Sports Network</text:p>
          </table:table-cell>
          <table:table-cell office:value-type="string" table:style-name="ce1">
            <text:p>CBSS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bssn</text:p>
          </table:table-cell>
          <table:table-cell office:value-type="string" table:style-name="ce3">
            <text:p>#l/cbss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bssn" table:formula="of:=IF([.S395]=&quot;None&quot;;CONCATENATE([.A395];&quot;-sheet&quot;;[.F395];&quot;-row&quot;;TEXT([.G395];&quot;00&quot;);&quot;-col&quot;;TEXT([.H395];&quot;00&quot;));[.S395])" table:style-name="ce1">
            <text:p>cbssn</text:p>
          </table:table-cell>
          <table:table-cell office:value-type="string" office:string-value="cbssn-sheet1-row36-col05" table:formula="of:=CONCATENATE([.A395];&quot;-sheet&quot;;[.F395];&quot;-row&quot;;TEXT([.G395];&quot;00&quot;);&quot;-col&quot;;TEXT([.H395];&quot;00&quot;))" table:style-name="ce1">
            <text:p>cbssn-sheet1-row36-col05</text:p>
          </table:table-cell>
          <table:table-cell office:value-type="string" office:string-value="cbssn-2sht1-2rw36-2cl05" table:formula="of:=CONCATENATE([.A395];&quot;-2sht&quot;;[.F395];&quot;-2rw&quot;;TEXT([.G395];&quot;00&quot;);&quot;-2cl&quot;;TEXT([.H395];&quot;00&quot;))" table:style-name="ce1">
            <text:p>cbssn-2sht1-2rw36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spn</text:p>
          </table:table-cell>
          <table:table-cell office:value-type="string" table:style-name="ce1">
            <text:p>ESPN</text:p>
          </table:table-cell>
          <table:table-cell office:value-type="string" table:style-name="ce1">
            <text:p>ESPN</text:p>
          </table:table-cell>
          <table:table-cell office:value-type="string" table:style-name="ce1">
            <text:p>ESP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spn</text:p>
          </table:table-cell>
          <table:table-cell office:value-type="string" table:style-name="ce3">
            <text:p>#l/esp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spn" table:formula="of:=IF([.S396]=&quot;None&quot;;CONCATENATE([.A396];&quot;-sheet&quot;;[.F396];&quot;-row&quot;;TEXT([.G396];&quot;00&quot;);&quot;-col&quot;;TEXT([.H396];&quot;00&quot;));[.S396])" table:style-name="ce1">
            <text:p>espn</text:p>
          </table:table-cell>
          <table:table-cell office:value-type="string" office:string-value="espn-sheet1-row36-col06" table:formula="of:=CONCATENATE([.A396];&quot;-sheet&quot;;[.F396];&quot;-row&quot;;TEXT([.G396];&quot;00&quot;);&quot;-col&quot;;TEXT([.H396];&quot;00&quot;))" table:style-name="ce1">
            <text:p>espn-sheet1-row36-col06</text:p>
          </table:table-cell>
          <table:table-cell office:value-type="string" office:string-value="espn-2sht1-2rw36-2cl06" table:formula="of:=CONCATENATE([.A396];&quot;-2sht&quot;;[.F396];&quot;-2rw&quot;;TEXT([.G396];&quot;00&quot;);&quot;-2cl&quot;;TEXT([.H396];&quot;00&quot;))" table:style-name="ce1">
            <text:p>espn-2sht1-2rw36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spn2</text:p>
          </table:table-cell>
          <table:table-cell office:value-type="string" table:style-name="ce1">
            <text:p>ESPN2</text:p>
          </table:table-cell>
          <table:table-cell office:value-type="string" table:style-name="ce1">
            <text:p>ESPN2</text:p>
          </table:table-cell>
          <table:table-cell office:value-type="string" table:style-name="ce1">
            <text:p>ESPN2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spn2</text:p>
          </table:table-cell>
          <table:table-cell office:value-type="string" table:style-name="ce3">
            <text:p>#l/espn2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spn2" table:formula="of:=IF([.S397]=&quot;None&quot;;CONCATENATE([.A397];&quot;-sheet&quot;;[.F397];&quot;-row&quot;;TEXT([.G397];&quot;00&quot;);&quot;-col&quot;;TEXT([.H397];&quot;00&quot;));[.S397])" table:style-name="ce1">
            <text:p>espn2</text:p>
          </table:table-cell>
          <table:table-cell office:value-type="string" office:string-value="espn2-sheet1-row36-col07" table:formula="of:=CONCATENATE([.A397];&quot;-sheet&quot;;[.F397];&quot;-row&quot;;TEXT([.G397];&quot;00&quot;);&quot;-col&quot;;TEXT([.H397];&quot;00&quot;))" table:style-name="ce1">
            <text:p>espn2-sheet1-row36-col07</text:p>
          </table:table-cell>
          <table:table-cell office:value-type="string" office:string-value="espn2-2sht1-2rw36-2cl07" table:formula="of:=CONCATENATE([.A397];&quot;-2sht&quot;;[.F397];&quot;-2rw&quot;;TEXT([.G397];&quot;00&quot;);&quot;-2cl&quot;;TEXT([.H397];&quot;00&quot;))" table:style-name="ce1">
            <text:p>espn2-2sht1-2rw36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spnu</text:p>
          </table:table-cell>
          <table:table-cell office:value-type="string" table:style-name="ce1">
            <text:p>ESPNU</text:p>
          </table:table-cell>
          <table:table-cell office:value-type="string" table:style-name="ce1">
            <text:p>ESPNU</text:p>
          </table:table-cell>
          <table:table-cell office:value-type="string" table:style-name="ce1">
            <text:p>ESPNU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spnu</text:p>
          </table:table-cell>
          <table:table-cell office:value-type="string" table:style-name="ce3">
            <text:p>#l/espnu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spnu" table:formula="of:=IF([.S398]=&quot;None&quot;;CONCATENATE([.A398];&quot;-sheet&quot;;[.F398];&quot;-row&quot;;TEXT([.G398];&quot;00&quot;);&quot;-col&quot;;TEXT([.H398];&quot;00&quot;));[.S398])" table:style-name="ce1">
            <text:p>espnu</text:p>
          </table:table-cell>
          <table:table-cell office:value-type="string" office:string-value="espnu-sheet1-row36-col08" table:formula="of:=CONCATENATE([.A398];&quot;-sheet&quot;;[.F398];&quot;-row&quot;;TEXT([.G398];&quot;00&quot;);&quot;-col&quot;;TEXT([.H398];&quot;00&quot;))" table:style-name="ce1">
            <text:p>espnu-sheet1-row36-col08</text:p>
          </table:table-cell>
          <table:table-cell office:value-type="string" office:string-value="espnu-2sht1-2rw36-2cl08" table:formula="of:=CONCATENATE([.A398];&quot;-2sht&quot;;[.F398];&quot;-2rw&quot;;TEXT([.G398];&quot;00&quot;);&quot;-2cl&quot;;TEXT([.H398];&quot;00&quot;))" table:style-name="ce1">
            <text:p>espnu-2sht1-2rw36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ox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ox</text:p>
          </table:table-cell>
          <table:table-cell office:value-type="string" table:style-name="ce3">
            <text:p>#l/fox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ox" table:formula="of:=IF([.S399]=&quot;None&quot;;CONCATENATE([.A399];&quot;-sheet&quot;;[.F399];&quot;-row&quot;;TEXT([.G399];&quot;00&quot;);&quot;-col&quot;;TEXT([.H399];&quot;00&quot;));[.S399])" table:style-name="ce1">
            <text:p>fox</text:p>
          </table:table-cell>
          <table:table-cell office:value-type="string" office:string-value="fox-sheet1-row36-col09" table:formula="of:=CONCATENATE([.A399];&quot;-sheet&quot;;[.F399];&quot;-row&quot;;TEXT([.G399];&quot;00&quot;);&quot;-col&quot;;TEXT([.H399];&quot;00&quot;))" table:style-name="ce1">
            <text:p>fox-sheet1-row36-col09</text:p>
          </table:table-cell>
          <table:table-cell office:value-type="string" office:string-value="fox-2sht1-2rw36-2cl09" table:formula="of:=CONCATENATE([.A399];&quot;-2sht&quot;;[.F399];&quot;-2rw&quot;;TEXT([.G399];&quot;00&quot;);&quot;-2cl&quot;;TEXT([.H399];&quot;00&quot;))" table:style-name="ce1">
            <text:p>fox-2sht1-2rw36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s1</text:p>
          </table:table-cell>
          <table:table-cell office:value-type="string" table:style-name="ce1">
            <text:p>Fox Sports 1</text:p>
          </table:table-cell>
          <table:table-cell office:value-type="string" table:style-name="ce1">
            <text:p>Fox Sports 1</text:p>
          </table:table-cell>
          <table:table-cell office:value-type="string" table:style-name="ce1">
            <text:p>FS1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s1</text:p>
          </table:table-cell>
          <table:table-cell office:value-type="string" table:style-name="ce3">
            <text:p>#l/fs1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s1" table:formula="of:=IF([.S400]=&quot;None&quot;;CONCATENATE([.A400];&quot;-sheet&quot;;[.F400];&quot;-row&quot;;TEXT([.G400];&quot;00&quot;);&quot;-col&quot;;TEXT([.H400];&quot;00&quot;));[.S400])" table:style-name="ce1">
            <text:p>fs1</text:p>
          </table:table-cell>
          <table:table-cell office:value-type="string" office:string-value="fs1-sheet1-row36-col10" table:formula="of:=CONCATENATE([.A400];&quot;-sheet&quot;;[.F400];&quot;-row&quot;;TEXT([.G400];&quot;00&quot;);&quot;-col&quot;;TEXT([.H400];&quot;00&quot;))" table:style-name="ce1">
            <text:p>fs1-sheet1-row36-col10</text:p>
          </table:table-cell>
          <table:table-cell office:value-type="string" office:string-value="fs1-2sht1-2rw36-2cl10" table:formula="of:=CONCATENATE([.A400];&quot;-2sht&quot;;[.F400];&quot;-2rw&quot;;TEXT([.G400];&quot;00&quot;);&quot;-2cl&quot;;TEXT([.H400];&quot;00&quot;))" table:style-name="ce1">
            <text:p>fs1-2sht1-2rw36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fsn</text:p>
          </table:table-cell>
          <table:table-cell office:value-type="string" table:style-name="ce1">
            <text:p>Fox Sports Network</text:p>
          </table:table-cell>
          <table:table-cell office:value-type="string" table:style-name="ce1">
            <text:p>Fox Sports Network</text:p>
          </table:table-cell>
          <table:table-cell office:value-type="string" table:style-name="ce1">
            <text:p>FS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sn</text:p>
          </table:table-cell>
          <table:table-cell office:value-type="string" table:style-name="ce3">
            <text:p>#l/fs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fsn" table:formula="of:=IF([.S401]=&quot;None&quot;;CONCATENATE([.A401];&quot;-sheet&quot;;[.F401];&quot;-row&quot;;TEXT([.G401];&quot;00&quot;);&quot;-col&quot;;TEXT([.H401];&quot;00&quot;));[.S401])" table:style-name="ce1">
            <text:p>fsn</text:p>
          </table:table-cell>
          <table:table-cell office:value-type="string" office:string-value="fsn-sheet1-row36-col11" table:formula="of:=CONCATENATE([.A401];&quot;-sheet&quot;;[.F401];&quot;-row&quot;;TEXT([.G401];&quot;00&quot;);&quot;-col&quot;;TEXT([.H401];&quot;00&quot;))" table:style-name="ce1">
            <text:p>fsn-sheet1-row36-col11</text:p>
          </table:table-cell>
          <table:table-cell office:value-type="string" office:string-value="fsn-2sht1-2rw36-2cl11" table:formula="of:=CONCATENATE([.A401];&quot;-2sht&quot;;[.F401];&quot;-2rw&quot;;TEXT([.G401];&quot;00&quot;);&quot;-2cl&quot;;TEXT([.H401];&quot;00&quot;))" table:style-name="ce1">
            <text:p>fsn-2sht1-2rw36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lhn</text:p>
          </table:table-cell>
          <table:table-cell office:value-type="string" table:style-name="ce1">
            <text:p>Longhorn Network</text:p>
          </table:table-cell>
          <table:table-cell office:value-type="string" table:style-name="ce1">
            <text:p>Longhorn Network</text:p>
          </table:table-cell>
          <table:table-cell office:value-type="string" table:style-name="ce1">
            <text:p>Longhorn Network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lhn</text:p>
          </table:table-cell>
          <table:table-cell office:value-type="string" table:style-name="ce3">
            <text:p>#l/lh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lhn" table:formula="of:=IF([.S402]=&quot;None&quot;;CONCATENATE([.A402];&quot;-sheet&quot;;[.F402];&quot;-row&quot;;TEXT([.G402];&quot;00&quot;);&quot;-col&quot;;TEXT([.H402];&quot;00&quot;));[.S402])" table:style-name="ce1">
            <text:p>lhn</text:p>
          </table:table-cell>
          <table:table-cell office:value-type="string" office:string-value="lhn-sheet1-row36-col12" table:formula="of:=CONCATENATE([.A402];&quot;-sheet&quot;;[.F402];&quot;-row&quot;;TEXT([.G402];&quot;00&quot;);&quot;-col&quot;;TEXT([.H402];&quot;00&quot;))" table:style-name="ce1">
            <text:p>lhn-sheet1-row36-col12</text:p>
          </table:table-cell>
          <table:table-cell office:value-type="string" office:string-value="lhn-2sht1-2rw36-2cl12" table:formula="of:=CONCATENATE([.A402];&quot;-2sht&quot;;[.F402];&quot;-2rw&quot;;TEXT([.G402];&quot;00&quot;);&quot;-2cl&quot;;TEXT([.H402];&quot;00&quot;))" table:style-name="ce1">
            <text:p>lhn-2sht1-2rw36-2cl1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bc</text:p>
          </table:table-cell>
          <table:table-cell office:value-type="string" table:style-name="ce1">
            <text:p>NBC</text:p>
          </table:table-cell>
          <table:table-cell office:value-type="string" table:style-name="ce1">
            <text:p>NBC</text:p>
          </table:table-cell>
          <table:table-cell office:value-type="string" table:style-name="ce1">
            <text:p>NB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bc</text:p>
          </table:table-cell>
          <table:table-cell office:value-type="string" table:style-name="ce3">
            <text:p>#l/nbc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bc" table:formula="of:=IF([.S403]=&quot;None&quot;;CONCATENATE([.A403];&quot;-sheet&quot;;[.F403];&quot;-row&quot;;TEXT([.G403];&quot;00&quot;);&quot;-col&quot;;TEXT([.H403];&quot;00&quot;));[.S403])" table:style-name="ce1">
            <text:p>nbc</text:p>
          </table:table-cell>
          <table:table-cell office:value-type="string" office:string-value="nbc-sheet1-row36-col13" table:formula="of:=CONCATENATE([.A403];&quot;-sheet&quot;;[.F403];&quot;-row&quot;;TEXT([.G403];&quot;00&quot;);&quot;-col&quot;;TEXT([.H403];&quot;00&quot;))" table:style-name="ce1">
            <text:p>nbc-sheet1-row36-col13</text:p>
          </table:table-cell>
          <table:table-cell office:value-type="string" office:string-value="nbc-2sht1-2rw36-2cl13" table:formula="of:=CONCATENATE([.A403];&quot;-2sht&quot;;[.F403];&quot;-2rw&quot;;TEXT([.G403];&quot;00&quot;);&quot;-2cl&quot;;TEXT([.H403];&quot;00&quot;))" table:style-name="ce1">
            <text:p>nbc-2sht1-2rw36-2cl1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nbcsn</text:p>
          </table:table-cell>
          <table:table-cell office:value-type="string" table:style-name="ce1">
            <text:p>NBC Sports Network</text:p>
          </table:table-cell>
          <table:table-cell office:value-type="string" table:style-name="ce1">
            <text:p>NBC Sports Network</text:p>
          </table:table-cell>
          <table:table-cell office:value-type="string" table:style-name="ce1">
            <text:p>NBCS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nbcsn</text:p>
          </table:table-cell>
          <table:table-cell office:value-type="string" table:style-name="ce3">
            <text:p>#l/nbcs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nbcsn" table:formula="of:=IF([.S404]=&quot;None&quot;;CONCATENATE([.A404];&quot;-sheet&quot;;[.F404];&quot;-row&quot;;TEXT([.G404];&quot;00&quot;);&quot;-col&quot;;TEXT([.H404];&quot;00&quot;));[.S404])" table:style-name="ce1">
            <text:p>nbcsn</text:p>
          </table:table-cell>
          <table:table-cell office:value-type="string" office:string-value="nbcsn-sheet1-row36-col14" table:formula="of:=CONCATENATE([.A404];&quot;-sheet&quot;;[.F404];&quot;-row&quot;;TEXT([.G404];&quot;00&quot;);&quot;-col&quot;;TEXT([.H404];&quot;00&quot;))" table:style-name="ce1">
            <text:p>nbcsn-sheet1-row36-col14</text:p>
          </table:table-cell>
          <table:table-cell office:value-type="string" office:string-value="nbcsn-2sht1-2rw36-2cl14" table:formula="of:=CONCATENATE([.A404];&quot;-2sht&quot;;[.F404];&quot;-2rw&quot;;TEXT([.G404];&quot;00&quot;);&quot;-2cl&quot;;TEXT([.H404];&quot;00&quot;))" table:style-name="ce1">
            <text:p>nbcsn-2sht1-2rw36-2cl1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p12n</text:p>
          </table:table-cell>
          <table:table-cell office:value-type="string" table:style-name="ce1">
            <text:p>Pac-12 Network</text:p>
          </table:table-cell>
          <table:table-cell office:value-type="string" table:style-name="ce1">
            <text:p>Pac-12 Network</text:p>
          </table:table-cell>
          <table:table-cell office:value-type="string" table:style-name="ce1">
            <text:p>Pac-12 Network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p12n</text:p>
          </table:table-cell>
          <table:table-cell office:value-type="string" table:style-name="ce3">
            <text:p>#l/p12n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p12n" table:formula="of:=IF([.S405]=&quot;None&quot;;CONCATENATE([.A405];&quot;-sheet&quot;;[.F405];&quot;-row&quot;;TEXT([.G405];&quot;00&quot;);&quot;-col&quot;;TEXT([.H405];&quot;00&quot;));[.S405])" table:style-name="ce1">
            <text:p>p12n</text:p>
          </table:table-cell>
          <table:table-cell office:value-type="string" office:string-value="p12n-sheet1-row36-col15" table:formula="of:=CONCATENATE([.A405];&quot;-sheet&quot;;[.F405];&quot;-row&quot;;TEXT([.G405];&quot;00&quot;);&quot;-col&quot;;TEXT([.H405];&quot;00&quot;))" table:style-name="ce1">
            <text:p>p12n-sheet1-row36-col15</text:p>
          </table:table-cell>
          <table:table-cell office:value-type="string" office:string-value="p12n-2sht1-2rw36-2cl15" table:formula="of:=CONCATENATE([.A405];&quot;-2sht&quot;;[.F405];&quot;-2rw&quot;;TEXT([.G405];&quot;00&quot;);&quot;-2cl&quot;;TEXT([.H405];&quot;00&quot;))" table:style-name="ce1">
            <text:p>p12n-2sht1-2rw36-2cl1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ecn</text:p>
          </table:table-cell>
          <table:table-cell office:value-type="string" table:style-name="ce1">
            <text:p>SEC Network</text:p>
          </table:table-cell>
          <table:table-cell office:value-type="string" table:style-name="ce1">
            <text:p>SEC Network</text:p>
          </table:table-cell>
          <table:table-cell office:value-type="string" table:style-name="ce1">
            <text:p>SEC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ecn</text:p>
          </table:table-cell>
          <table:table-cell office:value-type="string" table:style-name="ce3">
            <text:p>#l/sec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ecn" table:formula="of:=IF([.S406]=&quot;None&quot;;CONCATENATE([.A406];&quot;-sheet&quot;;[.F406];&quot;-row&quot;;TEXT([.G406];&quot;00&quot;);&quot;-col&quot;;TEXT([.H406];&quot;00&quot;));[.S406])" table:style-name="ce1">
            <text:p>secn</text:p>
          </table:table-cell>
          <table:table-cell office:value-type="string" office:string-value="secn-sheet1-row36-col16" table:formula="of:=CONCATENATE([.A406];&quot;-sheet&quot;;[.F406];&quot;-row&quot;;TEXT([.G406];&quot;00&quot;);&quot;-col&quot;;TEXT([.H406];&quot;00&quot;))" table:style-name="ce1">
            <text:p>secn-sheet1-row36-col16</text:p>
          </table:table-cell>
          <table:table-cell office:value-type="string" office:string-value="secn-2sht1-2rw36-2cl16" table:formula="of:=CONCATENATE([.A406];&quot;-2sht&quot;;[.F406];&quot;-2rw&quot;;TEXT([.G406];&quot;00&quot;);&quot;-2cl&quot;;TEXT([.H406];&quot;00&quot;))" table:style-name="ce1">
            <text:p>secn-2sht1-2rw36-2cl1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ap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ap</text:p>
          </table:table-cell>
          <table:table-cell office:value-type="string" table:style-name="ce3">
            <text:p>#l/ap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ap" table:formula="of:=IF([.S407]=&quot;None&quot;;CONCATENATE([.A407];&quot;-sheet&quot;;[.F407];&quot;-row&quot;;TEXT([.G407];&quot;00&quot;);&quot;-col&quot;;TEXT([.H407];&quot;00&quot;));[.S407])" table:style-name="ce1">
            <text:p>ap</text:p>
          </table:table-cell>
          <table:table-cell office:value-type="string" office:string-value="ap-sheet1-row37-col01" table:formula="of:=CONCATENATE([.A407];&quot;-sheet&quot;;[.F407];&quot;-row&quot;;TEXT([.G407];&quot;00&quot;);&quot;-col&quot;;TEXT([.H407];&quot;00&quot;))" table:style-name="ce1">
            <text:p>ap-sheet1-row37-col01</text:p>
          </table:table-cell>
          <table:table-cell office:value-type="string" office:string-value="ap-2sht1-2rw37-2cl01" table:formula="of:=CONCATENATE([.A407];&quot;-2sht&quot;;[.F407];&quot;-2rw&quot;;TEXT([.G407];&quot;00&quot;);&quot;-2cl&quot;;TEXT([.H407];&quot;00&quot;))" table:style-name="ce1">
            <text:p>ap-2sht1-2rw37-2cl0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byutv</text:p>
          </table:table-cell>
          <table:table-cell office:value-type="string" table:style-name="ce1">
            <text:p>BYUtv</text:p>
          </table:table-cell>
          <table:table-cell office:value-type="string" table:style-name="ce1">
            <text:p>BYUtv</text:p>
          </table:table-cell>
          <table:table-cell office:value-type="string" table:style-name="ce1">
            <text:p>BYUtv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byutv</text:p>
          </table:table-cell>
          <table:table-cell office:value-type="string" table:style-name="ce3">
            <text:p>#l/byutv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byutv" table:formula="of:=IF([.S408]=&quot;None&quot;;CONCATENATE([.A408];&quot;-sheet&quot;;[.F408];&quot;-row&quot;;TEXT([.G408];&quot;00&quot;);&quot;-col&quot;;TEXT([.H408];&quot;00&quot;));[.S408])" table:style-name="ce1">
            <text:p>byutv</text:p>
          </table:table-cell>
          <table:table-cell office:value-type="string" office:string-value="byutv-sheet1-row37-col02" table:formula="of:=CONCATENATE([.A408];&quot;-sheet&quot;;[.F408];&quot;-row&quot;;TEXT([.G408];&quot;00&quot;);&quot;-col&quot;;TEXT([.H408];&quot;00&quot;))" table:style-name="ce1">
            <text:p>byutv-sheet1-row37-col02</text:p>
          </table:table-cell>
          <table:table-cell office:value-type="string" office:string-value="byutv-2sht1-2rw37-2cl02" table:formula="of:=CONCATENATE([.A408];&quot;-2sht&quot;;[.F408];&quot;-2rw&quot;;TEXT([.G408];&quot;00&quot;);&quot;-2cl&quot;;TEXT([.H408];&quot;00&quot;))" table:style-name="ce1">
            <text:p>byutv-2sht1-2rw37-2cl02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spnclassic</text:p>
          </table:table-cell>
          <table:table-cell office:value-type="string" table:style-name="ce1">
            <text:p>ESPN Classic</text:p>
          </table:table-cell>
          <table:table-cell office:value-type="string" table:style-name="ce1">
            <text:p>ESPN Classic</text:p>
          </table:table-cell>
          <table:table-cell office:value-type="string" table:style-name="ce1">
            <text:p>ESPN Classic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spnclassic</text:p>
          </table:table-cell>
          <table:table-cell office:value-type="string" table:style-name="ce3">
            <text:p>#l/espnclassic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spnclassic" table:formula="of:=IF([.S409]=&quot;None&quot;;CONCATENATE([.A409];&quot;-sheet&quot;;[.F409];&quot;-row&quot;;TEXT([.G409];&quot;00&quot;);&quot;-col&quot;;TEXT([.H409];&quot;00&quot;));[.S409])" table:style-name="ce1">
            <text:p>espnclassic</text:p>
          </table:table-cell>
          <table:table-cell office:value-type="string" office:string-value="espnclassic-sheet1-row37-col03" table:formula="of:=CONCATENATE([.A409];&quot;-sheet&quot;;[.F409];&quot;-row&quot;;TEXT([.G409];&quot;00&quot;);&quot;-col&quot;;TEXT([.H409];&quot;00&quot;))" table:style-name="ce1">
            <text:p>espnclassic-sheet1-row37-col03</text:p>
          </table:table-cell>
          <table:table-cell office:value-type="string" office:string-value="espnclassic-2sht1-2rw37-2cl03" table:formula="of:=CONCATENATE([.A409];&quot;-2sht&quot;;[.F409];&quot;-2rw&quot;;TEXT([.G409];&quot;00&quot;);&quot;-2cl&quot;;TEXT([.H409];&quot;00&quot;))" table:style-name="ce1">
            <text:p>espnclassic-2sht1-2rw37-2cl03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spng</text:p>
          </table:table-cell>
          <table:table-cell office:value-type="string" table:style-name="ce1">
            <text:p>ESPN College Extra</text:p>
          </table:table-cell>
          <table:table-cell office:value-type="string" table:style-name="ce1">
            <text:p>ESPN College Extra</text:p>
          </table:table-cell>
          <table:table-cell office:value-type="string" table:style-name="ce1">
            <text:p>ESPN College Extra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spng</text:p>
          </table:table-cell>
          <table:table-cell office:value-type="string" table:style-name="ce3">
            <text:p>#l/espng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spng" table:formula="of:=IF([.S410]=&quot;None&quot;;CONCATENATE([.A410];&quot;-sheet&quot;;[.F410];&quot;-row&quot;;TEXT([.G410];&quot;00&quot;);&quot;-col&quot;;TEXT([.H410];&quot;00&quot;));[.S410])" table:style-name="ce1">
            <text:p>espng</text:p>
          </table:table-cell>
          <table:table-cell office:value-type="string" office:string-value="espng-sheet1-row37-col04" table:formula="of:=CONCATENATE([.A410];&quot;-sheet&quot;;[.F410];&quot;-row&quot;;TEXT([.G410];&quot;00&quot;);&quot;-col&quot;;TEXT([.H410];&quot;00&quot;))" table:style-name="ce1">
            <text:p>espng-sheet1-row37-col04</text:p>
          </table:table-cell>
          <table:table-cell office:value-type="string" office:string-value="espng-2sht1-2rw37-2cl04" table:formula="of:=CONCATENATE([.A410];&quot;-2sht&quot;;[.F410];&quot;-2rw&quot;;TEXT([.G410];&quot;00&quot;);&quot;-2cl&quot;;TEXT([.H410];&quot;00&quot;))" table:style-name="ce1">
            <text:p>espng-2sht1-2rw37-2cl04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spn3</text:p>
          </table:table-cell>
          <table:table-cell office:value-type="string" table:style-name="ce1">
            <text:p>ESPN3</text:p>
          </table:table-cell>
          <table:table-cell office:value-type="string" table:style-name="ce1">
            <text:p>ESPN3</text:p>
          </table:table-cell>
          <table:table-cell office:value-type="string" table:style-name="ce1">
            <text:p>ESPN3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spn3</text:p>
          </table:table-cell>
          <table:table-cell office:value-type="string" table:style-name="ce3">
            <text:p>#l/espn3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spn3" table:formula="of:=IF([.S411]=&quot;None&quot;;CONCATENATE([.A411];&quot;-sheet&quot;;[.F411];&quot;-row&quot;;TEXT([.G411];&quot;00&quot;);&quot;-col&quot;;TEXT([.H411];&quot;00&quot;));[.S411])" table:style-name="ce1">
            <text:p>espn3</text:p>
          </table:table-cell>
          <table:table-cell office:value-type="string" office:string-value="espn3-sheet1-row37-col05" table:formula="of:=CONCATENATE([.A411];&quot;-sheet&quot;;[.F411];&quot;-row&quot;;TEXT([.G411];&quot;00&quot;);&quot;-col&quot;;TEXT([.H411];&quot;00&quot;))" table:style-name="ce1">
            <text:p>espn3-sheet1-row37-col05</text:p>
          </table:table-cell>
          <table:table-cell office:value-type="string" office:string-value="espn3-2sht1-2rw37-2cl05" table:formula="of:=CONCATENATE([.A411];&quot;-2sht&quot;;[.F411];&quot;-2rw&quot;;TEXT([.G411];&quot;00&quot;);&quot;-2cl&quot;;TEXT([.H411];&quot;00&quot;))" table:style-name="ce1">
            <text:p>espn3-2sht1-2rw37-2cl05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espnews</text:p>
          </table:table-cell>
          <table:table-cell office:value-type="string" table:style-name="ce1">
            <text:p>ESPNews</text:p>
          </table:table-cell>
          <table:table-cell office:value-type="string" table:style-name="ce1">
            <text:p>ESPNews</text:p>
          </table:table-cell>
          <table:table-cell office:value-type="string" table:style-name="ce1">
            <text:p>ESPNew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espnews</text:p>
          </table:table-cell>
          <table:table-cell office:value-type="string" table:style-name="ce3">
            <text:p>#l/espnew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espnews" table:formula="of:=IF([.S412]=&quot;None&quot;;CONCATENATE([.A412];&quot;-sheet&quot;;[.F412];&quot;-row&quot;;TEXT([.G412];&quot;00&quot;);&quot;-col&quot;;TEXT([.H412];&quot;00&quot;));[.S412])" table:style-name="ce1">
            <text:p>espnews</text:p>
          </table:table-cell>
          <table:table-cell office:value-type="string" office:string-value="espnews-sheet1-row37-col06" table:formula="of:=CONCATENATE([.A412];&quot;-sheet&quot;;[.F412];&quot;-row&quot;;TEXT([.G412];&quot;00&quot;);&quot;-col&quot;;TEXT([.H412];&quot;00&quot;))" table:style-name="ce1">
            <text:p>espnews-sheet1-row37-col06</text:p>
          </table:table-cell>
          <table:table-cell office:value-type="string" office:string-value="espnews-2sht1-2rw37-2cl06" table:formula="of:=CONCATENATE([.A412];&quot;-2sht&quot;;[.F412];&quot;-2rw&quot;;TEXT([.G412];&quot;00&quot;);&quot;-2cl&quot;;TEXT([.H412];&quot;00&quot;))" table:style-name="ce1">
            <text:p>espnews-2sht1-2rw37-2cl06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si</text:p>
          </table:table-cell>
          <table:table-cell office:value-type="string" table:style-name="ce1">
            <text:p>Sports Illustrated</text:p>
          </table:table-cell>
          <table:table-cell office:value-type="string" table:style-name="ce1">
            <text:p>Sports Illustrate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#l/si</text:p>
          </table:table-cell>
          <table:table-cell office:value-type="string" table:style-name="ce3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si" table:formula="of:=IF([.S413]=&quot;None&quot;;CONCATENATE([.A413];&quot;-sheet&quot;;[.F413];&quot;-row&quot;;TEXT([.G413];&quot;00&quot;);&quot;-col&quot;;TEXT([.H413];&quot;00&quot;));[.S413])" table:style-name="ce1">
            <text:p>si</text:p>
          </table:table-cell>
          <table:table-cell office:value-type="string" office:string-value="si-sheet1-row37-col07" table:formula="of:=CONCATENATE([.A413];&quot;-sheet&quot;;[.F413];&quot;-row&quot;;TEXT([.G413];&quot;00&quot;);&quot;-col&quot;;TEXT([.H413];&quot;00&quot;))" table:style-name="ce1">
            <text:p>si-sheet1-row37-col07</text:p>
          </table:table-cell>
          <table:table-cell office:value-type="string" office:string-value="si-2sht1-2rw37-2cl07" table:formula="of:=CONCATENATE([.A413];&quot;-2sht&quot;;[.F413];&quot;-2rw&quot;;TEXT([.G413];&quot;00&quot;);&quot;-2cl&quot;;TEXT([.H413];&quot;00&quot;))" table:style-name="ce1">
            <text:p>si-2sht1-2rw37-2cl07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wespn</text:p>
          </table:table-cell>
          <table:table-cell office:value-type="string" table:style-name="ce1">
            <text:p>Watch ESPN</text:p>
          </table:table-cell>
          <table:table-cell office:value-type="string" table:style-name="ce1">
            <text:p>Watch ESPN</text:p>
          </table:table-cell>
          <table:table-cell office:value-type="string" table:style-name="ce1">
            <text:p>Watch ESPN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wespn</text:p>
          </table:table-cell>
          <table:table-cell office:value-type="string" table:style-name="ce3">
            <text:p>#l/wespn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wespn" table:formula="of:=IF([.S414]=&quot;None&quot;;CONCATENATE([.A414];&quot;-sheet&quot;;[.F414];&quot;-row&quot;;TEXT([.G414];&quot;00&quot;);&quot;-col&quot;;TEXT([.H414];&quot;00&quot;));[.S414])" table:style-name="ce1">
            <text:p>wespn</text:p>
          </table:table-cell>
          <table:table-cell office:value-type="string" office:string-value="wespn-sheet1-row37-col08" table:formula="of:=CONCATENATE([.A414];&quot;-sheet&quot;;[.F414];&quot;-row&quot;;TEXT([.G414];&quot;00&quot;);&quot;-col&quot;;TEXT([.H414];&quot;00&quot;))" table:style-name="ce1">
            <text:p>wespn-sheet1-row37-col08</text:p>
          </table:table-cell>
          <table:table-cell office:value-type="string" office:string-value="wespn-2sht1-2rw37-2cl08" table:formula="of:=CONCATENATE([.A414];&quot;-2sht&quot;;[.F414];&quot;-2rw&quot;;TEXT([.G414];&quot;00&quot;);&quot;-2cl&quot;;TEXT([.H414];&quot;00&quot;))" table:style-name="ce1">
            <text:p>wespn-2sht1-2rw37-2cl08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yahoo</text:p>
          </table:table-cell>
          <table:table-cell office:value-type="string" table:style-name="ce1">
            <text:p>Yahoo Sports</text:p>
          </table:table-cell>
          <table:table-cell office:value-type="string" table:style-name="ce1">
            <text:p>Yahoo Sports</text:p>
          </table:table-cell>
          <table:table-cell office:value-type="string" table:style-name="ce1">
            <text:p>Yahoo Sport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yahoo</text:p>
          </table:table-cell>
          <table:table-cell office:value-type="string" table:style-name="ce3">
            <text:p>#l/yahoo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yahoo" table:formula="of:=IF([.S415]=&quot;None&quot;;CONCATENATE([.A415];&quot;-sheet&quot;;[.F415];&quot;-row&quot;;TEXT([.G415];&quot;00&quot;);&quot;-col&quot;;TEXT([.H415];&quot;00&quot;));[.S415])" table:style-name="ce1">
            <text:p>yahoo</text:p>
          </table:table-cell>
          <table:table-cell office:value-type="string" office:string-value="yahoo-sheet1-row37-col09" table:formula="of:=CONCATENATE([.A415];&quot;-sheet&quot;;[.F415];&quot;-row&quot;;TEXT([.G415];&quot;00&quot;);&quot;-col&quot;;TEXT([.H415];&quot;00&quot;))" table:style-name="ce1">
            <text:p>yahoo-sheet1-row37-col09</text:p>
          </table:table-cell>
          <table:table-cell office:value-type="string" office:string-value="yahoo-2sht1-2rw37-2cl09" table:formula="of:=CONCATENATE([.A415];&quot;-2sht&quot;;[.F415];&quot;-2rw&quot;;TEXT([.G415];&quot;00&quot;);&quot;-2cl&quot;;TEXT([.H415];&quot;00&quot;))" table:style-name="ce1">
            <text:p>yahoo-2sht1-2rw37-2cl09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2016finalfour</text:p>
          </table:table-cell>
          <table:table-cell office:value-type="string" table:style-name="ce1">
            <text:p>2016 Final Four</text:p>
          </table:table-cell>
          <table:table-cell office:value-type="string" table:style-name="ce1">
            <text:p>2016 Final Four</text:p>
          </table:table-cell>
          <table:table-cell office:value-type="string" table:style-name="ce1">
            <text:p>2016 Final Four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2016finalfour</text:p>
          </table:table-cell>
          <table:table-cell office:value-type="string" table:style-name="ce3">
            <text:p>#l/2016finalfour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2016finalfour" table:formula="of:=IF([.S416]=&quot;None&quot;;CONCATENATE([.A416];&quot;-sheet&quot;;[.F416];&quot;-row&quot;;TEXT([.G416];&quot;00&quot;);&quot;-col&quot;;TEXT([.H416];&quot;00&quot;));[.S416])" table:style-name="ce1">
            <text:p>2016finalfour</text:p>
          </table:table-cell>
          <table:table-cell office:value-type="string" office:string-value="2016finalfour-sheet1-row37-col10" table:formula="of:=CONCATENATE([.A416];&quot;-sheet&quot;;[.F416];&quot;-row&quot;;TEXT([.G416];&quot;00&quot;);&quot;-col&quot;;TEXT([.H416];&quot;00&quot;))" table:style-name="ce1">
            <text:p>2016finalfour-sheet1-row37-col10</text:p>
          </table:table-cell>
          <table:table-cell office:value-type="string" office:string-value="2016finalfour-2sht1-2rw37-2cl10" table:formula="of:=CONCATENATE([.A416];&quot;-2sht&quot;;[.F416];&quot;-2rw&quot;;TEXT([.G416];&quot;00&quot;);&quot;-2cl&quot;;TEXT([.H416];&quot;00&quot;))" table:style-name="ce1">
            <text:p>2016finalfour-2sht1-2rw37-2cl10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marchmadness</text:p>
          </table:table-cell>
          <table:table-cell office:value-type="string" table:style-name="ce1">
            <text:p>March Madness</text:p>
          </table:table-cell>
          <table:table-cell office:value-type="string" table:style-name="ce1">
            <text:p>March Madness</text:p>
          </table:table-cell>
          <table:table-cell office:value-type="string" table:style-name="ce1">
            <text:p>March Madness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marchmadness</text:p>
          </table:table-cell>
          <table:table-cell office:value-type="string" table:style-name="ce3">
            <text:p>#l/marchmadness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marchmadness" table:formula="of:=IF([.S417]=&quot;None&quot;;CONCATENATE([.A417];&quot;-sheet&quot;;[.F417];&quot;-row&quot;;TEXT([.G417];&quot;00&quot;);&quot;-col&quot;;TEXT([.H417];&quot;00&quot;));[.S417])" table:style-name="ce1">
            <text:p>marchmadness</text:p>
          </table:table-cell>
          <table:table-cell office:value-type="string" office:string-value="marchmadness-sheet1-row37-col11" table:formula="of:=CONCATENATE([.A417];&quot;-sheet&quot;;[.F417];&quot;-row&quot;;TEXT([.G417];&quot;00&quot;);&quot;-col&quot;;TEXT([.H417];&quot;00&quot;))" table:style-name="ce1">
            <text:p>marchmadness-sheet1-row37-col11</text:p>
          </table:table-cell>
          <table:table-cell office:value-type="string" office:string-value="marchmadness-2sht1-2rw37-2cl11" table:formula="of:=CONCATENATE([.A417];&quot;-2sht&quot;;[.F417];&quot;-2rw&quot;;TEXT([.G417];&quot;00&quot;);&quot;-2cl&quot;;TEXT([.H417];&quot;00&quot;))" table:style-name="ce1">
            <text:p>marchmadness-2sht1-2rw37-2cl11</text:p>
          </table:table-cell>
          <table:table-cell table:number-columns-repeated="16358"/>
        </table:table-row>
        <table:table-row table:style-name="ro2">
          <table:table-cell office:value-type="string" table:style-name="ce1">
            <text:p>collegegameday</text:p>
          </table:table-cell>
          <table:table-cell office:value-type="string" table:style-name="ce1">
            <text:p>College Gameday</text:p>
          </table:table-cell>
          <table:table-cell office:value-type="string" table:style-name="ce1">
            <text:p>College Gameday</text:p>
          </table:table-cell>
          <table:table-cell office:value-type="string" table:style-name="ce1">
            <text:p>College Gameday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os</text:p>
          </table:table-cell>
          <table:table-cell office:value-type="string" table:style-name="ce1">
            <text:p>Other Medi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medi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collegegameday</text:p>
          </table:table-cell>
          <table:table-cell office:value-type="string" table:style-name="ce3">
            <text:p>#l/collegegameday</text:p>
          </table:table-cell>
          <table:table-cell office:value-type="string" table:style-name="ce1">
            <text:p>No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office:string-value="collegegameday" table:formula="of:=IF([.S418]=&quot;None&quot;;CONCATENATE([.A418];&quot;-sheet&quot;;[.F418];&quot;-row&quot;;TEXT([.G418];&quot;00&quot;);&quot;-col&quot;;TEXT([.H418];&quot;00&quot;));[.S418])" table:style-name="ce1">
            <text:p>collegegameday</text:p>
          </table:table-cell>
          <table:table-cell office:value-type="string" office:string-value="collegegameday-sheet1-row37-col12" table:formula="of:=CONCATENATE([.A418];&quot;-sheet&quot;;[.F418];&quot;-row&quot;;TEXT([.G418];&quot;00&quot;);&quot;-col&quot;;TEXT([.H418];&quot;00&quot;))" table:style-name="ce1">
            <text:p>collegegameday-sheet1-row37-col12</text:p>
          </table:table-cell>
          <table:table-cell office:value-type="string" office:string-value="collegegameday-2sht1-2rw37-2cl12" table:formula="of:=CONCATENATE([.A418];&quot;-2sht&quot;;[.F418];&quot;-2rw&quot;;TEXT([.G418];&quot;00&quot;);&quot;-2cl&quot;;TEXT([.H418];&quot;00&quot;))" table:style-name="ce1">
            <text:p>collegegameday-2sht1-2rw37-2cl12</text:p>
          </table:table-cell>
          <table:table-cell table:number-columns-repeated="16358"/>
        </table:table-row>
        <table:table-row table:number-rows-repeated="10481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Zach</dc:creator>
    <dc:date>2016-01-24T16:30:33Z</dc:date>
  </office:meta>
</office:document-meta>
</file>